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[.D3]+0.00001" office:value-type="float" office:value="0.10001" calcext:value-type="float">
            <text:p>0.10001</text:p>
          </table:table-cell>
          <table:table-cell/>
          <table:table-cell table:formula="of:=[.F3]+0.00001" office:value-type="float" office:value="0.10002" calcext:value-type="float">
            <text:p>0.10002</text:p>
          </table:table-cell>
          <table:table-cell/>
          <table:table-cell table:formula="of:=[.F3]+0.0001" office:value-type="float" office:value="0.10011" calcext:value-type="float">
            <text:p>0.10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_point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[.D$3]*COS([.$C5]*PI())" office:value-type="float" office:value="0.1" calcext:value-type="float">
            <text:p>0.1</text:p>
          </table:table-cell>
          <table:table-cell table:formula="of:=[.D$3]*SIN([.$C5]*PI())" office:value-type="float" office:value="0" calcext:value-type="float">
            <text:p>0</text:p>
          </table:table-cell>
          <table:table-cell table:formula="of:=[.F$3]*COS([.$C5]*PI())" office:value-type="float" office:value="0.10001" calcext:value-type="float">
            <text:p>0.10001</text:p>
          </table:table-cell>
          <table:table-cell table:formula="of:=[.F$3]*SIN([.$C5]*PI())" office:value-type="float" office:value="0" calcext:value-type="float">
            <text:p>0</text:p>
          </table:table-cell>
          <table:table-cell table:formula="of:=[.H$3]*COS([.$C5]*PI())" office:value-type="float" office:value="0.10002" calcext:value-type="float">
            <text:p>0.10002</text:p>
          </table:table-cell>
          <table:table-cell table:formula="of:=[.H$3]*SIN([.$C5]*PI())" office:value-type="float" office:value="0" calcext:value-type="float">
            <text:p>0</text:p>
          </table:table-cell>
          <table:table-cell table:formula="of:=[.J$3]*COS([.$C5]*PI())" office:value-type="float" office:value="0.10011" calcext:value-type="float">
            <text:p>0.10011</text:p>
          </table:table-cell>
          <table:table-cell table:formula="of:=[.J$3]*SIN([.$C5]*PI(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5]+2/360" office:value-type="float" office:value="0.00555555555555556" calcext:value-type="float">
            <text:p>0.005555555555556</text:p>
          </table:table-cell>
          <table:table-cell table:formula="of:=[.D$3]*COS([.$C6]*PI())" office:value-type="float" office:value="0.0999847695156391" calcext:value-type="float">
            <text:p>0.099984769515639</text:p>
          </table:table-cell>
          <table:table-cell table:formula="of:=[.D$3]*SIN([.$C6]*PI())" office:value-type="float" office:value="0.00174524064372835" calcext:value-type="float">
            <text:p>0.001745240643728</text:p>
          </table:table-cell>
          <table:table-cell table:formula="of:=[.F$3]*COS([.$C6]*PI())" office:value-type="float" office:value="0.0999947679925907" calcext:value-type="float">
            <text:p>0.099994767992591</text:p>
          </table:table-cell>
          <table:table-cell table:formula="of:=[.F$3]*SIN([.$C6]*PI())" office:value-type="float" office:value="0.00174541516779272" calcext:value-type="float">
            <text:p>0.001745415167793</text:p>
          </table:table-cell>
          <table:table-cell table:formula="of:=[.H$3]*COS([.$C6]*PI())" office:value-type="float" office:value="0.100004766469542" calcext:value-type="float">
            <text:p>0.100004766469542</text:p>
          </table:table-cell>
          <table:table-cell table:formula="of:=[.H$3]*SIN([.$C6]*PI())" office:value-type="float" office:value="0.0017455896918571" calcext:value-type="float">
            <text:p>0.001745589691857</text:p>
          </table:table-cell>
          <table:table-cell table:formula="of:=[.J$3]*COS([.$C6]*PI())" office:value-type="float" office:value="0.100094752762106" calcext:value-type="float">
            <text:p>0.100094752762106</text:p>
          </table:table-cell>
          <table:table-cell table:formula="of:=[.J$3]*SIN([.$C6]*PI())" office:value-type="float" office:value="0.00174716040843645" calcext:value-type="float">
            <text:p>0.00174716040843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6]+2/360" office:value-type="float" office:value="0.0111111111111111" calcext:value-type="float">
            <text:p>0.011111111111111</text:p>
          </table:table-cell>
          <table:table-cell table:formula="of:=[.D$3]*COS([.$C7]*PI())" office:value-type="float" office:value="0.0999390827019096" calcext:value-type="float">
            <text:p>0.09993908270191</text:p>
          </table:table-cell>
          <table:table-cell table:formula="of:=[.D$3]*SIN([.$C7]*PI())" office:value-type="float" office:value="0.0034899496702501" calcext:value-type="float">
            <text:p>0.00348994967025</text:p>
          </table:table-cell>
          <table:table-cell table:formula="of:=[.F$3]*COS([.$C7]*PI())" office:value-type="float" office:value="0.0999490766101798" calcext:value-type="float">
            <text:p>0.09994907661018</text:p>
          </table:table-cell>
          <table:table-cell table:formula="of:=[.F$3]*SIN([.$C7]*PI())" office:value-type="float" office:value="0.00349029866521712" calcext:value-type="float">
            <text:p>0.003490298665217</text:p>
          </table:table-cell>
          <table:table-cell table:formula="of:=[.H$3]*COS([.$C7]*PI())" office:value-type="float" office:value="0.09995907051845" calcext:value-type="float">
            <text:p>0.09995907051845</text:p>
          </table:table-cell>
          <table:table-cell table:formula="of:=[.H$3]*SIN([.$C7]*PI())" office:value-type="float" office:value="0.00349064766018415" calcext:value-type="float">
            <text:p>0.003490647660184</text:p>
          </table:table-cell>
          <table:table-cell table:formula="of:=[.J$3]*COS([.$C7]*PI())" office:value-type="float" office:value="0.100049015692882" calcext:value-type="float">
            <text:p>0.100049015692882</text:p>
          </table:table-cell>
          <table:table-cell table:formula="of:=[.J$3]*SIN([.$C7]*PI())" office:value-type="float" office:value="0.00349378861488737" calcext:value-type="float">
            <text:p>0.00349378861488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7]+2/360" office:value-type="float" office:value="0.0166666666666667" calcext:value-type="float">
            <text:p>0.016666666666667</text:p>
          </table:table-cell>
          <table:table-cell table:formula="of:=[.D$3]*COS([.$C8]*PI())" office:value-type="float" office:value="0.0998629534754574" calcext:value-type="float">
            <text:p>0.099862953475457</text:p>
          </table:table-cell>
          <table:table-cell table:formula="of:=[.D$3]*SIN([.$C8]*PI())" office:value-type="float" office:value="0.00523359562429438" calcext:value-type="float">
            <text:p>0.005233595624294</text:p>
          </table:table-cell>
          <table:table-cell table:formula="of:=[.F$3]*COS([.$C8]*PI())" office:value-type="float" office:value="0.0998729397708049" calcext:value-type="float">
            <text:p>0.099872939770805</text:p>
          </table:table-cell>
          <table:table-cell table:formula="of:=[.F$3]*SIN([.$C8]*PI())" office:value-type="float" office:value="0.00523411898385681" calcext:value-type="float">
            <text:p>0.005234118983857</text:p>
          </table:table-cell>
          <table:table-cell table:formula="of:=[.H$3]*COS([.$C8]*PI())" office:value-type="float" office:value="0.0998829260661525" calcext:value-type="float">
            <text:p>0.099882926066153</text:p>
          </table:table-cell>
          <table:table-cell table:formula="of:=[.H$3]*SIN([.$C8]*PI())" office:value-type="float" office:value="0.00523464234341924" calcext:value-type="float">
            <text:p>0.005234642343419</text:p>
          </table:table-cell>
          <table:table-cell table:formula="of:=[.J$3]*COS([.$C8]*PI())" office:value-type="float" office:value="0.0999728027242804" calcext:value-type="float">
            <text:p>0.09997280272428</text:p>
          </table:table-cell>
          <table:table-cell table:formula="of:=[.J$3]*SIN([.$C8]*PI())" office:value-type="float" office:value="0.00523935257948111" calcext:value-type="float">
            <text:p>0.00523935257948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8]+2/360" office:value-type="float" office:value="0.0222222222222222" calcext:value-type="float">
            <text:p>0.022222222222222</text:p>
          </table:table-cell>
          <table:table-cell table:formula="of:=[.D$3]*COS([.$C9]*PI())" office:value-type="float" office:value="0.0997564050259824" calcext:value-type="float">
            <text:p>0.099756405025983</text:p>
          </table:table-cell>
          <table:table-cell table:formula="of:=[.D$3]*SIN([.$C9]*PI())" office:value-type="float" office:value="0.00697564737441253" calcext:value-type="float">
            <text:p>0.006975647374413</text:p>
          </table:table-cell>
          <table:table-cell table:formula="of:=[.F$3]*COS([.$C9]*PI())" office:value-type="float" office:value="0.099766380666485" calcext:value-type="float">
            <text:p>0.099766380666485</text:p>
          </table:table-cell>
          <table:table-cell table:formula="of:=[.F$3]*SIN([.$C9]*PI())" office:value-type="float" office:value="0.00697634493914997" calcext:value-type="float">
            <text:p>0.00697634493915</text:p>
          </table:table-cell>
          <table:table-cell table:formula="of:=[.H$3]*COS([.$C9]*PI())" office:value-type="float" office:value="0.0997763563069876" calcext:value-type="float">
            <text:p>0.099776356306988</text:p>
          </table:table-cell>
          <table:table-cell table:formula="of:=[.H$3]*SIN([.$C9]*PI())" office:value-type="float" office:value="0.00697704250388741" calcext:value-type="float">
            <text:p>0.006977042503887</text:p>
          </table:table-cell>
          <table:table-cell table:formula="of:=[.J$3]*COS([.$C9]*PI())" office:value-type="float" office:value="0.099866137071511" calcext:value-type="float">
            <text:p>0.099866137071511</text:p>
          </table:table-cell>
          <table:table-cell table:formula="of:=[.J$3]*SIN([.$C9]*PI())" office:value-type="float" office:value="0.00698332058652438" calcext:value-type="float">
            <text:p>0.00698332058652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9]+2/360" office:value-type="float" office:value="0.0277777777777778" calcext:value-type="float">
            <text:p>0.027777777777778</text:p>
          </table:table-cell>
          <table:table-cell table:formula="of:=[.D$3]*COS([.$C10]*PI())" office:value-type="float" office:value="0.0996194698091746" calcext:value-type="float">
            <text:p>0.099619469809175</text:p>
          </table:table-cell>
          <table:table-cell table:formula="of:=[.D$3]*SIN([.$C10]*PI())" office:value-type="float" office:value="0.00871557427476582" calcext:value-type="float">
            <text:p>0.008715574274766</text:p>
          </table:table-cell>
          <table:table-cell table:formula="of:=[.F$3]*COS([.$C10]*PI())" office:value-type="float" office:value="0.0996294317561555" calcext:value-type="float">
            <text:p>0.099629431756156</text:p>
          </table:table-cell>
          <table:table-cell table:formula="of:=[.F$3]*SIN([.$C10]*PI())" office:value-type="float" office:value="0.00871644583219329" calcext:value-type="float">
            <text:p>0.008716445832193</text:p>
          </table:table-cell>
          <table:table-cell table:formula="of:=[.H$3]*COS([.$C10]*PI())" office:value-type="float" office:value="0.0996393937031364" calcext:value-type="float">
            <text:p>0.099639393703136</text:p>
          </table:table-cell>
          <table:table-cell table:formula="of:=[.H$3]*SIN([.$C10]*PI())" office:value-type="float" office:value="0.00871731738962077" calcext:value-type="float">
            <text:p>0.008717317389621</text:p>
          </table:table-cell>
          <table:table-cell table:formula="of:=[.J$3]*COS([.$C10]*PI())" office:value-type="float" office:value="0.0997290512259647" calcext:value-type="float">
            <text:p>0.099729051225965</text:p>
          </table:table-cell>
          <table:table-cell table:formula="of:=[.J$3]*SIN([.$C10]*PI())" office:value-type="float" office:value="0.00872516140646806" calcext:value-type="float">
            <text:p>0.0087251614064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10]+2/360" office:value-type="float" office:value="0.0333333333333333" calcext:value-type="float">
            <text:p>0.033333333333333</text:p>
          </table:table-cell>
          <table:table-cell table:formula="of:=[.D$3]*COS([.$C11]*PI())" office:value-type="float" office:value="0.0994521895368273" calcext:value-type="float">
            <text:p>0.099452189536827</text:p>
          </table:table-cell>
          <table:table-cell table:formula="of:=[.D$3]*SIN([.$C11]*PI())" office:value-type="float" office:value="0.0104528463267653" calcext:value-type="float">
            <text:p>0.010452846326765</text:p>
          </table:table-cell>
          <table:table-cell table:formula="of:=[.F$3]*COS([.$C11]*PI())" office:value-type="float" office:value="0.099462134755781" calcext:value-type="float">
            <text:p>0.099462134755781</text:p>
          </table:table-cell>
          <table:table-cell table:formula="of:=[.F$3]*SIN([.$C11]*PI())" office:value-type="float" office:value="0.010453891611398" calcext:value-type="float">
            <text:p>0.010453891611398</text:p>
          </table:table-cell>
          <table:table-cell table:formula="of:=[.H$3]*COS([.$C11]*PI())" office:value-type="float" office:value="0.0994720799747347" calcext:value-type="float">
            <text:p>0.099472079974735</text:p>
          </table:table-cell>
          <table:table-cell table:formula="of:=[.H$3]*SIN([.$C11]*PI())" office:value-type="float" office:value="0.0104549368960307" calcext:value-type="float">
            <text:p>0.010454936896031</text:p>
          </table:table-cell>
          <table:table-cell table:formula="of:=[.J$3]*COS([.$C11]*PI())" office:value-type="float" office:value="0.0995615869453178" calcext:value-type="float">
            <text:p>0.099561586945318</text:p>
          </table:table-cell>
          <table:table-cell table:formula="of:=[.J$3]*SIN([.$C11]*PI())" office:value-type="float" office:value="0.0104643444577248" calcext:value-type="float">
            <text:p>0.01046434445772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1]+2/360" office:value-type="float" office:value="0.0388888888888889" calcext:value-type="float">
            <text:p>0.038888888888889</text:p>
          </table:table-cell>
          <table:table-cell table:formula="of:=[.D$3]*COS([.$C12]*PI())" office:value-type="float" office:value="0.0992546151641322" calcext:value-type="float">
            <text:p>0.099254615164132</text:p>
          </table:table-cell>
          <table:table-cell table:formula="of:=[.D$3]*SIN([.$C12]*PI())" office:value-type="float" office:value="0.0121869343405147" calcext:value-type="float">
            <text:p>0.012186934340515</text:p>
          </table:table-cell>
          <table:table-cell table:formula="of:=[.F$3]*COS([.$C12]*PI())" office:value-type="float" office:value="0.0992645406256486" calcext:value-type="float">
            <text:p>0.099264540625649</text:p>
          </table:table-cell>
          <table:table-cell table:formula="of:=[.F$3]*SIN([.$C12]*PI())" office:value-type="float" office:value="0.0121881530339488" calcext:value-type="float">
            <text:p>0.012188153033949</text:p>
          </table:table-cell>
          <table:table-cell table:formula="of:=[.H$3]*COS([.$C12]*PI())" office:value-type="float" office:value="0.099274466087165" calcext:value-type="float">
            <text:p>0.099274466087165</text:p>
          </table:table-cell>
          <table:table-cell table:formula="of:=[.H$3]*SIN([.$C12]*PI())" office:value-type="float" office:value="0.0121893717273829" calcext:value-type="float">
            <text:p>0.012189371727383</text:p>
          </table:table-cell>
          <table:table-cell table:formula="of:=[.J$3]*COS([.$C12]*PI())" office:value-type="float" office:value="0.0993637952408128" calcext:value-type="float">
            <text:p>0.099363795240813</text:p>
          </table:table-cell>
          <table:table-cell table:formula="of:=[.J$3]*SIN([.$C12]*PI())" office:value-type="float" office:value="0.0122003399682893" calcext:value-type="float">
            <text:p>0.01220033996828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12]+2/360" office:value-type="float" office:value="0.0444444444444444" calcext:value-type="float">
            <text:p>0.044444444444445</text:p>
          </table:table-cell>
          <table:table-cell table:formula="of:=[.D$3]*COS([.$C13]*PI())" office:value-type="float" office:value="0.0990268068741571" calcext:value-type="float">
            <text:p>0.099026806874157</text:p>
          </table:table-cell>
          <table:table-cell table:formula="of:=[.D$3]*SIN([.$C13]*PI())" office:value-type="float" office:value="0.0139173100960065" calcext:value-type="float">
            <text:p>0.013917310096007</text:p>
          </table:table-cell>
          <table:table-cell table:formula="of:=[.F$3]*COS([.$C13]*PI())" office:value-type="float" office:value="0.0990367095548445" calcext:value-type="float">
            <text:p>0.099036709554845</text:p>
          </table:table-cell>
          <table:table-cell table:formula="of:=[.F$3]*SIN([.$C13]*PI())" office:value-type="float" office:value="0.0139187018270161" calcext:value-type="float">
            <text:p>0.013918701827016</text:p>
          </table:table-cell>
          <table:table-cell table:formula="of:=[.H$3]*COS([.$C13]*PI())" office:value-type="float" office:value="0.0990466122355319" calcext:value-type="float">
            <text:p>0.099046612235532</text:p>
          </table:table-cell>
          <table:table-cell table:formula="of:=[.H$3]*SIN([.$C13]*PI())" office:value-type="float" office:value="0.0139200935580257" calcext:value-type="float">
            <text:p>0.013920093558026</text:p>
          </table:table-cell>
          <table:table-cell table:formula="of:=[.J$3]*COS([.$C13]*PI())" office:value-type="float" office:value="0.0991357363617186" calcext:value-type="float">
            <text:p>0.099135736361719</text:p>
          </table:table-cell>
          <table:table-cell table:formula="of:=[.J$3]*SIN([.$C13]*PI())" office:value-type="float" office:value="0.0139326191371122" calcext:value-type="float">
            <text:p>0.01393261913711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13]+2/360" office:value-type="float" office:value="0.05" calcext:value-type="float">
            <text:p>0.05</text:p>
          </table:table-cell>
          <table:table-cell table:formula="of:=[.D$3]*COS([.$C14]*PI())" office:value-type="float" office:value="0.0987688340595138" calcext:value-type="float">
            <text:p>0.098768834059514</text:p>
          </table:table-cell>
          <table:table-cell table:formula="of:=[.D$3]*SIN([.$C14]*PI())" office:value-type="float" office:value="0.0156434465040231" calcext:value-type="float">
            <text:p>0.015643446504023</text:p>
          </table:table-cell>
          <table:table-cell table:formula="of:=[.F$3]*COS([.$C14]*PI())" office:value-type="float" office:value="0.0987787109429197" calcext:value-type="float">
            <text:p>0.09877871094292</text:p>
          </table:table-cell>
          <table:table-cell table:formula="of:=[.F$3]*SIN([.$C14]*PI())" office:value-type="float" office:value="0.0156450108486735" calcext:value-type="float">
            <text:p>0.015645010848674</text:p>
          </table:table-cell>
          <table:table-cell table:formula="of:=[.H$3]*COS([.$C14]*PI())" office:value-type="float" office:value="0.0987885878263257" calcext:value-type="float">
            <text:p>0.098788587826326</text:p>
          </table:table-cell>
          <table:table-cell table:formula="of:=[.H$3]*SIN([.$C14]*PI())" office:value-type="float" office:value="0.0156465751933239" calcext:value-type="float">
            <text:p>0.015646575193324</text:p>
          </table:table-cell>
          <table:table-cell table:formula="of:=[.J$3]*COS([.$C14]*PI())" office:value-type="float" office:value="0.0988774797769793" calcext:value-type="float">
            <text:p>0.098877479776979</text:p>
          </table:table-cell>
          <table:table-cell table:formula="of:=[.J$3]*SIN([.$C14]*PI())" office:value-type="float" office:value="0.0156606542951775" calcext:value-type="float">
            <text:p>0.01566065429517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14]+2/360" office:value-type="float" office:value="0.0555555555555556" calcext:value-type="float">
            <text:p>0.055555555555556</text:p>
          </table:table-cell>
          <table:table-cell table:formula="of:=[.D$3]*COS([.$C15]*PI())" office:value-type="float" office:value="0.0984807753012208" calcext:value-type="float">
            <text:p>0.098480775301221</text:p>
          </table:table-cell>
          <table:table-cell table:formula="of:=[.D$3]*SIN([.$C15]*PI())" office:value-type="float" office:value="0.017364817766693" calcext:value-type="float">
            <text:p>0.017364817766693</text:p>
          </table:table-cell>
          <table:table-cell table:formula="of:=[.F$3]*COS([.$C15]*PI())" office:value-type="float" office:value="0.0984906233787509" calcext:value-type="float">
            <text:p>0.098490623378751</text:p>
          </table:table-cell>
          <table:table-cell table:formula="of:=[.F$3]*SIN([.$C15]*PI())" office:value-type="float" office:value="0.0173665542484697" calcext:value-type="float">
            <text:p>0.01736655424847</text:p>
          </table:table-cell>
          <table:table-cell table:formula="of:=[.H$3]*COS([.$C15]*PI())" office:value-type="float" office:value="0.0985004714562811" calcext:value-type="float">
            <text:p>0.098500471456281</text:p>
          </table:table-cell>
          <table:table-cell table:formula="of:=[.H$3]*SIN([.$C15]*PI())" office:value-type="float" office:value="0.0173682907302464" calcext:value-type="float">
            <text:p>0.017368290730246</text:p>
          </table:table-cell>
          <table:table-cell table:formula="of:=[.J$3]*COS([.$C15]*PI())" office:value-type="float" office:value="0.0985891041540521" calcext:value-type="float">
            <text:p>0.098589104154052</text:p>
          </table:table-cell>
          <table:table-cell table:formula="of:=[.J$3]*SIN([.$C15]*PI())" office:value-type="float" office:value="0.0173839190662364" calcext:value-type="float">
            <text:p>0.01738391906623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15]+2/360" office:value-type="float" office:value="0.0611111111111111" calcext:value-type="float">
            <text:p>0.061111111111111</text:p>
          </table:table-cell>
          <table:table-cell table:formula="of:=[.D$3]*COS([.$C16]*PI())" office:value-type="float" office:value="0.0981627183447664" calcext:value-type="float">
            <text:p>0.098162718344766</text:p>
          </table:table-cell>
          <table:table-cell table:formula="of:=[.D$3]*SIN([.$C16]*PI())" office:value-type="float" office:value="0.0190808995376545" calcext:value-type="float">
            <text:p>0.019080899537655</text:p>
          </table:table-cell>
          <table:table-cell table:formula="of:=[.F$3]*COS([.$C16]*PI())" office:value-type="float" office:value="0.0981725346166009" calcext:value-type="float">
            <text:p>0.098172534616601</text:p>
          </table:table-cell>
          <table:table-cell table:formula="of:=[.F$3]*SIN([.$C16]*PI())" office:value-type="float" office:value="0.0190828076276083" calcext:value-type="float">
            <text:p>0.019082807627608</text:p>
          </table:table-cell>
          <table:table-cell table:formula="of:=[.H$3]*COS([.$C16]*PI())" office:value-type="float" office:value="0.0981823508884354" calcext:value-type="float">
            <text:p>0.098182350888435</text:p>
          </table:table-cell>
          <table:table-cell table:formula="of:=[.H$3]*SIN([.$C16]*PI())" office:value-type="float" office:value="0.019084715717562" calcext:value-type="float">
            <text:p>0.019084715717562</text:p>
          </table:table-cell>
          <table:table-cell table:formula="of:=[.J$3]*COS([.$C16]*PI())" office:value-type="float" office:value="0.0982706973349456" calcext:value-type="float">
            <text:p>0.098270697334946</text:p>
          </table:table-cell>
          <table:table-cell table:formula="of:=[.J$3]*SIN([.$C16]*PI())" office:value-type="float" office:value="0.0191018885271459" calcext:value-type="float">
            <text:p>0.01910188852714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6]+2/360" office:value-type="float" office:value="0.0666666666666667" calcext:value-type="float">
            <text:p>0.066666666666667</text:p>
          </table:table-cell>
          <table:table-cell table:formula="of:=[.D$3]*COS([.$C17]*PI())" office:value-type="float" office:value="0.0978147600733806" calcext:value-type="float">
            <text:p>0.097814760073381</text:p>
          </table:table-cell>
          <table:table-cell table:formula="of:=[.D$3]*SIN([.$C17]*PI())" office:value-type="float" office:value="0.0207911690817759" calcext:value-type="float">
            <text:p>0.020791169081776</text:p>
          </table:table-cell>
          <table:table-cell table:formula="of:=[.F$3]*COS([.$C17]*PI())" office:value-type="float" office:value="0.0978245415493879" calcext:value-type="float">
            <text:p>0.097824541549388</text:p>
          </table:table-cell>
          <table:table-cell table:formula="of:=[.F$3]*SIN([.$C17]*PI())" office:value-type="float" office:value="0.0207932481986841" calcext:value-type="float">
            <text:p>0.020793248198684</text:p>
          </table:table-cell>
          <table:table-cell table:formula="of:=[.H$3]*COS([.$C17]*PI())" office:value-type="float" office:value="0.0978343230253952" calcext:value-type="float">
            <text:p>0.097834323025395</text:p>
          </table:table-cell>
          <table:table-cell table:formula="of:=[.H$3]*SIN([.$C17]*PI())" office:value-type="float" office:value="0.0207953273155923" calcext:value-type="float">
            <text:p>0.020795327315592</text:p>
          </table:table-cell>
          <table:table-cell table:formula="of:=[.J$3]*COS([.$C17]*PI())" office:value-type="float" office:value="0.0979223563094613" calcext:value-type="float">
            <text:p>0.097922356309461</text:p>
          </table:table-cell>
          <table:table-cell table:formula="of:=[.J$3]*SIN([.$C17]*PI())" office:value-type="float" office:value="0.0208140393677659" calcext:value-type="float">
            <text:p>0.02081403936776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17]+2/360" office:value-type="float" office:value="0.0722222222222222" calcext:value-type="float">
            <text:p>0.072222222222222</text:p>
          </table:table-cell>
          <table:table-cell table:formula="of:=[.D$3]*COS([.$C18]*PI())" office:value-type="float" office:value="0.0974370064785235" calcext:value-type="float">
            <text:p>0.097437006478524</text:p>
          </table:table-cell>
          <table:table-cell table:formula="of:=[.D$3]*SIN([.$C18]*PI())" office:value-type="float" office:value="0.0224951054343865" calcext:value-type="float">
            <text:p>0.022495105434387</text:p>
          </table:table-cell>
          <table:table-cell table:formula="of:=[.F$3]*COS([.$C18]*PI())" office:value-type="float" office:value="0.0974467501791714" calcext:value-type="float">
            <text:p>0.097446750179171</text:p>
          </table:table-cell>
          <table:table-cell table:formula="of:=[.F$3]*SIN([.$C18]*PI())" office:value-type="float" office:value="0.0224973549449299" calcext:value-type="float">
            <text:p>0.02249735494493</text:p>
          </table:table-cell>
          <table:table-cell table:formula="of:=[.H$3]*COS([.$C18]*PI())" office:value-type="float" office:value="0.0974564938798192" calcext:value-type="float">
            <text:p>0.097456493879819</text:p>
          </table:table-cell>
          <table:table-cell table:formula="of:=[.H$3]*SIN([.$C18]*PI())" office:value-type="float" office:value="0.0224996044554734" calcext:value-type="float">
            <text:p>0.022499604455473</text:p>
          </table:table-cell>
          <table:table-cell table:formula="of:=[.J$3]*COS([.$C18]*PI())" office:value-type="float" office:value="0.0975441871856499" calcext:value-type="float">
            <text:p>0.09754418718565</text:p>
          </table:table-cell>
          <table:table-cell table:formula="of:=[.J$3]*SIN([.$C18]*PI())" office:value-type="float" office:value="0.0225198500503643" calcext:value-type="float">
            <text:p>0.02251985005036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18]+2/360" office:value-type="float" office:value="0.0777777777777778" calcext:value-type="float">
            <text:p>0.077777777777778</text:p>
          </table:table-cell>
          <table:table-cell table:formula="of:=[.D$3]*COS([.$C19]*PI())" office:value-type="float" office:value="0.0970295726275996" calcext:value-type="float">
            <text:p>0.0970295726276</text:p>
          </table:table-cell>
          <table:table-cell table:formula="of:=[.D$3]*SIN([.$C19]*PI())" office:value-type="float" office:value="0.0241921895599668" calcext:value-type="float">
            <text:p>0.024192189559967</text:p>
          </table:table-cell>
          <table:table-cell table:formula="of:=[.F$3]*COS([.$C19]*PI())" office:value-type="float" office:value="0.0970392755848624" calcext:value-type="float">
            <text:p>0.097039275584862</text:p>
          </table:table-cell>
          <table:table-cell table:formula="of:=[.F$3]*SIN([.$C19]*PI())" office:value-type="float" office:value="0.0241946087789228" calcext:value-type="float">
            <text:p>0.024194608778923</text:p>
          </table:table-cell>
          <table:table-cell table:formula="of:=[.H$3]*COS([.$C19]*PI())" office:value-type="float" office:value="0.0970489785421252" calcext:value-type="float">
            <text:p>0.097048978542125</text:p>
          </table:table-cell>
          <table:table-cell table:formula="of:=[.H$3]*SIN([.$C19]*PI())" office:value-type="float" office:value="0.0241970279978788" calcext:value-type="float">
            <text:p>0.024197027997879</text:p>
          </table:table-cell>
          <table:table-cell table:formula="of:=[.J$3]*COS([.$C19]*PI())" office:value-type="float" office:value="0.09713630515749" calcext:value-type="float">
            <text:p>0.09713630515749</text:p>
          </table:table-cell>
          <table:table-cell table:formula="of:=[.J$3]*SIN([.$C19]*PI())" office:value-type="float" office:value="0.0242188009684827" calcext:value-type="float">
            <text:p>0.02421880096848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19]+2/360" office:value-type="float" office:value="0.0833333333333333" calcext:value-type="float">
            <text:p>0.083333333333333</text:p>
          </table:table-cell>
          <table:table-cell table:formula="of:=[.D$3]*COS([.$C20]*PI())" office:value-type="float" office:value="0.0965925826289068" calcext:value-type="float">
            <text:p>0.096592582628907</text:p>
          </table:table-cell>
          <table:table-cell table:formula="of:=[.D$3]*SIN([.$C20]*PI())" office:value-type="float" office:value="0.0258819045102521" calcext:value-type="float">
            <text:p>0.025881904510252</text:p>
          </table:table-cell>
          <table:table-cell table:formula="of:=[.F$3]*COS([.$C20]*PI())" office:value-type="float" office:value="0.0966022418871697" calcext:value-type="float">
            <text:p>0.09660224188717</text:p>
          </table:table-cell>
          <table:table-cell table:formula="of:=[.F$3]*SIN([.$C20]*PI())" office:value-type="float" office:value="0.0258844927007031" calcext:value-type="float">
            <text:p>0.025884492700703</text:p>
          </table:table-cell>
          <table:table-cell table:formula="of:=[.H$3]*COS([.$C20]*PI())" office:value-type="float" office:value="0.0966119011454326" calcext:value-type="float">
            <text:p>0.096611901145433</text:p>
          </table:table-cell>
          <table:table-cell table:formula="of:=[.H$3]*SIN([.$C20]*PI())" office:value-type="float" office:value="0.0258870808911541" calcext:value-type="float">
            <text:p>0.025887080891154</text:p>
          </table:table-cell>
          <table:table-cell table:formula="of:=[.J$3]*COS([.$C20]*PI())" office:value-type="float" office:value="0.0966988344697986" calcext:value-type="float">
            <text:p>0.096698834469799</text:p>
          </table:table-cell>
          <table:table-cell table:formula="of:=[.J$3]*SIN([.$C20]*PI())" office:value-type="float" office:value="0.0259103746052133" calcext:value-type="float">
            <text:p>0.02591037460521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C20]+2/360" office:value-type="float" office:value="0.0888888888888889" calcext:value-type="float">
            <text:p>0.088888888888889</text:p>
          </table:table-cell>
          <table:table-cell table:formula="of:=[.D$3]*COS([.$C21]*PI())" office:value-type="float" office:value="0.0961261695938319" calcext:value-type="float">
            <text:p>0.096126169593832</text:p>
          </table:table-cell>
          <table:table-cell table:formula="of:=[.D$3]*SIN([.$C21]*PI())" office:value-type="float" office:value="0.0275637355816999" calcext:value-type="float">
            <text:p>0.0275637355817</text:p>
          </table:table-cell>
          <table:table-cell table:formula="of:=[.F$3]*COS([.$C21]*PI())" office:value-type="float" office:value="0.0961357822107913" calcext:value-type="float">
            <text:p>0.096135782210791</text:p>
          </table:table-cell>
          <table:table-cell table:formula="of:=[.F$3]*SIN([.$C21]*PI())" office:value-type="float" office:value="0.0275664919552581" calcext:value-type="float">
            <text:p>0.027566491955258</text:p>
          </table:table-cell>
          <table:table-cell table:formula="of:=[.H$3]*COS([.$C21]*PI())" office:value-type="float" office:value="0.0961453948277507" calcext:value-type="float">
            <text:p>0.096145394827751</text:p>
          </table:table-cell>
          <table:table-cell table:formula="of:=[.H$3]*SIN([.$C21]*PI())" office:value-type="float" office:value="0.0275692483288162" calcext:value-type="float">
            <text:p>0.027569248328816</text:p>
          </table:table-cell>
          <table:table-cell table:formula="of:=[.J$3]*COS([.$C21]*PI())" office:value-type="float" office:value="0.0962319083803851" calcext:value-type="float">
            <text:p>0.096231908380385</text:p>
          </table:table-cell>
          <table:table-cell table:formula="of:=[.J$3]*SIN([.$C21]*PI())" office:value-type="float" office:value="0.0275940556908398" calcext:value-type="float">
            <text:p>0.0275940556908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21]+2/360" office:value-type="float" office:value="0.0944444444444444" calcext:value-type="float">
            <text:p>0.094444444444444</text:p>
          </table:table-cell>
          <table:table-cell table:formula="of:=[.D$3]*COS([.$C22]*PI())" office:value-type="float" office:value="0.0956304755963036" calcext:value-type="float">
            <text:p>0.095630475596304</text:p>
          </table:table-cell>
          <table:table-cell table:formula="of:=[.D$3]*SIN([.$C22]*PI())" office:value-type="float" office:value="0.0292371704722737" calcext:value-type="float">
            <text:p>0.029237170472274</text:p>
          </table:table-cell>
          <table:table-cell table:formula="of:=[.F$3]*COS([.$C22]*PI())" office:value-type="float" office:value="0.0956400386438632" calcext:value-type="float">
            <text:p>0.095640038643863</text:p>
          </table:table-cell>
          <table:table-cell table:formula="of:=[.F$3]*SIN([.$C22]*PI())" office:value-type="float" office:value="0.0292400941893209" calcext:value-type="float">
            <text:p>0.029240094189321</text:p>
          </table:table-cell>
          <table:table-cell table:formula="of:=[.H$3]*COS([.$C22]*PI())" office:value-type="float" office:value="0.0956496016914228" calcext:value-type="float">
            <text:p>0.095649601691423</text:p>
          </table:table-cell>
          <table:table-cell table:formula="of:=[.H$3]*SIN([.$C22]*PI())" office:value-type="float" office:value="0.0292430179063681" calcext:value-type="float">
            <text:p>0.029243017906368</text:p>
          </table:table-cell>
          <table:table-cell table:formula="of:=[.J$3]*COS([.$C22]*PI())" office:value-type="float" office:value="0.0957356691194595" calcext:value-type="float">
            <text:p>0.09573566911946</text:p>
          </table:table-cell>
          <table:table-cell table:formula="of:=[.J$3]*SIN([.$C22]*PI())" office:value-type="float" office:value="0.0292693313597932" calcext:value-type="float">
            <text:p>0.02926933135979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C22]+2/360" office:value-type="float" office:value="0.1" calcext:value-type="float">
            <text:p>0.1</text:p>
          </table:table-cell>
          <table:table-cell table:formula="of:=[.D$3]*COS([.$C23]*PI())" office:value-type="float" office:value="0.0951056516295154" calcext:value-type="float">
            <text:p>0.095105651629515</text:p>
          </table:table-cell>
          <table:table-cell table:formula="of:=[.D$3]*SIN([.$C23]*PI())" office:value-type="float" office:value="0.0309016994374947" calcext:value-type="float">
            <text:p>0.030901699437495</text:p>
          </table:table-cell>
          <table:table-cell table:formula="of:=[.F$3]*COS([.$C23]*PI())" office:value-type="float" office:value="0.0951151621946783" calcext:value-type="float">
            <text:p>0.095115162194678</text:p>
          </table:table-cell>
          <table:table-cell table:formula="of:=[.F$3]*SIN([.$C23]*PI())" office:value-type="float" office:value="0.0309047896074385" calcext:value-type="float">
            <text:p>0.030904789607439</text:p>
          </table:table-cell>
          <table:table-cell table:formula="of:=[.H$3]*COS([.$C23]*PI())" office:value-type="float" office:value="0.0951246727598413" calcext:value-type="float">
            <text:p>0.095124672759841</text:p>
          </table:table-cell>
          <table:table-cell table:formula="of:=[.H$3]*SIN([.$C23]*PI())" office:value-type="float" office:value="0.0309078797773822" calcext:value-type="float">
            <text:p>0.030907879777382</text:p>
          </table:table-cell>
          <table:table-cell table:formula="of:=[.J$3]*COS([.$C23]*PI())" office:value-type="float" office:value="0.0952102678463078" calcext:value-type="float">
            <text:p>0.095210267846308</text:p>
          </table:table-cell>
          <table:table-cell table:formula="of:=[.J$3]*SIN([.$C23]*PI())" office:value-type="float" office:value="0.030935691306876" calcext:value-type="float">
            <text:p>0.03093569130687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C23]+2/360" office:value-type="float" office:value="0.105555555555556" calcext:value-type="float">
            <text:p>0.105555555555556</text:p>
          </table:table-cell>
          <table:table-cell table:formula="of:=[.D$3]*COS([.$C24]*PI())" office:value-type="float" office:value="0.0945518575599317" calcext:value-type="float">
            <text:p>0.094551857559932</text:p>
          </table:table-cell>
          <table:table-cell table:formula="of:=[.D$3]*SIN([.$C24]*PI())" office:value-type="float" office:value="0.0325568154457157" calcext:value-type="float">
            <text:p>0.032556815445716</text:p>
          </table:table-cell>
          <table:table-cell table:formula="of:=[.F$3]*COS([.$C24]*PI())" office:value-type="float" office:value="0.0945613127456877" calcext:value-type="float">
            <text:p>0.094561312745688</text:p>
          </table:table-cell>
          <table:table-cell table:formula="of:=[.F$3]*SIN([.$C24]*PI())" office:value-type="float" office:value="0.0325600711272602" calcext:value-type="float">
            <text:p>0.03256007112726</text:p>
          </table:table-cell>
          <table:table-cell table:formula="of:=[.H$3]*COS([.$C24]*PI())" office:value-type="float" office:value="0.0945707679314437" calcext:value-type="float">
            <text:p>0.094570767931444</text:p>
          </table:table-cell>
          <table:table-cell table:formula="of:=[.H$3]*SIN([.$C24]*PI())" office:value-type="float" office:value="0.0325633268088048" calcext:value-type="float">
            <text:p>0.032563326808805</text:p>
          </table:table-cell>
          <table:table-cell table:formula="of:=[.J$3]*COS([.$C24]*PI())" office:value-type="float" office:value="0.0946558646032476" calcext:value-type="float">
            <text:p>0.094655864603248</text:p>
          </table:table-cell>
          <table:table-cell table:formula="of:=[.J$3]*SIN([.$C24]*PI())" office:value-type="float" office:value="0.0325926279427059" calcext:value-type="float">
            <text:p>0.03259262794270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C24]+2/360" office:value-type="float" office:value="0.111111111111111" calcext:value-type="float">
            <text:p>0.111111111111111</text:p>
          </table:table-cell>
          <table:table-cell table:formula="of:=[.D$3]*COS([.$C25]*PI())" office:value-type="float" office:value="0.0939692620785909" calcext:value-type="float">
            <text:p>0.093969262078591</text:p>
          </table:table-cell>
          <table:table-cell table:formula="of:=[.D$3]*SIN([.$C25]*PI())" office:value-type="float" office:value="0.0342020143325669" calcext:value-type="float">
            <text:p>0.034202014332567</text:p>
          </table:table-cell>
          <table:table-cell table:formula="of:=[.F$3]*COS([.$C25]*PI())" office:value-type="float" office:value="0.0939786590047987" calcext:value-type="float">
            <text:p>0.093978659004799</text:p>
          </table:table-cell>
          <table:table-cell table:formula="of:=[.F$3]*SIN([.$C25]*PI())" office:value-type="float" office:value="0.0342054345340001" calcext:value-type="float">
            <text:p>0.034205434534</text:p>
          </table:table-cell>
          <table:table-cell table:formula="of:=[.H$3]*COS([.$C25]*PI())" office:value-type="float" office:value="0.0939880559310066" calcext:value-type="float">
            <text:p>0.093988055931007</text:p>
          </table:table-cell>
          <table:table-cell table:formula="of:=[.H$3]*SIN([.$C25]*PI())" office:value-type="float" office:value="0.0342088547354334" calcext:value-type="float">
            <text:p>0.034208854735433</text:p>
          </table:table-cell>
          <table:table-cell table:formula="of:=[.J$3]*COS([.$C25]*PI())" office:value-type="float" office:value="0.0940726282668773" calcext:value-type="float">
            <text:p>0.094072628266877</text:p>
          </table:table-cell>
          <table:table-cell table:formula="of:=[.J$3]*SIN([.$C25]*PI())" office:value-type="float" office:value="0.0342396365483327" calcext:value-type="float">
            <text:p>0.03423963654833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C25]+2/360" office:value-type="float" office:value="0.116666666666667" calcext:value-type="float">
            <text:p>0.116666666666667</text:p>
          </table:table-cell>
          <table:table-cell table:formula="of:=[.D$3]*COS([.$C26]*PI())" office:value-type="float" office:value="0.0933580426497202" calcext:value-type="float">
            <text:p>0.09335804264972</text:p>
          </table:table-cell>
          <table:table-cell table:formula="of:=[.D$3]*SIN([.$C26]*PI())" office:value-type="float" office:value="0.03583679495453" calcext:value-type="float">
            <text:p>0.03583679495453</text:p>
          </table:table-cell>
          <table:table-cell table:formula="of:=[.F$3]*COS([.$C26]*PI())" office:value-type="float" office:value="0.0933673784539852" calcext:value-type="float">
            <text:p>0.093367378453985</text:p>
          </table:table-cell>
          <table:table-cell table:formula="of:=[.F$3]*SIN([.$C26]*PI())" office:value-type="float" office:value="0.0358403786340255" calcext:value-type="float">
            <text:p>0.035840378634026</text:p>
          </table:table-cell>
          <table:table-cell table:formula="of:=[.H$3]*COS([.$C26]*PI())" office:value-type="float" office:value="0.0933767142582501" calcext:value-type="float">
            <text:p>0.09337671425825</text:p>
          </table:table-cell>
          <table:table-cell table:formula="of:=[.H$3]*SIN([.$C26]*PI())" office:value-type="float" office:value="0.0358439623135209" calcext:value-type="float">
            <text:p>0.035843962313521</text:p>
          </table:table-cell>
          <table:table-cell table:formula="of:=[.J$3]*COS([.$C26]*PI())" office:value-type="float" office:value="0.0934607364966349" calcext:value-type="float">
            <text:p>0.093460736496635</text:p>
          </table:table-cell>
          <table:table-cell table:formula="of:=[.J$3]*SIN([.$C26]*PI())" office:value-type="float" office:value="0.03587621542898" calcext:value-type="float">
            <text:p>0.0358762154289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C26]+2/360" office:value-type="float" office:value="0.122222222222222" calcext:value-type="float">
            <text:p>0.122222222222222</text:p>
          </table:table-cell>
          <table:table-cell table:formula="of:=[.D$3]*COS([.$C27]*PI())" office:value-type="float" office:value="0.0927183854566787" calcext:value-type="float">
            <text:p>0.092718385456679</text:p>
          </table:table-cell>
          <table:table-cell table:formula="of:=[.D$3]*SIN([.$C27]*PI())" office:value-type="float" office:value="0.0374606593415912" calcext:value-type="float">
            <text:p>0.037460659341591</text:p>
          </table:table-cell>
          <table:table-cell table:formula="of:=[.F$3]*COS([.$C27]*PI())" office:value-type="float" office:value="0.0927276572952244" calcext:value-type="float">
            <text:p>0.092727657295224</text:p>
          </table:table-cell>
          <table:table-cell table:formula="of:=[.F$3]*SIN([.$C27]*PI())" office:value-type="float" office:value="0.0374644054075253" calcext:value-type="float">
            <text:p>0.037464405407525</text:p>
          </table:table-cell>
          <table:table-cell table:formula="of:=[.H$3]*COS([.$C27]*PI())" office:value-type="float" office:value="0.0927369291337701" calcext:value-type="float">
            <text:p>0.09273692913377</text:p>
          </table:table-cell>
          <table:table-cell table:formula="of:=[.H$3]*SIN([.$C27]*PI())" office:value-type="float" office:value="0.0374681514734595" calcext:value-type="float">
            <text:p>0.03746815147346</text:p>
          </table:table-cell>
          <table:table-cell table:formula="of:=[.J$3]*COS([.$C27]*PI())" office:value-type="float" office:value="0.0928203756806811" calcext:value-type="float">
            <text:p>0.092820375680681</text:p>
          </table:table-cell>
          <table:table-cell table:formula="of:=[.J$3]*SIN([.$C27]*PI())" office:value-type="float" office:value="0.0375018660668669" calcext:value-type="float">
            <text:p>0.03750186606686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C27]+2/360" office:value-type="float" office:value="0.127777777777778" calcext:value-type="float">
            <text:p>0.127777777777778</text:p>
          </table:table-cell>
          <table:table-cell table:formula="of:=[.D$3]*COS([.$C28]*PI())" office:value-type="float" office:value="0.0920504853452441" calcext:value-type="float">
            <text:p>0.092050485345244</text:p>
          </table:table-cell>
          <table:table-cell table:formula="of:=[.D$3]*SIN([.$C28]*PI())" office:value-type="float" office:value="0.0390731128489274" calcext:value-type="float">
            <text:p>0.039073112848927</text:p>
          </table:table-cell>
          <table:table-cell table:formula="of:=[.F$3]*COS([.$C28]*PI())" office:value-type="float" office:value="0.0920596903937786" calcext:value-type="float">
            <text:p>0.092059690393779</text:p>
          </table:table-cell>
          <table:table-cell table:formula="of:=[.F$3]*SIN([.$C28]*PI())" office:value-type="float" office:value="0.0390770201602122" calcext:value-type="float">
            <text:p>0.039077020160212</text:p>
          </table:table-cell>
          <table:table-cell table:formula="of:=[.H$3]*COS([.$C28]*PI())" office:value-type="float" office:value="0.0920688954423131" calcext:value-type="float">
            <text:p>0.092068895442313</text:p>
          </table:table-cell>
          <table:table-cell table:formula="of:=[.H$3]*SIN([.$C28]*PI())" office:value-type="float" office:value="0.0390809274714971" calcext:value-type="float">
            <text:p>0.039080927471497</text:p>
          </table:table-cell>
          <table:table-cell table:formula="of:=[.J$3]*COS([.$C28]*PI())" office:value-type="float" office:value="0.0921517408791238" calcext:value-type="float">
            <text:p>0.092151740879124</text:p>
          </table:table-cell>
          <table:table-cell table:formula="of:=[.J$3]*SIN([.$C28]*PI())" office:value-type="float" office:value="0.0391160932730612" calcext:value-type="float">
            <text:p>0.03911609327306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C28]+2/360" office:value-type="float" office:value="0.133333333333333" calcext:value-type="float">
            <text:p>0.133333333333333</text:p>
          </table:table-cell>
          <table:table-cell table:formula="of:=[.D$3]*COS([.$C29]*PI())" office:value-type="float" office:value="0.0913545457642601" calcext:value-type="float">
            <text:p>0.09135454576426</text:p>
          </table:table-cell>
          <table:table-cell table:formula="of:=[.D$3]*SIN([.$C29]*PI())" office:value-type="float" office:value="0.04067366430758" calcext:value-type="float">
            <text:p>0.04067366430758</text:p>
          </table:table-cell>
          <table:table-cell table:formula="of:=[.F$3]*COS([.$C29]*PI())" office:value-type="float" office:value="0.0913636812188365" calcext:value-type="float">
            <text:p>0.091363681218837</text:p>
          </table:table-cell>
          <table:table-cell table:formula="of:=[.F$3]*SIN([.$C29]*PI())" office:value-type="float" office:value="0.0406777316740108" calcext:value-type="float">
            <text:p>0.040677731674011</text:p>
          </table:table-cell>
          <table:table-cell table:formula="of:=[.H$3]*COS([.$C29]*PI())" office:value-type="float" office:value="0.091372816673413" calcext:value-type="float">
            <text:p>0.091372816673413</text:p>
          </table:table-cell>
          <table:table-cell table:formula="of:=[.H$3]*SIN([.$C29]*PI())" office:value-type="float" office:value="0.0406817990404415" calcext:value-type="float">
            <text:p>0.040681799040442</text:p>
          </table:table-cell>
          <table:table-cell table:formula="of:=[.J$3]*COS([.$C29]*PI())" office:value-type="float" office:value="0.0914550357646008" calcext:value-type="float">
            <text:p>0.091455035764601</text:p>
          </table:table-cell>
          <table:table-cell table:formula="of:=[.J$3]*SIN([.$C29]*PI())" office:value-type="float" office:value="0.0407184053383183" calcext:value-type="float">
            <text:p>0.04071840533831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C29]+2/360" office:value-type="float" office:value="0.138888888888889" calcext:value-type="float">
            <text:p>0.138888888888889</text:p>
          </table:table-cell>
          <table:table-cell table:formula="of:=[.D$3]*COS([.$C30]*PI())" office:value-type="float" office:value="0.090630778703665" calcext:value-type="float">
            <text:p>0.090630778703665</text:p>
          </table:table-cell>
          <table:table-cell table:formula="of:=[.D$3]*SIN([.$C30]*PI())" office:value-type="float" office:value="0.0422618261740699" calcext:value-type="float">
            <text:p>0.04226182617407</text:p>
          </table:table-cell>
          <table:table-cell table:formula="of:=[.F$3]*COS([.$C30]*PI())" office:value-type="float" office:value="0.0906398417815354" calcext:value-type="float">
            <text:p>0.090639841781535</text:p>
          </table:table-cell>
          <table:table-cell table:formula="of:=[.F$3]*SIN([.$C30]*PI())" office:value-type="float" office:value="0.0422660523566873" calcext:value-type="float">
            <text:p>0.042266052356687</text:p>
          </table:table-cell>
          <table:table-cell table:formula="of:=[.H$3]*COS([.$C30]*PI())" office:value-type="float" office:value="0.0906489048594057" calcext:value-type="float">
            <text:p>0.090648904859406</text:p>
          </table:table-cell>
          <table:table-cell table:formula="of:=[.H$3]*SIN([.$C30]*PI())" office:value-type="float" office:value="0.0422702785393047" calcext:value-type="float">
            <text:p>0.042270278539305</text:p>
          </table:table-cell>
          <table:table-cell table:formula="of:=[.J$3]*COS([.$C30]*PI())" office:value-type="float" office:value="0.090730472560239" calcext:value-type="float">
            <text:p>0.090730472560239</text:p>
          </table:table-cell>
          <table:table-cell table:formula="of:=[.J$3]*SIN([.$C30]*PI())" office:value-type="float" office:value="0.0423083141828614" calcext:value-type="float">
            <text:p>0.04230831418286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C30]+2/360" office:value-type="float" office:value="0.144444444444444" calcext:value-type="float">
            <text:p>0.144444444444444</text:p>
          </table:table-cell>
          <table:table-cell table:formula="of:=[.D$3]*COS([.$C31]*PI())" office:value-type="float" office:value="0.0898794046299167" calcext:value-type="float">
            <text:p>0.089879404629917</text:p>
          </table:table-cell>
          <table:table-cell table:formula="of:=[.D$3]*SIN([.$C31]*PI())" office:value-type="float" office:value="0.0438371146789077" calcext:value-type="float">
            <text:p>0.043837114678908</text:p>
          </table:table-cell>
          <table:table-cell table:formula="of:=[.F$3]*COS([.$C31]*PI())" office:value-type="float" office:value="0.0898883925703797" calcext:value-type="float">
            <text:p>0.08988839257038</text:p>
          </table:table-cell>
          <table:table-cell table:formula="of:=[.F$3]*SIN([.$C31]*PI())" office:value-type="float" office:value="0.0438414983903756" calcext:value-type="float">
            <text:p>0.043841498390376</text:p>
          </table:table-cell>
          <table:table-cell table:formula="of:=[.H$3]*COS([.$C31]*PI())" office:value-type="float" office:value="0.0898973805108427" calcext:value-type="float">
            <text:p>0.089897380510843</text:p>
          </table:table-cell>
          <table:table-cell table:formula="of:=[.H$3]*SIN([.$C31]*PI())" office:value-type="float" office:value="0.0438458821018435" calcext:value-type="float">
            <text:p>0.043845882101844</text:p>
          </table:table-cell>
          <table:table-cell table:formula="of:=[.J$3]*COS([.$C31]*PI())" office:value-type="float" office:value="0.0899782719750096" calcext:value-type="float">
            <text:p>0.08997827197501</text:p>
          </table:table-cell>
          <table:table-cell table:formula="of:=[.J$3]*SIN([.$C31]*PI())" office:value-type="float" office:value="0.0438853355050545" calcext:value-type="float">
            <text:p>0.04388533550505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C31]+2/360" office:value-type="float" office:value="0.15" calcext:value-type="float">
            <text:p>0.15</text:p>
          </table:table-cell>
          <table:table-cell table:formula="of:=[.D$3]*COS([.$C32]*PI())" office:value-type="float" office:value="0.0891006524188368" calcext:value-type="float">
            <text:p>0.089100652418837</text:p>
          </table:table-cell>
          <table:table-cell table:formula="of:=[.D$3]*SIN([.$C32]*PI())" office:value-type="float" office:value="0.0453990499739547" calcext:value-type="float">
            <text:p>0.045399049973955</text:p>
          </table:table-cell>
          <table:table-cell table:formula="of:=[.F$3]*COS([.$C32]*PI())" office:value-type="float" office:value="0.0891095624840787" calcext:value-type="float">
            <text:p>0.089109562484079</text:p>
          </table:table-cell>
          <table:table-cell table:formula="of:=[.F$3]*SIN([.$C32]*PI())" office:value-type="float" office:value="0.0454035898789521" calcext:value-type="float">
            <text:p>0.045403589878952</text:p>
          </table:table-cell>
          <table:table-cell table:formula="of:=[.H$3]*COS([.$C32]*PI())" office:value-type="float" office:value="0.0891184725493206" calcext:value-type="float">
            <text:p>0.089118472549321</text:p>
          </table:table-cell>
          <table:table-cell table:formula="of:=[.H$3]*SIN([.$C32]*PI())" office:value-type="float" office:value="0.0454081297839495" calcext:value-type="float">
            <text:p>0.04540812978395</text:p>
          </table:table-cell>
          <table:table-cell table:formula="of:=[.J$3]*COS([.$C32]*PI())" office:value-type="float" office:value="0.0891986631364975" calcext:value-type="float">
            <text:p>0.089198663136498</text:p>
          </table:table-cell>
          <table:table-cell table:formula="of:=[.J$3]*SIN([.$C32]*PI())" office:value-type="float" office:value="0.045448988928926" calcext:value-type="float">
            <text:p>0.04544898892892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C32]+2/360" office:value-type="float" office:value="0.155555555555556" calcext:value-type="float">
            <text:p>0.155555555555556</text:p>
          </table:table-cell>
          <table:table-cell table:formula="of:=[.D$3]*COS([.$C33]*PI())" office:value-type="float" office:value="0.0882947592858927" calcext:value-type="float">
            <text:p>0.088294759285893</text:p>
          </table:table-cell>
          <table:table-cell table:formula="of:=[.D$3]*SIN([.$C33]*PI())" office:value-type="float" office:value="0.0469471562785891" calcext:value-type="float">
            <text:p>0.046947156278589</text:p>
          </table:table-cell>
          <table:table-cell table:formula="of:=[.F$3]*COS([.$C33]*PI())" office:value-type="float" office:value="0.0883035887618213" calcext:value-type="float">
            <text:p>0.088303588761821</text:p>
          </table:table-cell>
          <table:table-cell table:formula="of:=[.F$3]*SIN([.$C33]*PI())" office:value-type="float" office:value="0.0469518509942169" calcext:value-type="float">
            <text:p>0.046951850994217</text:p>
          </table:table-cell>
          <table:table-cell table:formula="of:=[.H$3]*COS([.$C33]*PI())" office:value-type="float" office:value="0.0883124182377499" calcext:value-type="float">
            <text:p>0.08831241823775</text:p>
          </table:table-cell>
          <table:table-cell table:formula="of:=[.H$3]*SIN([.$C33]*PI())" office:value-type="float" office:value="0.0469565457098448" calcext:value-type="float">
            <text:p>0.046956545709845</text:p>
          </table:table-cell>
          <table:table-cell table:formula="of:=[.J$3]*COS([.$C33]*PI())" office:value-type="float" office:value="0.0883918835211072" calcext:value-type="float">
            <text:p>0.088391883521107</text:p>
          </table:table-cell>
          <table:table-cell table:formula="of:=[.J$3]*SIN([.$C33]*PI())" office:value-type="float" office:value="0.0469987981504955" calcext:value-type="float">
            <text:p>0.04699879815049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C33]+2/360" office:value-type="float" office:value="0.161111111111111" calcext:value-type="float">
            <text:p>0.161111111111111</text:p>
          </table:table-cell>
          <table:table-cell table:formula="of:=[.D$3]*COS([.$C34]*PI())" office:value-type="float" office:value="0.0874619707139396" calcext:value-type="float">
            <text:p>0.08746197071394</text:p>
          </table:table-cell>
          <table:table-cell table:formula="of:=[.D$3]*SIN([.$C34]*PI())" office:value-type="float" office:value="0.0484809620246337" calcext:value-type="float">
            <text:p>0.048480962024634</text:p>
          </table:table-cell>
          <table:table-cell table:formula="of:=[.F$3]*COS([.$C34]*PI())" office:value-type="float" office:value="0.087470716911011" calcext:value-type="float">
            <text:p>0.087470716911011</text:p>
          </table:table-cell>
          <table:table-cell table:formula="of:=[.F$3]*SIN([.$C34]*PI())" office:value-type="float" office:value="0.0484858101208362" calcext:value-type="float">
            <text:p>0.048485810120836</text:p>
          </table:table-cell>
          <table:table-cell table:formula="of:=[.H$3]*COS([.$C34]*PI())" office:value-type="float" office:value="0.0874794631080824" calcext:value-type="float">
            <text:p>0.087479463108082</text:p>
          </table:table-cell>
          <table:table-cell table:formula="of:=[.H$3]*SIN([.$C34]*PI())" office:value-type="float" office:value="0.0484906582170386" calcext:value-type="float">
            <text:p>0.048490658217039</text:p>
          </table:table-cell>
          <table:table-cell table:formula="of:=[.J$3]*COS([.$C34]*PI())" office:value-type="float" office:value="0.0875581788817249" calcext:value-type="float">
            <text:p>0.087558178881725</text:p>
          </table:table-cell>
          <table:table-cell table:formula="of:=[.J$3]*SIN([.$C34]*PI())" office:value-type="float" office:value="0.0485342910828608" calcext:value-type="float">
            <text:p>0.04853429108286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C34]+2/360" office:value-type="float" office:value="0.166666666666667" calcext:value-type="float">
            <text:p>0.166666666666667</text:p>
          </table:table-cell>
          <table:table-cell table:formula="of:=[.D$3]*COS([.$C35]*PI())" office:value-type="float" office:value="0.0866025403784439" calcext:value-type="float">
            <text:p>0.086602540378444</text:p>
          </table:table-cell>
          <table:table-cell table:formula="of:=[.D$3]*SIN([.$C35]*PI())" office:value-type="float" office:value="0.05" calcext:value-type="float">
            <text:p>0.05</text:p>
          </table:table-cell>
          <table:table-cell table:formula="of:=[.F$3]*COS([.$C35]*PI())" office:value-type="float" office:value="0.0866112006324817" calcext:value-type="float">
            <text:p>0.086611200632482</text:p>
          </table:table-cell>
          <table:table-cell table:formula="of:=[.F$3]*SIN([.$C35]*PI())" office:value-type="float" office:value="0.050005" calcext:value-type="float">
            <text:p>0.050005</text:p>
          </table:table-cell>
          <table:table-cell table:formula="of:=[.H$3]*COS([.$C35]*PI())" office:value-type="float" office:value="0.0866198608865196" calcext:value-type="float">
            <text:p>0.08661986088652</text:p>
          </table:table-cell>
          <table:table-cell table:formula="of:=[.H$3]*SIN([.$C35]*PI())" office:value-type="float" office:value="0.05001" calcext:value-type="float">
            <text:p>0.05001</text:p>
          </table:table-cell>
          <table:table-cell table:formula="of:=[.J$3]*COS([.$C35]*PI())" office:value-type="float" office:value="0.0866978031728602" calcext:value-type="float">
            <text:p>0.08669780317286</text:p>
          </table:table-cell>
          <table:table-cell table:formula="of:=[.J$3]*SIN([.$C35]*PI())" office:value-type="float" office:value="0.050055" calcext:value-type="float">
            <text:p>0.05005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C35]+2/360" office:value-type="float" office:value="0.172222222222222" calcext:value-type="float">
            <text:p>0.172222222222222</text:p>
          </table:table-cell>
          <table:table-cell table:formula="of:=[.D$3]*COS([.$C36]*PI())" office:value-type="float" office:value="0.0857167300702112" calcext:value-type="float">
            <text:p>0.085716730070211</text:p>
          </table:table-cell>
          <table:table-cell table:formula="of:=[.D$3]*SIN([.$C36]*PI())" office:value-type="float" office:value="0.0515038074910054" calcext:value-type="float">
            <text:p>0.051503807491006</text:p>
          </table:table-cell>
          <table:table-cell table:formula="of:=[.F$3]*COS([.$C36]*PI())" office:value-type="float" office:value="0.0857253017432183" calcext:value-type="float">
            <text:p>0.085725301743218</text:p>
          </table:table-cell>
          <table:table-cell table:formula="of:=[.F$3]*SIN([.$C36]*PI())" office:value-type="float" office:value="0.0515089578717545" calcext:value-type="float">
            <text:p>0.051508957871755</text:p>
          </table:table-cell>
          <table:table-cell table:formula="of:=[.H$3]*COS([.$C36]*PI())" office:value-type="float" office:value="0.0857338734162253" calcext:value-type="float">
            <text:p>0.085733873416225</text:p>
          </table:table-cell>
          <table:table-cell table:formula="of:=[.H$3]*SIN([.$C36]*PI())" office:value-type="float" office:value="0.0515141082525036" calcext:value-type="float">
            <text:p>0.051514108252504</text:p>
          </table:table-cell>
          <table:table-cell table:formula="of:=[.J$3]*COS([.$C36]*PI())" office:value-type="float" office:value="0.0858110184732885" calcext:value-type="float">
            <text:p>0.085811018473289</text:p>
          </table:table-cell>
          <table:table-cell table:formula="of:=[.J$3]*SIN([.$C36]*PI())" office:value-type="float" office:value="0.0515604616792455" calcext:value-type="float">
            <text:p>0.051560461679246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C36]+2/360" office:value-type="float" office:value="0.177777777777778" calcext:value-type="float">
            <text:p>0.177777777777778</text:p>
          </table:table-cell>
          <table:table-cell table:formula="of:=[.D$3]*COS([.$C37]*PI())" office:value-type="float" office:value="0.0848048096156426" calcext:value-type="float">
            <text:p>0.084804809615643</text:p>
          </table:table-cell>
          <table:table-cell table:formula="of:=[.D$3]*SIN([.$C37]*PI())" office:value-type="float" office:value="0.0529919264233205" calcext:value-type="float">
            <text:p>0.052991926423321</text:p>
          </table:table-cell>
          <table:table-cell table:formula="of:=[.F$3]*COS([.$C37]*PI())" office:value-type="float" office:value="0.0848132900966042" calcext:value-type="float">
            <text:p>0.084813290096604</text:p>
          </table:table-cell>
          <table:table-cell table:formula="of:=[.F$3]*SIN([.$C37]*PI())" office:value-type="float" office:value="0.0529972256159628" calcext:value-type="float">
            <text:p>0.052997225615963</text:p>
          </table:table-cell>
          <table:table-cell table:formula="of:=[.H$3]*COS([.$C37]*PI())" office:value-type="float" office:value="0.0848217705775657" calcext:value-type="float">
            <text:p>0.084821770577566</text:p>
          </table:table-cell>
          <table:table-cell table:formula="of:=[.H$3]*SIN([.$C37]*PI())" office:value-type="float" office:value="0.0530025248086052" calcext:value-type="float">
            <text:p>0.053002524808605</text:p>
          </table:table-cell>
          <table:table-cell table:formula="of:=[.J$3]*COS([.$C37]*PI())" office:value-type="float" office:value="0.0848980949062198" calcext:value-type="float">
            <text:p>0.08489809490622</text:p>
          </table:table-cell>
          <table:table-cell table:formula="of:=[.J$3]*SIN([.$C37]*PI())" office:value-type="float" office:value="0.0530502175423861" calcext:value-type="float">
            <text:p>0.053050217542386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C37]+2/360" office:value-type="float" office:value="0.183333333333333" calcext:value-type="float">
            <text:p>0.183333333333333</text:p>
          </table:table-cell>
          <table:table-cell table:formula="of:=[.D$3]*COS([.$C38]*PI())" office:value-type="float" office:value="0.0838670567945424" calcext:value-type="float">
            <text:p>0.083867056794543</text:p>
          </table:table-cell>
          <table:table-cell table:formula="of:=[.D$3]*SIN([.$C38]*PI())" office:value-type="float" office:value="0.0544639035015027" calcext:value-type="float">
            <text:p>0.054463903501503</text:p>
          </table:table-cell>
          <table:table-cell table:formula="of:=[.F$3]*COS([.$C38]*PI())" office:value-type="float" office:value="0.0838754435002219" calcext:value-type="float">
            <text:p>0.083875443500222</text:p>
          </table:table-cell>
          <table:table-cell table:formula="of:=[.F$3]*SIN([.$C38]*PI())" office:value-type="float" office:value="0.0544693498918529" calcext:value-type="float">
            <text:p>0.054469349891853</text:p>
          </table:table-cell>
          <table:table-cell table:formula="of:=[.H$3]*COS([.$C38]*PI())" office:value-type="float" office:value="0.0838838302059013" calcext:value-type="float">
            <text:p>0.083883830205901</text:p>
          </table:table-cell>
          <table:table-cell table:formula="of:=[.H$3]*SIN([.$C38]*PI())" office:value-type="float" office:value="0.054474796282203" calcext:value-type="float">
            <text:p>0.054474796282203</text:p>
          </table:table-cell>
          <table:table-cell table:formula="of:=[.J$3]*COS([.$C38]*PI())" office:value-type="float" office:value="0.0839593105570164" calcext:value-type="float">
            <text:p>0.083959310557016</text:p>
          </table:table-cell>
          <table:table-cell table:formula="of:=[.J$3]*SIN([.$C38]*PI())" office:value-type="float" office:value="0.0545238137953544" calcext:value-type="float">
            <text:p>0.05452381379535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C38]+2/360" office:value-type="float" office:value="0.188888888888889" calcext:value-type="float">
            <text:p>0.188888888888889</text:p>
          </table:table-cell>
          <table:table-cell table:formula="of:=[.D$3]*COS([.$C39]*PI())" office:value-type="float" office:value="0.0829037572555042" calcext:value-type="float">
            <text:p>0.082903757255504</text:p>
          </table:table-cell>
          <table:table-cell table:formula="of:=[.D$3]*SIN([.$C39]*PI())" office:value-type="float" office:value="0.0559192903470747" calcext:value-type="float">
            <text:p>0.055919290347075</text:p>
          </table:table-cell>
          <table:table-cell table:formula="of:=[.F$3]*COS([.$C39]*PI())" office:value-type="float" office:value="0.0829120476312297" calcext:value-type="float">
            <text:p>0.08291204763123</text:p>
          </table:table-cell>
          <table:table-cell table:formula="of:=[.F$3]*SIN([.$C39]*PI())" office:value-type="float" office:value="0.0559248822761094" calcext:value-type="float">
            <text:p>0.055924882276109</text:p>
          </table:table-cell>
          <table:table-cell table:formula="of:=[.H$3]*COS([.$C39]*PI())" office:value-type="float" office:value="0.0829203380069553" calcext:value-type="float">
            <text:p>0.082920338006955</text:p>
          </table:table-cell>
          <table:table-cell table:formula="of:=[.H$3]*SIN([.$C39]*PI())" office:value-type="float" office:value="0.0559304742051441" calcext:value-type="float">
            <text:p>0.055930474205144</text:p>
          </table:table-cell>
          <table:table-cell table:formula="of:=[.J$3]*COS([.$C39]*PI())" office:value-type="float" office:value="0.0829949513884852" calcext:value-type="float">
            <text:p>0.082994951388485</text:p>
          </table:table-cell>
          <table:table-cell table:formula="of:=[.J$3]*SIN([.$C39]*PI())" office:value-type="float" office:value="0.0559808015664565" calcext:value-type="float">
            <text:p>0.05598080156645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C39]+2/360" office:value-type="float" office:value="0.194444444444444" calcext:value-type="float">
            <text:p>0.194444444444444</text:p>
          </table:table-cell>
          <table:table-cell table:formula="of:=[.D$3]*COS([.$C40]*PI())" office:value-type="float" office:value="0.0819152044288992" calcext:value-type="float">
            <text:p>0.081915204428899</text:p>
          </table:table-cell>
          <table:table-cell table:formula="of:=[.D$3]*SIN([.$C40]*PI())" office:value-type="float" office:value="0.0573576436351046" calcext:value-type="float">
            <text:p>0.057357643635105</text:p>
          </table:table-cell>
          <table:table-cell table:formula="of:=[.F$3]*COS([.$C40]*PI())" office:value-type="float" office:value="0.0819233959493421" calcext:value-type="float">
            <text:p>0.081923395949342</text:p>
          </table:table-cell>
          <table:table-cell table:formula="of:=[.F$3]*SIN([.$C40]*PI())" office:value-type="float" office:value="0.0573633793994681" calcext:value-type="float">
            <text:p>0.057363379399468</text:p>
          </table:table-cell>
          <table:table-cell table:formula="of:=[.H$3]*COS([.$C40]*PI())" office:value-type="float" office:value="0.081931587469785" calcext:value-type="float">
            <text:p>0.081931587469785</text:p>
          </table:table-cell>
          <table:table-cell table:formula="of:=[.H$3]*SIN([.$C40]*PI())" office:value-type="float" office:value="0.0573691151638316" calcext:value-type="float">
            <text:p>0.057369115163832</text:p>
          </table:table-cell>
          <table:table-cell table:formula="of:=[.J$3]*COS([.$C40]*PI())" office:value-type="float" office:value="0.082005311153771" calcext:value-type="float">
            <text:p>0.082005311153771</text:p>
          </table:table-cell>
          <table:table-cell table:formula="of:=[.J$3]*SIN([.$C40]*PI())" office:value-type="float" office:value="0.0574207370431032" calcext:value-type="float">
            <text:p>0.05742073704310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C40]+2/360" office:value-type="float" office:value="0.2" calcext:value-type="float">
            <text:p>0.2</text:p>
          </table:table-cell>
          <table:table-cell table:formula="of:=[.D$3]*COS([.$C41]*PI())" office:value-type="float" office:value="0.0809016994374947" calcext:value-type="float">
            <text:p>0.080901699437495</text:p>
          </table:table-cell>
          <table:table-cell table:formula="of:=[.D$3]*SIN([.$C41]*PI())" office:value-type="float" office:value="0.0587785252292473" calcext:value-type="float">
            <text:p>0.058778525229247</text:p>
          </table:table-cell>
          <table:table-cell table:formula="of:=[.F$3]*COS([.$C41]*PI())" office:value-type="float" office:value="0.0809097896074385" calcext:value-type="float">
            <text:p>0.080909789607439</text:p>
          </table:table-cell>
          <table:table-cell table:formula="of:=[.F$3]*SIN([.$C41]*PI())" office:value-type="float" office:value="0.0587844030817703" calcext:value-type="float">
            <text:p>0.05878440308177</text:p>
          </table:table-cell>
          <table:table-cell table:formula="of:=[.H$3]*COS([.$C41]*PI())" office:value-type="float" office:value="0.0809178797773822" calcext:value-type="float">
            <text:p>0.080917879777382</text:p>
          </table:table-cell>
          <table:table-cell table:formula="of:=[.H$3]*SIN([.$C41]*PI())" office:value-type="float" office:value="0.0587902809342932" calcext:value-type="float">
            <text:p>0.058790280934293</text:p>
          </table:table-cell>
          <table:table-cell table:formula="of:=[.J$3]*COS([.$C41]*PI())" office:value-type="float" office:value="0.080990691306876" calcext:value-type="float">
            <text:p>0.080990691306876</text:p>
          </table:table-cell>
          <table:table-cell table:formula="of:=[.J$3]*SIN([.$C41]*PI())" office:value-type="float" office:value="0.0588431816069995" calcext:value-type="float">
            <text:p>0.05884318160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C41]+2/360" office:value-type="float" office:value="0.205555555555556" calcext:value-type="float">
            <text:p>0.205555555555556</text:p>
          </table:table-cell>
          <table:table-cell table:formula="of:=[.D$3]*COS([.$C42]*PI())" office:value-type="float" office:value="0.0798635510047293" calcext:value-type="float">
            <text:p>0.079863551004729</text:p>
          </table:table-cell>
          <table:table-cell table:formula="of:=[.D$3]*SIN([.$C42]*PI())" office:value-type="float" office:value="0.0601815023152048" calcext:value-type="float">
            <text:p>0.060181502315205</text:p>
          </table:table-cell>
          <table:table-cell table:formula="of:=[.F$3]*COS([.$C42]*PI())" office:value-type="float" office:value="0.0798715373598298" calcext:value-type="float">
            <text:p>0.07987153735983</text:p>
          </table:table-cell>
          <table:table-cell table:formula="of:=[.F$3]*SIN([.$C42]*PI())" office:value-type="float" office:value="0.0601875204654364" calcext:value-type="float">
            <text:p>0.060187520465436</text:p>
          </table:table-cell>
          <table:table-cell table:formula="of:=[.H$3]*COS([.$C42]*PI())" office:value-type="float" office:value="0.0798795237149302" calcext:value-type="float">
            <text:p>0.07987952371493</text:p>
          </table:table-cell>
          <table:table-cell table:formula="of:=[.H$3]*SIN([.$C42]*PI())" office:value-type="float" office:value="0.0601935386156679" calcext:value-type="float">
            <text:p>0.060193538615668</text:p>
          </table:table-cell>
          <table:table-cell table:formula="of:=[.J$3]*COS([.$C42]*PI())" office:value-type="float" office:value="0.0799514009108345" calcext:value-type="float">
            <text:p>0.079951400910835</text:p>
          </table:table-cell>
          <table:table-cell table:formula="of:=[.J$3]*SIN([.$C42]*PI())" office:value-type="float" office:value="0.0602477019677516" calcext:value-type="float">
            <text:p>0.06024770196775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C42]+2/360" office:value-type="float" office:value="0.211111111111111" calcext:value-type="float">
            <text:p>0.211111111111111</text:p>
          </table:table-cell>
          <table:table-cell table:formula="of:=[.D$3]*COS([.$C43]*PI())" office:value-type="float" office:value="0.0788010753606722" calcext:value-type="float">
            <text:p>0.078801075360672</text:p>
          </table:table-cell>
          <table:table-cell table:formula="of:=[.D$3]*SIN([.$C43]*PI())" office:value-type="float" office:value="0.0615661475325658" calcext:value-type="float">
            <text:p>0.061566147532566</text:p>
          </table:table-cell>
          <table:table-cell table:formula="of:=[.F$3]*COS([.$C43]*PI())" office:value-type="float" office:value="0.0788089554682083" calcext:value-type="float">
            <text:p>0.078808955468208</text:p>
          </table:table-cell>
          <table:table-cell table:formula="of:=[.F$3]*SIN([.$C43]*PI())" office:value-type="float" office:value="0.0615723041473191" calcext:value-type="float">
            <text:p>0.061572304147319</text:p>
          </table:table-cell>
          <table:table-cell table:formula="of:=[.H$3]*COS([.$C43]*PI())" office:value-type="float" office:value="0.0788168355757443" calcext:value-type="float">
            <text:p>0.078816835575744</text:p>
          </table:table-cell>
          <table:table-cell table:formula="of:=[.H$3]*SIN([.$C43]*PI())" office:value-type="float" office:value="0.0615784607620724" calcext:value-type="float">
            <text:p>0.061578460762072</text:p>
          </table:table-cell>
          <table:table-cell table:formula="of:=[.J$3]*COS([.$C43]*PI())" office:value-type="float" office:value="0.0788877565435689" calcext:value-type="float">
            <text:p>0.078887756543569</text:p>
          </table:table-cell>
          <table:table-cell table:formula="of:=[.J$3]*SIN([.$C43]*PI())" office:value-type="float" office:value="0.0616338702948517" calcext:value-type="float">
            <text:p>0.06163387029485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C43]+2/360" office:value-type="float" office:value="0.216666666666667" calcext:value-type="float">
            <text:p>0.216666666666667</text:p>
          </table:table-cell>
          <table:table-cell table:formula="of:=[.D$3]*COS([.$C44]*PI())" office:value-type="float" office:value="0.0777145961456971" calcext:value-type="float">
            <text:p>0.077714596145697</text:p>
          </table:table-cell>
          <table:table-cell table:formula="of:=[.D$3]*SIN([.$C44]*PI())" office:value-type="float" office:value="0.0629320391049838" calcext:value-type="float">
            <text:p>0.062932039104984</text:p>
          </table:table-cell>
          <table:table-cell table:formula="of:=[.F$3]*COS([.$C44]*PI())" office:value-type="float" office:value="0.0777223676053116" calcext:value-type="float">
            <text:p>0.077722367605312</text:p>
          </table:table-cell>
          <table:table-cell table:formula="of:=[.F$3]*SIN([.$C44]*PI())" office:value-type="float" office:value="0.0629383323088943" calcext:value-type="float">
            <text:p>0.062938332308894</text:p>
          </table:table-cell>
          <table:table-cell table:formula="of:=[.H$3]*COS([.$C44]*PI())" office:value-type="float" office:value="0.0777301390649262" calcext:value-type="float">
            <text:p>0.077730139064926</text:p>
          </table:table-cell>
          <table:table-cell table:formula="of:=[.H$3]*SIN([.$C44]*PI())" office:value-type="float" office:value="0.0629446255128048" calcext:value-type="float">
            <text:p>0.062944625512805</text:p>
          </table:table-cell>
          <table:table-cell table:formula="of:=[.J$3]*COS([.$C44]*PI())" office:value-type="float" office:value="0.0778000822014573" calcext:value-type="float">
            <text:p>0.077800082201457</text:p>
          </table:table-cell>
          <table:table-cell table:formula="of:=[.J$3]*SIN([.$C44]*PI())" office:value-type="float" office:value="0.0630012643479992" calcext:value-type="float">
            <text:p>0.06300126434799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C44]+2/360" office:value-type="float" office:value="0.222222222222222" calcext:value-type="float">
            <text:p>0.222222222222222</text:p>
          </table:table-cell>
          <table:table-cell table:formula="of:=[.D$3]*COS([.$C45]*PI())" office:value-type="float" office:value="0.0766044443118978" calcext:value-type="float">
            <text:p>0.076604444311898</text:p>
          </table:table-cell>
          <table:table-cell table:formula="of:=[.D$3]*SIN([.$C45]*PI())" office:value-type="float" office:value="0.064278760968654" calcext:value-type="float">
            <text:p>0.064278760968654</text:p>
          </table:table-cell>
          <table:table-cell table:formula="of:=[.F$3]*COS([.$C45]*PI())" office:value-type="float" office:value="0.076612104756329" calcext:value-type="float">
            <text:p>0.076612104756329</text:p>
          </table:table-cell>
          <table:table-cell table:formula="of:=[.F$3]*SIN([.$C45]*PI())" office:value-type="float" office:value="0.0642851888447508" calcext:value-type="float">
            <text:p>0.064285188844751</text:p>
          </table:table-cell>
          <table:table-cell table:formula="of:=[.H$3]*COS([.$C45]*PI())" office:value-type="float" office:value="0.0766197652007602" calcext:value-type="float">
            <text:p>0.07661976520076</text:p>
          </table:table-cell>
          <table:table-cell table:formula="of:=[.H$3]*SIN([.$C45]*PI())" office:value-type="float" office:value="0.0642916167208477" calcext:value-type="float">
            <text:p>0.064291616720848</text:p>
          </table:table-cell>
          <table:table-cell table:formula="of:=[.J$3]*COS([.$C45]*PI())" office:value-type="float" office:value="0.0766887092006409" calcext:value-type="float">
            <text:p>0.076688709200641</text:p>
          </table:table-cell>
          <table:table-cell table:formula="of:=[.J$3]*SIN([.$C45]*PI())" office:value-type="float" office:value="0.0643494676057195" calcext:value-type="float">
            <text:p>0.0643494676057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C45]+2/360" office:value-type="float" office:value="0.227777777777778" calcext:value-type="float">
            <text:p>0.227777777777778</text:p>
          </table:table-cell>
          <table:table-cell table:formula="of:=[.D$3]*COS([.$C46]*PI())" office:value-type="float" office:value="0.0754709580222772" calcext:value-type="float">
            <text:p>0.075470958022277</text:p>
          </table:table-cell>
          <table:table-cell table:formula="of:=[.D$3]*SIN([.$C46]*PI())" office:value-type="float" office:value="0.0656059028990507" calcext:value-type="float">
            <text:p>0.065605902899051</text:p>
          </table:table-cell>
          <table:table-cell table:formula="of:=[.F$3]*COS([.$C46]*PI())" office:value-type="float" office:value="0.0754785051180794" calcext:value-type="float">
            <text:p>0.07547850511808</text:p>
          </table:table-cell>
          <table:table-cell table:formula="of:=[.F$3]*SIN([.$C46]*PI())" office:value-type="float" office:value="0.0656124634893406" calcext:value-type="float">
            <text:p>0.065612463489341</text:p>
          </table:table-cell>
          <table:table-cell table:formula="of:=[.H$3]*COS([.$C46]*PI())" office:value-type="float" office:value="0.0754860522138817" calcext:value-type="float">
            <text:p>0.075486052213882</text:p>
          </table:table-cell>
          <table:table-cell table:formula="of:=[.H$3]*SIN([.$C46]*PI())" office:value-type="float" office:value="0.0656190240796306" calcext:value-type="float">
            <text:p>0.065619024079631</text:p>
          </table:table-cell>
          <table:table-cell table:formula="of:=[.J$3]*COS([.$C46]*PI())" office:value-type="float" office:value="0.0755539760761017" calcext:value-type="float">
            <text:p>0.075553976076102</text:p>
          </table:table-cell>
          <table:table-cell table:formula="of:=[.J$3]*SIN([.$C46]*PI())" office:value-type="float" office:value="0.0656780693922397" calcext:value-type="float">
            <text:p>0.0656780693922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C46]+2/360" office:value-type="float" office:value="0.233333333333333" calcext:value-type="float">
            <text:p>0.233333333333333</text:p>
          </table:table-cell>
          <table:table-cell table:formula="of:=[.D$3]*COS([.$C47]*PI())" office:value-type="float" office:value="0.0743144825477394" calcext:value-type="float">
            <text:p>0.074314482547739</text:p>
          </table:table-cell>
          <table:table-cell table:formula="of:=[.D$3]*SIN([.$C47]*PI())" office:value-type="float" office:value="0.0669130606358858" calcext:value-type="float">
            <text:p>0.066913060635886</text:p>
          </table:table-cell>
          <table:table-cell table:formula="of:=[.F$3]*COS([.$C47]*PI())" office:value-type="float" office:value="0.0743219139959942" calcext:value-type="float">
            <text:p>0.074321913995994</text:p>
          </table:table-cell>
          <table:table-cell table:formula="of:=[.F$3]*SIN([.$C47]*PI())" office:value-type="float" office:value="0.0669197519419494" calcext:value-type="float">
            <text:p>0.06691975194195</text:p>
          </table:table-cell>
          <table:table-cell table:formula="of:=[.H$3]*COS([.$C47]*PI())" office:value-type="float" office:value="0.074329345444249" calcext:value-type="float">
            <text:p>0.074329345444249</text:p>
          </table:table-cell>
          <table:table-cell table:formula="of:=[.H$3]*SIN([.$C47]*PI())" office:value-type="float" office:value="0.066926443248013" calcext:value-type="float">
            <text:p>0.066926443248013</text:p>
          </table:table-cell>
          <table:table-cell table:formula="of:=[.J$3]*COS([.$C47]*PI())" office:value-type="float" office:value="0.0743962284785419" calcext:value-type="float">
            <text:p>0.074396228478542</text:p>
          </table:table-cell>
          <table:table-cell table:formula="of:=[.J$3]*SIN([.$C47]*PI())" office:value-type="float" office:value="0.0669866650025853" calcext:value-type="float">
            <text:p>0.06698666500258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C47]+2/360" office:value-type="float" office:value="0.238888888888889" calcext:value-type="float">
            <text:p>0.238888888888889</text:p>
          </table:table-cell>
          <table:table-cell table:formula="of:=[.D$3]*COS([.$C48]*PI())" office:value-type="float" office:value="0.073135370161917" calcext:value-type="float">
            <text:p>0.073135370161917</text:p>
          </table:table-cell>
          <table:table-cell table:formula="of:=[.D$3]*SIN([.$C48]*PI())" office:value-type="float" office:value="0.0681998360062499" calcext:value-type="float">
            <text:p>0.06819983600625</text:p>
          </table:table-cell>
          <table:table-cell table:formula="of:=[.F$3]*COS([.$C48]*PI())" office:value-type="float" office:value="0.0731426836989332" calcext:value-type="float">
            <text:p>0.073142683698933</text:p>
          </table:table-cell>
          <table:table-cell table:formula="of:=[.F$3]*SIN([.$C48]*PI())" office:value-type="float" office:value="0.0682066559898505" calcext:value-type="float">
            <text:p>0.068206655989851</text:p>
          </table:table-cell>
          <table:table-cell table:formula="of:=[.H$3]*COS([.$C48]*PI())" office:value-type="float" office:value="0.0731499972359494" calcext:value-type="float">
            <text:p>0.07314999723595</text:p>
          </table:table-cell>
          <table:table-cell table:formula="of:=[.H$3]*SIN([.$C48]*PI())" office:value-type="float" office:value="0.0682134759734511" calcext:value-type="float">
            <text:p>0.068213475973451</text:p>
          </table:table-cell>
          <table:table-cell table:formula="of:=[.J$3]*COS([.$C48]*PI())" office:value-type="float" office:value="0.0732158190690952" calcext:value-type="float">
            <text:p>0.073215819069095</text:p>
          </table:table-cell>
          <table:table-cell table:formula="of:=[.J$3]*SIN([.$C48]*PI())" office:value-type="float" office:value="0.0682748558258568" calcext:value-type="float">
            <text:p>0.06827485582585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C48]+2/360" office:value-type="float" office:value="0.244444444444445" calcext:value-type="float">
            <text:p>0.244444444444445</text:p>
          </table:table-cell>
          <table:table-cell table:formula="of:=[.D$3]*COS([.$C49]*PI())" office:value-type="float" office:value="0.0719339800338651" calcext:value-type="float">
            <text:p>0.071933980033865</text:p>
          </table:table-cell>
          <table:table-cell table:formula="of:=[.D$3]*SIN([.$C49]*PI())" office:value-type="float" office:value="0.0694658370458997" calcext:value-type="float">
            <text:p>0.0694658370459</text:p>
          </table:table-cell>
          <table:table-cell table:formula="of:=[.F$3]*COS([.$C49]*PI())" office:value-type="float" office:value="0.0719411734318685" calcext:value-type="float">
            <text:p>0.071941173431869</text:p>
          </table:table-cell>
          <table:table-cell table:formula="of:=[.F$3]*SIN([.$C49]*PI())" office:value-type="float" office:value="0.0694727836296043" calcext:value-type="float">
            <text:p>0.069472783629604</text:p>
          </table:table-cell>
          <table:table-cell table:formula="of:=[.H$3]*COS([.$C49]*PI())" office:value-type="float" office:value="0.0719483668298719" calcext:value-type="float">
            <text:p>0.071948366829872</text:p>
          </table:table-cell>
          <table:table-cell table:formula="of:=[.H$3]*SIN([.$C49]*PI())" office:value-type="float" office:value="0.0694797302133089" calcext:value-type="float">
            <text:p>0.069479730213309</text:p>
          </table:table-cell>
          <table:table-cell table:formula="of:=[.J$3]*COS([.$C49]*PI())" office:value-type="float" office:value="0.0720131074119024" calcext:value-type="float">
            <text:p>0.072013107411902</text:p>
          </table:table-cell>
          <table:table-cell table:formula="of:=[.J$3]*SIN([.$C49]*PI())" office:value-type="float" office:value="0.0695422494666502" calcext:value-type="float">
            <text:p>0.0695422494666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C49]+2/360" office:value-type="float" office:value="0.25" calcext:value-type="float">
            <text:p>0.25</text:p>
          </table:table-cell>
          <table:table-cell table:formula="of:=[.D$3]*COS([.$C50]*PI())" office:value-type="float" office:value="0.0707106781186547" calcext:value-type="float">
            <text:p>0.070710678118655</text:p>
          </table:table-cell>
          <table:table-cell table:formula="of:=[.D$3]*SIN([.$C50]*PI())" office:value-type="float" office:value="0.0707106781186548" calcext:value-type="float">
            <text:p>0.070710678118655</text:p>
          </table:table-cell>
          <table:table-cell table:formula="of:=[.F$3]*COS([.$C50]*PI())" office:value-type="float" office:value="0.0707177491864666" calcext:value-type="float">
            <text:p>0.070717749186467</text:p>
          </table:table-cell>
          <table:table-cell table:formula="of:=[.F$3]*SIN([.$C50]*PI())" office:value-type="float" office:value="0.0707177491864666" calcext:value-type="float">
            <text:p>0.070717749186467</text:p>
          </table:table-cell>
          <table:table-cell table:formula="of:=[.H$3]*COS([.$C50]*PI())" office:value-type="float" office:value="0.0707248202542785" calcext:value-type="float">
            <text:p>0.070724820254279</text:p>
          </table:table-cell>
          <table:table-cell table:formula="of:=[.H$3]*SIN([.$C50]*PI())" office:value-type="float" office:value="0.0707248202542785" calcext:value-type="float">
            <text:p>0.070724820254279</text:p>
          </table:table-cell>
          <table:table-cell table:formula="of:=[.J$3]*COS([.$C50]*PI())" office:value-type="float" office:value="0.0707884598645853" calcext:value-type="float">
            <text:p>0.070788459864585</text:p>
          </table:table-cell>
          <table:table-cell table:formula="of:=[.J$3]*SIN([.$C50]*PI())" office:value-type="float" office:value="0.0707884598645853" calcext:value-type="float">
            <text:p>0.070788459864585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C50]+2/360" office:value-type="float" office:value="0.255555555555556" calcext:value-type="float">
            <text:p>0.255555555555556</text:p>
          </table:table-cell>
          <table:table-cell table:formula="of:=[.D$3]*COS([.$C51]*PI())" office:value-type="float" office:value="0.0694658370458997" calcext:value-type="float">
            <text:p>0.0694658370459</text:p>
          </table:table-cell>
          <table:table-cell table:formula="of:=[.D$3]*SIN([.$C51]*PI())" office:value-type="float" office:value="0.0719339800338651" calcext:value-type="float">
            <text:p>0.071933980033865</text:p>
          </table:table-cell>
          <table:table-cell table:formula="of:=[.F$3]*COS([.$C51]*PI())" office:value-type="float" office:value="0.0694727836296043" calcext:value-type="float">
            <text:p>0.069472783629604</text:p>
          </table:table-cell>
          <table:table-cell table:formula="of:=[.F$3]*SIN([.$C51]*PI())" office:value-type="float" office:value="0.0719411734318685" calcext:value-type="float">
            <text:p>0.071941173431869</text:p>
          </table:table-cell>
          <table:table-cell table:formula="of:=[.H$3]*COS([.$C51]*PI())" office:value-type="float" office:value="0.0694797302133089" calcext:value-type="float">
            <text:p>0.069479730213309</text:p>
          </table:table-cell>
          <table:table-cell table:formula="of:=[.H$3]*SIN([.$C51]*PI())" office:value-type="float" office:value="0.0719483668298719" calcext:value-type="float">
            <text:p>0.071948366829872</text:p>
          </table:table-cell>
          <table:table-cell table:formula="of:=[.J$3]*COS([.$C51]*PI())" office:value-type="float" office:value="0.0695422494666502" calcext:value-type="float">
            <text:p>0.06954224946665</text:p>
          </table:table-cell>
          <table:table-cell table:formula="of:=[.J$3]*SIN([.$C51]*PI())" office:value-type="float" office:value="0.0720131074119024" calcext:value-type="float">
            <text:p>0.07201310741190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C51]+2/360" office:value-type="float" office:value="0.261111111111111" calcext:value-type="float">
            <text:p>0.261111111111111</text:p>
          </table:table-cell>
          <table:table-cell table:formula="of:=[.D$3]*COS([.$C52]*PI())" office:value-type="float" office:value="0.0681998360062498" calcext:value-type="float">
            <text:p>0.06819983600625</text:p>
          </table:table-cell>
          <table:table-cell table:formula="of:=[.D$3]*SIN([.$C52]*PI())" office:value-type="float" office:value="0.0731353701619171" calcext:value-type="float">
            <text:p>0.073135370161917</text:p>
          </table:table-cell>
          <table:table-cell table:formula="of:=[.F$3]*COS([.$C52]*PI())" office:value-type="float" office:value="0.0682066559898505" calcext:value-type="float">
            <text:p>0.068206655989851</text:p>
          </table:table-cell>
          <table:table-cell table:formula="of:=[.F$3]*SIN([.$C52]*PI())" office:value-type="float" office:value="0.0731426836989333" calcext:value-type="float">
            <text:p>0.073142683698933</text:p>
          </table:table-cell>
          <table:table-cell table:formula="of:=[.H$3]*COS([.$C52]*PI())" office:value-type="float" office:value="0.0682134759734511" calcext:value-type="float">
            <text:p>0.068213475973451</text:p>
          </table:table-cell>
          <table:table-cell table:formula="of:=[.H$3]*SIN([.$C52]*PI())" office:value-type="float" office:value="0.0731499972359495" calcext:value-type="float">
            <text:p>0.07314999723595</text:p>
          </table:table-cell>
          <table:table-cell table:formula="of:=[.J$3]*COS([.$C52]*PI())" office:value-type="float" office:value="0.0682748558258567" calcext:value-type="float">
            <text:p>0.068274855825857</text:p>
          </table:table-cell>
          <table:table-cell table:formula="of:=[.J$3]*SIN([.$C52]*PI())" office:value-type="float" office:value="0.0732158190690952" calcext:value-type="float">
            <text:p>0.073215819069095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C52]+2/360" office:value-type="float" office:value="0.266666666666667" calcext:value-type="float">
            <text:p>0.266666666666667</text:p>
          </table:table-cell>
          <table:table-cell table:formula="of:=[.D$3]*COS([.$C53]*PI())" office:value-type="float" office:value="0.0669130606358858" calcext:value-type="float">
            <text:p>0.066913060635886</text:p>
          </table:table-cell>
          <table:table-cell table:formula="of:=[.D$3]*SIN([.$C53]*PI())" office:value-type="float" office:value="0.0743144825477394" calcext:value-type="float">
            <text:p>0.07431448254774</text:p>
          </table:table-cell>
          <table:table-cell table:formula="of:=[.F$3]*COS([.$C53]*PI())" office:value-type="float" office:value="0.0669197519419494" calcext:value-type="float">
            <text:p>0.066919751941949</text:p>
          </table:table-cell>
          <table:table-cell table:formula="of:=[.F$3]*SIN([.$C53]*PI())" office:value-type="float" office:value="0.0743219139959942" calcext:value-type="float">
            <text:p>0.074321913995994</text:p>
          </table:table-cell>
          <table:table-cell table:formula="of:=[.H$3]*COS([.$C53]*PI())" office:value-type="float" office:value="0.066926443248013" calcext:value-type="float">
            <text:p>0.066926443248013</text:p>
          </table:table-cell>
          <table:table-cell table:formula="of:=[.H$3]*SIN([.$C53]*PI())" office:value-type="float" office:value="0.074329345444249" calcext:value-type="float">
            <text:p>0.074329345444249</text:p>
          </table:table-cell>
          <table:table-cell table:formula="of:=[.J$3]*COS([.$C53]*PI())" office:value-type="float" office:value="0.0669866650025853" calcext:value-type="float">
            <text:p>0.066986665002585</text:p>
          </table:table-cell>
          <table:table-cell table:formula="of:=[.J$3]*SIN([.$C53]*PI())" office:value-type="float" office:value="0.074396228478542" calcext:value-type="float">
            <text:p>0.07439622847854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53]+2/360" office:value-type="float" office:value="0.272222222222222" calcext:value-type="float">
            <text:p>0.272222222222222</text:p>
          </table:table-cell>
          <table:table-cell table:formula="of:=[.D$3]*COS([.$C54]*PI())" office:value-type="float" office:value="0.0656059028990507" calcext:value-type="float">
            <text:p>0.065605902899051</text:p>
          </table:table-cell>
          <table:table-cell table:formula="of:=[.D$3]*SIN([.$C54]*PI())" office:value-type="float" office:value="0.0754709580222772" calcext:value-type="float">
            <text:p>0.075470958022277</text:p>
          </table:table-cell>
          <table:table-cell table:formula="of:=[.F$3]*COS([.$C54]*PI())" office:value-type="float" office:value="0.0656124634893406" calcext:value-type="float">
            <text:p>0.065612463489341</text:p>
          </table:table-cell>
          <table:table-cell table:formula="of:=[.F$3]*SIN([.$C54]*PI())" office:value-type="float" office:value="0.0754785051180794" calcext:value-type="float">
            <text:p>0.07547850511808</text:p>
          </table:table-cell>
          <table:table-cell table:formula="of:=[.H$3]*COS([.$C54]*PI())" office:value-type="float" office:value="0.0656190240796305" calcext:value-type="float">
            <text:p>0.065619024079631</text:p>
          </table:table-cell>
          <table:table-cell table:formula="of:=[.H$3]*SIN([.$C54]*PI())" office:value-type="float" office:value="0.0754860522138817" calcext:value-type="float">
            <text:p>0.075486052213882</text:p>
          </table:table-cell>
          <table:table-cell table:formula="of:=[.J$3]*COS([.$C54]*PI())" office:value-type="float" office:value="0.0656780693922397" calcext:value-type="float">
            <text:p>0.06567806939224</text:p>
          </table:table-cell>
          <table:table-cell table:formula="of:=[.J$3]*SIN([.$C54]*PI())" office:value-type="float" office:value="0.0755539760761017" calcext:value-type="float">
            <text:p>0.075553976076102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C54]+2/360" office:value-type="float" office:value="0.277777777777778" calcext:value-type="float">
            <text:p>0.277777777777778</text:p>
          </table:table-cell>
          <table:table-cell table:formula="of:=[.D$3]*COS([.$C55]*PI())" office:value-type="float" office:value="0.0642787609686539" calcext:value-type="float">
            <text:p>0.064278760968654</text:p>
          </table:table-cell>
          <table:table-cell table:formula="of:=[.D$3]*SIN([.$C55]*PI())" office:value-type="float" office:value="0.0766044443118978" calcext:value-type="float">
            <text:p>0.076604444311898</text:p>
          </table:table-cell>
          <table:table-cell table:formula="of:=[.F$3]*COS([.$C55]*PI())" office:value-type="float" office:value="0.0642851888447508" calcext:value-type="float">
            <text:p>0.064285188844751</text:p>
          </table:table-cell>
          <table:table-cell table:formula="of:=[.F$3]*SIN([.$C55]*PI())" office:value-type="float" office:value="0.076612104756329" calcext:value-type="float">
            <text:p>0.076612104756329</text:p>
          </table:table-cell>
          <table:table-cell table:formula="of:=[.H$3]*COS([.$C55]*PI())" office:value-type="float" office:value="0.0642916167208477" calcext:value-type="float">
            <text:p>0.064291616720848</text:p>
          </table:table-cell>
          <table:table-cell table:formula="of:=[.H$3]*SIN([.$C55]*PI())" office:value-type="float" office:value="0.0766197652007602" calcext:value-type="float">
            <text:p>0.07661976520076</text:p>
          </table:table-cell>
          <table:table-cell table:formula="of:=[.J$3]*COS([.$C55]*PI())" office:value-type="float" office:value="0.0643494676057195" calcext:value-type="float">
            <text:p>0.06434946760572</text:p>
          </table:table-cell>
          <table:table-cell table:formula="of:=[.J$3]*SIN([.$C55]*PI())" office:value-type="float" office:value="0.0766887092006409" calcext:value-type="float">
            <text:p>0.07668870920064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C55]+2/360" office:value-type="float" office:value="0.283333333333333" calcext:value-type="float">
            <text:p>0.283333333333333</text:p>
          </table:table-cell>
          <table:table-cell table:formula="of:=[.D$3]*COS([.$C56]*PI())" office:value-type="float" office:value="0.0629320391049838" calcext:value-type="float">
            <text:p>0.062932039104984</text:p>
          </table:table-cell>
          <table:table-cell table:formula="of:=[.D$3]*SIN([.$C56]*PI())" office:value-type="float" office:value="0.0777145961456971" calcext:value-type="float">
            <text:p>0.077714596145697</text:p>
          </table:table-cell>
          <table:table-cell table:formula="of:=[.F$3]*COS([.$C56]*PI())" office:value-type="float" office:value="0.0629383323088942" calcext:value-type="float">
            <text:p>0.062938332308894</text:p>
          </table:table-cell>
          <table:table-cell table:formula="of:=[.F$3]*SIN([.$C56]*PI())" office:value-type="float" office:value="0.0777223676053116" calcext:value-type="float">
            <text:p>0.077722367605312</text:p>
          </table:table-cell>
          <table:table-cell table:formula="of:=[.H$3]*COS([.$C56]*PI())" office:value-type="float" office:value="0.0629446255128048" calcext:value-type="float">
            <text:p>0.062944625512805</text:p>
          </table:table-cell>
          <table:table-cell table:formula="of:=[.H$3]*SIN([.$C56]*PI())" office:value-type="float" office:value="0.0777301390649262" calcext:value-type="float">
            <text:p>0.077730139064926</text:p>
          </table:table-cell>
          <table:table-cell table:formula="of:=[.J$3]*COS([.$C56]*PI())" office:value-type="float" office:value="0.0630012643479992" calcext:value-type="float">
            <text:p>0.063001264347999</text:p>
          </table:table-cell>
          <table:table-cell table:formula="of:=[.J$3]*SIN([.$C56]*PI())" office:value-type="float" office:value="0.0778000822014573" calcext:value-type="float">
            <text:p>0.077800082201457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C56]+2/360" office:value-type="float" office:value="0.288888888888889" calcext:value-type="float">
            <text:p>0.288888888888889</text:p>
          </table:table-cell>
          <table:table-cell table:formula="of:=[.D$3]*COS([.$C57]*PI())" office:value-type="float" office:value="0.0615661475325658" calcext:value-type="float">
            <text:p>0.061566147532566</text:p>
          </table:table-cell>
          <table:table-cell table:formula="of:=[.D$3]*SIN([.$C57]*PI())" office:value-type="float" office:value="0.0788010753606722" calcext:value-type="float">
            <text:p>0.078801075360672</text:p>
          </table:table-cell>
          <table:table-cell table:formula="of:=[.F$3]*COS([.$C57]*PI())" office:value-type="float" office:value="0.0615723041473191" calcext:value-type="float">
            <text:p>0.061572304147319</text:p>
          </table:table-cell>
          <table:table-cell table:formula="of:=[.F$3]*SIN([.$C57]*PI())" office:value-type="float" office:value="0.0788089554682083" calcext:value-type="float">
            <text:p>0.078808955468208</text:p>
          </table:table-cell>
          <table:table-cell table:formula="of:=[.H$3]*COS([.$C57]*PI())" office:value-type="float" office:value="0.0615784607620723" calcext:value-type="float">
            <text:p>0.061578460762072</text:p>
          </table:table-cell>
          <table:table-cell table:formula="of:=[.H$3]*SIN([.$C57]*PI())" office:value-type="float" office:value="0.0788168355757443" calcext:value-type="float">
            <text:p>0.078816835575744</text:p>
          </table:table-cell>
          <table:table-cell table:formula="of:=[.J$3]*COS([.$C57]*PI())" office:value-type="float" office:value="0.0616338702948517" calcext:value-type="float">
            <text:p>0.061633870294852</text:p>
          </table:table-cell>
          <table:table-cell table:formula="of:=[.J$3]*SIN([.$C57]*PI())" office:value-type="float" office:value="0.0788877565435689" calcext:value-type="float">
            <text:p>0.078887756543569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C57]+2/360" office:value-type="float" office:value="0.294444444444444" calcext:value-type="float">
            <text:p>0.294444444444444</text:p>
          </table:table-cell>
          <table:table-cell table:formula="of:=[.D$3]*COS([.$C58]*PI())" office:value-type="float" office:value="0.0601815023152048" calcext:value-type="float">
            <text:p>0.060181502315205</text:p>
          </table:table-cell>
          <table:table-cell table:formula="of:=[.D$3]*SIN([.$C58]*PI())" office:value-type="float" office:value="0.0798635510047293" calcext:value-type="float">
            <text:p>0.079863551004729</text:p>
          </table:table-cell>
          <table:table-cell table:formula="of:=[.F$3]*COS([.$C58]*PI())" office:value-type="float" office:value="0.0601875204654364" calcext:value-type="float">
            <text:p>0.060187520465436</text:p>
          </table:table-cell>
          <table:table-cell table:formula="of:=[.F$3]*SIN([.$C58]*PI())" office:value-type="float" office:value="0.0798715373598297" calcext:value-type="float">
            <text:p>0.07987153735983</text:p>
          </table:table-cell>
          <table:table-cell table:formula="of:=[.H$3]*COS([.$C58]*PI())" office:value-type="float" office:value="0.0601935386156679" calcext:value-type="float">
            <text:p>0.060193538615668</text:p>
          </table:table-cell>
          <table:table-cell table:formula="of:=[.H$3]*SIN([.$C58]*PI())" office:value-type="float" office:value="0.0798795237149302" calcext:value-type="float">
            <text:p>0.07987952371493</text:p>
          </table:table-cell>
          <table:table-cell table:formula="of:=[.J$3]*COS([.$C58]*PI())" office:value-type="float" office:value="0.0602477019677516" calcext:value-type="float">
            <text:p>0.060247701967752</text:p>
          </table:table-cell>
          <table:table-cell table:formula="of:=[.J$3]*SIN([.$C58]*PI())" office:value-type="float" office:value="0.0799514009108345" calcext:value-type="float">
            <text:p>0.07995140091083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C58]+2/360" office:value-type="float" office:value="0.3" calcext:value-type="float">
            <text:p>0.3</text:p>
          </table:table-cell>
          <table:table-cell table:formula="of:=[.D$3]*COS([.$C59]*PI())" office:value-type="float" office:value="0.0587785252292473" calcext:value-type="float">
            <text:p>0.058778525229247</text:p>
          </table:table-cell>
          <table:table-cell table:formula="of:=[.D$3]*SIN([.$C59]*PI())" office:value-type="float" office:value="0.0809016994374947" calcext:value-type="float">
            <text:p>0.080901699437495</text:p>
          </table:table-cell>
          <table:table-cell table:formula="of:=[.F$3]*COS([.$C59]*PI())" office:value-type="float" office:value="0.0587844030817703" calcext:value-type="float">
            <text:p>0.05878440308177</text:p>
          </table:table-cell>
          <table:table-cell table:formula="of:=[.F$3]*SIN([.$C59]*PI())" office:value-type="float" office:value="0.0809097896074385" calcext:value-type="float">
            <text:p>0.080909789607439</text:p>
          </table:table-cell>
          <table:table-cell table:formula="of:=[.H$3]*COS([.$C59]*PI())" office:value-type="float" office:value="0.0587902809342932" calcext:value-type="float">
            <text:p>0.058790280934293</text:p>
          </table:table-cell>
          <table:table-cell table:formula="of:=[.H$3]*SIN([.$C59]*PI())" office:value-type="float" office:value="0.0809178797773822" calcext:value-type="float">
            <text:p>0.080917879777382</text:p>
          </table:table-cell>
          <table:table-cell table:formula="of:=[.J$3]*COS([.$C59]*PI())" office:value-type="float" office:value="0.0588431816069995" calcext:value-type="float">
            <text:p>0.058843181607</text:p>
          </table:table-cell>
          <table:table-cell table:formula="of:=[.J$3]*SIN([.$C59]*PI())" office:value-type="float" office:value="0.080990691306876" calcext:value-type="float">
            <text:p>0.080990691306876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C59]+2/360" office:value-type="float" office:value="0.305555555555555" calcext:value-type="float">
            <text:p>0.305555555555555</text:p>
          </table:table-cell>
          <table:table-cell table:formula="of:=[.D$3]*COS([.$C60]*PI())" office:value-type="float" office:value="0.0573576436351046" calcext:value-type="float">
            <text:p>0.057357643635105</text:p>
          </table:table-cell>
          <table:table-cell table:formula="of:=[.D$3]*SIN([.$C60]*PI())" office:value-type="float" office:value="0.0819152044288992" calcext:value-type="float">
            <text:p>0.081915204428899</text:p>
          </table:table-cell>
          <table:table-cell table:formula="of:=[.F$3]*COS([.$C60]*PI())" office:value-type="float" office:value="0.0573633793994682" calcext:value-type="float">
            <text:p>0.057363379399468</text:p>
          </table:table-cell>
          <table:table-cell table:formula="of:=[.F$3]*SIN([.$C60]*PI())" office:value-type="float" office:value="0.081923395949342" calcext:value-type="float">
            <text:p>0.081923395949342</text:p>
          </table:table-cell>
          <table:table-cell table:formula="of:=[.H$3]*COS([.$C60]*PI())" office:value-type="float" office:value="0.0573691151638317" calcext:value-type="float">
            <text:p>0.057369115163832</text:p>
          </table:table-cell>
          <table:table-cell table:formula="of:=[.H$3]*SIN([.$C60]*PI())" office:value-type="float" office:value="0.0819315874697849" calcext:value-type="float">
            <text:p>0.081931587469785</text:p>
          </table:table-cell>
          <table:table-cell table:formula="of:=[.J$3]*COS([.$C60]*PI())" office:value-type="float" office:value="0.0574207370431033" calcext:value-type="float">
            <text:p>0.057420737043103</text:p>
          </table:table-cell>
          <table:table-cell table:formula="of:=[.J$3]*SIN([.$C60]*PI())" office:value-type="float" office:value="0.0820053111537709" calcext:value-type="float">
            <text:p>0.08200531115377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C60]+2/360" office:value-type="float" office:value="0.311111111111111" calcext:value-type="float">
            <text:p>0.311111111111111</text:p>
          </table:table-cell>
          <table:table-cell table:formula="of:=[.D$3]*COS([.$C61]*PI())" office:value-type="float" office:value="0.0559192903470747" calcext:value-type="float">
            <text:p>0.055919290347075</text:p>
          </table:table-cell>
          <table:table-cell table:formula="of:=[.D$3]*SIN([.$C61]*PI())" office:value-type="float" office:value="0.0829037572555042" calcext:value-type="float">
            <text:p>0.082903757255504</text:p>
          </table:table-cell>
          <table:table-cell table:formula="of:=[.F$3]*COS([.$C61]*PI())" office:value-type="float" office:value="0.0559248822761094" calcext:value-type="float">
            <text:p>0.05592488227611</text:p>
          </table:table-cell>
          <table:table-cell table:formula="of:=[.F$3]*SIN([.$C61]*PI())" office:value-type="float" office:value="0.0829120476312297" calcext:value-type="float">
            <text:p>0.08291204763123</text:p>
          </table:table-cell>
          <table:table-cell table:formula="of:=[.H$3]*COS([.$C61]*PI())" office:value-type="float" office:value="0.0559304742051441" calcext:value-type="float">
            <text:p>0.055930474205144</text:p>
          </table:table-cell>
          <table:table-cell table:formula="of:=[.H$3]*SIN([.$C61]*PI())" office:value-type="float" office:value="0.0829203380069553" calcext:value-type="float">
            <text:p>0.082920338006955</text:p>
          </table:table-cell>
          <table:table-cell table:formula="of:=[.J$3]*COS([.$C61]*PI())" office:value-type="float" office:value="0.0559808015664565" calcext:value-type="float">
            <text:p>0.055980801566457</text:p>
          </table:table-cell>
          <table:table-cell table:formula="of:=[.J$3]*SIN([.$C61]*PI())" office:value-type="float" office:value="0.0829949513884852" calcext:value-type="float">
            <text:p>0.08299495138848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C61]+2/360" office:value-type="float" office:value="0.316666666666667" calcext:value-type="float">
            <text:p>0.316666666666667</text:p>
          </table:table-cell>
          <table:table-cell table:formula="of:=[.D$3]*COS([.$C62]*PI())" office:value-type="float" office:value="0.0544639035015027" calcext:value-type="float">
            <text:p>0.054463903501503</text:p>
          </table:table-cell>
          <table:table-cell table:formula="of:=[.D$3]*SIN([.$C62]*PI())" office:value-type="float" office:value="0.0838670567945424" calcext:value-type="float">
            <text:p>0.083867056794542</text:p>
          </table:table-cell>
          <table:table-cell table:formula="of:=[.F$3]*COS([.$C62]*PI())" office:value-type="float" office:value="0.0544693498918529" calcext:value-type="float">
            <text:p>0.054469349891853</text:p>
          </table:table-cell>
          <table:table-cell table:formula="of:=[.F$3]*SIN([.$C62]*PI())" office:value-type="float" office:value="0.0838754435002218" calcext:value-type="float">
            <text:p>0.083875443500222</text:p>
          </table:table-cell>
          <table:table-cell table:formula="of:=[.H$3]*COS([.$C62]*PI())" office:value-type="float" office:value="0.054474796282203" calcext:value-type="float">
            <text:p>0.054474796282203</text:p>
          </table:table-cell>
          <table:table-cell table:formula="of:=[.H$3]*SIN([.$C62]*PI())" office:value-type="float" office:value="0.0838838302059013" calcext:value-type="float">
            <text:p>0.083883830205901</text:p>
          </table:table-cell>
          <table:table-cell table:formula="of:=[.J$3]*COS([.$C62]*PI())" office:value-type="float" office:value="0.0545238137953544" calcext:value-type="float">
            <text:p>0.054523813795354</text:p>
          </table:table-cell>
          <table:table-cell table:formula="of:=[.J$3]*SIN([.$C62]*PI())" office:value-type="float" office:value="0.0839593105570164" calcext:value-type="float">
            <text:p>0.083959310557016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C62]+2/360" office:value-type="float" office:value="0.322222222222222" calcext:value-type="float">
            <text:p>0.322222222222222</text:p>
          </table:table-cell>
          <table:table-cell table:formula="of:=[.D$3]*COS([.$C63]*PI())" office:value-type="float" office:value="0.0529919264233206" calcext:value-type="float">
            <text:p>0.052991926423321</text:p>
          </table:table-cell>
          <table:table-cell table:formula="of:=[.D$3]*SIN([.$C63]*PI())" office:value-type="float" office:value="0.0848048096156426" calcext:value-type="float">
            <text:p>0.084804809615643</text:p>
          </table:table-cell>
          <table:table-cell table:formula="of:=[.F$3]*COS([.$C63]*PI())" office:value-type="float" office:value="0.0529972256159629" calcext:value-type="float">
            <text:p>0.052997225615963</text:p>
          </table:table-cell>
          <table:table-cell table:formula="of:=[.F$3]*SIN([.$C63]*PI())" office:value-type="float" office:value="0.0848132900966041" calcext:value-type="float">
            <text:p>0.084813290096604</text:p>
          </table:table-cell>
          <table:table-cell table:formula="of:=[.H$3]*COS([.$C63]*PI())" office:value-type="float" office:value="0.0530025248086052" calcext:value-type="float">
            <text:p>0.053002524808605</text:p>
          </table:table-cell>
          <table:table-cell table:formula="of:=[.H$3]*SIN([.$C63]*PI())" office:value-type="float" office:value="0.0848217705775657" calcext:value-type="float">
            <text:p>0.084821770577566</text:p>
          </table:table-cell>
          <table:table-cell table:formula="of:=[.J$3]*COS([.$C63]*PI())" office:value-type="float" office:value="0.0530502175423862" calcext:value-type="float">
            <text:p>0.053050217542386</text:p>
          </table:table-cell>
          <table:table-cell table:formula="of:=[.J$3]*SIN([.$C63]*PI())" office:value-type="float" office:value="0.0848980949062198" calcext:value-type="float">
            <text:p>0.0848980949062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C63]+2/360" office:value-type="float" office:value="0.327777777777778" calcext:value-type="float">
            <text:p>0.327777777777778</text:p>
          </table:table-cell>
          <table:table-cell table:formula="of:=[.D$3]*COS([.$C64]*PI())" office:value-type="float" office:value="0.0515038074910055" calcext:value-type="float">
            <text:p>0.051503807491006</text:p>
          </table:table-cell>
          <table:table-cell table:formula="of:=[.D$3]*SIN([.$C64]*PI())" office:value-type="float" office:value="0.0857167300702112" calcext:value-type="float">
            <text:p>0.085716730070211</text:p>
          </table:table-cell>
          <table:table-cell table:formula="of:=[.F$3]*COS([.$C64]*PI())" office:value-type="float" office:value="0.0515089578717546" calcext:value-type="float">
            <text:p>0.051508957871755</text:p>
          </table:table-cell>
          <table:table-cell table:formula="of:=[.F$3]*SIN([.$C64]*PI())" office:value-type="float" office:value="0.0857253017432182" calcext:value-type="float">
            <text:p>0.085725301743218</text:p>
          </table:table-cell>
          <table:table-cell table:formula="of:=[.H$3]*COS([.$C64]*PI())" office:value-type="float" office:value="0.0515141082525037" calcext:value-type="float">
            <text:p>0.051514108252504</text:p>
          </table:table-cell>
          <table:table-cell table:formula="of:=[.H$3]*SIN([.$C64]*PI())" office:value-type="float" office:value="0.0857338734162252" calcext:value-type="float">
            <text:p>0.085733873416225</text:p>
          </table:table-cell>
          <table:table-cell table:formula="of:=[.J$3]*COS([.$C64]*PI())" office:value-type="float" office:value="0.0515604616792456" calcext:value-type="float">
            <text:p>0.051560461679246</text:p>
          </table:table-cell>
          <table:table-cell table:formula="of:=[.J$3]*SIN([.$C64]*PI())" office:value-type="float" office:value="0.0858110184732884" calcext:value-type="float">
            <text:p>0.085811018473289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C64]+2/360" office:value-type="float" office:value="0.333333333333333" calcext:value-type="float">
            <text:p>0.333333333333333</text:p>
          </table:table-cell>
          <table:table-cell table:formula="of:=[.D$3]*COS([.$C65]*PI())" office:value-type="float" office:value="0.05" calcext:value-type="float">
            <text:p>0.05</text:p>
          </table:table-cell>
          <table:table-cell table:formula="of:=[.D$3]*SIN([.$C65]*PI())" office:value-type="float" office:value="0.0866025403784438" calcext:value-type="float">
            <text:p>0.086602540378444</text:p>
          </table:table-cell>
          <table:table-cell table:formula="of:=[.F$3]*COS([.$C65]*PI())" office:value-type="float" office:value="0.050005" calcext:value-type="float">
            <text:p>0.050005</text:p>
          </table:table-cell>
          <table:table-cell table:formula="of:=[.F$3]*SIN([.$C65]*PI())" office:value-type="float" office:value="0.0866112006324817" calcext:value-type="float">
            <text:p>0.086611200632482</text:p>
          </table:table-cell>
          <table:table-cell table:formula="of:=[.H$3]*COS([.$C65]*PI())" office:value-type="float" office:value="0.05001" calcext:value-type="float">
            <text:p>0.05001</text:p>
          </table:table-cell>
          <table:table-cell table:formula="of:=[.H$3]*SIN([.$C65]*PI())" office:value-type="float" office:value="0.0866198608865195" calcext:value-type="float">
            <text:p>0.08661986088652</text:p>
          </table:table-cell>
          <table:table-cell table:formula="of:=[.J$3]*COS([.$C65]*PI())" office:value-type="float" office:value="0.050055" calcext:value-type="float">
            <text:p>0.050055</text:p>
          </table:table-cell>
          <table:table-cell table:formula="of:=[.J$3]*SIN([.$C65]*PI())" office:value-type="float" office:value="0.0866978031728601" calcext:value-type="float">
            <text:p>0.08669780317286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C65]+2/360" office:value-type="float" office:value="0.338888888888889" calcext:value-type="float">
            <text:p>0.338888888888889</text:p>
          </table:table-cell>
          <table:table-cell table:formula="of:=[.D$3]*COS([.$C66]*PI())" office:value-type="float" office:value="0.0484809620246338" calcext:value-type="float">
            <text:p>0.048480962024634</text:p>
          </table:table-cell>
          <table:table-cell table:formula="of:=[.D$3]*SIN([.$C66]*PI())" office:value-type="float" office:value="0.0874619707139395" calcext:value-type="float">
            <text:p>0.08746197071394</text:p>
          </table:table-cell>
          <table:table-cell table:formula="of:=[.F$3]*COS([.$C66]*PI())" office:value-type="float" office:value="0.0484858101208362" calcext:value-type="float">
            <text:p>0.048485810120836</text:p>
          </table:table-cell>
          <table:table-cell table:formula="of:=[.F$3]*SIN([.$C66]*PI())" office:value-type="float" office:value="0.0874707169110109" calcext:value-type="float">
            <text:p>0.087470716911011</text:p>
          </table:table-cell>
          <table:table-cell table:formula="of:=[.H$3]*COS([.$C66]*PI())" office:value-type="float" office:value="0.0484906582170387" calcext:value-type="float">
            <text:p>0.048490658217039</text:p>
          </table:table-cell>
          <table:table-cell table:formula="of:=[.H$3]*SIN([.$C66]*PI())" office:value-type="float" office:value="0.0874794631080823" calcext:value-type="float">
            <text:p>0.087479463108082</text:p>
          </table:table-cell>
          <table:table-cell table:formula="of:=[.J$3]*COS([.$C66]*PI())" office:value-type="float" office:value="0.0485342910828609" calcext:value-type="float">
            <text:p>0.048534291082861</text:p>
          </table:table-cell>
          <table:table-cell table:formula="of:=[.J$3]*SIN([.$C66]*PI())" office:value-type="float" office:value="0.0875581788817249" calcext:value-type="float">
            <text:p>0.087558178881725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C66]+2/360" office:value-type="float" office:value="0.344444444444444" calcext:value-type="float">
            <text:p>0.344444444444444</text:p>
          </table:table-cell>
          <table:table-cell table:formula="of:=[.D$3]*COS([.$C67]*PI())" office:value-type="float" office:value="0.0469471562785891" calcext:value-type="float">
            <text:p>0.046947156278589</text:p>
          </table:table-cell>
          <table:table-cell table:formula="of:=[.D$3]*SIN([.$C67]*PI())" office:value-type="float" office:value="0.0882947592858927" calcext:value-type="float">
            <text:p>0.088294759285893</text:p>
          </table:table-cell>
          <table:table-cell table:formula="of:=[.F$3]*COS([.$C67]*PI())" office:value-type="float" office:value="0.046951850994217" calcext:value-type="float">
            <text:p>0.046951850994217</text:p>
          </table:table-cell>
          <table:table-cell table:formula="of:=[.F$3]*SIN([.$C67]*PI())" office:value-type="float" office:value="0.0883035887618212" calcext:value-type="float">
            <text:p>0.088303588761821</text:p>
          </table:table-cell>
          <table:table-cell table:formula="of:=[.H$3]*COS([.$C67]*PI())" office:value-type="float" office:value="0.0469565457098449" calcext:value-type="float">
            <text:p>0.046956545709845</text:p>
          </table:table-cell>
          <table:table-cell table:formula="of:=[.H$3]*SIN([.$C67]*PI())" office:value-type="float" office:value="0.0883124182377498" calcext:value-type="float">
            <text:p>0.08831241823775</text:p>
          </table:table-cell>
          <table:table-cell table:formula="of:=[.J$3]*COS([.$C67]*PI())" office:value-type="float" office:value="0.0469987981504956" calcext:value-type="float">
            <text:p>0.046998798150496</text:p>
          </table:table-cell>
          <table:table-cell table:formula="of:=[.J$3]*SIN([.$C67]*PI())" office:value-type="float" office:value="0.0883918835211071" calcext:value-type="float">
            <text:p>0.088391883521107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C67]+2/360" office:value-type="float" office:value="0.35" calcext:value-type="float">
            <text:p>0.35</text:p>
          </table:table-cell>
          <table:table-cell table:formula="of:=[.D$3]*COS([.$C68]*PI())" office:value-type="float" office:value="0.0453990499739547" calcext:value-type="float">
            <text:p>0.045399049973955</text:p>
          </table:table-cell>
          <table:table-cell table:formula="of:=[.D$3]*SIN([.$C68]*PI())" office:value-type="float" office:value="0.0891006524188368" calcext:value-type="float">
            <text:p>0.089100652418837</text:p>
          </table:table-cell>
          <table:table-cell table:formula="of:=[.F$3]*COS([.$C68]*PI())" office:value-type="float" office:value="0.0454035898789521" calcext:value-type="float">
            <text:p>0.045403589878952</text:p>
          </table:table-cell>
          <table:table-cell table:formula="of:=[.F$3]*SIN([.$C68]*PI())" office:value-type="float" office:value="0.0891095624840786" calcext:value-type="float">
            <text:p>0.089109562484079</text:p>
          </table:table-cell>
          <table:table-cell table:formula="of:=[.H$3]*COS([.$C68]*PI())" office:value-type="float" office:value="0.0454081297839495" calcext:value-type="float">
            <text:p>0.04540812978395</text:p>
          </table:table-cell>
          <table:table-cell table:formula="of:=[.H$3]*SIN([.$C68]*PI())" office:value-type="float" office:value="0.0891184725493205" calcext:value-type="float">
            <text:p>0.089118472549321</text:p>
          </table:table-cell>
          <table:table-cell table:formula="of:=[.J$3]*COS([.$C68]*PI())" office:value-type="float" office:value="0.0454489889289261" calcext:value-type="float">
            <text:p>0.045448988928926</text:p>
          </table:table-cell>
          <table:table-cell table:formula="of:=[.J$3]*SIN([.$C68]*PI())" office:value-type="float" office:value="0.0891986631364975" calcext:value-type="float">
            <text:p>0.089198663136498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C68]+2/360" office:value-type="float" office:value="0.355555555555555" calcext:value-type="float">
            <text:p>0.355555555555555</text:p>
          </table:table-cell>
          <table:table-cell table:formula="of:=[.D$3]*COS([.$C69]*PI())" office:value-type="float" office:value="0.0438371146789078" calcext:value-type="float">
            <text:p>0.043837114678908</text:p>
          </table:table-cell>
          <table:table-cell table:formula="of:=[.D$3]*SIN([.$C69]*PI())" office:value-type="float" office:value="0.0898794046299167" calcext:value-type="float">
            <text:p>0.089879404629917</text:p>
          </table:table-cell>
          <table:table-cell table:formula="of:=[.F$3]*COS([.$C69]*PI())" office:value-type="float" office:value="0.0438414983903757" calcext:value-type="float">
            <text:p>0.043841498390376</text:p>
          </table:table-cell>
          <table:table-cell table:formula="of:=[.F$3]*SIN([.$C69]*PI())" office:value-type="float" office:value="0.0898883925703797" calcext:value-type="float">
            <text:p>0.08988839257038</text:p>
          </table:table-cell>
          <table:table-cell table:formula="of:=[.H$3]*COS([.$C69]*PI())" office:value-type="float" office:value="0.0438458821018436" calcext:value-type="float">
            <text:p>0.043845882101844</text:p>
          </table:table-cell>
          <table:table-cell table:formula="of:=[.H$3]*SIN([.$C69]*PI())" office:value-type="float" office:value="0.0898973805108427" calcext:value-type="float">
            <text:p>0.089897380510843</text:p>
          </table:table-cell>
          <table:table-cell table:formula="of:=[.J$3]*COS([.$C69]*PI())" office:value-type="float" office:value="0.0438853355050546" calcext:value-type="float">
            <text:p>0.043885335505055</text:p>
          </table:table-cell>
          <table:table-cell table:formula="of:=[.J$3]*SIN([.$C69]*PI())" office:value-type="float" office:value="0.0899782719750096" calcext:value-type="float">
            <text:p>0.08997827197501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[.C69]+2/360" office:value-type="float" office:value="0.361111111111111" calcext:value-type="float">
            <text:p>0.361111111111111</text:p>
          </table:table-cell>
          <table:table-cell table:formula="of:=[.D$3]*COS([.$C70]*PI())" office:value-type="float" office:value="0.04226182617407" calcext:value-type="float">
            <text:p>0.04226182617407</text:p>
          </table:table-cell>
          <table:table-cell table:formula="of:=[.D$3]*SIN([.$C70]*PI())" office:value-type="float" office:value="0.090630778703665" calcext:value-type="float">
            <text:p>0.090630778703665</text:p>
          </table:table-cell>
          <table:table-cell table:formula="of:=[.F$3]*COS([.$C70]*PI())" office:value-type="float" office:value="0.0422660523566874" calcext:value-type="float">
            <text:p>0.042266052356688</text:p>
          </table:table-cell>
          <table:table-cell table:formula="of:=[.F$3]*SIN([.$C70]*PI())" office:value-type="float" office:value="0.0906398417815353" calcext:value-type="float">
            <text:p>0.090639841781535</text:p>
          </table:table-cell>
          <table:table-cell table:formula="of:=[.H$3]*COS([.$C70]*PI())" office:value-type="float" office:value="0.0422702785393048" calcext:value-type="float">
            <text:p>0.042270278539305</text:p>
          </table:table-cell>
          <table:table-cell table:formula="of:=[.H$3]*SIN([.$C70]*PI())" office:value-type="float" office:value="0.0906489048594057" calcext:value-type="float">
            <text:p>0.090648904859406</text:p>
          </table:table-cell>
          <table:table-cell table:formula="of:=[.J$3]*COS([.$C70]*PI())" office:value-type="float" office:value="0.0423083141828615" calcext:value-type="float">
            <text:p>0.042308314182862</text:p>
          </table:table-cell>
          <table:table-cell table:formula="of:=[.J$3]*SIN([.$C70]*PI())" office:value-type="float" office:value="0.090730472560239" calcext:value-type="float">
            <text:p>0.090730472560239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C70]+2/360" office:value-type="float" office:value="0.366666666666666" calcext:value-type="float">
            <text:p>0.366666666666666</text:p>
          </table:table-cell>
          <table:table-cell table:formula="of:=[.D$3]*COS([.$C71]*PI())" office:value-type="float" office:value="0.0406736643075801" calcext:value-type="float">
            <text:p>0.04067366430758</text:p>
          </table:table-cell>
          <table:table-cell table:formula="of:=[.D$3]*SIN([.$C71]*PI())" office:value-type="float" office:value="0.0913545457642601" calcext:value-type="float">
            <text:p>0.09135454576426</text:p>
          </table:table-cell>
          <table:table-cell table:formula="of:=[.F$3]*COS([.$C71]*PI())" office:value-type="float" office:value="0.0406777316740109" calcext:value-type="float">
            <text:p>0.040677731674011</text:p>
          </table:table-cell>
          <table:table-cell table:formula="of:=[.F$3]*SIN([.$C71]*PI())" office:value-type="float" office:value="0.0913636812188365" calcext:value-type="float">
            <text:p>0.091363681218837</text:p>
          </table:table-cell>
          <table:table-cell table:formula="of:=[.H$3]*COS([.$C71]*PI())" office:value-type="float" office:value="0.0406817990404416" calcext:value-type="float">
            <text:p>0.040681799040442</text:p>
          </table:table-cell>
          <table:table-cell table:formula="of:=[.H$3]*SIN([.$C71]*PI())" office:value-type="float" office:value="0.0913728166734129" calcext:value-type="float">
            <text:p>0.091372816673413</text:p>
          </table:table-cell>
          <table:table-cell table:formula="of:=[.J$3]*COS([.$C71]*PI())" office:value-type="float" office:value="0.0407184053383185" calcext:value-type="float">
            <text:p>0.040718405338319</text:p>
          </table:table-cell>
          <table:table-cell table:formula="of:=[.J$3]*SIN([.$C71]*PI())" office:value-type="float" office:value="0.0914550357646007" calcext:value-type="float">
            <text:p>0.09145503576460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C71]+2/360" office:value-type="float" office:value="0.372222222222222" calcext:value-type="float">
            <text:p>0.372222222222222</text:p>
          </table:table-cell>
          <table:table-cell table:formula="of:=[.D$3]*COS([.$C72]*PI())" office:value-type="float" office:value="0.0390731128489275" calcext:value-type="float">
            <text:p>0.039073112848928</text:p>
          </table:table-cell>
          <table:table-cell table:formula="of:=[.D$3]*SIN([.$C72]*PI())" office:value-type="float" office:value="0.092050485345244" calcext:value-type="float">
            <text:p>0.092050485345244</text:p>
          </table:table-cell>
          <table:table-cell table:formula="of:=[.F$3]*COS([.$C72]*PI())" office:value-type="float" office:value="0.0390770201602124" calcext:value-type="float">
            <text:p>0.039077020160212</text:p>
          </table:table-cell>
          <table:table-cell table:formula="of:=[.F$3]*SIN([.$C72]*PI())" office:value-type="float" office:value="0.0920596903937785" calcext:value-type="float">
            <text:p>0.092059690393779</text:p>
          </table:table-cell>
          <table:table-cell table:formula="of:=[.H$3]*COS([.$C72]*PI())" office:value-type="float" office:value="0.0390809274714973" calcext:value-type="float">
            <text:p>0.039080927471497</text:p>
          </table:table-cell>
          <table:table-cell table:formula="of:=[.H$3]*SIN([.$C72]*PI())" office:value-type="float" office:value="0.092068895442313" calcext:value-type="float">
            <text:p>0.092068895442313</text:p>
          </table:table-cell>
          <table:table-cell table:formula="of:=[.J$3]*COS([.$C72]*PI())" office:value-type="float" office:value="0.0391160932730613" calcext:value-type="float">
            <text:p>0.039116093273061</text:p>
          </table:table-cell>
          <table:table-cell table:formula="of:=[.J$3]*SIN([.$C72]*PI())" office:value-type="float" office:value="0.0921517408791238" calcext:value-type="float">
            <text:p>0.09215174087912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[.C72]+2/360" office:value-type="float" office:value="0.377777777777777" calcext:value-type="float">
            <text:p>0.377777777777777</text:p>
          </table:table-cell>
          <table:table-cell table:formula="of:=[.D$3]*COS([.$C73]*PI())" office:value-type="float" office:value="0.0374606593415913" calcext:value-type="float">
            <text:p>0.037460659341591</text:p>
          </table:table-cell>
          <table:table-cell table:formula="of:=[.D$3]*SIN([.$C73]*PI())" office:value-type="float" office:value="0.0927183854566787" calcext:value-type="float">
            <text:p>0.092718385456679</text:p>
          </table:table-cell>
          <table:table-cell table:formula="of:=[.F$3]*COS([.$C73]*PI())" office:value-type="float" office:value="0.0374644054075255" calcext:value-type="float">
            <text:p>0.037464405407526</text:p>
          </table:table-cell>
          <table:table-cell table:formula="of:=[.F$3]*SIN([.$C73]*PI())" office:value-type="float" office:value="0.0927276572952244" calcext:value-type="float">
            <text:p>0.092727657295224</text:p>
          </table:table-cell>
          <table:table-cell table:formula="of:=[.H$3]*COS([.$C73]*PI())" office:value-type="float" office:value="0.0374681514734596" calcext:value-type="float">
            <text:p>0.03746815147346</text:p>
          </table:table-cell>
          <table:table-cell table:formula="of:=[.H$3]*SIN([.$C73]*PI())" office:value-type="float" office:value="0.09273692913377" calcext:value-type="float">
            <text:p>0.09273692913377</text:p>
          </table:table-cell>
          <table:table-cell table:formula="of:=[.J$3]*COS([.$C73]*PI())" office:value-type="float" office:value="0.0375018660668671" calcext:value-type="float">
            <text:p>0.037501866066867</text:p>
          </table:table-cell>
          <table:table-cell table:formula="of:=[.J$3]*SIN([.$C73]*PI())" office:value-type="float" office:value="0.0928203756806811" calcext:value-type="float">
            <text:p>0.09282037568068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C73]+2/360" office:value-type="float" office:value="0.383333333333333" calcext:value-type="float">
            <text:p>0.383333333333333</text:p>
          </table:table-cell>
          <table:table-cell table:formula="of:=[.D$3]*COS([.$C74]*PI())" office:value-type="float" office:value="0.0358367949545301" calcext:value-type="float">
            <text:p>0.03583679495453</text:p>
          </table:table-cell>
          <table:table-cell table:formula="of:=[.D$3]*SIN([.$C74]*PI())" office:value-type="float" office:value="0.0933580426497201" calcext:value-type="float">
            <text:p>0.09335804264972</text:p>
          </table:table-cell>
          <table:table-cell table:formula="of:=[.F$3]*COS([.$C74]*PI())" office:value-type="float" office:value="0.0358403786340256" calcext:value-type="float">
            <text:p>0.035840378634026</text:p>
          </table:table-cell>
          <table:table-cell table:formula="of:=[.F$3]*SIN([.$C74]*PI())" office:value-type="float" office:value="0.0933673784539851" calcext:value-type="float">
            <text:p>0.093367378453985</text:p>
          </table:table-cell>
          <table:table-cell table:formula="of:=[.H$3]*COS([.$C74]*PI())" office:value-type="float" office:value="0.035843962313521" calcext:value-type="float">
            <text:p>0.035843962313521</text:p>
          </table:table-cell>
          <table:table-cell table:formula="of:=[.H$3]*SIN([.$C74]*PI())" office:value-type="float" office:value="0.0933767142582501" calcext:value-type="float">
            <text:p>0.09337671425825</text:p>
          </table:table-cell>
          <table:table-cell table:formula="of:=[.J$3]*COS([.$C74]*PI())" office:value-type="float" office:value="0.0358762154289801" calcext:value-type="float">
            <text:p>0.03587621542898</text:p>
          </table:table-cell>
          <table:table-cell table:formula="of:=[.J$3]*SIN([.$C74]*PI())" office:value-type="float" office:value="0.0934607364966348" calcext:value-type="float">
            <text:p>0.093460736496635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C74]+2/360" office:value-type="float" office:value="0.388888888888888" calcext:value-type="float">
            <text:p>0.388888888888888</text:p>
          </table:table-cell>
          <table:table-cell table:formula="of:=[.D$3]*COS([.$C75]*PI())" office:value-type="float" office:value="0.034202014332567" calcext:value-type="float">
            <text:p>0.034202014332567</text:p>
          </table:table-cell>
          <table:table-cell table:formula="of:=[.D$3]*SIN([.$C75]*PI())" office:value-type="float" office:value="0.0939692620785908" calcext:value-type="float">
            <text:p>0.093969262078591</text:p>
          </table:table-cell>
          <table:table-cell table:formula="of:=[.F$3]*COS([.$C75]*PI())" office:value-type="float" office:value="0.0342054345340002" calcext:value-type="float">
            <text:p>0.034205434534</text:p>
          </table:table-cell>
          <table:table-cell table:formula="of:=[.F$3]*SIN([.$C75]*PI())" office:value-type="float" office:value="0.0939786590047986" calcext:value-type="float">
            <text:p>0.093978659004799</text:p>
          </table:table-cell>
          <table:table-cell table:formula="of:=[.H$3]*COS([.$C75]*PI())" office:value-type="float" office:value="0.0342088547354335" calcext:value-type="float">
            <text:p>0.034208854735434</text:p>
          </table:table-cell>
          <table:table-cell table:formula="of:=[.H$3]*SIN([.$C75]*PI())" office:value-type="float" office:value="0.0939880559310065" calcext:value-type="float">
            <text:p>0.093988055931007</text:p>
          </table:table-cell>
          <table:table-cell table:formula="of:=[.J$3]*COS([.$C75]*PI())" office:value-type="float" office:value="0.0342396365483328" calcext:value-type="float">
            <text:p>0.034239636548333</text:p>
          </table:table-cell>
          <table:table-cell table:formula="of:=[.J$3]*SIN([.$C75]*PI())" office:value-type="float" office:value="0.0940726282668772" calcext:value-type="float">
            <text:p>0.09407262826687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C75]+2/360" office:value-type="float" office:value="0.394444444444444" calcext:value-type="float">
            <text:p>0.394444444444444</text:p>
          </table:table-cell>
          <table:table-cell table:formula="of:=[.D$3]*COS([.$C76]*PI())" office:value-type="float" office:value="0.0325568154457158" calcext:value-type="float">
            <text:p>0.032556815445716</text:p>
          </table:table-cell>
          <table:table-cell table:formula="of:=[.D$3]*SIN([.$C76]*PI())" office:value-type="float" office:value="0.0945518575599317" calcext:value-type="float">
            <text:p>0.094551857559932</text:p>
          </table:table-cell>
          <table:table-cell table:formula="of:=[.F$3]*COS([.$C76]*PI())" office:value-type="float" office:value="0.0325600711272604" calcext:value-type="float">
            <text:p>0.03256007112726</text:p>
          </table:table-cell>
          <table:table-cell table:formula="of:=[.F$3]*SIN([.$C76]*PI())" office:value-type="float" office:value="0.0945613127456876" calcext:value-type="float">
            <text:p>0.094561312745688</text:p>
          </table:table-cell>
          <table:table-cell table:formula="of:=[.H$3]*COS([.$C76]*PI())" office:value-type="float" office:value="0.0325633268088049" calcext:value-type="float">
            <text:p>0.032563326808805</text:p>
          </table:table-cell>
          <table:table-cell table:formula="of:=[.H$3]*SIN([.$C76]*PI())" office:value-type="float" office:value="0.0945707679314436" calcext:value-type="float">
            <text:p>0.094570767931444</text:p>
          </table:table-cell>
          <table:table-cell table:formula="of:=[.J$3]*COS([.$C76]*PI())" office:value-type="float" office:value="0.0325926279427061" calcext:value-type="float">
            <text:p>0.032592627942706</text:p>
          </table:table-cell>
          <table:table-cell table:formula="of:=[.J$3]*SIN([.$C76]*PI())" office:value-type="float" office:value="0.0946558646032476" calcext:value-type="float">
            <text:p>0.094655864603248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C76]+2/360" office:value-type="float" office:value="0.4" calcext:value-type="float">
            <text:p>0.4</text:p>
          </table:table-cell>
          <table:table-cell table:formula="of:=[.D$3]*COS([.$C77]*PI())" office:value-type="float" office:value="0.0309016994374949" calcext:value-type="float">
            <text:p>0.030901699437495</text:p>
          </table:table-cell>
          <table:table-cell table:formula="of:=[.D$3]*SIN([.$C77]*PI())" office:value-type="float" office:value="0.0951056516295153" calcext:value-type="float">
            <text:p>0.095105651629515</text:p>
          </table:table-cell>
          <table:table-cell table:formula="of:=[.F$3]*COS([.$C77]*PI())" office:value-type="float" office:value="0.0309047896074386" calcext:value-type="float">
            <text:p>0.030904789607439</text:p>
          </table:table-cell>
          <table:table-cell table:formula="of:=[.F$3]*SIN([.$C77]*PI())" office:value-type="float" office:value="0.0951151621946783" calcext:value-type="float">
            <text:p>0.095115162194678</text:p>
          </table:table-cell>
          <table:table-cell table:formula="of:=[.H$3]*COS([.$C77]*PI())" office:value-type="float" office:value="0.0309078797773824" calcext:value-type="float">
            <text:p>0.030907879777382</text:p>
          </table:table-cell>
          <table:table-cell table:formula="of:=[.H$3]*SIN([.$C77]*PI())" office:value-type="float" office:value="0.0951246727598412" calcext:value-type="float">
            <text:p>0.095124672759841</text:p>
          </table:table-cell>
          <table:table-cell table:formula="of:=[.J$3]*COS([.$C77]*PI())" office:value-type="float" office:value="0.0309356913068761" calcext:value-type="float">
            <text:p>0.030935691306876</text:p>
          </table:table-cell>
          <table:table-cell table:formula="of:=[.J$3]*SIN([.$C77]*PI())" office:value-type="float" office:value="0.0952102678463078" calcext:value-type="float">
            <text:p>0.09521026784630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C77]+2/360" office:value-type="float" office:value="0.405555555555555" calcext:value-type="float">
            <text:p>0.405555555555555</text:p>
          </table:table-cell>
          <table:table-cell table:formula="of:=[.D$3]*COS([.$C78]*PI())" office:value-type="float" office:value="0.0292371704722738" calcext:value-type="float">
            <text:p>0.029237170472274</text:p>
          </table:table-cell>
          <table:table-cell table:formula="of:=[.D$3]*SIN([.$C78]*PI())" office:value-type="float" office:value="0.0956304755963035" calcext:value-type="float">
            <text:p>0.095630475596304</text:p>
          </table:table-cell>
          <table:table-cell table:formula="of:=[.F$3]*COS([.$C78]*PI())" office:value-type="float" office:value="0.029240094189321" calcext:value-type="float">
            <text:p>0.029240094189321</text:p>
          </table:table-cell>
          <table:table-cell table:formula="of:=[.F$3]*SIN([.$C78]*PI())" office:value-type="float" office:value="0.0956400386438631" calcext:value-type="float">
            <text:p>0.095640038643863</text:p>
          </table:table-cell>
          <table:table-cell table:formula="of:=[.H$3]*COS([.$C78]*PI())" office:value-type="float" office:value="0.0292430179063683" calcext:value-type="float">
            <text:p>0.029243017906368</text:p>
          </table:table-cell>
          <table:table-cell table:formula="of:=[.H$3]*SIN([.$C78]*PI())" office:value-type="float" office:value="0.0956496016914228" calcext:value-type="float">
            <text:p>0.095649601691423</text:p>
          </table:table-cell>
          <table:table-cell table:formula="of:=[.J$3]*COS([.$C78]*PI())" office:value-type="float" office:value="0.0292693313597933" calcext:value-type="float">
            <text:p>0.029269331359793</text:p>
          </table:table-cell>
          <table:table-cell table:formula="of:=[.J$3]*SIN([.$C78]*PI())" office:value-type="float" office:value="0.0957356691194594" calcext:value-type="float">
            <text:p>0.09573566911946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C78]+2/360" office:value-type="float" office:value="0.411111111111111" calcext:value-type="float">
            <text:p>0.411111111111111</text:p>
          </table:table-cell>
          <table:table-cell table:formula="of:=[.D$3]*COS([.$C79]*PI())" office:value-type="float" office:value="0.0275637355817001" calcext:value-type="float">
            <text:p>0.0275637355817</text:p>
          </table:table-cell>
          <table:table-cell table:formula="of:=[.D$3]*SIN([.$C79]*PI())" office:value-type="float" office:value="0.0961261695938319" calcext:value-type="float">
            <text:p>0.096126169593832</text:p>
          </table:table-cell>
          <table:table-cell table:formula="of:=[.F$3]*COS([.$C79]*PI())" office:value-type="float" office:value="0.0275664919552582" calcext:value-type="float">
            <text:p>0.027566491955258</text:p>
          </table:table-cell>
          <table:table-cell table:formula="of:=[.F$3]*SIN([.$C79]*PI())" office:value-type="float" office:value="0.0961357822107912" calcext:value-type="float">
            <text:p>0.096135782210791</text:p>
          </table:table-cell>
          <table:table-cell table:formula="of:=[.H$3]*COS([.$C79]*PI())" office:value-type="float" office:value="0.0275692483288164" calcext:value-type="float">
            <text:p>0.027569248328816</text:p>
          </table:table-cell>
          <table:table-cell table:formula="of:=[.H$3]*SIN([.$C79]*PI())" office:value-type="float" office:value="0.0961453948277506" calcext:value-type="float">
            <text:p>0.096145394827751</text:p>
          </table:table-cell>
          <table:table-cell table:formula="of:=[.J$3]*COS([.$C79]*PI())" office:value-type="float" office:value="0.0275940556908399" calcext:value-type="float">
            <text:p>0.02759405569084</text:p>
          </table:table-cell>
          <table:table-cell table:formula="of:=[.J$3]*SIN([.$C79]*PI())" office:value-type="float" office:value="0.0962319083803851" calcext:value-type="float">
            <text:p>0.096231908380385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C79]+2/360" office:value-type="float" office:value="0.416666666666666" calcext:value-type="float">
            <text:p>0.416666666666666</text:p>
          </table:table-cell>
          <table:table-cell table:formula="of:=[.D$3]*COS([.$C80]*PI())" office:value-type="float" office:value="0.0258819045102522" calcext:value-type="float">
            <text:p>0.025881904510252</text:p>
          </table:table-cell>
          <table:table-cell table:formula="of:=[.D$3]*SIN([.$C80]*PI())" office:value-type="float" office:value="0.0965925826289068" calcext:value-type="float">
            <text:p>0.096592582628907</text:p>
          </table:table-cell>
          <table:table-cell table:formula="of:=[.F$3]*COS([.$C80]*PI())" office:value-type="float" office:value="0.0258844927007032" calcext:value-type="float">
            <text:p>0.025884492700703</text:p>
          </table:table-cell>
          <table:table-cell table:formula="of:=[.F$3]*SIN([.$C80]*PI())" office:value-type="float" office:value="0.0966022418871697" calcext:value-type="float">
            <text:p>0.09660224188717</text:p>
          </table:table-cell>
          <table:table-cell table:formula="of:=[.H$3]*COS([.$C80]*PI())" office:value-type="float" office:value="0.0258870808911543" calcext:value-type="float">
            <text:p>0.025887080891154</text:p>
          </table:table-cell>
          <table:table-cell table:formula="of:=[.H$3]*SIN([.$C80]*PI())" office:value-type="float" office:value="0.0966119011454326" calcext:value-type="float">
            <text:p>0.096611901145433</text:p>
          </table:table-cell>
          <table:table-cell table:formula="of:=[.J$3]*COS([.$C80]*PI())" office:value-type="float" office:value="0.0259103746052135" calcext:value-type="float">
            <text:p>0.025910374605214</text:p>
          </table:table-cell>
          <table:table-cell table:formula="of:=[.J$3]*SIN([.$C80]*PI())" office:value-type="float" office:value="0.0966988344697986" calcext:value-type="float">
            <text:p>0.09669883446979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[.C80]+2/360" office:value-type="float" office:value="0.422222222222222" calcext:value-type="float">
            <text:p>0.422222222222222</text:p>
          </table:table-cell>
          <table:table-cell table:formula="of:=[.D$3]*COS([.$C81]*PI())" office:value-type="float" office:value="0.0241921895599669" calcext:value-type="float">
            <text:p>0.024192189559967</text:p>
          </table:table-cell>
          <table:table-cell table:formula="of:=[.D$3]*SIN([.$C81]*PI())" office:value-type="float" office:value="0.0970295726275996" calcext:value-type="float">
            <text:p>0.0970295726276</text:p>
          </table:table-cell>
          <table:table-cell table:formula="of:=[.F$3]*COS([.$C81]*PI())" office:value-type="float" office:value="0.0241946087789229" calcext:value-type="float">
            <text:p>0.024194608778923</text:p>
          </table:table-cell>
          <table:table-cell table:formula="of:=[.F$3]*SIN([.$C81]*PI())" office:value-type="float" office:value="0.0970392755848624" calcext:value-type="float">
            <text:p>0.097039275584862</text:p>
          </table:table-cell>
          <table:table-cell table:formula="of:=[.H$3]*COS([.$C81]*PI())" office:value-type="float" office:value="0.0241970279978789" calcext:value-type="float">
            <text:p>0.024197027997879</text:p>
          </table:table-cell>
          <table:table-cell table:formula="of:=[.H$3]*SIN([.$C81]*PI())" office:value-type="float" office:value="0.0970489785421251" calcext:value-type="float">
            <text:p>0.097048978542125</text:p>
          </table:table-cell>
          <table:table-cell table:formula="of:=[.J$3]*COS([.$C81]*PI())" office:value-type="float" office:value="0.0242188009684829" calcext:value-type="float">
            <text:p>0.024218800968483</text:p>
          </table:table-cell>
          <table:table-cell table:formula="of:=[.J$3]*SIN([.$C81]*PI())" office:value-type="float" office:value="0.09713630515749" calcext:value-type="float">
            <text:p>0.09713630515749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[.C81]+2/360" office:value-type="float" office:value="0.427777777777777" calcext:value-type="float">
            <text:p>0.427777777777777</text:p>
          </table:table-cell>
          <table:table-cell table:formula="of:=[.D$3]*COS([.$C82]*PI())" office:value-type="float" office:value="0.0224951054343867" calcext:value-type="float">
            <text:p>0.022495105434387</text:p>
          </table:table-cell>
          <table:table-cell table:formula="of:=[.D$3]*SIN([.$C82]*PI())" office:value-type="float" office:value="0.0974370064785235" calcext:value-type="float">
            <text:p>0.097437006478524</text:p>
          </table:table-cell>
          <table:table-cell table:formula="of:=[.F$3]*COS([.$C82]*PI())" office:value-type="float" office:value="0.0224973549449301" calcext:value-type="float">
            <text:p>0.02249735494493</text:p>
          </table:table-cell>
          <table:table-cell table:formula="of:=[.F$3]*SIN([.$C82]*PI())" office:value-type="float" office:value="0.0974467501791713" calcext:value-type="float">
            <text:p>0.097446750179171</text:p>
          </table:table-cell>
          <table:table-cell table:formula="of:=[.H$3]*COS([.$C82]*PI())" office:value-type="float" office:value="0.0224996044554735" calcext:value-type="float">
            <text:p>0.022499604455474</text:p>
          </table:table-cell>
          <table:table-cell table:formula="of:=[.H$3]*SIN([.$C82]*PI())" office:value-type="float" office:value="0.0974564938798192" calcext:value-type="float">
            <text:p>0.097456493879819</text:p>
          </table:table-cell>
          <table:table-cell table:formula="of:=[.J$3]*COS([.$C82]*PI())" office:value-type="float" office:value="0.0225198500503645" calcext:value-type="float">
            <text:p>0.022519850050365</text:p>
          </table:table-cell>
          <table:table-cell table:formula="of:=[.J$3]*SIN([.$C82]*PI())" office:value-type="float" office:value="0.0975441871856499" calcext:value-type="float">
            <text:p>0.09754418718565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[.C82]+2/360" office:value-type="float" office:value="0.433333333333333" calcext:value-type="float">
            <text:p>0.433333333333333</text:p>
          </table:table-cell>
          <table:table-cell table:formula="of:=[.D$3]*COS([.$C83]*PI())" office:value-type="float" office:value="0.0207911690817761" calcext:value-type="float">
            <text:p>0.020791169081776</text:p>
          </table:table-cell>
          <table:table-cell table:formula="of:=[.D$3]*SIN([.$C83]*PI())" office:value-type="float" office:value="0.0978147600733805" calcext:value-type="float">
            <text:p>0.097814760073381</text:p>
          </table:table-cell>
          <table:table-cell table:formula="of:=[.F$3]*COS([.$C83]*PI())" office:value-type="float" office:value="0.0207932481986843" calcext:value-type="float">
            <text:p>0.020793248198684</text:p>
          </table:table-cell>
          <table:table-cell table:formula="of:=[.F$3]*SIN([.$C83]*PI())" office:value-type="float" office:value="0.0978245415493879" calcext:value-type="float">
            <text:p>0.097824541549388</text:p>
          </table:table-cell>
          <table:table-cell table:formula="of:=[.H$3]*COS([.$C83]*PI())" office:value-type="float" office:value="0.0207953273155925" calcext:value-type="float">
            <text:p>0.020795327315593</text:p>
          </table:table-cell>
          <table:table-cell table:formula="of:=[.H$3]*SIN([.$C83]*PI())" office:value-type="float" office:value="0.0978343230253952" calcext:value-type="float">
            <text:p>0.097834323025395</text:p>
          </table:table-cell>
          <table:table-cell table:formula="of:=[.J$3]*COS([.$C83]*PI())" office:value-type="float" office:value="0.020814039367766" calcext:value-type="float">
            <text:p>0.020814039367766</text:p>
          </table:table-cell>
          <table:table-cell table:formula="of:=[.J$3]*SIN([.$C83]*PI())" office:value-type="float" office:value="0.0979223563094613" calcext:value-type="float">
            <text:p>0.09792235630946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C83]+2/360" office:value-type="float" office:value="0.438888888888888" calcext:value-type="float">
            <text:p>0.438888888888888</text:p>
          </table:table-cell>
          <table:table-cell table:formula="of:=[.D$3]*COS([.$C84]*PI())" office:value-type="float" office:value="0.0190808995376547" calcext:value-type="float">
            <text:p>0.019080899537655</text:p>
          </table:table-cell>
          <table:table-cell table:formula="of:=[.D$3]*SIN([.$C84]*PI())" office:value-type="float" office:value="0.0981627183447664" calcext:value-type="float">
            <text:p>0.098162718344766</text:p>
          </table:table-cell>
          <table:table-cell table:formula="of:=[.F$3]*COS([.$C84]*PI())" office:value-type="float" office:value="0.0190828076276084" calcext:value-type="float">
            <text:p>0.019082807627609</text:p>
          </table:table-cell>
          <table:table-cell table:formula="of:=[.F$3]*SIN([.$C84]*PI())" office:value-type="float" office:value="0.0981725346166008" calcext:value-type="float">
            <text:p>0.098172534616601</text:p>
          </table:table-cell>
          <table:table-cell table:formula="of:=[.H$3]*COS([.$C84]*PI())" office:value-type="float" office:value="0.0190847157175622" calcext:value-type="float">
            <text:p>0.019084715717562</text:p>
          </table:table-cell>
          <table:table-cell table:formula="of:=[.H$3]*SIN([.$C84]*PI())" office:value-type="float" office:value="0.0981823508884353" calcext:value-type="float">
            <text:p>0.098182350888435</text:p>
          </table:table-cell>
          <table:table-cell table:formula="of:=[.J$3]*COS([.$C84]*PI())" office:value-type="float" office:value="0.0191018885271461" calcext:value-type="float">
            <text:p>0.019101888527146</text:p>
          </table:table-cell>
          <table:table-cell table:formula="of:=[.J$3]*SIN([.$C84]*PI())" office:value-type="float" office:value="0.0982706973349456" calcext:value-type="float">
            <text:p>0.098270697334946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[.C84]+2/360" office:value-type="float" office:value="0.444444444444444" calcext:value-type="float">
            <text:p>0.444444444444444</text:p>
          </table:table-cell>
          <table:table-cell table:formula="of:=[.D$3]*COS([.$C85]*PI())" office:value-type="float" office:value="0.0173648177666932" calcext:value-type="float">
            <text:p>0.017364817766693</text:p>
          </table:table-cell>
          <table:table-cell table:formula="of:=[.D$3]*SIN([.$C85]*PI())" office:value-type="float" office:value="0.0984807753012208" calcext:value-type="float">
            <text:p>0.098480775301221</text:p>
          </table:table-cell>
          <table:table-cell table:formula="of:=[.F$3]*COS([.$C85]*PI())" office:value-type="float" office:value="0.0173665542484699" calcext:value-type="float">
            <text:p>0.01736655424847</text:p>
          </table:table-cell>
          <table:table-cell table:formula="of:=[.F$3]*SIN([.$C85]*PI())" office:value-type="float" office:value="0.0984906233787509" calcext:value-type="float">
            <text:p>0.098490623378751</text:p>
          </table:table-cell>
          <table:table-cell table:formula="of:=[.H$3]*COS([.$C85]*PI())" office:value-type="float" office:value="0.0173682907302466" calcext:value-type="float">
            <text:p>0.017368290730247</text:p>
          </table:table-cell>
          <table:table-cell table:formula="of:=[.H$3]*SIN([.$C85]*PI())" office:value-type="float" office:value="0.098500471456281" calcext:value-type="float">
            <text:p>0.098500471456281</text:p>
          </table:table-cell>
          <table:table-cell table:formula="of:=[.J$3]*COS([.$C85]*PI())" office:value-type="float" office:value="0.0173839190662366" calcext:value-type="float">
            <text:p>0.017383919066237</text:p>
          </table:table-cell>
          <table:table-cell table:formula="of:=[.J$3]*SIN([.$C85]*PI())" office:value-type="float" office:value="0.0985891041540521" calcext:value-type="float">
            <text:p>0.098589104154052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[.C85]+2/360" office:value-type="float" office:value="0.449999999999999" calcext:value-type="float">
            <text:p>0.449999999999999</text:p>
          </table:table-cell>
          <table:table-cell table:formula="of:=[.D$3]*COS([.$C86]*PI())" office:value-type="float" office:value="0.0156434465040233" calcext:value-type="float">
            <text:p>0.015643446504023</text:p>
          </table:table-cell>
          <table:table-cell table:formula="of:=[.D$3]*SIN([.$C86]*PI())" office:value-type="float" office:value="0.0987688340595138" calcext:value-type="float">
            <text:p>0.098768834059514</text:p>
          </table:table-cell>
          <table:table-cell table:formula="of:=[.F$3]*COS([.$C86]*PI())" office:value-type="float" office:value="0.0156450108486737" calcext:value-type="float">
            <text:p>0.015645010848674</text:p>
          </table:table-cell>
          <table:table-cell table:formula="of:=[.F$3]*SIN([.$C86]*PI())" office:value-type="float" office:value="0.0987787109429197" calcext:value-type="float">
            <text:p>0.09877871094292</text:p>
          </table:table-cell>
          <table:table-cell table:formula="of:=[.H$3]*COS([.$C86]*PI())" office:value-type="float" office:value="0.0156465751933241" calcext:value-type="float">
            <text:p>0.015646575193324</text:p>
          </table:table-cell>
          <table:table-cell table:formula="of:=[.H$3]*SIN([.$C86]*PI())" office:value-type="float" office:value="0.0987885878263256" calcext:value-type="float">
            <text:p>0.098788587826326</text:p>
          </table:table-cell>
          <table:table-cell table:formula="of:=[.J$3]*COS([.$C86]*PI())" office:value-type="float" office:value="0.0156606542951777" calcext:value-type="float">
            <text:p>0.015660654295178</text:p>
          </table:table-cell>
          <table:table-cell table:formula="of:=[.J$3]*SIN([.$C86]*PI())" office:value-type="float" office:value="0.0988774797769792" calcext:value-type="float">
            <text:p>0.098877479776979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[.C86]+2/360" office:value-type="float" office:value="0.455555555555555" calcext:value-type="float">
            <text:p>0.455555555555555</text:p>
          </table:table-cell>
          <table:table-cell table:formula="of:=[.D$3]*COS([.$C87]*PI())" office:value-type="float" office:value="0.0139173100960067" calcext:value-type="float">
            <text:p>0.013917310096007</text:p>
          </table:table-cell>
          <table:table-cell table:formula="of:=[.D$3]*SIN([.$C87]*PI())" office:value-type="float" office:value="0.099026806874157" calcext:value-type="float">
            <text:p>0.099026806874157</text:p>
          </table:table-cell>
          <table:table-cell table:formula="of:=[.F$3]*COS([.$C87]*PI())" office:value-type="float" office:value="0.0139187018270163" calcext:value-type="float">
            <text:p>0.013918701827016</text:p>
          </table:table-cell>
          <table:table-cell table:formula="of:=[.F$3]*SIN([.$C87]*PI())" office:value-type="float" office:value="0.0990367095548444" calcext:value-type="float">
            <text:p>0.099036709554845</text:p>
          </table:table-cell>
          <table:table-cell table:formula="of:=[.H$3]*COS([.$C87]*PI())" office:value-type="float" office:value="0.0139200935580259" calcext:value-type="float">
            <text:p>0.013920093558026</text:p>
          </table:table-cell>
          <table:table-cell table:formula="of:=[.H$3]*SIN([.$C87]*PI())" office:value-type="float" office:value="0.0990466122355318" calcext:value-type="float">
            <text:p>0.099046612235532</text:p>
          </table:table-cell>
          <table:table-cell table:formula="of:=[.J$3]*COS([.$C87]*PI())" office:value-type="float" office:value="0.0139326191371124" calcext:value-type="float">
            <text:p>0.013932619137112</text:p>
          </table:table-cell>
          <table:table-cell table:formula="of:=[.J$3]*SIN([.$C87]*PI())" office:value-type="float" office:value="0.0991357363617186" calcext:value-type="float">
            <text:p>0.099135736361719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[.C87]+2/360" office:value-type="float" office:value="0.46111111111111" calcext:value-type="float">
            <text:p>0.46111111111111</text:p>
          </table:table-cell>
          <table:table-cell table:formula="of:=[.D$3]*COS([.$C88]*PI())" office:value-type="float" office:value="0.0121869343405149" calcext:value-type="float">
            <text:p>0.012186934340515</text:p>
          </table:table-cell>
          <table:table-cell table:formula="of:=[.D$3]*SIN([.$C88]*PI())" office:value-type="float" office:value="0.0992546151641322" calcext:value-type="float">
            <text:p>0.099254615164132</text:p>
          </table:table-cell>
          <table:table-cell table:formula="of:=[.F$3]*COS([.$C88]*PI())" office:value-type="float" office:value="0.012188153033949" calcext:value-type="float">
            <text:p>0.012188153033949</text:p>
          </table:table-cell>
          <table:table-cell table:formula="of:=[.F$3]*SIN([.$C88]*PI())" office:value-type="float" office:value="0.0992645406256486" calcext:value-type="float">
            <text:p>0.099264540625649</text:p>
          </table:table-cell>
          <table:table-cell table:formula="of:=[.H$3]*COS([.$C88]*PI())" office:value-type="float" office:value="0.0121893717273831" calcext:value-type="float">
            <text:p>0.012189371727383</text:p>
          </table:table-cell>
          <table:table-cell table:formula="of:=[.H$3]*SIN([.$C88]*PI())" office:value-type="float" office:value="0.099274466087165" calcext:value-type="float">
            <text:p>0.099274466087165</text:p>
          </table:table-cell>
          <table:table-cell table:formula="of:=[.J$3]*COS([.$C88]*PI())" office:value-type="float" office:value="0.0122003399682895" calcext:value-type="float">
            <text:p>0.01220033996829</text:p>
          </table:table-cell>
          <table:table-cell table:formula="of:=[.J$3]*SIN([.$C88]*PI())" office:value-type="float" office:value="0.0993637952408127" calcext:value-type="float">
            <text:p>0.099363795240813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C88]+2/360" office:value-type="float" office:value="0.466666666666666" calcext:value-type="float">
            <text:p>0.466666666666666</text:p>
          </table:table-cell>
          <table:table-cell table:formula="of:=[.D$3]*COS([.$C89]*PI())" office:value-type="float" office:value="0.0104528463267656" calcext:value-type="float">
            <text:p>0.010452846326766</text:p>
          </table:table-cell>
          <table:table-cell table:formula="of:=[.D$3]*SIN([.$C89]*PI())" office:value-type="float" office:value="0.0994521895368273" calcext:value-type="float">
            <text:p>0.099452189536827</text:p>
          </table:table-cell>
          <table:table-cell table:formula="of:=[.F$3]*COS([.$C89]*PI())" office:value-type="float" office:value="0.0104538916113982" calcext:value-type="float">
            <text:p>0.010453891611398</text:p>
          </table:table-cell>
          <table:table-cell table:formula="of:=[.F$3]*SIN([.$C89]*PI())" office:value-type="float" office:value="0.099462134755781" calcext:value-type="float">
            <text:p>0.099462134755781</text:p>
          </table:table-cell>
          <table:table-cell table:formula="of:=[.H$3]*COS([.$C89]*PI())" office:value-type="float" office:value="0.0104549368960309" calcext:value-type="float">
            <text:p>0.010454936896031</text:p>
          </table:table-cell>
          <table:table-cell table:formula="of:=[.H$3]*SIN([.$C89]*PI())" office:value-type="float" office:value="0.0994720799747347" calcext:value-type="float">
            <text:p>0.099472079974735</text:p>
          </table:table-cell>
          <table:table-cell table:formula="of:=[.J$3]*COS([.$C89]*PI())" office:value-type="float" office:value="0.010464344457725" calcext:value-type="float">
            <text:p>0.010464344457725</text:p>
          </table:table-cell>
          <table:table-cell table:formula="of:=[.J$3]*SIN([.$C89]*PI())" office:value-type="float" office:value="0.0995615869453178" calcext:value-type="float">
            <text:p>0.099561586945318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[.C89]+2/360" office:value-type="float" office:value="0.472222222222222" calcext:value-type="float">
            <text:p>0.472222222222222</text:p>
          </table:table-cell>
          <table:table-cell table:formula="of:=[.D$3]*COS([.$C90]*PI())" office:value-type="float" office:value="0.00871557427476603" calcext:value-type="float">
            <text:p>0.008715574274766</text:p>
          </table:table-cell>
          <table:table-cell table:formula="of:=[.D$3]*SIN([.$C90]*PI())" office:value-type="float" office:value="0.0996194698091745" calcext:value-type="float">
            <text:p>0.099619469809175</text:p>
          </table:table-cell>
          <table:table-cell table:formula="of:=[.F$3]*COS([.$C90]*PI())" office:value-type="float" office:value="0.00871644583219351" calcext:value-type="float">
            <text:p>0.008716445832194</text:p>
          </table:table-cell>
          <table:table-cell table:formula="of:=[.F$3]*SIN([.$C90]*PI())" office:value-type="float" office:value="0.0996294317561554" calcext:value-type="float">
            <text:p>0.099629431756156</text:p>
          </table:table-cell>
          <table:table-cell table:formula="of:=[.H$3]*COS([.$C90]*PI())" office:value-type="float" office:value="0.00871731738962099" calcext:value-type="float">
            <text:p>0.008717317389621</text:p>
          </table:table-cell>
          <table:table-cell table:formula="of:=[.H$3]*SIN([.$C90]*PI())" office:value-type="float" office:value="0.0996393937031364" calcext:value-type="float">
            <text:p>0.099639393703136</text:p>
          </table:table-cell>
          <table:table-cell table:formula="of:=[.J$3]*COS([.$C90]*PI())" office:value-type="float" office:value="0.00872516140646828" calcext:value-type="float">
            <text:p>0.008725161406468</text:p>
          </table:table-cell>
          <table:table-cell table:formula="of:=[.J$3]*SIN([.$C90]*PI())" office:value-type="float" office:value="0.0997290512259646" calcext:value-type="float">
            <text:p>0.099729051225965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[.C90]+2/360" office:value-type="float" office:value="0.477777777777777" calcext:value-type="float">
            <text:p>0.477777777777777</text:p>
          </table:table-cell>
          <table:table-cell table:formula="of:=[.D$3]*COS([.$C91]*PI())" office:value-type="float" office:value="0.00697564737441275" calcext:value-type="float">
            <text:p>0.006975647374413</text:p>
          </table:table-cell>
          <table:table-cell table:formula="of:=[.D$3]*SIN([.$C91]*PI())" office:value-type="float" office:value="0.0997564050259824" calcext:value-type="float">
            <text:p>0.099756405025982</text:p>
          </table:table-cell>
          <table:table-cell table:formula="of:=[.F$3]*COS([.$C91]*PI())" office:value-type="float" office:value="0.00697634493915019" calcext:value-type="float">
            <text:p>0.00697634493915</text:p>
          </table:table-cell>
          <table:table-cell table:formula="of:=[.F$3]*SIN([.$C91]*PI())" office:value-type="float" office:value="0.099766380666485" calcext:value-type="float">
            <text:p>0.099766380666485</text:p>
          </table:table-cell>
          <table:table-cell table:formula="of:=[.H$3]*COS([.$C91]*PI())" office:value-type="float" office:value="0.00697704250388763" calcext:value-type="float">
            <text:p>0.006977042503888</text:p>
          </table:table-cell>
          <table:table-cell table:formula="of:=[.H$3]*SIN([.$C91]*PI())" office:value-type="float" office:value="0.0997763563069876" calcext:value-type="float">
            <text:p>0.099776356306988</text:p>
          </table:table-cell>
          <table:table-cell table:formula="of:=[.J$3]*COS([.$C91]*PI())" office:value-type="float" office:value="0.0069833205865246" calcext:value-type="float">
            <text:p>0.006983320586525</text:p>
          </table:table-cell>
          <table:table-cell table:formula="of:=[.J$3]*SIN([.$C91]*PI())" office:value-type="float" office:value="0.099866137071511" calcext:value-type="float">
            <text:p>0.099866137071511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[.C91]+2/360" office:value-type="float" office:value="0.483333333333333" calcext:value-type="float">
            <text:p>0.483333333333333</text:p>
          </table:table-cell>
          <table:table-cell table:formula="of:=[.D$3]*COS([.$C92]*PI())" office:value-type="float" office:value="0.00523359562429462" calcext:value-type="float">
            <text:p>0.005233595624295</text:p>
          </table:table-cell>
          <table:table-cell table:formula="of:=[.D$3]*SIN([.$C92]*PI())" office:value-type="float" office:value="0.0998629534754574" calcext:value-type="float">
            <text:p>0.099862953475457</text:p>
          </table:table-cell>
          <table:table-cell table:formula="of:=[.F$3]*COS([.$C92]*PI())" office:value-type="float" office:value="0.00523411898385705" calcext:value-type="float">
            <text:p>0.005234118983857</text:p>
          </table:table-cell>
          <table:table-cell table:formula="of:=[.F$3]*SIN([.$C92]*PI())" office:value-type="float" office:value="0.0998729397708049" calcext:value-type="float">
            <text:p>0.099872939770805</text:p>
          </table:table-cell>
          <table:table-cell table:formula="of:=[.H$3]*COS([.$C92]*PI())" office:value-type="float" office:value="0.00523464234341948" calcext:value-type="float">
            <text:p>0.005234642343419</text:p>
          </table:table-cell>
          <table:table-cell table:formula="of:=[.H$3]*SIN([.$C92]*PI())" office:value-type="float" office:value="0.0998829260661524" calcext:value-type="float">
            <text:p>0.099882926066153</text:p>
          </table:table-cell>
          <table:table-cell table:formula="of:=[.J$3]*COS([.$C92]*PI())" office:value-type="float" office:value="0.00523935257948134" calcext:value-type="float">
            <text:p>0.005239352579481</text:p>
          </table:table-cell>
          <table:table-cell table:formula="of:=[.J$3]*SIN([.$C92]*PI())" office:value-type="float" office:value="0.0999728027242804" calcext:value-type="float">
            <text:p>0.09997280272428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[.C92]+2/360" office:value-type="float" office:value="0.488888888888888" calcext:value-type="float">
            <text:p>0.488888888888888</text:p>
          </table:table-cell>
          <table:table-cell table:formula="of:=[.D$3]*COS([.$C93]*PI())" office:value-type="float" office:value="0.00348994967025033" calcext:value-type="float">
            <text:p>0.00348994967025</text:p>
          </table:table-cell>
          <table:table-cell table:formula="of:=[.D$3]*SIN([.$C93]*PI())" office:value-type="float" office:value="0.0999390827019096" calcext:value-type="float">
            <text:p>0.09993908270191</text:p>
          </table:table-cell>
          <table:table-cell table:formula="of:=[.F$3]*COS([.$C93]*PI())" office:value-type="float" office:value="0.00349029866521735" calcext:value-type="float">
            <text:p>0.003490298665217</text:p>
          </table:table-cell>
          <table:table-cell table:formula="of:=[.F$3]*SIN([.$C93]*PI())" office:value-type="float" office:value="0.0999490766101797" calcext:value-type="float">
            <text:p>0.09994907661018</text:p>
          </table:table-cell>
          <table:table-cell table:formula="of:=[.H$3]*COS([.$C93]*PI())" office:value-type="float" office:value="0.00349064766018438" calcext:value-type="float">
            <text:p>0.003490647660184</text:p>
          </table:table-cell>
          <table:table-cell table:formula="of:=[.H$3]*SIN([.$C93]*PI())" office:value-type="float" office:value="0.09995907051845" calcext:value-type="float">
            <text:p>0.09995907051845</text:p>
          </table:table-cell>
          <table:table-cell table:formula="of:=[.J$3]*COS([.$C93]*PI())" office:value-type="float" office:value="0.00349378861488761" calcext:value-type="float">
            <text:p>0.003493788614888</text:p>
          </table:table-cell>
          <table:table-cell table:formula="of:=[.J$3]*SIN([.$C93]*PI())" office:value-type="float" office:value="0.100049015692882" calcext:value-type="float">
            <text:p>0.100049015692882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C93]+2/360" office:value-type="float" office:value="0.494444444444444" calcext:value-type="float">
            <text:p>0.494444444444444</text:p>
          </table:table-cell>
          <table:table-cell table:formula="of:=[.D$3]*COS([.$C94]*PI())" office:value-type="float" office:value="0.0017452406437286" calcext:value-type="float">
            <text:p>0.001745240643729</text:p>
          </table:table-cell>
          <table:table-cell table:formula="of:=[.D$3]*SIN([.$C94]*PI())" office:value-type="float" office:value="0.0999847695156391" calcext:value-type="float">
            <text:p>0.099984769515639</text:p>
          </table:table-cell>
          <table:table-cell table:formula="of:=[.F$3]*COS([.$C94]*PI())" office:value-type="float" office:value="0.00174541516779298" calcext:value-type="float">
            <text:p>0.001745415167793</text:p>
          </table:table-cell>
          <table:table-cell table:formula="of:=[.F$3]*SIN([.$C94]*PI())" office:value-type="float" office:value="0.0999947679925907" calcext:value-type="float">
            <text:p>0.099994767992591</text:p>
          </table:table-cell>
          <table:table-cell table:formula="of:=[.H$3]*COS([.$C94]*PI())" office:value-type="float" office:value="0.00174558969185735" calcext:value-type="float">
            <text:p>0.001745589691857</text:p>
          </table:table-cell>
          <table:table-cell table:formula="of:=[.H$3]*SIN([.$C94]*PI())" office:value-type="float" office:value="0.100004766469542" calcext:value-type="float">
            <text:p>0.100004766469542</text:p>
          </table:table-cell>
          <table:table-cell table:formula="of:=[.J$3]*COS([.$C94]*PI())" office:value-type="float" office:value="0.00174716040843671" calcext:value-type="float">
            <text:p>0.001747160408437</text:p>
          </table:table-cell>
          <table:table-cell table:formula="of:=[.J$3]*SIN([.$C94]*PI())" office:value-type="float" office:value="0.100094752762106" calcext:value-type="float">
            <text:p>0.100094752762106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[.C94]+2/360" office:value-type="float" office:value="0.499999999999999" calcext:value-type="float">
            <text:p>0.499999999999999</text:p>
          </table:table-cell>
          <table:table-cell table:formula="of:=[.D$3]*COS([.$C95]*PI())" office:value-type="float" office:value="2.50372299413271E-016" calcext:value-type="float">
            <text:p>2.50372299413271E-16</text:p>
          </table:table-cell>
          <table:table-cell table:formula="of:=[.D$3]*SIN([.$C95]*PI())" office:value-type="float" office:value="0.1" calcext:value-type="float">
            <text:p>0.1</text:p>
          </table:table-cell>
          <table:table-cell table:formula="of:=[.F$3]*COS([.$C95]*PI())" office:value-type="float" office:value="2.50397336643213E-016" calcext:value-type="float">
            <text:p>2.50397336643213E-16</text:p>
          </table:table-cell>
          <table:table-cell table:formula="of:=[.F$3]*SIN([.$C95]*PI())" office:value-type="float" office:value="0.10001" calcext:value-type="float">
            <text:p>0.10001</text:p>
          </table:table-cell>
          <table:table-cell table:formula="of:=[.H$3]*COS([.$C95]*PI())" office:value-type="float" office:value="2.50422373873154E-016" calcext:value-type="float">
            <text:p>2.50422373873154E-16</text:p>
          </table:table-cell>
          <table:table-cell table:formula="of:=[.H$3]*SIN([.$C95]*PI())" office:value-type="float" office:value="0.10002" calcext:value-type="float">
            <text:p>0.10002</text:p>
          </table:table-cell>
          <table:table-cell table:formula="of:=[.J$3]*COS([.$C95]*PI())" office:value-type="float" office:value="2.50647708942626E-016" calcext:value-type="float">
            <text:p>2.50647708942626E-16</text:p>
          </table:table-cell>
          <table:table-cell table:formula="of:=[.J$3]*SIN([.$C95]*PI())" office:value-type="float" office:value="0.10011" calcext:value-type="float">
            <text:p>0.10011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[.C95]+2/360" office:value-type="float" office:value="0.505555555555555" calcext:value-type="float">
            <text:p>0.505555555555555</text:p>
          </table:table-cell>
          <table:table-cell table:formula="of:=[.D$3]*COS([.$C96]*PI())" office:value-type="float" office:value="-0.0017452406437281" calcext:value-type="float">
            <text:p>-0.001745240643728</text:p>
          </table:table-cell>
          <table:table-cell table:formula="of:=[.D$3]*SIN([.$C96]*PI())" office:value-type="float" office:value="0.0999847695156391" calcext:value-type="float">
            <text:p>0.099984769515639</text:p>
          </table:table-cell>
          <table:table-cell table:formula="of:=[.F$3]*COS([.$C96]*PI())" office:value-type="float" office:value="-0.00174541516779248" calcext:value-type="float">
            <text:p>-0.001745415167792</text:p>
          </table:table-cell>
          <table:table-cell table:formula="of:=[.F$3]*SIN([.$C96]*PI())" office:value-type="float" office:value="0.0999947679925907" calcext:value-type="float">
            <text:p>0.099994767992591</text:p>
          </table:table-cell>
          <table:table-cell table:formula="of:=[.H$3]*COS([.$C96]*PI())" office:value-type="float" office:value="-0.00174558969185685" calcext:value-type="float">
            <text:p>-0.001745589691857</text:p>
          </table:table-cell>
          <table:table-cell table:formula="of:=[.H$3]*SIN([.$C96]*PI())" office:value-type="float" office:value="0.100004766469542" calcext:value-type="float">
            <text:p>0.100004766469542</text:p>
          </table:table-cell>
          <table:table-cell table:formula="of:=[.J$3]*COS([.$C96]*PI())" office:value-type="float" office:value="-0.0017471604084362" calcext:value-type="float">
            <text:p>-0.001747160408436</text:p>
          </table:table-cell>
          <table:table-cell table:formula="of:=[.J$3]*SIN([.$C96]*PI())" office:value-type="float" office:value="0.100094752762106" calcext:value-type="float">
            <text:p>0.100094752762106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[.C96]+2/360" office:value-type="float" office:value="0.51111111111111" calcext:value-type="float">
            <text:p>0.51111111111111</text:p>
          </table:table-cell>
          <table:table-cell table:formula="of:=[.D$3]*COS([.$C97]*PI())" office:value-type="float" office:value="-0.00348994967024983" calcext:value-type="float">
            <text:p>-0.00348994967025</text:p>
          </table:table-cell>
          <table:table-cell table:formula="of:=[.D$3]*SIN([.$C97]*PI())" office:value-type="float" office:value="0.0999390827019096" calcext:value-type="float">
            <text:p>0.09993908270191</text:p>
          </table:table-cell>
          <table:table-cell table:formula="of:=[.F$3]*COS([.$C97]*PI())" office:value-type="float" office:value="-0.00349029866521685" calcext:value-type="float">
            <text:p>-0.003490298665217</text:p>
          </table:table-cell>
          <table:table-cell table:formula="of:=[.F$3]*SIN([.$C97]*PI())" office:value-type="float" office:value="0.0999490766101798" calcext:value-type="float">
            <text:p>0.09994907661018</text:p>
          </table:table-cell>
          <table:table-cell table:formula="of:=[.H$3]*COS([.$C97]*PI())" office:value-type="float" office:value="-0.00349064766018388" calcext:value-type="float">
            <text:p>-0.003490647660184</text:p>
          </table:table-cell>
          <table:table-cell table:formula="of:=[.H$3]*SIN([.$C97]*PI())" office:value-type="float" office:value="0.09995907051845" calcext:value-type="float">
            <text:p>0.09995907051845</text:p>
          </table:table-cell>
          <table:table-cell table:formula="of:=[.J$3]*COS([.$C97]*PI())" office:value-type="float" office:value="-0.0034937886148871" calcext:value-type="float">
            <text:p>-0.003493788614887</text:p>
          </table:table-cell>
          <table:table-cell table:formula="of:=[.J$3]*SIN([.$C97]*PI())" office:value-type="float" office:value="0.100049015692882" calcext:value-type="float">
            <text:p>0.100049015692882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[.C97]+2/360" office:value-type="float" office:value="0.516666666666666" calcext:value-type="float">
            <text:p>0.516666666666666</text:p>
          </table:table-cell>
          <table:table-cell table:formula="of:=[.D$3]*COS([.$C98]*PI())" office:value-type="float" office:value="-0.00523359562429412" calcext:value-type="float">
            <text:p>-0.005233595624294</text:p>
          </table:table-cell>
          <table:table-cell table:formula="of:=[.D$3]*SIN([.$C98]*PI())" office:value-type="float" office:value="0.0998629534754574" calcext:value-type="float">
            <text:p>0.099862953475458</text:p>
          </table:table-cell>
          <table:table-cell table:formula="of:=[.F$3]*COS([.$C98]*PI())" office:value-type="float" office:value="-0.00523411898385655" calcext:value-type="float">
            <text:p>-0.005234118983857</text:p>
          </table:table-cell>
          <table:table-cell table:formula="of:=[.F$3]*SIN([.$C98]*PI())" office:value-type="float" office:value="0.099872939770805" calcext:value-type="float">
            <text:p>0.099872939770805</text:p>
          </table:table-cell>
          <table:table-cell table:formula="of:=[.H$3]*COS([.$C98]*PI())" office:value-type="float" office:value="-0.00523464234341898" calcext:value-type="float">
            <text:p>-0.005234642343419</text:p>
          </table:table-cell>
          <table:table-cell table:formula="of:=[.H$3]*SIN([.$C98]*PI())" office:value-type="float" office:value="0.0998829260661525" calcext:value-type="float">
            <text:p>0.099882926066153</text:p>
          </table:table-cell>
          <table:table-cell table:formula="of:=[.J$3]*COS([.$C98]*PI())" office:value-type="float" office:value="-0.00523935257948084" calcext:value-type="float">
            <text:p>-0.005239352579481</text:p>
          </table:table-cell>
          <table:table-cell table:formula="of:=[.J$3]*SIN([.$C98]*PI())" office:value-type="float" office:value="0.0999728027242804" calcext:value-type="float">
            <text:p>0.09997280272428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C98]+2/360" office:value-type="float" office:value="0.522222222222221" calcext:value-type="float">
            <text:p>0.522222222222221</text:p>
          </table:table-cell>
          <table:table-cell table:formula="of:=[.D$3]*COS([.$C99]*PI())" office:value-type="float" office:value="-0.00697564737441225" calcext:value-type="float">
            <text:p>-0.006975647374412</text:p>
          </table:table-cell>
          <table:table-cell table:formula="of:=[.D$3]*SIN([.$C99]*PI())" office:value-type="float" office:value="0.0997564050259824" calcext:value-type="float">
            <text:p>0.099756405025983</text:p>
          </table:table-cell>
          <table:table-cell table:formula="of:=[.F$3]*COS([.$C99]*PI())" office:value-type="float" office:value="-0.00697634493914969" calcext:value-type="float">
            <text:p>-0.00697634493915</text:p>
          </table:table-cell>
          <table:table-cell table:formula="of:=[.F$3]*SIN([.$C99]*PI())" office:value-type="float" office:value="0.099766380666485" calcext:value-type="float">
            <text:p>0.099766380666485</text:p>
          </table:table-cell>
          <table:table-cell table:formula="of:=[.H$3]*COS([.$C99]*PI())" office:value-type="float" office:value="-0.00697704250388713" calcext:value-type="float">
            <text:p>-0.006977042503887</text:p>
          </table:table-cell>
          <table:table-cell table:formula="of:=[.H$3]*SIN([.$C99]*PI())" office:value-type="float" office:value="0.0997763563069876" calcext:value-type="float">
            <text:p>0.099776356306988</text:p>
          </table:table-cell>
          <table:table-cell table:formula="of:=[.J$3]*COS([.$C99]*PI())" office:value-type="float" office:value="-0.0069833205865241" calcext:value-type="float">
            <text:p>-0.006983320586524</text:p>
          </table:table-cell>
          <table:table-cell table:formula="of:=[.J$3]*SIN([.$C99]*PI())" office:value-type="float" office:value="0.099866137071511" calcext:value-type="float">
            <text:p>0.099866137071511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C99]+2/360" office:value-type="float" office:value="0.527777777777777" calcext:value-type="float">
            <text:p>0.527777777777777</text:p>
          </table:table-cell>
          <table:table-cell table:formula="of:=[.D$3]*COS([.$C100]*PI())" office:value-type="float" office:value="-0.00871557427476554" calcext:value-type="float">
            <text:p>-0.008715574274766</text:p>
          </table:table-cell>
          <table:table-cell table:formula="of:=[.D$3]*SIN([.$C100]*PI())" office:value-type="float" office:value="0.0996194698091746" calcext:value-type="float">
            <text:p>0.099619469809175</text:p>
          </table:table-cell>
          <table:table-cell table:formula="of:=[.F$3]*COS([.$C100]*PI())" office:value-type="float" office:value="-0.00871644583219301" calcext:value-type="float">
            <text:p>-0.008716445832193</text:p>
          </table:table-cell>
          <table:table-cell table:formula="of:=[.F$3]*SIN([.$C100]*PI())" office:value-type="float" office:value="0.0996294317561555" calcext:value-type="float">
            <text:p>0.099629431756156</text:p>
          </table:table-cell>
          <table:table-cell table:formula="of:=[.H$3]*COS([.$C100]*PI())" office:value-type="float" office:value="-0.00871731738962049" calcext:value-type="float">
            <text:p>-0.00871731738962</text:p>
          </table:table-cell>
          <table:table-cell table:formula="of:=[.H$3]*SIN([.$C100]*PI())" office:value-type="float" office:value="0.0996393937031364" calcext:value-type="float">
            <text:p>0.099639393703136</text:p>
          </table:table-cell>
          <table:table-cell table:formula="of:=[.J$3]*COS([.$C100]*PI())" office:value-type="float" office:value="-0.00872516140646778" calcext:value-type="float">
            <text:p>-0.008725161406468</text:p>
          </table:table-cell>
          <table:table-cell table:formula="of:=[.J$3]*SIN([.$C100]*PI())" office:value-type="float" office:value="0.0997290512259647" calcext:value-type="float">
            <text:p>0.099729051225965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[.C100]+2/360" office:value-type="float" office:value="0.533333333333332" calcext:value-type="float">
            <text:p>0.533333333333332</text:p>
          </table:table-cell>
          <table:table-cell table:formula="of:=[.D$3]*COS([.$C101]*PI())" office:value-type="float" office:value="-0.0104528463267651" calcext:value-type="float">
            <text:p>-0.010452846326765</text:p>
          </table:table-cell>
          <table:table-cell table:formula="of:=[.D$3]*SIN([.$C101]*PI())" office:value-type="float" office:value="0.0994521895368274" calcext:value-type="float">
            <text:p>0.099452189536827</text:p>
          </table:table-cell>
          <table:table-cell table:formula="of:=[.F$3]*COS([.$C101]*PI())" office:value-type="float" office:value="-0.0104538916113977" calcext:value-type="float">
            <text:p>-0.010453891611398</text:p>
          </table:table-cell>
          <table:table-cell table:formula="of:=[.F$3]*SIN([.$C101]*PI())" office:value-type="float" office:value="0.099462134755781" calcext:value-type="float">
            <text:p>0.099462134755781</text:p>
          </table:table-cell>
          <table:table-cell table:formula="of:=[.H$3]*COS([.$C101]*PI())" office:value-type="float" office:value="-0.0104549368960304" calcext:value-type="float">
            <text:p>-0.010454936896031</text:p>
          </table:table-cell>
          <table:table-cell table:formula="of:=[.H$3]*SIN([.$C101]*PI())" office:value-type="float" office:value="0.0994720799747347" calcext:value-type="float">
            <text:p>0.099472079974735</text:p>
          </table:table-cell>
          <table:table-cell table:formula="of:=[.J$3]*COS([.$C101]*PI())" office:value-type="float" office:value="-0.0104643444577245" calcext:value-type="float">
            <text:p>-0.010464344457725</text:p>
          </table:table-cell>
          <table:table-cell table:formula="of:=[.J$3]*SIN([.$C101]*PI())" office:value-type="float" office:value="0.0995615869453179" calcext:value-type="float">
            <text:p>0.099561586945318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[.C101]+2/360" office:value-type="float" office:value="0.538888888888888" calcext:value-type="float">
            <text:p>0.538888888888888</text:p>
          </table:table-cell>
          <table:table-cell table:formula="of:=[.D$3]*COS([.$C102]*PI())" office:value-type="float" office:value="-0.0121869343405145" calcext:value-type="float">
            <text:p>-0.012186934340515</text:p>
          </table:table-cell>
          <table:table-cell table:formula="of:=[.D$3]*SIN([.$C102]*PI())" office:value-type="float" office:value="0.0992546151641323" calcext:value-type="float">
            <text:p>0.099254615164132</text:p>
          </table:table-cell>
          <table:table-cell table:formula="of:=[.F$3]*COS([.$C102]*PI())" office:value-type="float" office:value="-0.0121881530339485" calcext:value-type="float">
            <text:p>-0.012188153033949</text:p>
          </table:table-cell>
          <table:table-cell table:formula="of:=[.F$3]*SIN([.$C102]*PI())" office:value-type="float" office:value="0.0992645406256487" calcext:value-type="float">
            <text:p>0.099264540625649</text:p>
          </table:table-cell>
          <table:table-cell table:formula="of:=[.H$3]*COS([.$C102]*PI())" office:value-type="float" office:value="-0.0121893717273826" calcext:value-type="float">
            <text:p>-0.012189371727383</text:p>
          </table:table-cell>
          <table:table-cell table:formula="of:=[.H$3]*SIN([.$C102]*PI())" office:value-type="float" office:value="0.0992744660871651" calcext:value-type="float">
            <text:p>0.099274466087165</text:p>
          </table:table-cell>
          <table:table-cell table:formula="of:=[.J$3]*COS([.$C102]*PI())" office:value-type="float" office:value="-0.012200339968289" calcext:value-type="float">
            <text:p>-0.012200339968289</text:p>
          </table:table-cell>
          <table:table-cell table:formula="of:=[.J$3]*SIN([.$C102]*PI())" office:value-type="float" office:value="0.0993637952408128" calcext:value-type="float">
            <text:p>0.099363795240813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[.C102]+2/360" office:value-type="float" office:value="0.544444444444444" calcext:value-type="float">
            <text:p>0.544444444444444</text:p>
          </table:table-cell>
          <table:table-cell table:formula="of:=[.D$3]*COS([.$C103]*PI())" office:value-type="float" office:value="-0.0139173100960063" calcext:value-type="float">
            <text:p>-0.013917310096006</text:p>
          </table:table-cell>
          <table:table-cell table:formula="of:=[.D$3]*SIN([.$C103]*PI())" office:value-type="float" office:value="0.0990268068741571" calcext:value-type="float">
            <text:p>0.099026806874157</text:p>
          </table:table-cell>
          <table:table-cell table:formula="of:=[.F$3]*COS([.$C103]*PI())" office:value-type="float" office:value="-0.0139187018270159" calcext:value-type="float">
            <text:p>-0.013918701827016</text:p>
          </table:table-cell>
          <table:table-cell table:formula="of:=[.F$3]*SIN([.$C103]*PI())" office:value-type="float" office:value="0.0990367095548445" calcext:value-type="float">
            <text:p>0.099036709554845</text:p>
          </table:table-cell>
          <table:table-cell table:formula="of:=[.H$3]*COS([.$C103]*PI())" office:value-type="float" office:value="-0.0139200935580255" calcext:value-type="float">
            <text:p>-0.013920093558026</text:p>
          </table:table-cell>
          <table:table-cell table:formula="of:=[.H$3]*SIN([.$C103]*PI())" office:value-type="float" office:value="0.0990466122355319" calcext:value-type="float">
            <text:p>0.099046612235532</text:p>
          </table:table-cell>
          <table:table-cell table:formula="of:=[.J$3]*COS([.$C103]*PI())" office:value-type="float" office:value="-0.0139326191371119" calcext:value-type="float">
            <text:p>-0.013932619137112</text:p>
          </table:table-cell>
          <table:table-cell table:formula="of:=[.J$3]*SIN([.$C103]*PI())" office:value-type="float" office:value="0.0991357363617187" calcext:value-type="float">
            <text:p>0.09913573636171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C103]+2/360" office:value-type="float" office:value="0.549999999999999" calcext:value-type="float">
            <text:p>0.549999999999999</text:p>
          </table:table-cell>
          <table:table-cell table:formula="of:=[.D$3]*COS([.$C104]*PI())" office:value-type="float" office:value="-0.0156434465040228" calcext:value-type="float">
            <text:p>-0.015643446504023</text:p>
          </table:table-cell>
          <table:table-cell table:formula="of:=[.D$3]*SIN([.$C104]*PI())" office:value-type="float" office:value="0.0987688340595138" calcext:value-type="float">
            <text:p>0.098768834059514</text:p>
          </table:table-cell>
          <table:table-cell table:formula="of:=[.F$3]*COS([.$C104]*PI())" office:value-type="float" office:value="-0.0156450108486732" calcext:value-type="float">
            <text:p>-0.015645010848673</text:p>
          </table:table-cell>
          <table:table-cell table:formula="of:=[.F$3]*SIN([.$C104]*PI())" office:value-type="float" office:value="0.0987787109429198" calcext:value-type="float">
            <text:p>0.09877871094292</text:p>
          </table:table-cell>
          <table:table-cell table:formula="of:=[.H$3]*COS([.$C104]*PI())" office:value-type="float" office:value="-0.0156465751933236" calcext:value-type="float">
            <text:p>-0.015646575193324</text:p>
          </table:table-cell>
          <table:table-cell table:formula="of:=[.H$3]*SIN([.$C104]*PI())" office:value-type="float" office:value="0.0987885878263257" calcext:value-type="float">
            <text:p>0.098788587826326</text:p>
          </table:table-cell>
          <table:table-cell table:formula="of:=[.J$3]*COS([.$C104]*PI())" office:value-type="float" office:value="-0.0156606542951772" calcext:value-type="float">
            <text:p>-0.015660654295177</text:p>
          </table:table-cell>
          <table:table-cell table:formula="of:=[.J$3]*SIN([.$C104]*PI())" office:value-type="float" office:value="0.0988774797769793" calcext:value-type="float">
            <text:p>0.098877479776979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[.C104]+2/360" office:value-type="float" office:value="0.555555555555555" calcext:value-type="float">
            <text:p>0.555555555555555</text:p>
          </table:table-cell>
          <table:table-cell table:formula="of:=[.D$3]*COS([.$C105]*PI())" office:value-type="float" office:value="-0.0173648177666927" calcext:value-type="float">
            <text:p>-0.017364817766693</text:p>
          </table:table-cell>
          <table:table-cell table:formula="of:=[.D$3]*SIN([.$C105]*PI())" office:value-type="float" office:value="0.0984807753012209" calcext:value-type="float">
            <text:p>0.098480775301221</text:p>
          </table:table-cell>
          <table:table-cell table:formula="of:=[.F$3]*COS([.$C105]*PI())" office:value-type="float" office:value="-0.0173665542484694" calcext:value-type="float">
            <text:p>-0.017366554248469</text:p>
          </table:table-cell>
          <table:table-cell table:formula="of:=[.F$3]*SIN([.$C105]*PI())" office:value-type="float" office:value="0.098490623378751" calcext:value-type="float">
            <text:p>0.098490623378751</text:p>
          </table:table-cell>
          <table:table-cell table:formula="of:=[.H$3]*COS([.$C105]*PI())" office:value-type="float" office:value="-0.0173682907302461" calcext:value-type="float">
            <text:p>-0.017368290730246</text:p>
          </table:table-cell>
          <table:table-cell table:formula="of:=[.H$3]*SIN([.$C105]*PI())" office:value-type="float" office:value="0.0985004714562811" calcext:value-type="float">
            <text:p>0.098500471456281</text:p>
          </table:table-cell>
          <table:table-cell table:formula="of:=[.J$3]*COS([.$C105]*PI())" office:value-type="float" office:value="-0.0173839190662361" calcext:value-type="float">
            <text:p>-0.017383919066236</text:p>
          </table:table-cell>
          <table:table-cell table:formula="of:=[.J$3]*SIN([.$C105]*PI())" office:value-type="float" office:value="0.0985891041540522" calcext:value-type="float">
            <text:p>0.098589104154052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[.C105]+2/360" office:value-type="float" office:value="0.56111111111111" calcext:value-type="float">
            <text:p>0.56111111111111</text:p>
          </table:table-cell>
          <table:table-cell table:formula="of:=[.D$3]*COS([.$C106]*PI())" office:value-type="float" office:value="-0.0190808995376542" calcext:value-type="float">
            <text:p>-0.019080899537654</text:p>
          </table:table-cell>
          <table:table-cell table:formula="of:=[.D$3]*SIN([.$C106]*PI())" office:value-type="float" office:value="0.0981627183447665" calcext:value-type="float">
            <text:p>0.098162718344767</text:p>
          </table:table-cell>
          <table:table-cell table:formula="of:=[.F$3]*COS([.$C106]*PI())" office:value-type="float" office:value="-0.0190828076276079" calcext:value-type="float">
            <text:p>-0.019082807627608</text:p>
          </table:table-cell>
          <table:table-cell table:formula="of:=[.F$3]*SIN([.$C106]*PI())" office:value-type="float" office:value="0.0981725346166009" calcext:value-type="float">
            <text:p>0.098172534616601</text:p>
          </table:table-cell>
          <table:table-cell table:formula="of:=[.H$3]*COS([.$C106]*PI())" office:value-type="float" office:value="-0.0190847157175617" calcext:value-type="float">
            <text:p>-0.019084715717562</text:p>
          </table:table-cell>
          <table:table-cell table:formula="of:=[.H$3]*SIN([.$C106]*PI())" office:value-type="float" office:value="0.0981823508884354" calcext:value-type="float">
            <text:p>0.098182350888435</text:p>
          </table:table-cell>
          <table:table-cell table:formula="of:=[.J$3]*COS([.$C106]*PI())" office:value-type="float" office:value="-0.0191018885271456" calcext:value-type="float">
            <text:p>-0.019101888527146</text:p>
          </table:table-cell>
          <table:table-cell table:formula="of:=[.J$3]*SIN([.$C106]*PI())" office:value-type="float" office:value="0.0982706973349457" calcext:value-type="float">
            <text:p>0.098270697334946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[.C106]+2/360" office:value-type="float" office:value="0.566666666666666" calcext:value-type="float">
            <text:p>0.566666666666666</text:p>
          </table:table-cell>
          <table:table-cell table:formula="of:=[.D$3]*COS([.$C107]*PI())" office:value-type="float" office:value="-0.0207911690817756" calcext:value-type="float">
            <text:p>-0.020791169081776</text:p>
          </table:table-cell>
          <table:table-cell table:formula="of:=[.D$3]*SIN([.$C107]*PI())" office:value-type="float" office:value="0.0978147600733806" calcext:value-type="float">
            <text:p>0.097814760073381</text:p>
          </table:table-cell>
          <table:table-cell table:formula="of:=[.F$3]*COS([.$C107]*PI())" office:value-type="float" office:value="-0.0207932481986838" calcext:value-type="float">
            <text:p>-0.020793248198684</text:p>
          </table:table-cell>
          <table:table-cell table:formula="of:=[.F$3]*SIN([.$C107]*PI())" office:value-type="float" office:value="0.097824541549388" calcext:value-type="float">
            <text:p>0.097824541549388</text:p>
          </table:table-cell>
          <table:table-cell table:formula="of:=[.H$3]*COS([.$C107]*PI())" office:value-type="float" office:value="-0.020795327315592" calcext:value-type="float">
            <text:p>-0.020795327315592</text:p>
          </table:table-cell>
          <table:table-cell table:formula="of:=[.H$3]*SIN([.$C107]*PI())" office:value-type="float" office:value="0.0978343230253953" calcext:value-type="float">
            <text:p>0.097834323025395</text:p>
          </table:table-cell>
          <table:table-cell table:formula="of:=[.J$3]*COS([.$C107]*PI())" office:value-type="float" office:value="-0.0208140393677656" calcext:value-type="float">
            <text:p>-0.020814039367766</text:p>
          </table:table-cell>
          <table:table-cell table:formula="of:=[.J$3]*SIN([.$C107]*PI())" office:value-type="float" office:value="0.0979223563094614" calcext:value-type="float">
            <text:p>0.097922356309461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[.C107]+2/360" office:value-type="float" office:value="0.572222222222221" calcext:value-type="float">
            <text:p>0.572222222222221</text:p>
          </table:table-cell>
          <table:table-cell table:formula="of:=[.D$3]*COS([.$C108]*PI())" office:value-type="float" office:value="-0.0224951054343862" calcext:value-type="float">
            <text:p>-0.022495105434386</text:p>
          </table:table-cell>
          <table:table-cell table:formula="of:=[.D$3]*SIN([.$C108]*PI())" office:value-type="float" office:value="0.0974370064785236" calcext:value-type="float">
            <text:p>0.097437006478524</text:p>
          </table:table-cell>
          <table:table-cell table:formula="of:=[.F$3]*COS([.$C108]*PI())" office:value-type="float" office:value="-0.0224973549449296" calcext:value-type="float">
            <text:p>-0.02249735494493</text:p>
          </table:table-cell>
          <table:table-cell table:formula="of:=[.F$3]*SIN([.$C108]*PI())" office:value-type="float" office:value="0.0974467501791715" calcext:value-type="float">
            <text:p>0.097446750179172</text:p>
          </table:table-cell>
          <table:table-cell table:formula="of:=[.H$3]*COS([.$C108]*PI())" office:value-type="float" office:value="-0.0224996044554731" calcext:value-type="float">
            <text:p>-0.022499604455473</text:p>
          </table:table-cell>
          <table:table-cell table:formula="of:=[.H$3]*SIN([.$C108]*PI())" office:value-type="float" office:value="0.0974564938798193" calcext:value-type="float">
            <text:p>0.097456493879819</text:p>
          </table:table-cell>
          <table:table-cell table:formula="of:=[.J$3]*COS([.$C108]*PI())" office:value-type="float" office:value="-0.022519850050364" calcext:value-type="float">
            <text:p>-0.022519850050364</text:p>
          </table:table-cell>
          <table:table-cell table:formula="of:=[.J$3]*SIN([.$C108]*PI())" office:value-type="float" office:value="0.09754418718565" calcext:value-type="float">
            <text:p>0.09754418718565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[.C108]+2/360" office:value-type="float" office:value="0.577777777777777" calcext:value-type="float">
            <text:p>0.577777777777777</text:p>
          </table:table-cell>
          <table:table-cell table:formula="of:=[.D$3]*COS([.$C109]*PI())" office:value-type="float" office:value="-0.0241921895599665" calcext:value-type="float">
            <text:p>-0.024192189559967</text:p>
          </table:table-cell>
          <table:table-cell table:formula="of:=[.D$3]*SIN([.$C109]*PI())" office:value-type="float" office:value="0.0970295726275997" calcext:value-type="float">
            <text:p>0.0970295726276</text:p>
          </table:table-cell>
          <table:table-cell table:formula="of:=[.F$3]*COS([.$C109]*PI())" office:value-type="float" office:value="-0.0241946087789224" calcext:value-type="float">
            <text:p>-0.024194608778923</text:p>
          </table:table-cell>
          <table:table-cell table:formula="of:=[.F$3]*SIN([.$C109]*PI())" office:value-type="float" office:value="0.0970392755848625" calcext:value-type="float">
            <text:p>0.097039275584863</text:p>
          </table:table-cell>
          <table:table-cell table:formula="of:=[.H$3]*COS([.$C109]*PI())" office:value-type="float" office:value="-0.0241970279978784" calcext:value-type="float">
            <text:p>-0.024197027997879</text:p>
          </table:table-cell>
          <table:table-cell table:formula="of:=[.H$3]*SIN([.$C109]*PI())" office:value-type="float" office:value="0.0970489785421252" calcext:value-type="float">
            <text:p>0.097048978542125</text:p>
          </table:table-cell>
          <table:table-cell table:formula="of:=[.J$3]*COS([.$C109]*PI())" office:value-type="float" office:value="-0.0242188009684824" calcext:value-type="float">
            <text:p>-0.024218800968483</text:p>
          </table:table-cell>
          <table:table-cell table:formula="of:=[.J$3]*SIN([.$C109]*PI())" office:value-type="float" office:value="0.0971363051574901" calcext:value-type="float">
            <text:p>0.09713630515749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[.C109]+2/360" office:value-type="float" office:value="0.583333333333332" calcext:value-type="float">
            <text:p>0.583333333333332</text:p>
          </table:table-cell>
          <table:table-cell table:formula="of:=[.D$3]*COS([.$C110]*PI())" office:value-type="float" office:value="-0.0258819045102517" calcext:value-type="float">
            <text:p>-0.025881904510252</text:p>
          </table:table-cell>
          <table:table-cell table:formula="of:=[.D$3]*SIN([.$C110]*PI())" office:value-type="float" office:value="0.0965925826289069" calcext:value-type="float">
            <text:p>0.096592582628907</text:p>
          </table:table-cell>
          <table:table-cell table:formula="of:=[.F$3]*COS([.$C110]*PI())" office:value-type="float" office:value="-0.0258844927007028" calcext:value-type="float">
            <text:p>-0.025884492700703</text:p>
          </table:table-cell>
          <table:table-cell table:formula="of:=[.F$3]*SIN([.$C110]*PI())" office:value-type="float" office:value="0.0966022418871698" calcext:value-type="float">
            <text:p>0.09660224188717</text:p>
          </table:table-cell>
          <table:table-cell table:formula="of:=[.H$3]*COS([.$C110]*PI())" office:value-type="float" office:value="-0.0258870808911538" calcext:value-type="float">
            <text:p>-0.025887080891154</text:p>
          </table:table-cell>
          <table:table-cell table:formula="of:=[.H$3]*SIN([.$C110]*PI())" office:value-type="float" office:value="0.0966119011454327" calcext:value-type="float">
            <text:p>0.096611901145433</text:p>
          </table:table-cell>
          <table:table-cell table:formula="of:=[.J$3]*COS([.$C110]*PI())" office:value-type="float" office:value="-0.025910374605213" calcext:value-type="float">
            <text:p>-0.025910374605213</text:p>
          </table:table-cell>
          <table:table-cell table:formula="of:=[.J$3]*SIN([.$C110]*PI())" office:value-type="float" office:value="0.0966988344697987" calcext:value-type="float">
            <text:p>0.096698834469799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[.C110]+2/360" office:value-type="float" office:value="0.588888888888888" calcext:value-type="float">
            <text:p>0.588888888888888</text:p>
          </table:table-cell>
          <table:table-cell table:formula="of:=[.D$3]*COS([.$C111]*PI())" office:value-type="float" office:value="-0.0275637355816996" calcext:value-type="float">
            <text:p>-0.0275637355817</text:p>
          </table:table-cell>
          <table:table-cell table:formula="of:=[.D$3]*SIN([.$C111]*PI())" office:value-type="float" office:value="0.096126169593832" calcext:value-type="float">
            <text:p>0.096126169593832</text:p>
          </table:table-cell>
          <table:table-cell table:formula="of:=[.F$3]*COS([.$C111]*PI())" office:value-type="float" office:value="-0.0275664919552578" calcext:value-type="float">
            <text:p>-0.027566491955258</text:p>
          </table:table-cell>
          <table:table-cell table:formula="of:=[.F$3]*SIN([.$C111]*PI())" office:value-type="float" office:value="0.0961357822107914" calcext:value-type="float">
            <text:p>0.096135782210791</text:p>
          </table:table-cell>
          <table:table-cell table:formula="of:=[.H$3]*COS([.$C111]*PI())" office:value-type="float" office:value="-0.0275692483288159" calcext:value-type="float">
            <text:p>-0.027569248328816</text:p>
          </table:table-cell>
          <table:table-cell table:formula="of:=[.H$3]*SIN([.$C111]*PI())" office:value-type="float" office:value="0.0961453948277507" calcext:value-type="float">
            <text:p>0.096145394827751</text:p>
          </table:table-cell>
          <table:table-cell table:formula="of:=[.J$3]*COS([.$C111]*PI())" office:value-type="float" office:value="-0.0275940556908395" calcext:value-type="float">
            <text:p>-0.02759405569084</text:p>
          </table:table-cell>
          <table:table-cell table:formula="of:=[.J$3]*SIN([.$C111]*PI())" office:value-type="float" office:value="0.0962319083803852" calcext:value-type="float">
            <text:p>0.096231908380385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[.C111]+2/360" office:value-type="float" office:value="0.594444444444443" calcext:value-type="float">
            <text:p>0.594444444444443</text:p>
          </table:table-cell>
          <table:table-cell table:formula="of:=[.D$3]*COS([.$C112]*PI())" office:value-type="float" office:value="-0.0292371704722733" calcext:value-type="float">
            <text:p>-0.029237170472273</text:p>
          </table:table-cell>
          <table:table-cell table:formula="of:=[.D$3]*SIN([.$C112]*PI())" office:value-type="float" office:value="0.0956304755963037" calcext:value-type="float">
            <text:p>0.095630475596304</text:p>
          </table:table-cell>
          <table:table-cell table:formula="of:=[.F$3]*COS([.$C112]*PI())" office:value-type="float" office:value="-0.0292400941893206" calcext:value-type="float">
            <text:p>-0.029240094189321</text:p>
          </table:table-cell>
          <table:table-cell table:formula="of:=[.F$3]*SIN([.$C112]*PI())" office:value-type="float" office:value="0.0956400386438633" calcext:value-type="float">
            <text:p>0.095640038643863</text:p>
          </table:table-cell>
          <table:table-cell table:formula="of:=[.H$3]*COS([.$C112]*PI())" office:value-type="float" office:value="-0.0292430179063678" calcext:value-type="float">
            <text:p>-0.029243017906368</text:p>
          </table:table-cell>
          <table:table-cell table:formula="of:=[.H$3]*SIN([.$C112]*PI())" office:value-type="float" office:value="0.0956496016914229" calcext:value-type="float">
            <text:p>0.095649601691423</text:p>
          </table:table-cell>
          <table:table-cell table:formula="of:=[.J$3]*COS([.$C112]*PI())" office:value-type="float" office:value="-0.0292693313597928" calcext:value-type="float">
            <text:p>-0.029269331359793</text:p>
          </table:table-cell>
          <table:table-cell table:formula="of:=[.J$3]*SIN([.$C112]*PI())" office:value-type="float" office:value="0.0957356691194596" calcext:value-type="float">
            <text:p>0.09573566911946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[.C112]+2/360" office:value-type="float" office:value="0.599999999999999" calcext:value-type="float">
            <text:p>0.599999999999999</text:p>
          </table:table-cell>
          <table:table-cell table:formula="of:=[.D$3]*COS([.$C113]*PI())" office:value-type="float" office:value="-0.0309016994374944" calcext:value-type="float">
            <text:p>-0.030901699437494</text:p>
          </table:table-cell>
          <table:table-cell table:formula="of:=[.D$3]*SIN([.$C113]*PI())" office:value-type="float" office:value="0.0951056516295155" calcext:value-type="float">
            <text:p>0.095105651629516</text:p>
          </table:table-cell>
          <table:table-cell table:formula="of:=[.F$3]*COS([.$C113]*PI())" office:value-type="float" office:value="-0.0309047896074381" calcext:value-type="float">
            <text:p>-0.030904789607438</text:p>
          </table:table-cell>
          <table:table-cell table:formula="of:=[.F$3]*SIN([.$C113]*PI())" office:value-type="float" office:value="0.0951151621946784" calcext:value-type="float">
            <text:p>0.095115162194679</text:p>
          </table:table-cell>
          <table:table-cell table:formula="of:=[.H$3]*COS([.$C113]*PI())" office:value-type="float" office:value="-0.0309078797773819" calcext:value-type="float">
            <text:p>-0.030907879777382</text:p>
          </table:table-cell>
          <table:table-cell table:formula="of:=[.H$3]*SIN([.$C113]*PI())" office:value-type="float" office:value="0.0951246727598414" calcext:value-type="float">
            <text:p>0.095124672759841</text:p>
          </table:table-cell>
          <table:table-cell table:formula="of:=[.J$3]*COS([.$C113]*PI())" office:value-type="float" office:value="-0.0309356913068756" calcext:value-type="float">
            <text:p>-0.030935691306876</text:p>
          </table:table-cell>
          <table:table-cell table:formula="of:=[.J$3]*SIN([.$C113]*PI())" office:value-type="float" office:value="0.0952102678463079" calcext:value-type="float">
            <text:p>0.095210267846308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[.C113]+2/360" office:value-type="float" office:value="0.605555555555554" calcext:value-type="float">
            <text:p>0.605555555555554</text:p>
          </table:table-cell>
          <table:table-cell table:formula="of:=[.D$3]*COS([.$C114]*PI())" office:value-type="float" office:value="-0.0325568154457153" calcext:value-type="float">
            <text:p>-0.032556815445715</text:p>
          </table:table-cell>
          <table:table-cell table:formula="of:=[.D$3]*SIN([.$C114]*PI())" office:value-type="float" office:value="0.0945518575599318" calcext:value-type="float">
            <text:p>0.094551857559932</text:p>
          </table:table-cell>
          <table:table-cell table:formula="of:=[.F$3]*COS([.$C114]*PI())" office:value-type="float" office:value="-0.0325600711272599" calcext:value-type="float">
            <text:p>-0.03256007112726</text:p>
          </table:table-cell>
          <table:table-cell table:formula="of:=[.F$3]*SIN([.$C114]*PI())" office:value-type="float" office:value="0.0945613127456878" calcext:value-type="float">
            <text:p>0.094561312745688</text:p>
          </table:table-cell>
          <table:table-cell table:formula="of:=[.H$3]*COS([.$C114]*PI())" office:value-type="float" office:value="-0.0325633268088045" calcext:value-type="float">
            <text:p>-0.032563326808805</text:p>
          </table:table-cell>
          <table:table-cell table:formula="of:=[.H$3]*SIN([.$C114]*PI())" office:value-type="float" office:value="0.0945707679314438" calcext:value-type="float">
            <text:p>0.094570767931444</text:p>
          </table:table-cell>
          <table:table-cell table:formula="of:=[.J$3]*COS([.$C114]*PI())" office:value-type="float" office:value="-0.0325926279427056" calcext:value-type="float">
            <text:p>-0.032592627942706</text:p>
          </table:table-cell>
          <table:table-cell table:formula="of:=[.J$3]*SIN([.$C114]*PI())" office:value-type="float" office:value="0.0946558646032477" calcext:value-type="float">
            <text:p>0.094655864603248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[.C114]+2/360" office:value-type="float" office:value="0.61111111111111" calcext:value-type="float">
            <text:p>0.61111111111111</text:p>
          </table:table-cell>
          <table:table-cell table:formula="of:=[.D$3]*COS([.$C115]*PI())" office:value-type="float" office:value="-0.0342020143325665" calcext:value-type="float">
            <text:p>-0.034202014332567</text:p>
          </table:table-cell>
          <table:table-cell table:formula="of:=[.D$3]*SIN([.$C115]*PI())" office:value-type="float" office:value="0.093969262078591" calcext:value-type="float">
            <text:p>0.093969262078591</text:p>
          </table:table-cell>
          <table:table-cell table:formula="of:=[.F$3]*COS([.$C115]*PI())" office:value-type="float" office:value="-0.0342054345339998" calcext:value-type="float">
            <text:p>-0.034205434534</text:p>
          </table:table-cell>
          <table:table-cell table:formula="of:=[.F$3]*SIN([.$C115]*PI())" office:value-type="float" office:value="0.0939786590047988" calcext:value-type="float">
            <text:p>0.093978659004799</text:p>
          </table:table-cell>
          <table:table-cell table:formula="of:=[.H$3]*COS([.$C115]*PI())" office:value-type="float" office:value="-0.034208854735433" calcext:value-type="float">
            <text:p>-0.034208854735433</text:p>
          </table:table-cell>
          <table:table-cell table:formula="of:=[.H$3]*SIN([.$C115]*PI())" office:value-type="float" office:value="0.0939880559310067" calcext:value-type="float">
            <text:p>0.093988055931007</text:p>
          </table:table-cell>
          <table:table-cell table:formula="of:=[.J$3]*COS([.$C115]*PI())" office:value-type="float" office:value="-0.0342396365483323" calcext:value-type="float">
            <text:p>-0.034239636548332</text:p>
          </table:table-cell>
          <table:table-cell table:formula="of:=[.J$3]*SIN([.$C115]*PI())" office:value-type="float" office:value="0.0940726282668774" calcext:value-type="float">
            <text:p>0.094072628266878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[.C115]+2/360" office:value-type="float" office:value="0.616666666666665" calcext:value-type="float">
            <text:p>0.616666666666665</text:p>
          </table:table-cell>
          <table:table-cell table:formula="of:=[.D$3]*COS([.$C116]*PI())" office:value-type="float" office:value="-0.0358367949545297" calcext:value-type="float">
            <text:p>-0.03583679495453</text:p>
          </table:table-cell>
          <table:table-cell table:formula="of:=[.D$3]*SIN([.$C116]*PI())" office:value-type="float" office:value="0.0933580426497203" calcext:value-type="float">
            <text:p>0.09335804264972</text:p>
          </table:table-cell>
          <table:table-cell table:formula="of:=[.F$3]*COS([.$C116]*PI())" office:value-type="float" office:value="-0.0358403786340251" calcext:value-type="float">
            <text:p>-0.035840378634025</text:p>
          </table:table-cell>
          <table:table-cell table:formula="of:=[.F$3]*SIN([.$C116]*PI())" office:value-type="float" office:value="0.0933673784539853" calcext:value-type="float">
            <text:p>0.093367378453985</text:p>
          </table:table-cell>
          <table:table-cell table:formula="of:=[.H$3]*COS([.$C116]*PI())" office:value-type="float" office:value="-0.0358439623135206" calcext:value-type="float">
            <text:p>-0.035843962313521</text:p>
          </table:table-cell>
          <table:table-cell table:formula="of:=[.H$3]*SIN([.$C116]*PI())" office:value-type="float" office:value="0.0933767142582503" calcext:value-type="float">
            <text:p>0.09337671425825</text:p>
          </table:table-cell>
          <table:table-cell table:formula="of:=[.J$3]*COS([.$C116]*PI())" office:value-type="float" office:value="-0.0358762154289797" calcext:value-type="float">
            <text:p>-0.03587621542898</text:p>
          </table:table-cell>
          <table:table-cell table:formula="of:=[.J$3]*SIN([.$C116]*PI())" office:value-type="float" office:value="0.093460736496635" calcext:value-type="float">
            <text:p>0.093460736496635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[.C116]+2/360" office:value-type="float" office:value="0.622222222222221" calcext:value-type="float">
            <text:p>0.622222222222221</text:p>
          </table:table-cell>
          <table:table-cell table:formula="of:=[.D$3]*COS([.$C117]*PI())" office:value-type="float" office:value="-0.0374606593415908" calcext:value-type="float">
            <text:p>-0.037460659341591</text:p>
          </table:table-cell>
          <table:table-cell table:formula="of:=[.D$3]*SIN([.$C117]*PI())" office:value-type="float" office:value="0.0927183854566789" calcext:value-type="float">
            <text:p>0.092718385456679</text:p>
          </table:table-cell>
          <table:table-cell table:formula="of:=[.F$3]*COS([.$C117]*PI())" office:value-type="float" office:value="-0.037464405407525" calcext:value-type="float">
            <text:p>-0.037464405407525</text:p>
          </table:table-cell>
          <table:table-cell table:formula="of:=[.F$3]*SIN([.$C117]*PI())" office:value-type="float" office:value="0.0927276572952246" calcext:value-type="float">
            <text:p>0.092727657295225</text:p>
          </table:table-cell>
          <table:table-cell table:formula="of:=[.H$3]*COS([.$C117]*PI())" office:value-type="float" office:value="-0.0374681514734592" calcext:value-type="float">
            <text:p>-0.037468151473459</text:p>
          </table:table-cell>
          <table:table-cell table:formula="of:=[.H$3]*SIN([.$C117]*PI())" office:value-type="float" office:value="0.0927369291337702" calcext:value-type="float">
            <text:p>0.09273692913377</text:p>
          </table:table-cell>
          <table:table-cell table:formula="of:=[.J$3]*COS([.$C117]*PI())" office:value-type="float" office:value="-0.0375018660668666" calcext:value-type="float">
            <text:p>-0.037501866066867</text:p>
          </table:table-cell>
          <table:table-cell table:formula="of:=[.J$3]*SIN([.$C117]*PI())" office:value-type="float" office:value="0.0928203756806813" calcext:value-type="float">
            <text:p>0.092820375680681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[.C117]+2/360" office:value-type="float" office:value="0.627777777777777" calcext:value-type="float">
            <text:p>0.627777777777777</text:p>
          </table:table-cell>
          <table:table-cell table:formula="of:=[.D$3]*COS([.$C118]*PI())" office:value-type="float" office:value="-0.039073112848927" calcext:value-type="float">
            <text:p>-0.039073112848927</text:p>
          </table:table-cell>
          <table:table-cell table:formula="of:=[.D$3]*SIN([.$C118]*PI())" office:value-type="float" office:value="0.0920504853452442" calcext:value-type="float">
            <text:p>0.092050485345244</text:p>
          </table:table-cell>
          <table:table-cell table:formula="of:=[.F$3]*COS([.$C118]*PI())" office:value-type="float" office:value="-0.0390770201602119" calcext:value-type="float">
            <text:p>-0.039077020160212</text:p>
          </table:table-cell>
          <table:table-cell table:formula="of:=[.F$3]*SIN([.$C118]*PI())" office:value-type="float" office:value="0.0920596903937787" calcext:value-type="float">
            <text:p>0.092059690393779</text:p>
          </table:table-cell>
          <table:table-cell table:formula="of:=[.H$3]*COS([.$C118]*PI())" office:value-type="float" office:value="-0.0390809274714968" calcext:value-type="float">
            <text:p>-0.039080927471497</text:p>
          </table:table-cell>
          <table:table-cell table:formula="of:=[.H$3]*SIN([.$C118]*PI())" office:value-type="float" office:value="0.0920688954423132" calcext:value-type="float">
            <text:p>0.092068895442313</text:p>
          </table:table-cell>
          <table:table-cell table:formula="of:=[.J$3]*COS([.$C118]*PI())" office:value-type="float" office:value="-0.0391160932730608" calcext:value-type="float">
            <text:p>-0.039116093273061</text:p>
          </table:table-cell>
          <table:table-cell table:formula="of:=[.J$3]*SIN([.$C118]*PI())" office:value-type="float" office:value="0.092151740879124" calcext:value-type="float">
            <text:p>0.092151740879124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[.C118]+2/360" office:value-type="float" office:value="0.633333333333332" calcext:value-type="float">
            <text:p>0.633333333333332</text:p>
          </table:table-cell>
          <table:table-cell table:formula="of:=[.D$3]*COS([.$C119]*PI())" office:value-type="float" office:value="-0.0406736643075797" calcext:value-type="float">
            <text:p>-0.04067366430758</text:p>
          </table:table-cell>
          <table:table-cell table:formula="of:=[.D$3]*SIN([.$C119]*PI())" office:value-type="float" office:value="0.0913545457642603" calcext:value-type="float">
            <text:p>0.09135454576426</text:p>
          </table:table-cell>
          <table:table-cell table:formula="of:=[.F$3]*COS([.$C119]*PI())" office:value-type="float" office:value="-0.0406777316740104" calcext:value-type="float">
            <text:p>-0.040677731674011</text:p>
          </table:table-cell>
          <table:table-cell table:formula="of:=[.F$3]*SIN([.$C119]*PI())" office:value-type="float" office:value="0.0913636812188367" calcext:value-type="float">
            <text:p>0.091363681218837</text:p>
          </table:table-cell>
          <table:table-cell table:formula="of:=[.H$3]*COS([.$C119]*PI())" office:value-type="float" office:value="-0.0406817990404412" calcext:value-type="float">
            <text:p>-0.040681799040441</text:p>
          </table:table-cell>
          <table:table-cell table:formula="of:=[.H$3]*SIN([.$C119]*PI())" office:value-type="float" office:value="0.0913728166734131" calcext:value-type="float">
            <text:p>0.091372816673413</text:p>
          </table:table-cell>
          <table:table-cell table:formula="of:=[.J$3]*COS([.$C119]*PI())" office:value-type="float" office:value="-0.040718405338318" calcext:value-type="float">
            <text:p>-0.040718405338318</text:p>
          </table:table-cell>
          <table:table-cell table:formula="of:=[.J$3]*SIN([.$C119]*PI())" office:value-type="float" office:value="0.0914550357646009" calcext:value-type="float">
            <text:p>0.091455035764601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[.C119]+2/360" office:value-type="float" office:value="0.638888888888888" calcext:value-type="float">
            <text:p>0.638888888888888</text:p>
          </table:table-cell>
          <table:table-cell table:formula="of:=[.D$3]*COS([.$C120]*PI())" office:value-type="float" office:value="-0.0422618261740696" calcext:value-type="float">
            <text:p>-0.04226182617407</text:p>
          </table:table-cell>
          <table:table-cell table:formula="of:=[.D$3]*SIN([.$C120]*PI())" office:value-type="float" office:value="0.0906307787036652" calcext:value-type="float">
            <text:p>0.090630778703665</text:p>
          </table:table-cell>
          <table:table-cell table:formula="of:=[.F$3]*COS([.$C120]*PI())" office:value-type="float" office:value="-0.042266052356687" calcext:value-type="float">
            <text:p>-0.042266052356687</text:p>
          </table:table-cell>
          <table:table-cell table:formula="of:=[.F$3]*SIN([.$C120]*PI())" office:value-type="float" office:value="0.0906398417815355" calcext:value-type="float">
            <text:p>0.090639841781536</text:p>
          </table:table-cell>
          <table:table-cell table:formula="of:=[.H$3]*COS([.$C120]*PI())" office:value-type="float" office:value="-0.0422702785393044" calcext:value-type="float">
            <text:p>-0.042270278539304</text:p>
          </table:table-cell>
          <table:table-cell table:formula="of:=[.H$3]*SIN([.$C120]*PI())" office:value-type="float" office:value="0.0906489048594059" calcext:value-type="float">
            <text:p>0.090648904859406</text:p>
          </table:table-cell>
          <table:table-cell table:formula="of:=[.J$3]*COS([.$C120]*PI())" office:value-type="float" office:value="-0.0423083141828611" calcext:value-type="float">
            <text:p>-0.042308314182861</text:p>
          </table:table-cell>
          <table:table-cell table:formula="of:=[.J$3]*SIN([.$C120]*PI())" office:value-type="float" office:value="0.0907304725602392" calcext:value-type="float">
            <text:p>0.090730472560239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[.C120]+2/360" office:value-type="float" office:value="0.644444444444443" calcext:value-type="float">
            <text:p>0.644444444444443</text:p>
          </table:table-cell>
          <table:table-cell table:formula="of:=[.D$3]*COS([.$C121]*PI())" office:value-type="float" office:value="-0.0438371146789074" calcext:value-type="float">
            <text:p>-0.043837114678907</text:p>
          </table:table-cell>
          <table:table-cell table:formula="of:=[.D$3]*SIN([.$C121]*PI())" office:value-type="float" office:value="0.0898794046299169" calcext:value-type="float">
            <text:p>0.089879404629917</text:p>
          </table:table-cell>
          <table:table-cell table:formula="of:=[.F$3]*COS([.$C121]*PI())" office:value-type="float" office:value="-0.0438414983903752" calcext:value-type="float">
            <text:p>-0.043841498390375</text:p>
          </table:table-cell>
          <table:table-cell table:formula="of:=[.F$3]*SIN([.$C121]*PI())" office:value-type="float" office:value="0.0898883925703799" calcext:value-type="float">
            <text:p>0.08988839257038</text:p>
          </table:table-cell>
          <table:table-cell table:formula="of:=[.H$3]*COS([.$C121]*PI())" office:value-type="float" office:value="-0.0438458821018431" calcext:value-type="float">
            <text:p>-0.043845882101843</text:p>
          </table:table-cell>
          <table:table-cell table:formula="of:=[.H$3]*SIN([.$C121]*PI())" office:value-type="float" office:value="0.0898973805108429" calcext:value-type="float">
            <text:p>0.089897380510843</text:p>
          </table:table-cell>
          <table:table-cell table:formula="of:=[.J$3]*COS([.$C121]*PI())" office:value-type="float" office:value="-0.0438853355050541" calcext:value-type="float">
            <text:p>-0.043885335505054</text:p>
          </table:table-cell>
          <table:table-cell table:formula="of:=[.J$3]*SIN([.$C121]*PI())" office:value-type="float" office:value="0.0899782719750098" calcext:value-type="float">
            <text:p>0.0899782719750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[.C121]+2/360" office:value-type="float" office:value="0.649999999999999" calcext:value-type="float">
            <text:p>0.649999999999999</text:p>
          </table:table-cell>
          <table:table-cell table:formula="of:=[.D$3]*COS([.$C122]*PI())" office:value-type="float" office:value="-0.0453990499739543" calcext:value-type="float">
            <text:p>-0.045399049973954</text:p>
          </table:table-cell>
          <table:table-cell table:formula="of:=[.D$3]*SIN([.$C122]*PI())" office:value-type="float" office:value="0.089100652418837" calcext:value-type="float">
            <text:p>0.089100652418837</text:p>
          </table:table-cell>
          <table:table-cell table:formula="of:=[.F$3]*COS([.$C122]*PI())" office:value-type="float" office:value="-0.0454035898789517" calcext:value-type="float">
            <text:p>-0.045403589878952</text:p>
          </table:table-cell>
          <table:table-cell table:formula="of:=[.F$3]*SIN([.$C122]*PI())" office:value-type="float" office:value="0.0891095624840789" calcext:value-type="float">
            <text:p>0.089109562484079</text:p>
          </table:table-cell>
          <table:table-cell table:formula="of:=[.H$3]*COS([.$C122]*PI())" office:value-type="float" office:value="-0.0454081297839491" calcext:value-type="float">
            <text:p>-0.045408129783949</text:p>
          </table:table-cell>
          <table:table-cell table:formula="of:=[.H$3]*SIN([.$C122]*PI())" office:value-type="float" office:value="0.0891184725493207" calcext:value-type="float">
            <text:p>0.089118472549321</text:p>
          </table:table-cell>
          <table:table-cell table:formula="of:=[.J$3]*COS([.$C122]*PI())" office:value-type="float" office:value="-0.0454489889289257" calcext:value-type="float">
            <text:p>-0.045448988928926</text:p>
          </table:table-cell>
          <table:table-cell table:formula="of:=[.J$3]*SIN([.$C122]*PI())" office:value-type="float" office:value="0.0891986631364977" calcext:value-type="float">
            <text:p>0.089198663136498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[.C122]+2/360" office:value-type="float" office:value="0.655555555555554" calcext:value-type="float">
            <text:p>0.655555555555554</text:p>
          </table:table-cell>
          <table:table-cell table:formula="of:=[.D$3]*COS([.$C123]*PI())" office:value-type="float" office:value="-0.0469471562785887" calcext:value-type="float">
            <text:p>-0.046947156278589</text:p>
          </table:table-cell>
          <table:table-cell table:formula="of:=[.D$3]*SIN([.$C123]*PI())" office:value-type="float" office:value="0.0882947592858929" calcext:value-type="float">
            <text:p>0.088294759285893</text:p>
          </table:table-cell>
          <table:table-cell table:formula="of:=[.F$3]*COS([.$C123]*PI())" office:value-type="float" office:value="-0.0469518509942166" calcext:value-type="float">
            <text:p>-0.046951850994217</text:p>
          </table:table-cell>
          <table:table-cell table:formula="of:=[.F$3]*SIN([.$C123]*PI())" office:value-type="float" office:value="0.0883035887618215" calcext:value-type="float">
            <text:p>0.088303588761822</text:p>
          </table:table-cell>
          <table:table-cell table:formula="of:=[.H$3]*COS([.$C123]*PI())" office:value-type="float" office:value="-0.0469565457098444" calcext:value-type="float">
            <text:p>-0.046956545709845</text:p>
          </table:table-cell>
          <table:table-cell table:formula="of:=[.H$3]*SIN([.$C123]*PI())" office:value-type="float" office:value="0.0883124182377501" calcext:value-type="float">
            <text:p>0.08831241823775</text:p>
          </table:table-cell>
          <table:table-cell table:formula="of:=[.J$3]*COS([.$C123]*PI())" office:value-type="float" office:value="-0.0469987981504951" calcext:value-type="float">
            <text:p>-0.046998798150495</text:p>
          </table:table-cell>
          <table:table-cell table:formula="of:=[.J$3]*SIN([.$C123]*PI())" office:value-type="float" office:value="0.0883918835211074" calcext:value-type="float">
            <text:p>0.088391883521107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[.C123]+2/360" office:value-type="float" office:value="0.66111111111111" calcext:value-type="float">
            <text:p>0.66111111111111</text:p>
          </table:table-cell>
          <table:table-cell table:formula="of:=[.D$3]*COS([.$C124]*PI())" office:value-type="float" office:value="-0.0484809620246333" calcext:value-type="float">
            <text:p>-0.048480962024633</text:p>
          </table:table-cell>
          <table:table-cell table:formula="of:=[.D$3]*SIN([.$C124]*PI())" office:value-type="float" office:value="0.0874619707139398" calcext:value-type="float">
            <text:p>0.08746197071394</text:p>
          </table:table-cell>
          <table:table-cell table:formula="of:=[.F$3]*COS([.$C124]*PI())" office:value-type="float" office:value="-0.0484858101208358" calcext:value-type="float">
            <text:p>-0.048485810120836</text:p>
          </table:table-cell>
          <table:table-cell table:formula="of:=[.F$3]*SIN([.$C124]*PI())" office:value-type="float" office:value="0.0874707169110112" calcext:value-type="float">
            <text:p>0.087470716911011</text:p>
          </table:table-cell>
          <table:table-cell table:formula="of:=[.H$3]*COS([.$C124]*PI())" office:value-type="float" office:value="-0.0484906582170382" calcext:value-type="float">
            <text:p>-0.048490658217038</text:p>
          </table:table-cell>
          <table:table-cell table:formula="of:=[.H$3]*SIN([.$C124]*PI())" office:value-type="float" office:value="0.0874794631080826" calcext:value-type="float">
            <text:p>0.087479463108083</text:p>
          </table:table-cell>
          <table:table-cell table:formula="of:=[.J$3]*COS([.$C124]*PI())" office:value-type="float" office:value="-0.0485342910828604" calcext:value-type="float">
            <text:p>-0.04853429108286</text:p>
          </table:table-cell>
          <table:table-cell table:formula="of:=[.J$3]*SIN([.$C124]*PI())" office:value-type="float" office:value="0.0875581788817251" calcext:value-type="float">
            <text:p>0.087558178881725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[.C124]+2/360" office:value-type="float" office:value="0.666666666666665" calcext:value-type="float">
            <text:p>0.666666666666665</text:p>
          </table:table-cell>
          <table:table-cell table:formula="of:=[.D$3]*COS([.$C125]*PI())" office:value-type="float" office:value="-0.0499999999999996" calcext:value-type="float">
            <text:p>-0.05</text:p>
          </table:table-cell>
          <table:table-cell table:formula="of:=[.D$3]*SIN([.$C125]*PI())" office:value-type="float" office:value="0.0866025403784441" calcext:value-type="float">
            <text:p>0.086602540378444</text:p>
          </table:table-cell>
          <table:table-cell table:formula="of:=[.F$3]*COS([.$C125]*PI())" office:value-type="float" office:value="-0.0500049999999996" calcext:value-type="float">
            <text:p>-0.050005</text:p>
          </table:table-cell>
          <table:table-cell table:formula="of:=[.F$3]*SIN([.$C125]*PI())" office:value-type="float" office:value="0.0866112006324819" calcext:value-type="float">
            <text:p>0.086611200632482</text:p>
          </table:table-cell>
          <table:table-cell table:formula="of:=[.H$3]*COS([.$C125]*PI())" office:value-type="float" office:value="-0.0500099999999996" calcext:value-type="float">
            <text:p>-0.05001</text:p>
          </table:table-cell>
          <table:table-cell table:formula="of:=[.H$3]*SIN([.$C125]*PI())" office:value-type="float" office:value="0.0866198608865198" calcext:value-type="float">
            <text:p>0.08661986088652</text:p>
          </table:table-cell>
          <table:table-cell table:formula="of:=[.J$3]*COS([.$C125]*PI())" office:value-type="float" office:value="-0.0500549999999996" calcext:value-type="float">
            <text:p>-0.050055</text:p>
          </table:table-cell>
          <table:table-cell table:formula="of:=[.J$3]*SIN([.$C125]*PI())" office:value-type="float" office:value="0.0866978031728604" calcext:value-type="float">
            <text:p>0.08669780317286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[.C125]+2/360" office:value-type="float" office:value="0.672222222222221" calcext:value-type="float">
            <text:p>0.672222222222221</text:p>
          </table:table-cell>
          <table:table-cell table:formula="of:=[.D$3]*COS([.$C126]*PI())" office:value-type="float" office:value="-0.051503807491005" calcext:value-type="float">
            <text:p>-0.051503807491005</text:p>
          </table:table-cell>
          <table:table-cell table:formula="of:=[.D$3]*SIN([.$C126]*PI())" office:value-type="float" office:value="0.0857167300702115" calcext:value-type="float">
            <text:p>0.085716730070212</text:p>
          </table:table-cell>
          <table:table-cell table:formula="of:=[.F$3]*COS([.$C126]*PI())" office:value-type="float" office:value="-0.0515089578717541" calcext:value-type="float">
            <text:p>-0.051508957871754</text:p>
          </table:table-cell>
          <table:table-cell table:formula="of:=[.F$3]*SIN([.$C126]*PI())" office:value-type="float" office:value="0.0857253017432185" calcext:value-type="float">
            <text:p>0.085725301743219</text:p>
          </table:table-cell>
          <table:table-cell table:formula="of:=[.H$3]*COS([.$C126]*PI())" office:value-type="float" office:value="-0.0515141082525032" calcext:value-type="float">
            <text:p>-0.051514108252503</text:p>
          </table:table-cell>
          <table:table-cell table:formula="of:=[.H$3]*SIN([.$C126]*PI())" office:value-type="float" office:value="0.0857338734162255" calcext:value-type="float">
            <text:p>0.085733873416226</text:p>
          </table:table-cell>
          <table:table-cell table:formula="of:=[.J$3]*COS([.$C126]*PI())" office:value-type="float" office:value="-0.0515604616792452" calcext:value-type="float">
            <text:p>-0.051560461679245</text:p>
          </table:table-cell>
          <table:table-cell table:formula="of:=[.J$3]*SIN([.$C126]*PI())" office:value-type="float" office:value="0.0858110184732887" calcext:value-type="float">
            <text:p>0.085811018473289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[.C126]+2/360" office:value-type="float" office:value="0.677777777777776" calcext:value-type="float">
            <text:p>0.677777777777776</text:p>
          </table:table-cell>
          <table:table-cell table:formula="of:=[.D$3]*COS([.$C127]*PI())" office:value-type="float" office:value="-0.0529919264233201" calcext:value-type="float">
            <text:p>-0.05299192642332</text:p>
          </table:table-cell>
          <table:table-cell table:formula="of:=[.D$3]*SIN([.$C127]*PI())" office:value-type="float" office:value="0.0848048096156428" calcext:value-type="float">
            <text:p>0.084804809615643</text:p>
          </table:table-cell>
          <table:table-cell table:formula="of:=[.F$3]*COS([.$C127]*PI())" office:value-type="float" office:value="-0.0529972256159624" calcext:value-type="float">
            <text:p>-0.052997225615963</text:p>
          </table:table-cell>
          <table:table-cell table:formula="of:=[.F$3]*SIN([.$C127]*PI())" office:value-type="float" office:value="0.0848132900966044" calcext:value-type="float">
            <text:p>0.084813290096604</text:p>
          </table:table-cell>
          <table:table-cell table:formula="of:=[.H$3]*COS([.$C127]*PI())" office:value-type="float" office:value="-0.0530025248086048" calcext:value-type="float">
            <text:p>-0.053002524808605</text:p>
          </table:table-cell>
          <table:table-cell table:formula="of:=[.H$3]*SIN([.$C127]*PI())" office:value-type="float" office:value="0.084821770577566" calcext:value-type="float">
            <text:p>0.084821770577566</text:p>
          </table:table-cell>
          <table:table-cell table:formula="of:=[.J$3]*COS([.$C127]*PI())" office:value-type="float" office:value="-0.0530502175423858" calcext:value-type="float">
            <text:p>-0.053050217542386</text:p>
          </table:table-cell>
          <table:table-cell table:formula="of:=[.J$3]*SIN([.$C127]*PI())" office:value-type="float" office:value="0.08489809490622" calcext:value-type="float">
            <text:p>0.08489809490622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[.C127]+2/360" office:value-type="float" office:value="0.683333333333332" calcext:value-type="float">
            <text:p>0.683333333333332</text:p>
          </table:table-cell>
          <table:table-cell table:formula="of:=[.D$3]*COS([.$C128]*PI())" office:value-type="float" office:value="-0.0544639035015023" calcext:value-type="float">
            <text:p>-0.054463903501502</text:p>
          </table:table-cell>
          <table:table-cell table:formula="of:=[.D$3]*SIN([.$C128]*PI())" office:value-type="float" office:value="0.0838670567945426" calcext:value-type="float">
            <text:p>0.083867056794543</text:p>
          </table:table-cell>
          <table:table-cell table:formula="of:=[.F$3]*COS([.$C128]*PI())" office:value-type="float" office:value="-0.0544693498918525" calcext:value-type="float">
            <text:p>-0.054469349891853</text:p>
          </table:table-cell>
          <table:table-cell table:formula="of:=[.F$3]*SIN([.$C128]*PI())" office:value-type="float" office:value="0.0838754435002221" calcext:value-type="float">
            <text:p>0.083875443500222</text:p>
          </table:table-cell>
          <table:table-cell table:formula="of:=[.H$3]*COS([.$C128]*PI())" office:value-type="float" office:value="-0.0544747962822026" calcext:value-type="float">
            <text:p>-0.054474796282203</text:p>
          </table:table-cell>
          <table:table-cell table:formula="of:=[.H$3]*SIN([.$C128]*PI())" office:value-type="float" office:value="0.0838838302059015" calcext:value-type="float">
            <text:p>0.083883830205902</text:p>
          </table:table-cell>
          <table:table-cell table:formula="of:=[.J$3]*COS([.$C128]*PI())" office:value-type="float" office:value="-0.054523813795354" calcext:value-type="float">
            <text:p>-0.054523813795354</text:p>
          </table:table-cell>
          <table:table-cell table:formula="of:=[.J$3]*SIN([.$C128]*PI())" office:value-type="float" office:value="0.0839593105570166" calcext:value-type="float">
            <text:p>0.083959310557017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[.C128]+2/360" office:value-type="float" office:value="0.688888888888887" calcext:value-type="float">
            <text:p>0.688888888888887</text:p>
          </table:table-cell>
          <table:table-cell table:formula="of:=[.D$3]*COS([.$C129]*PI())" office:value-type="float" office:value="-0.0559192903470743" calcext:value-type="float">
            <text:p>-0.055919290347074</text:p>
          </table:table-cell>
          <table:table-cell table:formula="of:=[.D$3]*SIN([.$C129]*PI())" office:value-type="float" office:value="0.0829037572555044" calcext:value-type="float">
            <text:p>0.082903757255505</text:p>
          </table:table-cell>
          <table:table-cell table:formula="of:=[.F$3]*COS([.$C129]*PI())" office:value-type="float" office:value="-0.055924882276109" calcext:value-type="float">
            <text:p>-0.055924882276109</text:p>
          </table:table-cell>
          <table:table-cell table:formula="of:=[.F$3]*SIN([.$C129]*PI())" office:value-type="float" office:value="0.08291204763123" calcext:value-type="float">
            <text:p>0.08291204763123</text:p>
          </table:table-cell>
          <table:table-cell table:formula="of:=[.H$3]*COS([.$C129]*PI())" office:value-type="float" office:value="-0.0559304742051437" calcext:value-type="float">
            <text:p>-0.055930474205144</text:p>
          </table:table-cell>
          <table:table-cell table:formula="of:=[.H$3]*SIN([.$C129]*PI())" office:value-type="float" office:value="0.0829203380069555" calcext:value-type="float">
            <text:p>0.082920338006956</text:p>
          </table:table-cell>
          <table:table-cell table:formula="of:=[.J$3]*COS([.$C129]*PI())" office:value-type="float" office:value="-0.0559808015664561" calcext:value-type="float">
            <text:p>-0.055980801566456</text:p>
          </table:table-cell>
          <table:table-cell table:formula="of:=[.J$3]*SIN([.$C129]*PI())" office:value-type="float" office:value="0.0829949513884855" calcext:value-type="float">
            <text:p>0.082994951388486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[.C129]+2/360" office:value-type="float" office:value="0.694444444444443" calcext:value-type="float">
            <text:p>0.694444444444443</text:p>
          </table:table-cell>
          <table:table-cell table:formula="of:=[.D$3]*COS([.$C130]*PI())" office:value-type="float" office:value="-0.0573576436351042" calcext:value-type="float">
            <text:p>-0.057357643635104</text:p>
          </table:table-cell>
          <table:table-cell table:formula="of:=[.D$3]*SIN([.$C130]*PI())" office:value-type="float" office:value="0.0819152044288995" calcext:value-type="float">
            <text:p>0.0819152044289</text:p>
          </table:table-cell>
          <table:table-cell table:formula="of:=[.F$3]*COS([.$C130]*PI())" office:value-type="float" office:value="-0.0573633793994677" calcext:value-type="float">
            <text:p>-0.057363379399468</text:p>
          </table:table-cell>
          <table:table-cell table:formula="of:=[.F$3]*SIN([.$C130]*PI())" office:value-type="float" office:value="0.0819233959493424" calcext:value-type="float">
            <text:p>0.081923395949342</text:p>
          </table:table-cell>
          <table:table-cell table:formula="of:=[.H$3]*COS([.$C130]*PI())" office:value-type="float" office:value="-0.0573691151638312" calcext:value-type="float">
            <text:p>-0.057369115163831</text:p>
          </table:table-cell>
          <table:table-cell table:formula="of:=[.H$3]*SIN([.$C130]*PI())" office:value-type="float" office:value="0.0819315874697852" calcext:value-type="float">
            <text:p>0.081931587469785</text:p>
          </table:table-cell>
          <table:table-cell table:formula="of:=[.J$3]*COS([.$C130]*PI())" office:value-type="float" office:value="-0.0574207370431028" calcext:value-type="float">
            <text:p>-0.057420737043103</text:p>
          </table:table-cell>
          <table:table-cell table:formula="of:=[.J$3]*SIN([.$C130]*PI())" office:value-type="float" office:value="0.0820053111537713" calcext:value-type="float">
            <text:p>0.082005311153771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[.C130]+2/360" office:value-type="float" office:value="0.699999999999999" calcext:value-type="float">
            <text:p>0.699999999999999</text:p>
          </table:table-cell>
          <table:table-cell table:formula="of:=[.D$3]*COS([.$C131]*PI())" office:value-type="float" office:value="-0.0587785252292469" calcext:value-type="float">
            <text:p>-0.058778525229247</text:p>
          </table:table-cell>
          <table:table-cell table:formula="of:=[.D$3]*SIN([.$C131]*PI())" office:value-type="float" office:value="0.080901699437495" calcext:value-type="float">
            <text:p>0.080901699437495</text:p>
          </table:table-cell>
          <table:table-cell table:formula="of:=[.F$3]*COS([.$C131]*PI())" office:value-type="float" office:value="-0.0587844030817698" calcext:value-type="float">
            <text:p>-0.05878440308177</text:p>
          </table:table-cell>
          <table:table-cell table:formula="of:=[.F$3]*SIN([.$C131]*PI())" office:value-type="float" office:value="0.0809097896074388" calcext:value-type="float">
            <text:p>0.080909789607439</text:p>
          </table:table-cell>
          <table:table-cell table:formula="of:=[.H$3]*COS([.$C131]*PI())" office:value-type="float" office:value="-0.0587902809342928" calcext:value-type="float">
            <text:p>-0.058790280934293</text:p>
          </table:table-cell>
          <table:table-cell table:formula="of:=[.H$3]*SIN([.$C131]*PI())" office:value-type="float" office:value="0.0809178797773825" calcext:value-type="float">
            <text:p>0.080917879777383</text:p>
          </table:table-cell>
          <table:table-cell table:formula="of:=[.J$3]*COS([.$C131]*PI())" office:value-type="float" office:value="-0.0588431816069991" calcext:value-type="float">
            <text:p>-0.058843181606999</text:p>
          </table:table-cell>
          <table:table-cell table:formula="of:=[.J$3]*SIN([.$C131]*PI())" office:value-type="float" office:value="0.0809906913068763" calcext:value-type="float">
            <text:p>0.080990691306876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C131]+2/360" office:value-type="float" office:value="0.705555555555554" calcext:value-type="float">
            <text:p>0.705555555555554</text:p>
          </table:table-cell>
          <table:table-cell table:formula="of:=[.D$3]*COS([.$C132]*PI())" office:value-type="float" office:value="-0.0601815023152045" calcext:value-type="float">
            <text:p>-0.060181502315205</text:p>
          </table:table-cell>
          <table:table-cell table:formula="of:=[.D$3]*SIN([.$C132]*PI())" office:value-type="float" office:value="0.0798635510047296" calcext:value-type="float">
            <text:p>0.07986355100473</text:p>
          </table:table-cell>
          <table:table-cell table:formula="of:=[.F$3]*COS([.$C132]*PI())" office:value-type="float" office:value="-0.060187520465436" calcext:value-type="float">
            <text:p>-0.060187520465436</text:p>
          </table:table-cell>
          <table:table-cell table:formula="of:=[.F$3]*SIN([.$C132]*PI())" office:value-type="float" office:value="0.07987153735983" calcext:value-type="float">
            <text:p>0.07987153735983</text:p>
          </table:table-cell>
          <table:table-cell table:formula="of:=[.H$3]*COS([.$C132]*PI())" office:value-type="float" office:value="-0.0601935386156675" calcext:value-type="float">
            <text:p>-0.060193538615668</text:p>
          </table:table-cell>
          <table:table-cell table:formula="of:=[.H$3]*SIN([.$C132]*PI())" office:value-type="float" office:value="0.0798795237149305" calcext:value-type="float">
            <text:p>0.079879523714931</text:p>
          </table:table-cell>
          <table:table-cell table:formula="of:=[.J$3]*COS([.$C132]*PI())" office:value-type="float" office:value="-0.0602477019677512" calcext:value-type="float">
            <text:p>-0.060247701967751</text:p>
          </table:table-cell>
          <table:table-cell table:formula="of:=[.J$3]*SIN([.$C132]*PI())" office:value-type="float" office:value="0.0799514009108348" calcext:value-type="float">
            <text:p>0.079951400910835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[.C132]+2/360" office:value-type="float" office:value="0.71111111111111" calcext:value-type="float">
            <text:p>0.71111111111111</text:p>
          </table:table-cell>
          <table:table-cell table:formula="of:=[.D$3]*COS([.$C133]*PI())" office:value-type="float" office:value="-0.0615661475325654" calcext:value-type="float">
            <text:p>-0.061566147532566</text:p>
          </table:table-cell>
          <table:table-cell table:formula="of:=[.D$3]*SIN([.$C133]*PI())" office:value-type="float" office:value="0.0788010753606725" calcext:value-type="float">
            <text:p>0.078801075360673</text:p>
          </table:table-cell>
          <table:table-cell table:formula="of:=[.F$3]*COS([.$C133]*PI())" office:value-type="float" office:value="-0.0615723041473187" calcext:value-type="float">
            <text:p>-0.061572304147319</text:p>
          </table:table-cell>
          <table:table-cell table:formula="of:=[.F$3]*SIN([.$C133]*PI())" office:value-type="float" office:value="0.0788089554682086" calcext:value-type="float">
            <text:p>0.078808955468209</text:p>
          </table:table-cell>
          <table:table-cell table:formula="of:=[.H$3]*COS([.$C133]*PI())" office:value-type="float" office:value="-0.061578460762072" calcext:value-type="float">
            <text:p>-0.061578460762072</text:p>
          </table:table-cell>
          <table:table-cell table:formula="of:=[.H$3]*SIN([.$C133]*PI())" office:value-type="float" office:value="0.0788168355757446" calcext:value-type="float">
            <text:p>0.078816835575745</text:p>
          </table:table-cell>
          <table:table-cell table:formula="of:=[.J$3]*COS([.$C133]*PI())" office:value-type="float" office:value="-0.0616338702948513" calcext:value-type="float">
            <text:p>-0.061633870294851</text:p>
          </table:table-cell>
          <table:table-cell table:formula="of:=[.J$3]*SIN([.$C133]*PI())" office:value-type="float" office:value="0.0788877565435693" calcext:value-type="float">
            <text:p>0.078887756543569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[.C133]+2/360" office:value-type="float" office:value="0.716666666666665" calcext:value-type="float">
            <text:p>0.716666666666665</text:p>
          </table:table-cell>
          <table:table-cell table:formula="of:=[.D$3]*COS([.$C134]*PI())" office:value-type="float" office:value="-0.0629320391049833" calcext:value-type="float">
            <text:p>-0.062932039104983</text:p>
          </table:table-cell>
          <table:table-cell table:formula="of:=[.D$3]*SIN([.$C134]*PI())" office:value-type="float" office:value="0.0777145961456974" calcext:value-type="float">
            <text:p>0.077714596145698</text:p>
          </table:table-cell>
          <table:table-cell table:formula="of:=[.F$3]*COS([.$C134]*PI())" office:value-type="float" office:value="-0.0629383323088939" calcext:value-type="float">
            <text:p>-0.062938332308894</text:p>
          </table:table-cell>
          <table:table-cell table:formula="of:=[.F$3]*SIN([.$C134]*PI())" office:value-type="float" office:value="0.077722367605312" calcext:value-type="float">
            <text:p>0.077722367605312</text:p>
          </table:table-cell>
          <table:table-cell table:formula="of:=[.H$3]*COS([.$C134]*PI())" office:value-type="float" office:value="-0.0629446255128043" calcext:value-type="float">
            <text:p>-0.062944625512804</text:p>
          </table:table-cell>
          <table:table-cell table:formula="of:=[.H$3]*SIN([.$C134]*PI())" office:value-type="float" office:value="0.0777301390649266" calcext:value-type="float">
            <text:p>0.077730139064927</text:p>
          </table:table-cell>
          <table:table-cell table:formula="of:=[.J$3]*COS([.$C134]*PI())" office:value-type="float" office:value="-0.0630012643479988" calcext:value-type="float">
            <text:p>-0.063001264347999</text:p>
          </table:table-cell>
          <table:table-cell table:formula="of:=[.J$3]*SIN([.$C134]*PI())" office:value-type="float" office:value="0.0778000822014577" calcext:value-type="float">
            <text:p>0.077800082201458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[.C134]+2/360" office:value-type="float" office:value="0.722222222222221" calcext:value-type="float">
            <text:p>0.722222222222221</text:p>
          </table:table-cell>
          <table:table-cell table:formula="of:=[.D$3]*COS([.$C135]*PI())" office:value-type="float" office:value="-0.0642787609686536" calcext:value-type="float">
            <text:p>-0.064278760968654</text:p>
          </table:table-cell>
          <table:table-cell table:formula="of:=[.D$3]*SIN([.$C135]*PI())" office:value-type="float" office:value="0.0766044443118981" calcext:value-type="float">
            <text:p>0.076604444311898</text:p>
          </table:table-cell>
          <table:table-cell table:formula="of:=[.F$3]*COS([.$C135]*PI())" office:value-type="float" office:value="-0.0642851888447504" calcext:value-type="float">
            <text:p>-0.064285188844751</text:p>
          </table:table-cell>
          <table:table-cell table:formula="of:=[.F$3]*SIN([.$C135]*PI())" office:value-type="float" office:value="0.0766121047563293" calcext:value-type="float">
            <text:p>0.076612104756329</text:p>
          </table:table-cell>
          <table:table-cell table:formula="of:=[.H$3]*COS([.$C135]*PI())" office:value-type="float" office:value="-0.0642916167208473" calcext:value-type="float">
            <text:p>-0.064291616720847</text:p>
          </table:table-cell>
          <table:table-cell table:formula="of:=[.H$3]*SIN([.$C135]*PI())" office:value-type="float" office:value="0.0766197652007605" calcext:value-type="float">
            <text:p>0.076619765200761</text:p>
          </table:table-cell>
          <table:table-cell table:formula="of:=[.J$3]*COS([.$C135]*PI())" office:value-type="float" office:value="-0.0643494676057191" calcext:value-type="float">
            <text:p>-0.064349467605719</text:p>
          </table:table-cell>
          <table:table-cell table:formula="of:=[.J$3]*SIN([.$C135]*PI())" office:value-type="float" office:value="0.0766887092006412" calcext:value-type="float">
            <text:p>0.076688709200641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[.C135]+2/360" office:value-type="float" office:value="0.727777777777776" calcext:value-type="float">
            <text:p>0.727777777777776</text:p>
          </table:table-cell>
          <table:table-cell table:formula="of:=[.D$3]*COS([.$C136]*PI())" office:value-type="float" office:value="-0.0656059028990504" calcext:value-type="float">
            <text:p>-0.06560590289905</text:p>
          </table:table-cell>
          <table:table-cell table:formula="of:=[.D$3]*SIN([.$C136]*PI())" office:value-type="float" office:value="0.0754709580222775" calcext:value-type="float">
            <text:p>0.075470958022278</text:p>
          </table:table-cell>
          <table:table-cell table:formula="of:=[.F$3]*COS([.$C136]*PI())" office:value-type="float" office:value="-0.0656124634893403" calcext:value-type="float">
            <text:p>-0.06561246348934</text:p>
          </table:table-cell>
          <table:table-cell table:formula="of:=[.F$3]*SIN([.$C136]*PI())" office:value-type="float" office:value="0.0754785051180798" calcext:value-type="float">
            <text:p>0.07547850511808</text:p>
          </table:table-cell>
          <table:table-cell table:formula="of:=[.H$3]*COS([.$C136]*PI())" office:value-type="float" office:value="-0.0656190240796302" calcext:value-type="float">
            <text:p>-0.06561902407963</text:p>
          </table:table-cell>
          <table:table-cell table:formula="of:=[.H$3]*SIN([.$C136]*PI())" office:value-type="float" office:value="0.075486052213882" calcext:value-type="float">
            <text:p>0.075486052213882</text:p>
          </table:table-cell>
          <table:table-cell table:formula="of:=[.J$3]*COS([.$C136]*PI())" office:value-type="float" office:value="-0.0656780693922393" calcext:value-type="float">
            <text:p>-0.065678069392239</text:p>
          </table:table-cell>
          <table:table-cell table:formula="of:=[.J$3]*SIN([.$C136]*PI())" office:value-type="float" office:value="0.075553976076102" calcext:value-type="float">
            <text:p>0.075553976076102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[.C136]+2/360" office:value-type="float" office:value="0.733333333333332" calcext:value-type="float">
            <text:p>0.733333333333332</text:p>
          </table:table-cell>
          <table:table-cell table:formula="of:=[.D$3]*COS([.$C137]*PI())" office:value-type="float" office:value="-0.0669130606358854" calcext:value-type="float">
            <text:p>-0.066913060635886</text:p>
          </table:table-cell>
          <table:table-cell table:formula="of:=[.D$3]*SIN([.$C137]*PI())" office:value-type="float" office:value="0.0743144825477398" calcext:value-type="float">
            <text:p>0.07431448254774</text:p>
          </table:table-cell>
          <table:table-cell table:formula="of:=[.F$3]*COS([.$C137]*PI())" office:value-type="float" office:value="-0.066919751941949" calcext:value-type="float">
            <text:p>-0.066919751941949</text:p>
          </table:table-cell>
          <table:table-cell table:formula="of:=[.F$3]*SIN([.$C137]*PI())" office:value-type="float" office:value="0.0743219139959946" calcext:value-type="float">
            <text:p>0.074321913995995</text:p>
          </table:table-cell>
          <table:table-cell table:formula="of:=[.H$3]*COS([.$C137]*PI())" office:value-type="float" office:value="-0.0669264432480126" calcext:value-type="float">
            <text:p>-0.066926443248013</text:p>
          </table:table-cell>
          <table:table-cell table:formula="of:=[.H$3]*SIN([.$C137]*PI())" office:value-type="float" office:value="0.0743293454442493" calcext:value-type="float">
            <text:p>0.074329345444249</text:p>
          </table:table-cell>
          <table:table-cell table:formula="of:=[.J$3]*COS([.$C137]*PI())" office:value-type="float" office:value="-0.0669866650025849" calcext:value-type="float">
            <text:p>-0.066986665002585</text:p>
          </table:table-cell>
          <table:table-cell table:formula="of:=[.J$3]*SIN([.$C137]*PI())" office:value-type="float" office:value="0.0743962284785423" calcext:value-type="float">
            <text:p>0.074396228478542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[.C137]+2/360" office:value-type="float" office:value="0.738888888888887" calcext:value-type="float">
            <text:p>0.738888888888887</text:p>
          </table:table-cell>
          <table:table-cell table:formula="of:=[.D$3]*COS([.$C138]*PI())" office:value-type="float" office:value="-0.0681998360062495" calcext:value-type="float">
            <text:p>-0.06819983600625</text:p>
          </table:table-cell>
          <table:table-cell table:formula="of:=[.D$3]*SIN([.$C138]*PI())" office:value-type="float" office:value="0.0731353701619174" calcext:value-type="float">
            <text:p>0.073135370161917</text:p>
          </table:table-cell>
          <table:table-cell table:formula="of:=[.F$3]*COS([.$C138]*PI())" office:value-type="float" office:value="-0.0682066559898501" calcext:value-type="float">
            <text:p>-0.06820665598985</text:p>
          </table:table-cell>
          <table:table-cell table:formula="of:=[.F$3]*SIN([.$C138]*PI())" office:value-type="float" office:value="0.0731426836989336" calcext:value-type="float">
            <text:p>0.073142683698934</text:p>
          </table:table-cell>
          <table:table-cell table:formula="of:=[.H$3]*COS([.$C138]*PI())" office:value-type="float" office:value="-0.0682134759734507" calcext:value-type="float">
            <text:p>-0.068213475973451</text:p>
          </table:table-cell>
          <table:table-cell table:formula="of:=[.H$3]*SIN([.$C138]*PI())" office:value-type="float" office:value="0.0731499972359498" calcext:value-type="float">
            <text:p>0.07314999723595</text:p>
          </table:table-cell>
          <table:table-cell table:formula="of:=[.J$3]*COS([.$C138]*PI())" office:value-type="float" office:value="-0.0682748558258564" calcext:value-type="float">
            <text:p>-0.068274855825856</text:p>
          </table:table-cell>
          <table:table-cell table:formula="of:=[.J$3]*SIN([.$C138]*PI())" office:value-type="float" office:value="0.0732158190690955" calcext:value-type="float">
            <text:p>0.073215819069096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[.C138]+2/360" office:value-type="float" office:value="0.744444444444443" calcext:value-type="float">
            <text:p>0.744444444444443</text:p>
          </table:table-cell>
          <table:table-cell table:formula="of:=[.D$3]*COS([.$C139]*PI())" office:value-type="float" office:value="-0.0694658370458994" calcext:value-type="float">
            <text:p>-0.069465837045899</text:p>
          </table:table-cell>
          <table:table-cell table:formula="of:=[.D$3]*SIN([.$C139]*PI())" office:value-type="float" office:value="0.0719339800338655" calcext:value-type="float">
            <text:p>0.071933980033866</text:p>
          </table:table-cell>
          <table:table-cell table:formula="of:=[.F$3]*COS([.$C139]*PI())" office:value-type="float" office:value="-0.0694727836296039" calcext:value-type="float">
            <text:p>-0.069472783629604</text:p>
          </table:table-cell>
          <table:table-cell table:formula="of:=[.F$3]*SIN([.$C139]*PI())" office:value-type="float" office:value="0.0719411734318689" calcext:value-type="float">
            <text:p>0.071941173431869</text:p>
          </table:table-cell>
          <table:table-cell table:formula="of:=[.H$3]*COS([.$C139]*PI())" office:value-type="float" office:value="-0.0694797302133085" calcext:value-type="float">
            <text:p>-0.069479730213309</text:p>
          </table:table-cell>
          <table:table-cell table:formula="of:=[.H$3]*SIN([.$C139]*PI())" office:value-type="float" office:value="0.0719483668298722" calcext:value-type="float">
            <text:p>0.071948366829872</text:p>
          </table:table-cell>
          <table:table-cell table:formula="of:=[.J$3]*COS([.$C139]*PI())" office:value-type="float" office:value="-0.0695422494666498" calcext:value-type="float">
            <text:p>-0.06954224946665</text:p>
          </table:table-cell>
          <table:table-cell table:formula="of:=[.J$3]*SIN([.$C139]*PI())" office:value-type="float" office:value="0.0720131074119027" calcext:value-type="float">
            <text:p>0.072013107411903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[.C139]+2/360" office:value-type="float" office:value="0.749999999999998" calcext:value-type="float">
            <text:p>0.749999999999998</text:p>
          </table:table-cell>
          <table:table-cell table:formula="of:=[.D$3]*COS([.$C140]*PI())" office:value-type="float" office:value="-0.0707106781186544" calcext:value-type="float">
            <text:p>-0.070710678118654</text:p>
          </table:table-cell>
          <table:table-cell table:formula="of:=[.D$3]*SIN([.$C140]*PI())" office:value-type="float" office:value="0.0707106781186551" calcext:value-type="float">
            <text:p>0.070710678118655</text:p>
          </table:table-cell>
          <table:table-cell table:formula="of:=[.F$3]*COS([.$C140]*PI())" office:value-type="float" office:value="-0.0707177491864662" calcext:value-type="float">
            <text:p>-0.070717749186466</text:p>
          </table:table-cell>
          <table:table-cell table:formula="of:=[.F$3]*SIN([.$C140]*PI())" office:value-type="float" office:value="0.070717749186467" calcext:value-type="float">
            <text:p>0.070717749186467</text:p>
          </table:table-cell>
          <table:table-cell table:formula="of:=[.H$3]*COS([.$C140]*PI())" office:value-type="float" office:value="-0.0707248202542781" calcext:value-type="float">
            <text:p>-0.070724820254278</text:p>
          </table:table-cell>
          <table:table-cell table:formula="of:=[.H$3]*SIN([.$C140]*PI())" office:value-type="float" office:value="0.0707248202542789" calcext:value-type="float">
            <text:p>0.070724820254279</text:p>
          </table:table-cell>
          <table:table-cell table:formula="of:=[.J$3]*COS([.$C140]*PI())" office:value-type="float" office:value="-0.0707884598645849" calcext:value-type="float">
            <text:p>-0.070788459864585</text:p>
          </table:table-cell>
          <table:table-cell table:formula="of:=[.J$3]*SIN([.$C140]*PI())" office:value-type="float" office:value="0.0707884598645857" calcext:value-type="float">
            <text:p>0.070788459864586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[.C140]+2/360" office:value-type="float" office:value="0.755555555555554" calcext:value-type="float">
            <text:p>0.755555555555554</text:p>
          </table:table-cell>
          <table:table-cell table:formula="of:=[.D$3]*COS([.$C141]*PI())" office:value-type="float" office:value="-0.0719339800338648" calcext:value-type="float">
            <text:p>-0.071933980033865</text:p>
          </table:table-cell>
          <table:table-cell table:formula="of:=[.D$3]*SIN([.$C141]*PI())" office:value-type="float" office:value="0.0694658370459001" calcext:value-type="float">
            <text:p>0.0694658370459</text:p>
          </table:table-cell>
          <table:table-cell table:formula="of:=[.F$3]*COS([.$C141]*PI())" office:value-type="float" office:value="-0.0719411734318681" calcext:value-type="float">
            <text:p>-0.071941173431868</text:p>
          </table:table-cell>
          <table:table-cell table:formula="of:=[.F$3]*SIN([.$C141]*PI())" office:value-type="float" office:value="0.0694727836296047" calcext:value-type="float">
            <text:p>0.069472783629605</text:p>
          </table:table-cell>
          <table:table-cell table:formula="of:=[.H$3]*COS([.$C141]*PI())" office:value-type="float" office:value="-0.0719483668298715" calcext:value-type="float">
            <text:p>-0.071948366829872</text:p>
          </table:table-cell>
          <table:table-cell table:formula="of:=[.H$3]*SIN([.$C141]*PI())" office:value-type="float" office:value="0.0694797302133093" calcext:value-type="float">
            <text:p>0.069479730213309</text:p>
          </table:table-cell>
          <table:table-cell table:formula="of:=[.J$3]*COS([.$C141]*PI())" office:value-type="float" office:value="-0.072013107411902" calcext:value-type="float">
            <text:p>-0.072013107411902</text:p>
          </table:table-cell>
          <table:table-cell table:formula="of:=[.J$3]*SIN([.$C141]*PI())" office:value-type="float" office:value="0.0695422494666506" calcext:value-type="float">
            <text:p>0.069542249466651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[.C141]+2/360" office:value-type="float" office:value="0.761111111111109" calcext:value-type="float">
            <text:p>0.761111111111109</text:p>
          </table:table-cell>
          <table:table-cell table:formula="of:=[.D$3]*COS([.$C142]*PI())" office:value-type="float" office:value="-0.0731353701619167" calcext:value-type="float">
            <text:p>-0.073135370161917</text:p>
          </table:table-cell>
          <table:table-cell table:formula="of:=[.D$3]*SIN([.$C142]*PI())" office:value-type="float" office:value="0.0681998360062503" calcext:value-type="float">
            <text:p>0.06819983600625</text:p>
          </table:table-cell>
          <table:table-cell table:formula="of:=[.F$3]*COS([.$C142]*PI())" office:value-type="float" office:value="-0.0731426836989329" calcext:value-type="float">
            <text:p>-0.073142683698933</text:p>
          </table:table-cell>
          <table:table-cell table:formula="of:=[.F$3]*SIN([.$C142]*PI())" office:value-type="float" office:value="0.0682066559898509" calcext:value-type="float">
            <text:p>0.068206655989851</text:p>
          </table:table-cell>
          <table:table-cell table:formula="of:=[.H$3]*COS([.$C142]*PI())" office:value-type="float" office:value="-0.0731499972359491" calcext:value-type="float">
            <text:p>-0.073149997235949</text:p>
          </table:table-cell>
          <table:table-cell table:formula="of:=[.H$3]*SIN([.$C142]*PI())" office:value-type="float" office:value="0.0682134759734515" calcext:value-type="float">
            <text:p>0.068213475973452</text:p>
          </table:table-cell>
          <table:table-cell table:formula="of:=[.J$3]*COS([.$C142]*PI())" office:value-type="float" office:value="-0.0732158190690948" calcext:value-type="float">
            <text:p>-0.073215819069095</text:p>
          </table:table-cell>
          <table:table-cell table:formula="of:=[.J$3]*SIN([.$C142]*PI())" office:value-type="float" office:value="0.0682748558258571" calcext:value-type="float">
            <text:p>0.068274855825857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[.C142]+2/360" office:value-type="float" office:value="0.766666666666665" calcext:value-type="float">
            <text:p>0.766666666666665</text:p>
          </table:table-cell>
          <table:table-cell table:formula="of:=[.D$3]*COS([.$C143]*PI())" office:value-type="float" office:value="-0.0743144825477391" calcext:value-type="float">
            <text:p>-0.074314482547739</text:p>
          </table:table-cell>
          <table:table-cell table:formula="of:=[.D$3]*SIN([.$C143]*PI())" office:value-type="float" office:value="0.0669130606358862" calcext:value-type="float">
            <text:p>0.066913060635886</text:p>
          </table:table-cell>
          <table:table-cell table:formula="of:=[.F$3]*COS([.$C143]*PI())" office:value-type="float" office:value="-0.0743219139959938" calcext:value-type="float">
            <text:p>-0.074321913995994</text:p>
          </table:table-cell>
          <table:table-cell table:formula="of:=[.F$3]*SIN([.$C143]*PI())" office:value-type="float" office:value="0.0669197519419498" calcext:value-type="float">
            <text:p>0.06691975194195</text:p>
          </table:table-cell>
          <table:table-cell table:formula="of:=[.H$3]*COS([.$C143]*PI())" office:value-type="float" office:value="-0.0743293454442486" calcext:value-type="float">
            <text:p>-0.074329345444249</text:p>
          </table:table-cell>
          <table:table-cell table:formula="of:=[.H$3]*SIN([.$C143]*PI())" office:value-type="float" office:value="0.0669264432480134" calcext:value-type="float">
            <text:p>0.066926443248013</text:p>
          </table:table-cell>
          <table:table-cell table:formula="of:=[.J$3]*COS([.$C143]*PI())" office:value-type="float" office:value="-0.0743962284785416" calcext:value-type="float">
            <text:p>-0.074396228478542</text:p>
          </table:table-cell>
          <table:table-cell table:formula="of:=[.J$3]*SIN([.$C143]*PI())" office:value-type="float" office:value="0.0669866650025857" calcext:value-type="float">
            <text:p>0.066986665002586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[.C143]+2/360" office:value-type="float" office:value="0.77222222222222" calcext:value-type="float">
            <text:p>0.77222222222222</text:p>
          </table:table-cell>
          <table:table-cell table:formula="of:=[.D$3]*COS([.$C144]*PI())" office:value-type="float" office:value="-0.0754709580222768" calcext:value-type="float">
            <text:p>-0.075470958022277</text:p>
          </table:table-cell>
          <table:table-cell table:formula="of:=[.D$3]*SIN([.$C144]*PI())" office:value-type="float" office:value="0.0656059028990512" calcext:value-type="float">
            <text:p>0.065605902899051</text:p>
          </table:table-cell>
          <table:table-cell table:formula="of:=[.F$3]*COS([.$C144]*PI())" office:value-type="float" office:value="-0.0754785051180791" calcext:value-type="float">
            <text:p>-0.075478505118079</text:p>
          </table:table-cell>
          <table:table-cell table:formula="of:=[.F$3]*SIN([.$C144]*PI())" office:value-type="float" office:value="0.0656124634893411" calcext:value-type="float">
            <text:p>0.065612463489341</text:p>
          </table:table-cell>
          <table:table-cell table:formula="of:=[.H$3]*COS([.$C144]*PI())" office:value-type="float" office:value="-0.0754860522138813" calcext:value-type="float">
            <text:p>-0.075486052213881</text:p>
          </table:table-cell>
          <table:table-cell table:formula="of:=[.H$3]*SIN([.$C144]*PI())" office:value-type="float" office:value="0.065619024079631" calcext:value-type="float">
            <text:p>0.065619024079631</text:p>
          </table:table-cell>
          <table:table-cell table:formula="of:=[.J$3]*COS([.$C144]*PI())" office:value-type="float" office:value="-0.0755539760761013" calcext:value-type="float">
            <text:p>-0.075553976076101</text:p>
          </table:table-cell>
          <table:table-cell table:formula="of:=[.J$3]*SIN([.$C144]*PI())" office:value-type="float" office:value="0.0656780693922401" calcext:value-type="float">
            <text:p>0.06567806939224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[.C144]+2/360" office:value-type="float" office:value="0.777777777777776" calcext:value-type="float">
            <text:p>0.777777777777776</text:p>
          </table:table-cell>
          <table:table-cell table:formula="of:=[.D$3]*COS([.$C145]*PI())" office:value-type="float" office:value="-0.0766044443118974" calcext:value-type="float">
            <text:p>-0.076604444311898</text:p>
          </table:table-cell>
          <table:table-cell table:formula="of:=[.D$3]*SIN([.$C145]*PI())" office:value-type="float" office:value="0.0642787609686544" calcext:value-type="float">
            <text:p>0.064278760968654</text:p>
          </table:table-cell>
          <table:table-cell table:formula="of:=[.F$3]*COS([.$C145]*PI())" office:value-type="float" office:value="-0.0766121047563286" calcext:value-type="float">
            <text:p>-0.076612104756329</text:p>
          </table:table-cell>
          <table:table-cell table:formula="of:=[.F$3]*SIN([.$C145]*PI())" office:value-type="float" office:value="0.0642851888447512" calcext:value-type="float">
            <text:p>0.064285188844751</text:p>
          </table:table-cell>
          <table:table-cell table:formula="of:=[.H$3]*COS([.$C145]*PI())" office:value-type="float" office:value="-0.0766197652007598" calcext:value-type="float">
            <text:p>-0.07661976520076</text:p>
          </table:table-cell>
          <table:table-cell table:formula="of:=[.H$3]*SIN([.$C145]*PI())" office:value-type="float" office:value="0.0642916167208481" calcext:value-type="float">
            <text:p>0.064291616720848</text:p>
          </table:table-cell>
          <table:table-cell table:formula="of:=[.J$3]*COS([.$C145]*PI())" office:value-type="float" office:value="-0.0766887092006405" calcext:value-type="float">
            <text:p>-0.076688709200641</text:p>
          </table:table-cell>
          <table:table-cell table:formula="of:=[.J$3]*SIN([.$C145]*PI())" office:value-type="float" office:value="0.0643494676057199" calcext:value-type="float">
            <text:p>0.06434946760572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[.C145]+2/360" office:value-type="float" office:value="0.783333333333332" calcext:value-type="float">
            <text:p>0.783333333333332</text:p>
          </table:table-cell>
          <table:table-cell table:formula="of:=[.D$3]*COS([.$C146]*PI())" office:value-type="float" office:value="-0.0777145961456967" calcext:value-type="float">
            <text:p>-0.077714596145697</text:p>
          </table:table-cell>
          <table:table-cell table:formula="of:=[.D$3]*SIN([.$C146]*PI())" office:value-type="float" office:value="0.0629320391049842" calcext:value-type="float">
            <text:p>0.062932039104984</text:p>
          </table:table-cell>
          <table:table-cell table:formula="of:=[.F$3]*COS([.$C146]*PI())" office:value-type="float" office:value="-0.0777223676053113" calcext:value-type="float">
            <text:p>-0.077722367605311</text:p>
          </table:table-cell>
          <table:table-cell table:formula="of:=[.F$3]*SIN([.$C146]*PI())" office:value-type="float" office:value="0.0629383323088947" calcext:value-type="float">
            <text:p>0.062938332308895</text:p>
          </table:table-cell>
          <table:table-cell table:formula="of:=[.H$3]*COS([.$C146]*PI())" office:value-type="float" office:value="-0.0777301390649259" calcext:value-type="float">
            <text:p>-0.077730139064926</text:p>
          </table:table-cell>
          <table:table-cell table:formula="of:=[.H$3]*SIN([.$C146]*PI())" office:value-type="float" office:value="0.0629446255128052" calcext:value-type="float">
            <text:p>0.062944625512805</text:p>
          </table:table-cell>
          <table:table-cell table:formula="of:=[.J$3]*COS([.$C146]*PI())" office:value-type="float" office:value="-0.077800082201457" calcext:value-type="float">
            <text:p>-0.077800082201457</text:p>
          </table:table-cell>
          <table:table-cell table:formula="of:=[.J$3]*SIN([.$C146]*PI())" office:value-type="float" office:value="0.0630012643479997" calcext:value-type="float">
            <text:p>0.063001264348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[.C146]+2/360" office:value-type="float" office:value="0.788888888888887" calcext:value-type="float">
            <text:p>0.788888888888887</text:p>
          </table:table-cell>
          <table:table-cell table:formula="of:=[.D$3]*COS([.$C147]*PI())" office:value-type="float" office:value="-0.0788010753606718" calcext:value-type="float">
            <text:p>-0.078801075360672</text:p>
          </table:table-cell>
          <table:table-cell table:formula="of:=[.D$3]*SIN([.$C147]*PI())" office:value-type="float" office:value="0.0615661475325663" calcext:value-type="float">
            <text:p>0.061566147532566</text:p>
          </table:table-cell>
          <table:table-cell table:formula="of:=[.F$3]*COS([.$C147]*PI())" office:value-type="float" office:value="-0.0788089554682079" calcext:value-type="float">
            <text:p>-0.078808955468208</text:p>
          </table:table-cell>
          <table:table-cell table:formula="of:=[.F$3]*SIN([.$C147]*PI())" office:value-type="float" office:value="0.0615723041473196" calcext:value-type="float">
            <text:p>0.06157230414732</text:p>
          </table:table-cell>
          <table:table-cell table:formula="of:=[.H$3]*COS([.$C147]*PI())" office:value-type="float" office:value="-0.078816835575744" calcext:value-type="float">
            <text:p>-0.078816835575744</text:p>
          </table:table-cell>
          <table:table-cell table:formula="of:=[.H$3]*SIN([.$C147]*PI())" office:value-type="float" office:value="0.0615784607620728" calcext:value-type="float">
            <text:p>0.061578460762073</text:p>
          </table:table-cell>
          <table:table-cell table:formula="of:=[.J$3]*COS([.$C147]*PI())" office:value-type="float" office:value="-0.0788877565435686" calcext:value-type="float">
            <text:p>-0.078887756543569</text:p>
          </table:table-cell>
          <table:table-cell table:formula="of:=[.J$3]*SIN([.$C147]*PI())" office:value-type="float" office:value="0.0616338702948521" calcext:value-type="float">
            <text:p>0.061633870294852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[.C147]+2/360" office:value-type="float" office:value="0.794444444444443" calcext:value-type="float">
            <text:p>0.794444444444443</text:p>
          </table:table-cell>
          <table:table-cell table:formula="of:=[.D$3]*COS([.$C148]*PI())" office:value-type="float" office:value="-0.0798635510047289" calcext:value-type="float">
            <text:p>-0.079863551004729</text:p>
          </table:table-cell>
          <table:table-cell table:formula="of:=[.D$3]*SIN([.$C148]*PI())" office:value-type="float" office:value="0.0601815023152053" calcext:value-type="float">
            <text:p>0.060181502315205</text:p>
          </table:table-cell>
          <table:table-cell table:formula="of:=[.F$3]*COS([.$C148]*PI())" office:value-type="float" office:value="-0.0798715373598294" calcext:value-type="float">
            <text:p>-0.079871537359829</text:p>
          </table:table-cell>
          <table:table-cell table:formula="of:=[.F$3]*SIN([.$C148]*PI())" office:value-type="float" office:value="0.0601875204654368" calcext:value-type="float">
            <text:p>0.060187520465437</text:p>
          </table:table-cell>
          <table:table-cell table:formula="of:=[.H$3]*COS([.$C148]*PI())" office:value-type="float" office:value="-0.0798795237149299" calcext:value-type="float">
            <text:p>-0.07987952371493</text:p>
          </table:table-cell>
          <table:table-cell table:formula="of:=[.H$3]*SIN([.$C148]*PI())" office:value-type="float" office:value="0.0601935386156683" calcext:value-type="float">
            <text:p>0.060193538615668</text:p>
          </table:table-cell>
          <table:table-cell table:formula="of:=[.J$3]*COS([.$C148]*PI())" office:value-type="float" office:value="-0.0799514009108342" calcext:value-type="float">
            <text:p>-0.079951400910834</text:p>
          </table:table-cell>
          <table:table-cell table:formula="of:=[.J$3]*SIN([.$C148]*PI())" office:value-type="float" office:value="0.060247701967752" calcext:value-type="float">
            <text:p>0.060247701967752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[.C148]+2/360" office:value-type="float" office:value="0.799999999999998" calcext:value-type="float">
            <text:p>0.799999999999998</text:p>
          </table:table-cell>
          <table:table-cell table:formula="of:=[.D$3]*COS([.$C149]*PI())" office:value-type="float" office:value="-0.0809016994374944" calcext:value-type="float">
            <text:p>-0.080901699437494</text:p>
          </table:table-cell>
          <table:table-cell table:formula="of:=[.D$3]*SIN([.$C149]*PI())" office:value-type="float" office:value="0.0587785252292478" calcext:value-type="float">
            <text:p>0.058778525229248</text:p>
          </table:table-cell>
          <table:table-cell table:formula="of:=[.F$3]*COS([.$C149]*PI())" office:value-type="float" office:value="-0.0809097896074382" calcext:value-type="float">
            <text:p>-0.080909789607438</text:p>
          </table:table-cell>
          <table:table-cell table:formula="of:=[.F$3]*SIN([.$C149]*PI())" office:value-type="float" office:value="0.0587844030817707" calcext:value-type="float">
            <text:p>0.058784403081771</text:p>
          </table:table-cell>
          <table:table-cell table:formula="of:=[.H$3]*COS([.$C149]*PI())" office:value-type="float" office:value="-0.0809178797773819" calcext:value-type="float">
            <text:p>-0.080917879777382</text:p>
          </table:table-cell>
          <table:table-cell table:formula="of:=[.H$3]*SIN([.$C149]*PI())" office:value-type="float" office:value="0.0587902809342936" calcext:value-type="float">
            <text:p>0.058790280934294</text:p>
          </table:table-cell>
          <table:table-cell table:formula="of:=[.J$3]*COS([.$C149]*PI())" office:value-type="float" office:value="-0.0809906913068757" calcext:value-type="float">
            <text:p>-0.080990691306876</text:p>
          </table:table-cell>
          <table:table-cell table:formula="of:=[.J$3]*SIN([.$C149]*PI())" office:value-type="float" office:value="0.058843181607" calcext:value-type="float">
            <text:p>0.058843181607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[.C149]+2/360" office:value-type="float" office:value="0.805555555555554" calcext:value-type="float">
            <text:p>0.805555555555554</text:p>
          </table:table-cell>
          <table:table-cell table:formula="of:=[.D$3]*COS([.$C150]*PI())" office:value-type="float" office:value="-0.0819152044288988" calcext:value-type="float">
            <text:p>-0.081915204428899</text:p>
          </table:table-cell>
          <table:table-cell table:formula="of:=[.D$3]*SIN([.$C150]*PI())" office:value-type="float" office:value="0.0573576436351051" calcext:value-type="float">
            <text:p>0.057357643635105</text:p>
          </table:table-cell>
          <table:table-cell table:formula="of:=[.F$3]*COS([.$C150]*PI())" office:value-type="float" office:value="-0.0819233959493417" calcext:value-type="float">
            <text:p>-0.081923395949342</text:p>
          </table:table-cell>
          <table:table-cell table:formula="of:=[.F$3]*SIN([.$C150]*PI())" office:value-type="float" office:value="0.0573633793994686" calcext:value-type="float">
            <text:p>0.057363379399469</text:p>
          </table:table-cell>
          <table:table-cell table:formula="of:=[.H$3]*COS([.$C150]*PI())" office:value-type="float" office:value="-0.0819315874697846" calcext:value-type="float">
            <text:p>-0.081931587469785</text:p>
          </table:table-cell>
          <table:table-cell table:formula="of:=[.H$3]*SIN([.$C150]*PI())" office:value-type="float" office:value="0.0573691151638321" calcext:value-type="float">
            <text:p>0.057369115163832</text:p>
          </table:table-cell>
          <table:table-cell table:formula="of:=[.J$3]*COS([.$C150]*PI())" office:value-type="float" office:value="-0.0820053111537706" calcext:value-type="float">
            <text:p>-0.082005311153771</text:p>
          </table:table-cell>
          <table:table-cell table:formula="of:=[.J$3]*SIN([.$C150]*PI())" office:value-type="float" office:value="0.0574207370431037" calcext:value-type="float">
            <text:p>0.057420737043104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[.C150]+2/360" office:value-type="float" office:value="0.811111111111109" calcext:value-type="float">
            <text:p>0.811111111111109</text:p>
          </table:table-cell>
          <table:table-cell table:formula="of:=[.D$3]*COS([.$C151]*PI())" office:value-type="float" office:value="-0.0829037572555039" calcext:value-type="float">
            <text:p>-0.082903757255504</text:p>
          </table:table-cell>
          <table:table-cell table:formula="of:=[.D$3]*SIN([.$C151]*PI())" office:value-type="float" office:value="0.0559192903470752" calcext:value-type="float">
            <text:p>0.055919290347075</text:p>
          </table:table-cell>
          <table:table-cell table:formula="of:=[.F$3]*COS([.$C151]*PI())" office:value-type="float" office:value="-0.0829120476312294" calcext:value-type="float">
            <text:p>-0.082912047631229</text:p>
          </table:table-cell>
          <table:table-cell table:formula="of:=[.F$3]*SIN([.$C151]*PI())" office:value-type="float" office:value="0.0559248822761099" calcext:value-type="float">
            <text:p>0.05592488227611</text:p>
          </table:table-cell>
          <table:table-cell table:formula="of:=[.H$3]*COS([.$C151]*PI())" office:value-type="float" office:value="-0.0829203380069549" calcext:value-type="float">
            <text:p>-0.082920338006955</text:p>
          </table:table-cell>
          <table:table-cell table:formula="of:=[.H$3]*SIN([.$C151]*PI())" office:value-type="float" office:value="0.0559304742051446" calcext:value-type="float">
            <text:p>0.055930474205145</text:p>
          </table:table-cell>
          <table:table-cell table:formula="of:=[.J$3]*COS([.$C151]*PI())" office:value-type="float" office:value="-0.0829949513884849" calcext:value-type="float">
            <text:p>-0.082994951388485</text:p>
          </table:table-cell>
          <table:table-cell table:formula="of:=[.J$3]*SIN([.$C151]*PI())" office:value-type="float" office:value="0.055980801566457" calcext:value-type="float">
            <text:p>0.055980801566457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[.C151]+2/360" office:value-type="float" office:value="0.816666666666665" calcext:value-type="float">
            <text:p>0.816666666666665</text:p>
          </table:table-cell>
          <table:table-cell table:formula="of:=[.D$3]*COS([.$C152]*PI())" office:value-type="float" office:value="-0.0838670567945421" calcext:value-type="float">
            <text:p>-0.083867056794542</text:p>
          </table:table-cell>
          <table:table-cell table:formula="of:=[.D$3]*SIN([.$C152]*PI())" office:value-type="float" office:value="0.0544639035015032" calcext:value-type="float">
            <text:p>0.054463903501503</text:p>
          </table:table-cell>
          <table:table-cell table:formula="of:=[.F$3]*COS([.$C152]*PI())" office:value-type="float" office:value="-0.0838754435002215" calcext:value-type="float">
            <text:p>-0.083875443500222</text:p>
          </table:table-cell>
          <table:table-cell table:formula="of:=[.F$3]*SIN([.$C152]*PI())" office:value-type="float" office:value="0.0544693498918534" calcext:value-type="float">
            <text:p>0.054469349891853</text:p>
          </table:table-cell>
          <table:table-cell table:formula="of:=[.H$3]*COS([.$C152]*PI())" office:value-type="float" office:value="-0.083883830205901" calcext:value-type="float">
            <text:p>-0.083883830205901</text:p>
          </table:table-cell>
          <table:table-cell table:formula="of:=[.H$3]*SIN([.$C152]*PI())" office:value-type="float" office:value="0.0544747962822035" calcext:value-type="float">
            <text:p>0.054474796282204</text:p>
          </table:table-cell>
          <table:table-cell table:formula="of:=[.J$3]*COS([.$C152]*PI())" office:value-type="float" office:value="-0.0839593105570161" calcext:value-type="float">
            <text:p>-0.083959310557016</text:p>
          </table:table-cell>
          <table:table-cell table:formula="of:=[.J$3]*SIN([.$C152]*PI())" office:value-type="float" office:value="0.0545238137953549" calcext:value-type="float">
            <text:p>0.054523813795355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[.C152]+2/360" office:value-type="float" office:value="0.82222222222222" calcext:value-type="float">
            <text:p>0.82222222222222</text:p>
          </table:table-cell>
          <table:table-cell table:formula="of:=[.D$3]*COS([.$C153]*PI())" office:value-type="float" office:value="-0.0848048096156423" calcext:value-type="float">
            <text:p>-0.084804809615642</text:p>
          </table:table-cell>
          <table:table-cell table:formula="of:=[.D$3]*SIN([.$C153]*PI())" office:value-type="float" office:value="0.052991926423321" calcext:value-type="float">
            <text:p>0.052991926423321</text:p>
          </table:table-cell>
          <table:table-cell table:formula="of:=[.F$3]*COS([.$C153]*PI())" office:value-type="float" office:value="-0.0848132900966038" calcext:value-type="float">
            <text:p>-0.084813290096604</text:p>
          </table:table-cell>
          <table:table-cell table:formula="of:=[.F$3]*SIN([.$C153]*PI())" office:value-type="float" office:value="0.0529972256159634" calcext:value-type="float">
            <text:p>0.052997225615963</text:p>
          </table:table-cell>
          <table:table-cell table:formula="of:=[.H$3]*COS([.$C153]*PI())" office:value-type="float" office:value="-0.0848217705775654" calcext:value-type="float">
            <text:p>-0.084821770577565</text:p>
          </table:table-cell>
          <table:table-cell table:formula="of:=[.H$3]*SIN([.$C153]*PI())" office:value-type="float" office:value="0.0530025248086057" calcext:value-type="float">
            <text:p>0.053002524808606</text:p>
          </table:table-cell>
          <table:table-cell table:formula="of:=[.J$3]*COS([.$C153]*PI())" office:value-type="float" office:value="-0.0848980949062195" calcext:value-type="float">
            <text:p>-0.08489809490622</text:p>
          </table:table-cell>
          <table:table-cell table:formula="of:=[.J$3]*SIN([.$C153]*PI())" office:value-type="float" office:value="0.0530502175423867" calcext:value-type="float">
            <text:p>0.053050217542387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[.C153]+2/360" office:value-type="float" office:value="0.827777777777776" calcext:value-type="float">
            <text:p>0.827777777777776</text:p>
          </table:table-cell>
          <table:table-cell table:formula="of:=[.D$3]*COS([.$C154]*PI())" office:value-type="float" office:value="-0.0857167300702109" calcext:value-type="float">
            <text:p>-0.085716730070211</text:p>
          </table:table-cell>
          <table:table-cell table:formula="of:=[.D$3]*SIN([.$C154]*PI())" office:value-type="float" office:value="0.051503807491006" calcext:value-type="float">
            <text:p>0.051503807491006</text:p>
          </table:table-cell>
          <table:table-cell table:formula="of:=[.F$3]*COS([.$C154]*PI())" office:value-type="float" office:value="-0.0857253017432179" calcext:value-type="float">
            <text:p>-0.085725301743218</text:p>
          </table:table-cell>
          <table:table-cell table:formula="of:=[.F$3]*SIN([.$C154]*PI())" office:value-type="float" office:value="0.0515089578717551" calcext:value-type="float">
            <text:p>0.051508957871755</text:p>
          </table:table-cell>
          <table:table-cell table:formula="of:=[.H$3]*COS([.$C154]*PI())" office:value-type="float" office:value="-0.0857338734162249" calcext:value-type="float">
            <text:p>-0.085733873416225</text:p>
          </table:table-cell>
          <table:table-cell table:formula="of:=[.H$3]*SIN([.$C154]*PI())" office:value-type="float" office:value="0.0515141082525042" calcext:value-type="float">
            <text:p>0.051514108252504</text:p>
          </table:table-cell>
          <table:table-cell table:formula="of:=[.J$3]*COS([.$C154]*PI())" office:value-type="float" office:value="-0.0858110184732881" calcext:value-type="float">
            <text:p>-0.085811018473288</text:p>
          </table:table-cell>
          <table:table-cell table:formula="of:=[.J$3]*SIN([.$C154]*PI())" office:value-type="float" office:value="0.0515604616792461" calcext:value-type="float">
            <text:p>0.051560461679246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[.C154]+2/360" office:value-type="float" office:value="0.833333333333331" calcext:value-type="float">
            <text:p>0.833333333333331</text:p>
          </table:table-cell>
          <table:table-cell table:formula="of:=[.D$3]*COS([.$C155]*PI())" office:value-type="float" office:value="-0.0866025403784436" calcext:value-type="float">
            <text:p>-0.086602540378444</text:p>
          </table:table-cell>
          <table:table-cell table:formula="of:=[.D$3]*SIN([.$C155]*PI())" office:value-type="float" office:value="0.0500000000000005" calcext:value-type="float">
            <text:p>0.050000000000001</text:p>
          </table:table-cell>
          <table:table-cell table:formula="of:=[.F$3]*COS([.$C155]*PI())" office:value-type="float" office:value="-0.0866112006324814" calcext:value-type="float">
            <text:p>-0.086611200632481</text:p>
          </table:table-cell>
          <table:table-cell table:formula="of:=[.F$3]*SIN([.$C155]*PI())" office:value-type="float" office:value="0.0500050000000005" calcext:value-type="float">
            <text:p>0.050005000000001</text:p>
          </table:table-cell>
          <table:table-cell table:formula="of:=[.H$3]*COS([.$C155]*PI())" office:value-type="float" office:value="-0.0866198608865192" calcext:value-type="float">
            <text:p>-0.086619860886519</text:p>
          </table:table-cell>
          <table:table-cell table:formula="of:=[.H$3]*SIN([.$C155]*PI())" office:value-type="float" office:value="0.0500100000000005" calcext:value-type="float">
            <text:p>0.050010000000001</text:p>
          </table:table-cell>
          <table:table-cell table:formula="of:=[.J$3]*COS([.$C155]*PI())" office:value-type="float" office:value="-0.0866978031728599" calcext:value-type="float">
            <text:p>-0.08669780317286</text:p>
          </table:table-cell>
          <table:table-cell table:formula="of:=[.J$3]*SIN([.$C155]*PI())" office:value-type="float" office:value="0.0500550000000005" calcext:value-type="float">
            <text:p>0.050055000000001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[.C155]+2/360" office:value-type="float" office:value="0.838888888888887" calcext:value-type="float">
            <text:p>0.838888888888887</text:p>
          </table:table-cell>
          <table:table-cell table:formula="of:=[.D$3]*COS([.$C156]*PI())" office:value-type="float" office:value="-0.0874619707139393" calcext:value-type="float">
            <text:p>-0.087461970713939</text:p>
          </table:table-cell>
          <table:table-cell table:formula="of:=[.D$3]*SIN([.$C156]*PI())" office:value-type="float" office:value="0.0484809620246343" calcext:value-type="float">
            <text:p>0.048480962024634</text:p>
          </table:table-cell>
          <table:table-cell table:formula="of:=[.F$3]*COS([.$C156]*PI())" office:value-type="float" office:value="-0.0874707169110107" calcext:value-type="float">
            <text:p>-0.087470716911011</text:p>
          </table:table-cell>
          <table:table-cell table:formula="of:=[.F$3]*SIN([.$C156]*PI())" office:value-type="float" office:value="0.0484858101208367" calcext:value-type="float">
            <text:p>0.048485810120837</text:p>
          </table:table-cell>
          <table:table-cell table:formula="of:=[.H$3]*COS([.$C156]*PI())" office:value-type="float" office:value="-0.0874794631080821" calcext:value-type="float">
            <text:p>-0.087479463108082</text:p>
          </table:table-cell>
          <table:table-cell table:formula="of:=[.H$3]*SIN([.$C156]*PI())" office:value-type="float" office:value="0.0484906582170392" calcext:value-type="float">
            <text:p>0.048490658217039</text:p>
          </table:table-cell>
          <table:table-cell table:formula="of:=[.J$3]*COS([.$C156]*PI())" office:value-type="float" office:value="-0.0875581788817246" calcext:value-type="float">
            <text:p>-0.087558178881725</text:p>
          </table:table-cell>
          <table:table-cell table:formula="of:=[.J$3]*SIN([.$C156]*PI())" office:value-type="float" office:value="0.0485342910828614" calcext:value-type="float">
            <text:p>0.048534291082861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[.C156]+2/360" office:value-type="float" office:value="0.844444444444442" calcext:value-type="float">
            <text:p>0.844444444444442</text:p>
          </table:table-cell>
          <table:table-cell table:formula="of:=[.D$3]*COS([.$C157]*PI())" office:value-type="float" office:value="-0.0882947592858924" calcext:value-type="float">
            <text:p>-0.088294759285892</text:p>
          </table:table-cell>
          <table:table-cell table:formula="of:=[.D$3]*SIN([.$C157]*PI())" office:value-type="float" office:value="0.0469471562785897" calcext:value-type="float">
            <text:p>0.04694715627859</text:p>
          </table:table-cell>
          <table:table-cell table:formula="of:=[.F$3]*COS([.$C157]*PI())" office:value-type="float" office:value="-0.088303588761821" calcext:value-type="float">
            <text:p>-0.088303588761821</text:p>
          </table:table-cell>
          <table:table-cell table:formula="of:=[.F$3]*SIN([.$C157]*PI())" office:value-type="float" office:value="0.0469518509942175" calcext:value-type="float">
            <text:p>0.046951850994218</text:p>
          </table:table-cell>
          <table:table-cell table:formula="of:=[.H$3]*COS([.$C157]*PI())" office:value-type="float" office:value="-0.0883124182377496" calcext:value-type="float">
            <text:p>-0.08831241823775</text:p>
          </table:table-cell>
          <table:table-cell table:formula="of:=[.H$3]*SIN([.$C157]*PI())" office:value-type="float" office:value="0.0469565457098454" calcext:value-type="float">
            <text:p>0.046956545709845</text:p>
          </table:table-cell>
          <table:table-cell table:formula="of:=[.J$3]*COS([.$C157]*PI())" office:value-type="float" office:value="-0.0883918835211069" calcext:value-type="float">
            <text:p>-0.088391883521107</text:p>
          </table:table-cell>
          <table:table-cell table:formula="of:=[.J$3]*SIN([.$C157]*PI())" office:value-type="float" office:value="0.0469987981504961" calcext:value-type="float">
            <text:p>0.046998798150496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[.C157]+2/360" office:value-type="float" office:value="0.849999999999998" calcext:value-type="float">
            <text:p>0.849999999999998</text:p>
          </table:table-cell>
          <table:table-cell table:formula="of:=[.D$3]*COS([.$C158]*PI())" office:value-type="float" office:value="-0.0891006524188365" calcext:value-type="float">
            <text:p>-0.089100652418837</text:p>
          </table:table-cell>
          <table:table-cell table:formula="of:=[.D$3]*SIN([.$C158]*PI())" office:value-type="float" office:value="0.0453990499739552" calcext:value-type="float">
            <text:p>0.045399049973955</text:p>
          </table:table-cell>
          <table:table-cell table:formula="of:=[.F$3]*COS([.$C158]*PI())" office:value-type="float" office:value="-0.0891095624840784" calcext:value-type="float">
            <text:p>-0.089109562484078</text:p>
          </table:table-cell>
          <table:table-cell table:formula="of:=[.F$3]*SIN([.$C158]*PI())" office:value-type="float" office:value="0.0454035898789526" calcext:value-type="float">
            <text:p>0.045403589878953</text:p>
          </table:table-cell>
          <table:table-cell table:formula="of:=[.H$3]*COS([.$C158]*PI())" office:value-type="float" office:value="-0.0891184725493203" calcext:value-type="float">
            <text:p>-0.08911847254932</text:p>
          </table:table-cell>
          <table:table-cell table:formula="of:=[.H$3]*SIN([.$C158]*PI())" office:value-type="float" office:value="0.04540812978395" calcext:value-type="float">
            <text:p>0.04540812978395</text:p>
          </table:table-cell>
          <table:table-cell table:formula="of:=[.J$3]*COS([.$C158]*PI())" office:value-type="float" office:value="-0.0891986631364972" calcext:value-type="float">
            <text:p>-0.089198663136497</text:p>
          </table:table-cell>
          <table:table-cell table:formula="of:=[.J$3]*SIN([.$C158]*PI())" office:value-type="float" office:value="0.0454489889289266" calcext:value-type="float">
            <text:p>0.045448988928927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[.C158]+2/360" office:value-type="float" office:value="0.855555555555553" calcext:value-type="float">
            <text:p>0.855555555555553</text:p>
          </table:table-cell>
          <table:table-cell table:formula="of:=[.D$3]*COS([.$C159]*PI())" office:value-type="float" office:value="-0.0898794046299164" calcext:value-type="float">
            <text:p>-0.089879404629917</text:p>
          </table:table-cell>
          <table:table-cell table:formula="of:=[.D$3]*SIN([.$C159]*PI())" office:value-type="float" office:value="0.0438371146789083" calcext:value-type="float">
            <text:p>0.043837114678908</text:p>
          </table:table-cell>
          <table:table-cell table:formula="of:=[.F$3]*COS([.$C159]*PI())" office:value-type="float" office:value="-0.0898883925703794" calcext:value-type="float">
            <text:p>-0.089888392570379</text:p>
          </table:table-cell>
          <table:table-cell table:formula="of:=[.F$3]*SIN([.$C159]*PI())" office:value-type="float" office:value="0.0438414983903762" calcext:value-type="float">
            <text:p>0.043841498390376</text:p>
          </table:table-cell>
          <table:table-cell table:formula="of:=[.H$3]*COS([.$C159]*PI())" office:value-type="float" office:value="-0.0898973805108424" calcext:value-type="float">
            <text:p>-0.089897380510842</text:p>
          </table:table-cell>
          <table:table-cell table:formula="of:=[.H$3]*SIN([.$C159]*PI())" office:value-type="float" office:value="0.0438458821018441" calcext:value-type="float">
            <text:p>0.043845882101844</text:p>
          </table:table-cell>
          <table:table-cell table:formula="of:=[.J$3]*COS([.$C159]*PI())" office:value-type="float" office:value="-0.0899782719750093" calcext:value-type="float">
            <text:p>-0.089978271975009</text:p>
          </table:table-cell>
          <table:table-cell table:formula="of:=[.J$3]*SIN([.$C159]*PI())" office:value-type="float" office:value="0.0438853355050551" calcext:value-type="float">
            <text:p>0.043885335505055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[.C159]+2/360" office:value-type="float" office:value="0.861111111111109" calcext:value-type="float">
            <text:p>0.861111111111109</text:p>
          </table:table-cell>
          <table:table-cell table:formula="of:=[.D$3]*COS([.$C160]*PI())" office:value-type="float" office:value="-0.0906307787036647" calcext:value-type="float">
            <text:p>-0.090630778703665</text:p>
          </table:table-cell>
          <table:table-cell table:formula="of:=[.D$3]*SIN([.$C160]*PI())" office:value-type="float" office:value="0.0422618261740706" calcext:value-type="float">
            <text:p>0.042261826174071</text:p>
          </table:table-cell>
          <table:table-cell table:formula="of:=[.F$3]*COS([.$C160]*PI())" office:value-type="float" office:value="-0.0906398417815351" calcext:value-type="float">
            <text:p>-0.090639841781535</text:p>
          </table:table-cell>
          <table:table-cell table:formula="of:=[.F$3]*SIN([.$C160]*PI())" office:value-type="float" office:value="0.042266052356688" calcext:value-type="float">
            <text:p>0.042266052356688</text:p>
          </table:table-cell>
          <table:table-cell table:formula="of:=[.H$3]*COS([.$C160]*PI())" office:value-type="float" office:value="-0.0906489048594055" calcext:value-type="float">
            <text:p>-0.090648904859406</text:p>
          </table:table-cell>
          <table:table-cell table:formula="of:=[.H$3]*SIN([.$C160]*PI())" office:value-type="float" office:value="0.0422702785393054" calcext:value-type="float">
            <text:p>0.042270278539305</text:p>
          </table:table-cell>
          <table:table-cell table:formula="of:=[.J$3]*COS([.$C160]*PI())" office:value-type="float" office:value="-0.0907304725602388" calcext:value-type="float">
            <text:p>-0.090730472560239</text:p>
          </table:table-cell>
          <table:table-cell table:formula="of:=[.J$3]*SIN([.$C160]*PI())" office:value-type="float" office:value="0.042308314182862" calcext:value-type="float">
            <text:p>0.042308314182862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[.C160]+2/360" office:value-type="float" office:value="0.866666666666665" calcext:value-type="float">
            <text:p>0.866666666666665</text:p>
          </table:table-cell>
          <table:table-cell table:formula="of:=[.D$3]*COS([.$C161]*PI())" office:value-type="float" office:value="-0.0913545457642598" calcext:value-type="float">
            <text:p>-0.09135454576426</text:p>
          </table:table-cell>
          <table:table-cell table:formula="of:=[.D$3]*SIN([.$C161]*PI())" office:value-type="float" office:value="0.0406736643075806" calcext:value-type="float">
            <text:p>0.040673664307581</text:p>
          </table:table-cell>
          <table:table-cell table:formula="of:=[.F$3]*COS([.$C161]*PI())" office:value-type="float" office:value="-0.0913636812188363" calcext:value-type="float">
            <text:p>-0.091363681218836</text:p>
          </table:table-cell>
          <table:table-cell table:formula="of:=[.F$3]*SIN([.$C161]*PI())" office:value-type="float" office:value="0.0406777316740114" calcext:value-type="float">
            <text:p>0.040677731674011</text:p>
          </table:table-cell>
          <table:table-cell table:formula="of:=[.H$3]*COS([.$C161]*PI())" office:value-type="float" office:value="-0.0913728166734127" calcext:value-type="float">
            <text:p>-0.091372816673413</text:p>
          </table:table-cell>
          <table:table-cell table:formula="of:=[.H$3]*SIN([.$C161]*PI())" office:value-type="float" office:value="0.0406817990404421" calcext:value-type="float">
            <text:p>0.040681799040442</text:p>
          </table:table-cell>
          <table:table-cell table:formula="of:=[.J$3]*COS([.$C161]*PI())" office:value-type="float" office:value="-0.0914550357646005" calcext:value-type="float">
            <text:p>-0.091455035764601</text:p>
          </table:table-cell>
          <table:table-cell table:formula="of:=[.J$3]*SIN([.$C161]*PI())" office:value-type="float" office:value="0.040718405338319" calcext:value-type="float">
            <text:p>0.040718405338319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[.C161]+2/360" office:value-type="float" office:value="0.87222222222222" calcext:value-type="float">
            <text:p>0.87222222222222</text:p>
          </table:table-cell>
          <table:table-cell table:formula="of:=[.D$3]*COS([.$C162]*PI())" office:value-type="float" office:value="-0.0920504853452438" calcext:value-type="float">
            <text:p>-0.092050485345244</text:p>
          </table:table-cell>
          <table:table-cell table:formula="of:=[.D$3]*SIN([.$C162]*PI())" office:value-type="float" office:value="0.039073112848928" calcext:value-type="float">
            <text:p>0.039073112848928</text:p>
          </table:table-cell>
          <table:table-cell table:formula="of:=[.F$3]*COS([.$C162]*PI())" office:value-type="float" office:value="-0.0920596903937783" calcext:value-type="float">
            <text:p>-0.092059690393778</text:p>
          </table:table-cell>
          <table:table-cell table:formula="of:=[.F$3]*SIN([.$C162]*PI())" office:value-type="float" office:value="0.0390770201602129" calcext:value-type="float">
            <text:p>0.039077020160213</text:p>
          </table:table-cell>
          <table:table-cell table:formula="of:=[.H$3]*COS([.$C162]*PI())" office:value-type="float" office:value="-0.0920688954423128" calcext:value-type="float">
            <text:p>-0.092068895442313</text:p>
          </table:table-cell>
          <table:table-cell table:formula="of:=[.H$3]*SIN([.$C162]*PI())" office:value-type="float" office:value="0.0390809274714978" calcext:value-type="float">
            <text:p>0.039080927471498</text:p>
          </table:table-cell>
          <table:table-cell table:formula="of:=[.J$3]*COS([.$C162]*PI())" office:value-type="float" office:value="-0.0921517408791235" calcext:value-type="float">
            <text:p>-0.092151740879124</text:p>
          </table:table-cell>
          <table:table-cell table:formula="of:=[.J$3]*SIN([.$C162]*PI())" office:value-type="float" office:value="0.0391160932730618" calcext:value-type="float">
            <text:p>0.039116093273062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[.C162]+2/360" office:value-type="float" office:value="0.877777777777776" calcext:value-type="float">
            <text:p>0.877777777777776</text:p>
          </table:table-cell>
          <table:table-cell table:formula="of:=[.D$3]*COS([.$C163]*PI())" office:value-type="float" office:value="-0.0927183854566785" calcext:value-type="float">
            <text:p>-0.092718385456679</text:p>
          </table:table-cell>
          <table:table-cell table:formula="of:=[.D$3]*SIN([.$C163]*PI())" office:value-type="float" office:value="0.0374606593415918" calcext:value-type="float">
            <text:p>0.037460659341592</text:p>
          </table:table-cell>
          <table:table-cell table:formula="of:=[.F$3]*COS([.$C163]*PI())" office:value-type="float" office:value="-0.0927276572952242" calcext:value-type="float">
            <text:p>-0.092727657295224</text:p>
          </table:table-cell>
          <table:table-cell table:formula="of:=[.F$3]*SIN([.$C163]*PI())" office:value-type="float" office:value="0.037464405407526" calcext:value-type="float">
            <text:p>0.037464405407526</text:p>
          </table:table-cell>
          <table:table-cell table:formula="of:=[.H$3]*COS([.$C163]*PI())" office:value-type="float" office:value="-0.0927369291337698" calcext:value-type="float">
            <text:p>-0.09273692913377</text:p>
          </table:table-cell>
          <table:table-cell table:formula="of:=[.H$3]*SIN([.$C163]*PI())" office:value-type="float" office:value="0.0374681514734602" calcext:value-type="float">
            <text:p>0.03746815147346</text:p>
          </table:table-cell>
          <table:table-cell table:formula="of:=[.J$3]*COS([.$C163]*PI())" office:value-type="float" office:value="-0.0928203756806808" calcext:value-type="float">
            <text:p>-0.092820375680681</text:p>
          </table:table-cell>
          <table:table-cell table:formula="of:=[.J$3]*SIN([.$C163]*PI())" office:value-type="float" office:value="0.0375018660668676" calcext:value-type="float">
            <text:p>0.037501866066868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[.C163]+2/360" office:value-type="float" office:value="0.883333333333331" calcext:value-type="float">
            <text:p>0.883333333333331</text:p>
          </table:table-cell>
          <table:table-cell table:formula="of:=[.D$3]*COS([.$C164]*PI())" office:value-type="float" office:value="-0.0933580426497199" calcext:value-type="float">
            <text:p>-0.09335804264972</text:p>
          </table:table-cell>
          <table:table-cell table:formula="of:=[.D$3]*SIN([.$C164]*PI())" office:value-type="float" office:value="0.0358367949545306" calcext:value-type="float">
            <text:p>0.035836794954531</text:p>
          </table:table-cell>
          <table:table-cell table:formula="of:=[.F$3]*COS([.$C164]*PI())" office:value-type="float" office:value="-0.0933673784539849" calcext:value-type="float">
            <text:p>-0.093367378453985</text:p>
          </table:table-cell>
          <table:table-cell table:formula="of:=[.F$3]*SIN([.$C164]*PI())" office:value-type="float" office:value="0.0358403786340261" calcext:value-type="float">
            <text:p>0.035840378634026</text:p>
          </table:table-cell>
          <table:table-cell table:formula="of:=[.H$3]*COS([.$C164]*PI())" office:value-type="float" office:value="-0.0933767142582499" calcext:value-type="float">
            <text:p>-0.09337671425825</text:p>
          </table:table-cell>
          <table:table-cell table:formula="of:=[.H$3]*SIN([.$C164]*PI())" office:value-type="float" office:value="0.0358439623135215" calcext:value-type="float">
            <text:p>0.035843962313522</text:p>
          </table:table-cell>
          <table:table-cell table:formula="of:=[.J$3]*COS([.$C164]*PI())" office:value-type="float" office:value="-0.0934607364966346" calcext:value-type="float">
            <text:p>-0.093460736496635</text:p>
          </table:table-cell>
          <table:table-cell table:formula="of:=[.J$3]*SIN([.$C164]*PI())" office:value-type="float" office:value="0.0358762154289806" calcext:value-type="float">
            <text:p>0.03587621542898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[.C164]+2/360" office:value-type="float" office:value="0.888888888888887" calcext:value-type="float">
            <text:p>0.888888888888887</text:p>
          </table:table-cell>
          <table:table-cell table:formula="of:=[.D$3]*COS([.$C165]*PI())" office:value-type="float" office:value="-0.0939692620785906" calcext:value-type="float">
            <text:p>-0.093969262078591</text:p>
          </table:table-cell>
          <table:table-cell table:formula="of:=[.D$3]*SIN([.$C165]*PI())" office:value-type="float" office:value="0.0342020143325675" calcext:value-type="float">
            <text:p>0.034202014332568</text:p>
          </table:table-cell>
          <table:table-cell table:formula="of:=[.F$3]*COS([.$C165]*PI())" office:value-type="float" office:value="-0.0939786590047985" calcext:value-type="float">
            <text:p>-0.093978659004799</text:p>
          </table:table-cell>
          <table:table-cell table:formula="of:=[.F$3]*SIN([.$C165]*PI())" office:value-type="float" office:value="0.0342054345340008" calcext:value-type="float">
            <text:p>0.034205434534001</text:p>
          </table:table-cell>
          <table:table-cell table:formula="of:=[.H$3]*COS([.$C165]*PI())" office:value-type="float" office:value="-0.0939880559310063" calcext:value-type="float">
            <text:p>-0.093988055931006</text:p>
          </table:table-cell>
          <table:table-cell table:formula="of:=[.H$3]*SIN([.$C165]*PI())" office:value-type="float" office:value="0.034208854735434" calcext:value-type="float">
            <text:p>0.034208854735434</text:p>
          </table:table-cell>
          <table:table-cell table:formula="of:=[.J$3]*COS([.$C165]*PI())" office:value-type="float" office:value="-0.0940726282668771" calcext:value-type="float">
            <text:p>-0.094072628266877</text:p>
          </table:table-cell>
          <table:table-cell table:formula="of:=[.J$3]*SIN([.$C165]*PI())" office:value-type="float" office:value="0.0342396365483333" calcext:value-type="float">
            <text:p>0.034239636548333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[.C165]+2/360" office:value-type="float" office:value="0.894444444444442" calcext:value-type="float">
            <text:p>0.894444444444442</text:p>
          </table:table-cell>
          <table:table-cell table:formula="of:=[.D$3]*COS([.$C166]*PI())" office:value-type="float" office:value="-0.0945518575599315" calcext:value-type="float">
            <text:p>-0.094551857559932</text:p>
          </table:table-cell>
          <table:table-cell table:formula="of:=[.D$3]*SIN([.$C166]*PI())" office:value-type="float" office:value="0.0325568154457163" calcext:value-type="float">
            <text:p>0.032556815445716</text:p>
          </table:table-cell>
          <table:table-cell table:formula="of:=[.F$3]*COS([.$C166]*PI())" office:value-type="float" office:value="-0.0945613127456875" calcext:value-type="float">
            <text:p>-0.094561312745688</text:p>
          </table:table-cell>
          <table:table-cell table:formula="of:=[.F$3]*SIN([.$C166]*PI())" office:value-type="float" office:value="0.0325600711272609" calcext:value-type="float">
            <text:p>0.032560071127261</text:p>
          </table:table-cell>
          <table:table-cell table:formula="of:=[.H$3]*COS([.$C166]*PI())" office:value-type="float" office:value="-0.0945707679314434" calcext:value-type="float">
            <text:p>-0.094570767931444</text:p>
          </table:table-cell>
          <table:table-cell table:formula="of:=[.H$3]*SIN([.$C166]*PI())" office:value-type="float" office:value="0.0325633268088055" calcext:value-type="float">
            <text:p>0.032563326808806</text:p>
          </table:table-cell>
          <table:table-cell table:formula="of:=[.J$3]*COS([.$C166]*PI())" office:value-type="float" office:value="-0.0946558646032474" calcext:value-type="float">
            <text:p>-0.094655864603247</text:p>
          </table:table-cell>
          <table:table-cell table:formula="of:=[.J$3]*SIN([.$C166]*PI())" office:value-type="float" office:value="0.0325926279427066" calcext:value-type="float">
            <text:p>0.032592627942707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[.C166]+2/360" office:value-type="float" office:value="0.899999999999998" calcext:value-type="float">
            <text:p>0.899999999999998</text:p>
          </table:table-cell>
          <table:table-cell table:formula="of:=[.D$3]*COS([.$C167]*PI())" office:value-type="float" office:value="-0.0951056516295151" calcext:value-type="float">
            <text:p>-0.095105651629515</text:p>
          </table:table-cell>
          <table:table-cell table:formula="of:=[.D$3]*SIN([.$C167]*PI())" office:value-type="float" office:value="0.0309016994374954" calcext:value-type="float">
            <text:p>0.030901699437496</text:p>
          </table:table-cell>
          <table:table-cell table:formula="of:=[.F$3]*COS([.$C167]*PI())" office:value-type="float" office:value="-0.0951151621946781" calcext:value-type="float">
            <text:p>-0.095115162194678</text:p>
          </table:table-cell>
          <table:table-cell table:formula="of:=[.F$3]*SIN([.$C167]*PI())" office:value-type="float" office:value="0.0309047896074392" calcext:value-type="float">
            <text:p>0.030904789607439</text:p>
          </table:table-cell>
          <table:table-cell table:formula="of:=[.H$3]*COS([.$C167]*PI())" office:value-type="float" office:value="-0.095124672759841" calcext:value-type="float">
            <text:p>-0.095124672759841</text:p>
          </table:table-cell>
          <table:table-cell table:formula="of:=[.H$3]*SIN([.$C167]*PI())" office:value-type="float" office:value="0.0309078797773829" calcext:value-type="float">
            <text:p>0.030907879777383</text:p>
          </table:table-cell>
          <table:table-cell table:formula="of:=[.J$3]*COS([.$C167]*PI())" office:value-type="float" office:value="-0.0952102678463076" calcext:value-type="float">
            <text:p>-0.095210267846308</text:p>
          </table:table-cell>
          <table:table-cell table:formula="of:=[.J$3]*SIN([.$C167]*PI())" office:value-type="float" office:value="0.0309356913068767" calcext:value-type="float">
            <text:p>0.030935691306877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[.C167]+2/360" office:value-type="float" office:value="0.905555555555553" calcext:value-type="float">
            <text:p>0.905555555555553</text:p>
          </table:table-cell>
          <table:table-cell table:formula="of:=[.D$3]*COS([.$C168]*PI())" office:value-type="float" office:value="-0.0956304755963033" calcext:value-type="float">
            <text:p>-0.095630475596303</text:p>
          </table:table-cell>
          <table:table-cell table:formula="of:=[.D$3]*SIN([.$C168]*PI())" office:value-type="float" office:value="0.0292371704722743" calcext:value-type="float">
            <text:p>0.029237170472274</text:p>
          </table:table-cell>
          <table:table-cell table:formula="of:=[.F$3]*COS([.$C168]*PI())" office:value-type="float" office:value="-0.095640038643863" calcext:value-type="float">
            <text:p>-0.095640038643863</text:p>
          </table:table-cell>
          <table:table-cell table:formula="of:=[.F$3]*SIN([.$C168]*PI())" office:value-type="float" office:value="0.0292400941893216" calcext:value-type="float">
            <text:p>0.029240094189322</text:p>
          </table:table-cell>
          <table:table-cell table:formula="of:=[.H$3]*COS([.$C168]*PI())" office:value-type="float" office:value="-0.0956496016914226" calcext:value-type="float">
            <text:p>-0.095649601691423</text:p>
          </table:table-cell>
          <table:table-cell table:formula="of:=[.H$3]*SIN([.$C168]*PI())" office:value-type="float" office:value="0.0292430179063688" calcext:value-type="float">
            <text:p>0.029243017906369</text:p>
          </table:table-cell>
          <table:table-cell table:formula="of:=[.J$3]*COS([.$C168]*PI())" office:value-type="float" office:value="-0.0957356691194593" calcext:value-type="float">
            <text:p>-0.095735669119459</text:p>
          </table:table-cell>
          <table:table-cell table:formula="of:=[.J$3]*SIN([.$C168]*PI())" office:value-type="float" office:value="0.0292693313597938" calcext:value-type="float">
            <text:p>0.029269331359794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[.C168]+2/360" office:value-type="float" office:value="0.911111111111109" calcext:value-type="float">
            <text:p>0.911111111111109</text:p>
          </table:table-cell>
          <table:table-cell table:formula="of:=[.D$3]*COS([.$C169]*PI())" office:value-type="float" office:value="-0.0961261695938317" calcext:value-type="float">
            <text:p>-0.096126169593832</text:p>
          </table:table-cell>
          <table:table-cell table:formula="of:=[.D$3]*SIN([.$C169]*PI())" office:value-type="float" office:value="0.0275637355817006" calcext:value-type="float">
            <text:p>0.027563735581701</text:p>
          </table:table-cell>
          <table:table-cell table:formula="of:=[.F$3]*COS([.$C169]*PI())" office:value-type="float" office:value="-0.0961357822107911" calcext:value-type="float">
            <text:p>-0.096135782210791</text:p>
          </table:table-cell>
          <table:table-cell table:formula="of:=[.F$3]*SIN([.$C169]*PI())" office:value-type="float" office:value="0.0275664919552588" calcext:value-type="float">
            <text:p>0.027566491955259</text:p>
          </table:table-cell>
          <table:table-cell table:formula="of:=[.H$3]*COS([.$C169]*PI())" office:value-type="float" office:value="-0.0961453948277505" calcext:value-type="float">
            <text:p>-0.096145394827751</text:p>
          </table:table-cell>
          <table:table-cell table:formula="of:=[.H$3]*SIN([.$C169]*PI())" office:value-type="float" office:value="0.0275692483288169" calcext:value-type="float">
            <text:p>0.027569248328817</text:p>
          </table:table-cell>
          <table:table-cell table:formula="of:=[.J$3]*COS([.$C169]*PI())" office:value-type="float" office:value="-0.0962319083803849" calcext:value-type="float">
            <text:p>-0.096231908380385</text:p>
          </table:table-cell>
          <table:table-cell table:formula="of:=[.J$3]*SIN([.$C169]*PI())" office:value-type="float" office:value="0.0275940556908405" calcext:value-type="float">
            <text:p>0.027594055690841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[.C169]+2/360" office:value-type="float" office:value="0.916666666666664" calcext:value-type="float">
            <text:p>0.916666666666664</text:p>
          </table:table-cell>
          <table:table-cell table:formula="of:=[.D$3]*COS([.$C170]*PI())" office:value-type="float" office:value="-0.0965925826289067" calcext:value-type="float">
            <text:p>-0.096592582628907</text:p>
          </table:table-cell>
          <table:table-cell table:formula="of:=[.D$3]*SIN([.$C170]*PI())" office:value-type="float" office:value="0.0258819045102528" calcext:value-type="float">
            <text:p>0.025881904510253</text:p>
          </table:table-cell>
          <table:table-cell table:formula="of:=[.F$3]*COS([.$C170]*PI())" office:value-type="float" office:value="-0.0966022418871695" calcext:value-type="float">
            <text:p>-0.09660224188717</text:p>
          </table:table-cell>
          <table:table-cell table:formula="of:=[.F$3]*SIN([.$C170]*PI())" office:value-type="float" office:value="0.0258844927007038" calcext:value-type="float">
            <text:p>0.025884492700704</text:p>
          </table:table-cell>
          <table:table-cell table:formula="of:=[.H$3]*COS([.$C170]*PI())" office:value-type="float" office:value="-0.0966119011454324" calcext:value-type="float">
            <text:p>-0.096611901145433</text:p>
          </table:table-cell>
          <table:table-cell table:formula="of:=[.H$3]*SIN([.$C170]*PI())" office:value-type="float" office:value="0.0258870808911548" calcext:value-type="float">
            <text:p>0.025887080891155</text:p>
          </table:table-cell>
          <table:table-cell table:formula="of:=[.J$3]*COS([.$C170]*PI())" office:value-type="float" office:value="-0.0966988344697984" calcext:value-type="float">
            <text:p>-0.096698834469799</text:p>
          </table:table-cell>
          <table:table-cell table:formula="of:=[.J$3]*SIN([.$C170]*PI())" office:value-type="float" office:value="0.0259103746052141" calcext:value-type="float">
            <text:p>0.025910374605214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[.C170]+2/360" office:value-type="float" office:value="0.92222222222222" calcext:value-type="float">
            <text:p>0.92222222222222</text:p>
          </table:table-cell>
          <table:table-cell table:formula="of:=[.D$3]*COS([.$C171]*PI())" office:value-type="float" office:value="-0.0970295726275995" calcext:value-type="float">
            <text:p>-0.0970295726276</text:p>
          </table:table-cell>
          <table:table-cell table:formula="of:=[.D$3]*SIN([.$C171]*PI())" office:value-type="float" office:value="0.0241921895599675" calcext:value-type="float">
            <text:p>0.024192189559968</text:p>
          </table:table-cell>
          <table:table-cell table:formula="of:=[.F$3]*COS([.$C171]*PI())" office:value-type="float" office:value="-0.0970392755848622" calcext:value-type="float">
            <text:p>-0.097039275584862</text:p>
          </table:table-cell>
          <table:table-cell table:formula="of:=[.F$3]*SIN([.$C171]*PI())" office:value-type="float" office:value="0.0241946087789235" calcext:value-type="float">
            <text:p>0.024194608778924</text:p>
          </table:table-cell>
          <table:table-cell table:formula="of:=[.H$3]*COS([.$C171]*PI())" office:value-type="float" office:value="-0.097048978542125" calcext:value-type="float">
            <text:p>-0.097048978542125</text:p>
          </table:table-cell>
          <table:table-cell table:formula="of:=[.H$3]*SIN([.$C171]*PI())" office:value-type="float" office:value="0.0241970279978795" calcext:value-type="float">
            <text:p>0.02419702799788</text:p>
          </table:table-cell>
          <table:table-cell table:formula="of:=[.J$3]*COS([.$C171]*PI())" office:value-type="float" office:value="-0.0971363051574898" calcext:value-type="float">
            <text:p>-0.09713630515749</text:p>
          </table:table-cell>
          <table:table-cell table:formula="of:=[.J$3]*SIN([.$C171]*PI())" office:value-type="float" office:value="0.0242188009684834" calcext:value-type="float">
            <text:p>0.024218800968484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[.C171]+2/360" office:value-type="float" office:value="0.927777777777775" calcext:value-type="float">
            <text:p>0.927777777777775</text:p>
          </table:table-cell>
          <table:table-cell table:formula="of:=[.D$3]*COS([.$C172]*PI())" office:value-type="float" office:value="-0.0974370064785234" calcext:value-type="float">
            <text:p>-0.097437006478523</text:p>
          </table:table-cell>
          <table:table-cell table:formula="of:=[.D$3]*SIN([.$C172]*PI())" office:value-type="float" office:value="0.0224951054343872" calcext:value-type="float">
            <text:p>0.022495105434387</text:p>
          </table:table-cell>
          <table:table-cell table:formula="of:=[.F$3]*COS([.$C172]*PI())" office:value-type="float" office:value="-0.0974467501791712" calcext:value-type="float">
            <text:p>-0.097446750179171</text:p>
          </table:table-cell>
          <table:table-cell table:formula="of:=[.F$3]*SIN([.$C172]*PI())" office:value-type="float" office:value="0.0224973549449306" calcext:value-type="float">
            <text:p>0.022497354944931</text:p>
          </table:table-cell>
          <table:table-cell table:formula="of:=[.H$3]*COS([.$C172]*PI())" office:value-type="float" office:value="-0.097456493879819" calcext:value-type="float">
            <text:p>-0.097456493879819</text:p>
          </table:table-cell>
          <table:table-cell table:formula="of:=[.H$3]*SIN([.$C172]*PI())" office:value-type="float" office:value="0.0224996044554741" calcext:value-type="float">
            <text:p>0.022499604455474</text:p>
          </table:table-cell>
          <table:table-cell table:formula="of:=[.J$3]*COS([.$C172]*PI())" office:value-type="float" office:value="-0.0975441871856497" calcext:value-type="float">
            <text:p>-0.09754418718565</text:p>
          </table:table-cell>
          <table:table-cell table:formula="of:=[.J$3]*SIN([.$C172]*PI())" office:value-type="float" office:value="0.022519850050365" calcext:value-type="float">
            <text:p>0.022519850050365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[.C172]+2/360" office:value-type="float" office:value="0.933333333333331" calcext:value-type="float">
            <text:p>0.933333333333331</text:p>
          </table:table-cell>
          <table:table-cell table:formula="of:=[.D$3]*COS([.$C173]*PI())" office:value-type="float" office:value="-0.0978147600733804" calcext:value-type="float">
            <text:p>-0.09781476007338</text:p>
          </table:table-cell>
          <table:table-cell table:formula="of:=[.D$3]*SIN([.$C173]*PI())" office:value-type="float" office:value="0.0207911690817767" calcext:value-type="float">
            <text:p>0.020791169081777</text:p>
          </table:table-cell>
          <table:table-cell table:formula="of:=[.F$3]*COS([.$C173]*PI())" office:value-type="float" office:value="-0.0978245415493877" calcext:value-type="float">
            <text:p>-0.097824541549388</text:p>
          </table:table-cell>
          <table:table-cell table:formula="of:=[.F$3]*SIN([.$C173]*PI())" office:value-type="float" office:value="0.0207932481986848" calcext:value-type="float">
            <text:p>0.020793248198685</text:p>
          </table:table-cell>
          <table:table-cell table:formula="of:=[.H$3]*COS([.$C173]*PI())" office:value-type="float" office:value="-0.0978343230253951" calcext:value-type="float">
            <text:p>-0.097834323025395</text:p>
          </table:table-cell>
          <table:table-cell table:formula="of:=[.H$3]*SIN([.$C173]*PI())" office:value-type="float" office:value="0.020795327315593" calcext:value-type="float">
            <text:p>0.020795327315593</text:p>
          </table:table-cell>
          <table:table-cell table:formula="of:=[.J$3]*COS([.$C173]*PI())" office:value-type="float" office:value="-0.0979223563094611" calcext:value-type="float">
            <text:p>-0.097922356309461</text:p>
          </table:table-cell>
          <table:table-cell table:formula="of:=[.J$3]*SIN([.$C173]*PI())" office:value-type="float" office:value="0.0208140393677666" calcext:value-type="float">
            <text:p>0.020814039367767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[.C173]+2/360" office:value-type="float" office:value="0.938888888888886" calcext:value-type="float">
            <text:p>0.938888888888886</text:p>
          </table:table-cell>
          <table:table-cell table:formula="of:=[.D$3]*COS([.$C174]*PI())" office:value-type="float" office:value="-0.0981627183447663" calcext:value-type="float">
            <text:p>-0.098162718344766</text:p>
          </table:table-cell>
          <table:table-cell table:formula="of:=[.D$3]*SIN([.$C174]*PI())" office:value-type="float" office:value="0.0190808995376552" calcext:value-type="float">
            <text:p>0.019080899537655</text:p>
          </table:table-cell>
          <table:table-cell table:formula="of:=[.F$3]*COS([.$C174]*PI())" office:value-type="float" office:value="-0.0981725346166007" calcext:value-type="float">
            <text:p>-0.098172534616601</text:p>
          </table:table-cell>
          <table:table-cell table:formula="of:=[.F$3]*SIN([.$C174]*PI())" office:value-type="float" office:value="0.019082807627609" calcext:value-type="float">
            <text:p>0.019082807627609</text:p>
          </table:table-cell>
          <table:table-cell table:formula="of:=[.H$3]*COS([.$C174]*PI())" office:value-type="float" office:value="-0.0981823508884352" calcext:value-type="float">
            <text:p>-0.098182350888435</text:p>
          </table:table-cell>
          <table:table-cell table:formula="of:=[.H$3]*SIN([.$C174]*PI())" office:value-type="float" office:value="0.0190847157175627" calcext:value-type="float">
            <text:p>0.019084715717563</text:p>
          </table:table-cell>
          <table:table-cell table:formula="of:=[.J$3]*COS([.$C174]*PI())" office:value-type="float" office:value="-0.0982706973349455" calcext:value-type="float">
            <text:p>-0.098270697334946</text:p>
          </table:table-cell>
          <table:table-cell table:formula="of:=[.J$3]*SIN([.$C174]*PI())" office:value-type="float" office:value="0.0191018885271466" calcext:value-type="float">
            <text:p>0.019101888527147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[.C174]+2/360" office:value-type="float" office:value="0.944444444444442" calcext:value-type="float">
            <text:p>0.944444444444442</text:p>
          </table:table-cell>
          <table:table-cell table:formula="of:=[.D$3]*COS([.$C175]*PI())" office:value-type="float" office:value="-0.0984807753012207" calcext:value-type="float">
            <text:p>-0.098480775301221</text:p>
          </table:table-cell>
          <table:table-cell table:formula="of:=[.D$3]*SIN([.$C175]*PI())" office:value-type="float" office:value="0.0173648177666938" calcext:value-type="float">
            <text:p>0.017364817766694</text:p>
          </table:table-cell>
          <table:table-cell table:formula="of:=[.F$3]*COS([.$C175]*PI())" office:value-type="float" office:value="-0.0984906233787508" calcext:value-type="float">
            <text:p>-0.098490623378751</text:p>
          </table:table-cell>
          <table:table-cell table:formula="of:=[.F$3]*SIN([.$C175]*PI())" office:value-type="float" office:value="0.0173665542484704" calcext:value-type="float">
            <text:p>0.017366554248471</text:p>
          </table:table-cell>
          <table:table-cell table:formula="of:=[.H$3]*COS([.$C175]*PI())" office:value-type="float" office:value="-0.0985004714562809" calcext:value-type="float">
            <text:p>-0.098500471456281</text:p>
          </table:table-cell>
          <table:table-cell table:formula="of:=[.H$3]*SIN([.$C175]*PI())" office:value-type="float" office:value="0.0173682907302471" calcext:value-type="float">
            <text:p>0.017368290730247</text:p>
          </table:table-cell>
          <table:table-cell table:formula="of:=[.J$3]*COS([.$C175]*PI())" office:value-type="float" office:value="-0.098589104154052" calcext:value-type="float">
            <text:p>-0.098589104154052</text:p>
          </table:table-cell>
          <table:table-cell table:formula="of:=[.J$3]*SIN([.$C175]*PI())" office:value-type="float" office:value="0.0173839190662371" calcext:value-type="float">
            <text:p>0.017383919066237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[.C175]+2/360" office:value-type="float" office:value="0.949999999999998" calcext:value-type="float">
            <text:p>0.949999999999998</text:p>
          </table:table-cell>
          <table:table-cell table:formula="of:=[.D$3]*COS([.$C176]*PI())" office:value-type="float" office:value="-0.0987688340595137" calcext:value-type="float">
            <text:p>-0.098768834059514</text:p>
          </table:table-cell>
          <table:table-cell table:formula="of:=[.D$3]*SIN([.$C176]*PI())" office:value-type="float" office:value="0.0156434465040238" calcext:value-type="float">
            <text:p>0.015643446504024</text:p>
          </table:table-cell>
          <table:table-cell table:formula="of:=[.F$3]*COS([.$C176]*PI())" office:value-type="float" office:value="-0.0987787109429196" calcext:value-type="float">
            <text:p>-0.09877871094292</text:p>
          </table:table-cell>
          <table:table-cell table:formula="of:=[.F$3]*SIN([.$C176]*PI())" office:value-type="float" office:value="0.0156450108486742" calcext:value-type="float">
            <text:p>0.015645010848674</text:p>
          </table:table-cell>
          <table:table-cell table:formula="of:=[.H$3]*COS([.$C176]*PI())" office:value-type="float" office:value="-0.0987885878263256" calcext:value-type="float">
            <text:p>-0.098788587826326</text:p>
          </table:table-cell>
          <table:table-cell table:formula="of:=[.H$3]*SIN([.$C176]*PI())" office:value-type="float" office:value="0.0156465751933246" calcext:value-type="float">
            <text:p>0.015646575193325</text:p>
          </table:table-cell>
          <table:table-cell table:formula="of:=[.J$3]*COS([.$C176]*PI())" office:value-type="float" office:value="-0.0988774797769791" calcext:value-type="float">
            <text:p>-0.098877479776979</text:p>
          </table:table-cell>
          <table:table-cell table:formula="of:=[.J$3]*SIN([.$C176]*PI())" office:value-type="float" office:value="0.0156606542951783" calcext:value-type="float">
            <text:p>0.015660654295178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[.C176]+2/360" office:value-type="float" office:value="0.955555555555553" calcext:value-type="float">
            <text:p>0.955555555555553</text:p>
          </table:table-cell>
          <table:table-cell table:formula="of:=[.D$3]*COS([.$C177]*PI())" office:value-type="float" office:value="-0.0990268068741569" calcext:value-type="float">
            <text:p>-0.099026806874157</text:p>
          </table:table-cell>
          <table:table-cell table:formula="of:=[.D$3]*SIN([.$C177]*PI())" office:value-type="float" office:value="0.0139173100960073" calcext:value-type="float">
            <text:p>0.013917310096007</text:p>
          </table:table-cell>
          <table:table-cell table:formula="of:=[.F$3]*COS([.$C177]*PI())" office:value-type="float" office:value="-0.0990367095548443" calcext:value-type="float">
            <text:p>-0.099036709554844</text:p>
          </table:table-cell>
          <table:table-cell table:formula="of:=[.F$3]*SIN([.$C177]*PI())" office:value-type="float" office:value="0.0139187018270169" calcext:value-type="float">
            <text:p>0.013918701827017</text:p>
          </table:table-cell>
          <table:table-cell table:formula="of:=[.H$3]*COS([.$C177]*PI())" office:value-type="float" office:value="-0.0990466122355318" calcext:value-type="float">
            <text:p>-0.099046612235532</text:p>
          </table:table-cell>
          <table:table-cell table:formula="of:=[.H$3]*SIN([.$C177]*PI())" office:value-type="float" office:value="0.0139200935580265" calcext:value-type="float">
            <text:p>0.013920093558027</text:p>
          </table:table-cell>
          <table:table-cell table:formula="of:=[.J$3]*COS([.$C177]*PI())" office:value-type="float" office:value="-0.0991357363617185" calcext:value-type="float">
            <text:p>-0.099135736361719</text:p>
          </table:table-cell>
          <table:table-cell table:formula="of:=[.J$3]*SIN([.$C177]*PI())" office:value-type="float" office:value="0.0139326191371129" calcext:value-type="float">
            <text:p>0.013932619137113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[.C177]+2/360" office:value-type="float" office:value="0.961111111111109" calcext:value-type="float">
            <text:p>0.961111111111109</text:p>
          </table:table-cell>
          <table:table-cell table:formula="of:=[.D$3]*COS([.$C178]*PI())" office:value-type="float" office:value="-0.0992546151641321" calcext:value-type="float">
            <text:p>-0.099254615164132</text:p>
          </table:table-cell>
          <table:table-cell table:formula="of:=[.D$3]*SIN([.$C178]*PI())" office:value-type="float" office:value="0.0121869343405155" calcext:value-type="float">
            <text:p>0.012186934340516</text:p>
          </table:table-cell>
          <table:table-cell table:formula="of:=[.F$3]*COS([.$C178]*PI())" office:value-type="float" office:value="-0.0992645406256485" calcext:value-type="float">
            <text:p>-0.099264540625649</text:p>
          </table:table-cell>
          <table:table-cell table:formula="of:=[.F$3]*SIN([.$C178]*PI())" office:value-type="float" office:value="0.0121881530339496" calcext:value-type="float">
            <text:p>0.01218815303395</text:p>
          </table:table-cell>
          <table:table-cell table:formula="of:=[.H$3]*COS([.$C178]*PI())" office:value-type="float" office:value="-0.0992744660871649" calcext:value-type="float">
            <text:p>-0.099274466087165</text:p>
          </table:table-cell>
          <table:table-cell table:formula="of:=[.H$3]*SIN([.$C178]*PI())" office:value-type="float" office:value="0.0121893717273836" calcext:value-type="float">
            <text:p>0.012189371727384</text:p>
          </table:table-cell>
          <table:table-cell table:formula="of:=[.J$3]*COS([.$C178]*PI())" office:value-type="float" office:value="-0.0993637952408127" calcext:value-type="float">
            <text:p>-0.099363795240813</text:p>
          </table:table-cell>
          <table:table-cell table:formula="of:=[.J$3]*SIN([.$C178]*PI())" office:value-type="float" office:value="0.0122003399682901" calcext:value-type="float">
            <text:p>0.01220033996829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[.C178]+2/360" office:value-type="float" office:value="0.966666666666664" calcext:value-type="float">
            <text:p>0.966666666666664</text:p>
          </table:table-cell>
          <table:table-cell table:formula="of:=[.D$3]*COS([.$C179]*PI())" office:value-type="float" office:value="-0.0994521895368273" calcext:value-type="float">
            <text:p>-0.099452189536827</text:p>
          </table:table-cell>
          <table:table-cell table:formula="of:=[.D$3]*SIN([.$C179]*PI())" office:value-type="float" office:value="0.0104528463267661" calcext:value-type="float">
            <text:p>0.010452846326766</text:p>
          </table:table-cell>
          <table:table-cell table:formula="of:=[.F$3]*COS([.$C179]*PI())" office:value-type="float" office:value="-0.0994621347557809" calcext:value-type="float">
            <text:p>-0.099462134755781</text:p>
          </table:table-cell>
          <table:table-cell table:formula="of:=[.F$3]*SIN([.$C179]*PI())" office:value-type="float" office:value="0.0104538916113988" calcext:value-type="float">
            <text:p>0.010453891611399</text:p>
          </table:table-cell>
          <table:table-cell table:formula="of:=[.H$3]*COS([.$C179]*PI())" office:value-type="float" office:value="-0.0994720799747346" calcext:value-type="float">
            <text:p>-0.099472079974735</text:p>
          </table:table-cell>
          <table:table-cell table:formula="of:=[.H$3]*SIN([.$C179]*PI())" office:value-type="float" office:value="0.0104549368960315" calcext:value-type="float">
            <text:p>0.010454936896032</text:p>
          </table:table-cell>
          <table:table-cell table:formula="of:=[.J$3]*COS([.$C179]*PI())" office:value-type="float" office:value="-0.0995615869453178" calcext:value-type="float">
            <text:p>-0.099561586945318</text:p>
          </table:table-cell>
          <table:table-cell table:formula="of:=[.J$3]*SIN([.$C179]*PI())" office:value-type="float" office:value="0.0104643444577256" calcext:value-type="float">
            <text:p>0.010464344457726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[.C179]+2/360" office:value-type="float" office:value="0.97222222222222" calcext:value-type="float">
            <text:p>0.97222222222222</text:p>
          </table:table-cell>
          <table:table-cell table:formula="of:=[.D$3]*COS([.$C180]*PI())" office:value-type="float" office:value="-0.0996194698091745" calcext:value-type="float">
            <text:p>-0.099619469809175</text:p>
          </table:table-cell>
          <table:table-cell table:formula="of:=[.D$3]*SIN([.$C180]*PI())" office:value-type="float" office:value="0.00871557427476662" calcext:value-type="float">
            <text:p>0.008715574274767</text:p>
          </table:table-cell>
          <table:table-cell table:formula="of:=[.F$3]*COS([.$C180]*PI())" office:value-type="float" office:value="-0.0996294317561554" calcext:value-type="float">
            <text:p>-0.099629431756155</text:p>
          </table:table-cell>
          <table:table-cell table:formula="of:=[.F$3]*SIN([.$C180]*PI())" office:value-type="float" office:value="0.00871644583219409" calcext:value-type="float">
            <text:p>0.008716445832194</text:p>
          </table:table-cell>
          <table:table-cell table:formula="of:=[.H$3]*COS([.$C180]*PI())" office:value-type="float" office:value="-0.0996393937031363" calcext:value-type="float">
            <text:p>-0.099639393703136</text:p>
          </table:table-cell>
          <table:table-cell table:formula="of:=[.H$3]*SIN([.$C180]*PI())" office:value-type="float" office:value="0.00871731738962157" calcext:value-type="float">
            <text:p>0.008717317389622</text:p>
          </table:table-cell>
          <table:table-cell table:formula="of:=[.J$3]*COS([.$C180]*PI())" office:value-type="float" office:value="-0.0997290512259646" calcext:value-type="float">
            <text:p>-0.099729051225965</text:p>
          </table:table-cell>
          <table:table-cell table:formula="of:=[.J$3]*SIN([.$C180]*PI())" office:value-type="float" office:value="0.00872516140646886" calcext:value-type="float">
            <text:p>0.008725161406469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[.C180]+2/360" office:value-type="float" office:value="0.977777777777775" calcext:value-type="float">
            <text:p>0.977777777777775</text:p>
          </table:table-cell>
          <table:table-cell table:formula="of:=[.D$3]*COS([.$C181]*PI())" office:value-type="float" office:value="-0.0997564050259824" calcext:value-type="float">
            <text:p>-0.099756405025982</text:p>
          </table:table-cell>
          <table:table-cell table:formula="of:=[.D$3]*SIN([.$C181]*PI())" office:value-type="float" office:value="0.0069756473744133" calcext:value-type="float">
            <text:p>0.006975647374413</text:p>
          </table:table-cell>
          <table:table-cell table:formula="of:=[.F$3]*COS([.$C181]*PI())" office:value-type="float" office:value="-0.099766380666485" calcext:value-type="float">
            <text:p>-0.099766380666485</text:p>
          </table:table-cell>
          <table:table-cell table:formula="of:=[.F$3]*SIN([.$C181]*PI())" office:value-type="float" office:value="0.00697634493915075" calcext:value-type="float">
            <text:p>0.006976344939151</text:p>
          </table:table-cell>
          <table:table-cell table:formula="of:=[.H$3]*COS([.$C181]*PI())" office:value-type="float" office:value="-0.0997763563069876" calcext:value-type="float">
            <text:p>-0.099776356306988</text:p>
          </table:table-cell>
          <table:table-cell table:formula="of:=[.H$3]*SIN([.$C181]*PI())" office:value-type="float" office:value="0.00697704250388819" calcext:value-type="float">
            <text:p>0.006977042503888</text:p>
          </table:table-cell>
          <table:table-cell table:formula="of:=[.J$3]*COS([.$C181]*PI())" office:value-type="float" office:value="-0.099866137071511" calcext:value-type="float">
            <text:p>-0.099866137071511</text:p>
          </table:table-cell>
          <table:table-cell table:formula="of:=[.J$3]*SIN([.$C181]*PI())" office:value-type="float" office:value="0.00698332058652516" calcext:value-type="float">
            <text:p>0.006983320586525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[.C181]+2/360" office:value-type="float" office:value="0.983333333333331" calcext:value-type="float">
            <text:p>0.983333333333331</text:p>
          </table:table-cell>
          <table:table-cell table:formula="of:=[.D$3]*COS([.$C182]*PI())" office:value-type="float" office:value="-0.0998629534754574" calcext:value-type="float">
            <text:p>-0.099862953475457</text:p>
          </table:table-cell>
          <table:table-cell table:formula="of:=[.D$3]*SIN([.$C182]*PI())" office:value-type="float" office:value="0.00523359562429518" calcext:value-type="float">
            <text:p>0.005233595624295</text:p>
          </table:table-cell>
          <table:table-cell table:formula="of:=[.F$3]*COS([.$C182]*PI())" office:value-type="float" office:value="-0.0998729397708049" calcext:value-type="float">
            <text:p>-0.099872939770805</text:p>
          </table:table-cell>
          <table:table-cell table:formula="of:=[.F$3]*SIN([.$C182]*PI())" office:value-type="float" office:value="0.00523411898385761" calcext:value-type="float">
            <text:p>0.005234118983858</text:p>
          </table:table-cell>
          <table:table-cell table:formula="of:=[.H$3]*COS([.$C182]*PI())" office:value-type="float" office:value="-0.0998829260661524" calcext:value-type="float">
            <text:p>-0.099882926066153</text:p>
          </table:table-cell>
          <table:table-cell table:formula="of:=[.H$3]*SIN([.$C182]*PI())" office:value-type="float" office:value="0.00523464234342004" calcext:value-type="float">
            <text:p>0.00523464234342</text:p>
          </table:table-cell>
          <table:table-cell table:formula="of:=[.J$3]*COS([.$C182]*PI())" office:value-type="float" office:value="-0.0999728027242804" calcext:value-type="float">
            <text:p>-0.09997280272428</text:p>
          </table:table-cell>
          <table:table-cell table:formula="of:=[.J$3]*SIN([.$C182]*PI())" office:value-type="float" office:value="0.0052393525794819" calcext:value-type="float">
            <text:p>0.005239352579482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[.C182]+2/360" office:value-type="float" office:value="0.988888888888886" calcext:value-type="float">
            <text:p>0.988888888888886</text:p>
          </table:table-cell>
          <table:table-cell table:formula="of:=[.D$3]*COS([.$C183]*PI())" office:value-type="float" office:value="-0.0999390827019095" calcext:value-type="float">
            <text:p>-0.09993908270191</text:p>
          </table:table-cell>
          <table:table-cell table:formula="of:=[.D$3]*SIN([.$C183]*PI())" office:value-type="float" office:value="0.00348994967025091" calcext:value-type="float">
            <text:p>0.003489949670251</text:p>
          </table:table-cell>
          <table:table-cell table:formula="of:=[.F$3]*COS([.$C183]*PI())" office:value-type="float" office:value="-0.0999490766101797" calcext:value-type="float">
            <text:p>-0.09994907661018</text:p>
          </table:table-cell>
          <table:table-cell table:formula="of:=[.F$3]*SIN([.$C183]*PI())" office:value-type="float" office:value="0.00349029866521794" calcext:value-type="float">
            <text:p>0.003490298665218</text:p>
          </table:table-cell>
          <table:table-cell table:formula="of:=[.H$3]*COS([.$C183]*PI())" office:value-type="float" office:value="-0.0999590705184499" calcext:value-type="float">
            <text:p>-0.09995907051845</text:p>
          </table:table-cell>
          <table:table-cell table:formula="of:=[.H$3]*SIN([.$C183]*PI())" office:value-type="float" office:value="0.00349064766018496" calcext:value-type="float">
            <text:p>0.003490647660185</text:p>
          </table:table-cell>
          <table:table-cell table:formula="of:=[.J$3]*COS([.$C183]*PI())" office:value-type="float" office:value="-0.100049015692882" calcext:value-type="float">
            <text:p>-0.100049015692882</text:p>
          </table:table-cell>
          <table:table-cell table:formula="of:=[.J$3]*SIN([.$C183]*PI())" office:value-type="float" office:value="0.00349378861488819" calcext:value-type="float">
            <text:p>0.003493788614888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[.C183]+2/360" office:value-type="float" office:value="0.994444444444442" calcext:value-type="float">
            <text:p>0.994444444444442</text:p>
          </table:table-cell>
          <table:table-cell table:formula="of:=[.D$3]*COS([.$C184]*PI())" office:value-type="float" office:value="-0.0999847695156391" calcext:value-type="float">
            <text:p>-0.099984769515639</text:p>
          </table:table-cell>
          <table:table-cell table:formula="of:=[.D$3]*SIN([.$C184]*PI())" office:value-type="float" office:value="0.00174524064372914" calcext:value-type="float">
            <text:p>0.001745240643729</text:p>
          </table:table-cell>
          <table:table-cell table:formula="of:=[.F$3]*COS([.$C184]*PI())" office:value-type="float" office:value="-0.0999947679925907" calcext:value-type="float">
            <text:p>-0.099994767992591</text:p>
          </table:table-cell>
          <table:table-cell table:formula="of:=[.F$3]*SIN([.$C184]*PI())" office:value-type="float" office:value="0.00174541516779352" calcext:value-type="float">
            <text:p>0.001745415167794</text:p>
          </table:table-cell>
          <table:table-cell table:formula="of:=[.H$3]*COS([.$C184]*PI())" office:value-type="float" office:value="-0.100004766469542" calcext:value-type="float">
            <text:p>-0.100004766469542</text:p>
          </table:table-cell>
          <table:table-cell table:formula="of:=[.H$3]*SIN([.$C184]*PI())" office:value-type="float" office:value="0.00174558969185789" calcext:value-type="float">
            <text:p>0.001745589691858</text:p>
          </table:table-cell>
          <table:table-cell table:formula="of:=[.J$3]*COS([.$C184]*PI())" office:value-type="float" office:value="-0.100094752762106" calcext:value-type="float">
            <text:p>-0.100094752762106</text:p>
          </table:table-cell>
          <table:table-cell table:formula="of:=[.J$3]*SIN([.$C184]*PI())" office:value-type="float" office:value="0.00174716040843725" calcext:value-type="float">
            <text:p>0.001747160408437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[.C184]+2/360" office:value-type="float" office:value="0.999999999999997" calcext:value-type="float">
            <text:p>0.999999999999997</text:p>
          </table:table-cell>
          <table:table-cell table:formula="of:=[.D$3]*COS([.$C185]*PI())" office:value-type="float" office:value="-0.1" calcext:value-type="float">
            <text:p>-0.1</text:p>
          </table:table-cell>
          <table:table-cell table:formula="of:=[.D$3]*SIN([.$C185]*PI())" office:value-type="float" office:value="8.11607045721586E-016" calcext:value-type="float">
            <text:p>8.11607045721586E-16</text:p>
          </table:table-cell>
          <table:table-cell table:formula="of:=[.F$3]*COS([.$C185]*PI())" office:value-type="float" office:value="-0.10001" calcext:value-type="float">
            <text:p>-0.10001</text:p>
          </table:table-cell>
          <table:table-cell table:formula="of:=[.F$3]*SIN([.$C185]*PI())" office:value-type="float" office:value="8.11688206426158E-016" calcext:value-type="float">
            <text:p>8.11688206426158E-16</text:p>
          </table:table-cell>
          <table:table-cell table:formula="of:=[.H$3]*COS([.$C185]*PI())" office:value-type="float" office:value="-0.10002" calcext:value-type="float">
            <text:p>-0.10002</text:p>
          </table:table-cell>
          <table:table-cell table:formula="of:=[.H$3]*SIN([.$C185]*PI())" office:value-type="float" office:value="8.11769367130731E-016" calcext:value-type="float">
            <text:p>8.11769367130731E-16</text:p>
          </table:table-cell>
          <table:table-cell table:formula="of:=[.J$3]*COS([.$C185]*PI())" office:value-type="float" office:value="-0.10011" calcext:value-type="float">
            <text:p>-0.10011</text:p>
          </table:table-cell>
          <table:table-cell table:formula="of:=[.J$3]*SIN([.$C185]*PI())" office:value-type="float" office:value="8.1249981347188E-016" calcext:value-type="float">
            <text:p>8.1249981347188E-16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[.C185]+2/360" office:value-type="float" office:value="1.00555555555555" calcext:value-type="float">
            <text:p>1.00555555555555</text:p>
          </table:table-cell>
          <table:table-cell table:formula="of:=[.D$3]*COS([.$C186]*PI())" office:value-type="float" office:value="-0.0999847695156391" calcext:value-type="float">
            <text:p>-0.099984769515639</text:p>
          </table:table-cell>
          <table:table-cell table:formula="of:=[.D$3]*SIN([.$C186]*PI())" office:value-type="float" office:value="-0.00174524064372756" calcext:value-type="float">
            <text:p>-0.001745240643728</text:p>
          </table:table-cell>
          <table:table-cell table:formula="of:=[.F$3]*COS([.$C186]*PI())" office:value-type="float" office:value="-0.0999947679925907" calcext:value-type="float">
            <text:p>-0.099994767992591</text:p>
          </table:table-cell>
          <table:table-cell table:formula="of:=[.F$3]*SIN([.$C186]*PI())" office:value-type="float" office:value="-0.00174541516779194" calcext:value-type="float">
            <text:p>-0.001745415167792</text:p>
          </table:table-cell>
          <table:table-cell table:formula="of:=[.H$3]*COS([.$C186]*PI())" office:value-type="float" office:value="-0.100004766469542" calcext:value-type="float">
            <text:p>-0.100004766469542</text:p>
          </table:table-cell>
          <table:table-cell table:formula="of:=[.H$3]*SIN([.$C186]*PI())" office:value-type="float" office:value="-0.00174558969185631" calcext:value-type="float">
            <text:p>-0.001745589691856</text:p>
          </table:table-cell>
          <table:table-cell table:formula="of:=[.J$3]*COS([.$C186]*PI())" office:value-type="float" office:value="-0.100094752762106" calcext:value-type="float">
            <text:p>-0.100094752762106</text:p>
          </table:table-cell>
          <table:table-cell table:formula="of:=[.J$3]*SIN([.$C186]*PI())" office:value-type="float" office:value="-0.00174716040843566" calcext:value-type="float">
            <text:p>-0.001747160408436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[.C186]+2/360" office:value-type="float" office:value="1.01111111111111" calcext:value-type="float">
            <text:p>1.01111111111111</text:p>
          </table:table-cell>
          <table:table-cell table:formula="of:=[.D$3]*COS([.$C187]*PI())" office:value-type="float" office:value="-0.0999390827019096" calcext:value-type="float">
            <text:p>-0.09993908270191</text:p>
          </table:table-cell>
          <table:table-cell table:formula="of:=[.D$3]*SIN([.$C187]*PI())" office:value-type="float" office:value="-0.00348994967024929" calcext:value-type="float">
            <text:p>-0.003489949670249</text:p>
          </table:table-cell>
          <table:table-cell table:formula="of:=[.F$3]*COS([.$C187]*PI())" office:value-type="float" office:value="-0.0999490766101798" calcext:value-type="float">
            <text:p>-0.09994907661018</text:p>
          </table:table-cell>
          <table:table-cell table:formula="of:=[.F$3]*SIN([.$C187]*PI())" office:value-type="float" office:value="-0.00349029866521632" calcext:value-type="float">
            <text:p>-0.003490298665216</text:p>
          </table:table-cell>
          <table:table-cell table:formula="of:=[.H$3]*COS([.$C187]*PI())" office:value-type="float" office:value="-0.09995907051845" calcext:value-type="float">
            <text:p>-0.09995907051845</text:p>
          </table:table-cell>
          <table:table-cell table:formula="of:=[.H$3]*SIN([.$C187]*PI())" office:value-type="float" office:value="-0.00349064766018334" calcext:value-type="float">
            <text:p>-0.003490647660183</text:p>
          </table:table-cell>
          <table:table-cell table:formula="of:=[.J$3]*COS([.$C187]*PI())" office:value-type="float" office:value="-0.100049015692882" calcext:value-type="float">
            <text:p>-0.100049015692882</text:p>
          </table:table-cell>
          <table:table-cell table:formula="of:=[.J$3]*SIN([.$C187]*PI())" office:value-type="float" office:value="-0.00349378861488656" calcext:value-type="float">
            <text:p>-0.003493788614887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[.C187]+2/360" office:value-type="float" office:value="1.01666666666666" calcext:value-type="float">
            <text:p>1.01666666666666</text:p>
          </table:table-cell>
          <table:table-cell table:formula="of:=[.D$3]*COS([.$C188]*PI())" office:value-type="float" office:value="-0.0998629534754574" calcext:value-type="float">
            <text:p>-0.099862953475458</text:p>
          </table:table-cell>
          <table:table-cell table:formula="of:=[.D$3]*SIN([.$C188]*PI())" office:value-type="float" office:value="-0.0052335956242936" calcext:value-type="float">
            <text:p>-0.005233595624294</text:p>
          </table:table-cell>
          <table:table-cell table:formula="of:=[.F$3]*COS([.$C188]*PI())" office:value-type="float" office:value="-0.099872939770805" calcext:value-type="float">
            <text:p>-0.099872939770805</text:p>
          </table:table-cell>
          <table:table-cell table:formula="of:=[.F$3]*SIN([.$C188]*PI())" office:value-type="float" office:value="-0.00523411898385603" calcext:value-type="float">
            <text:p>-0.005234118983856</text:p>
          </table:table-cell>
          <table:table-cell table:formula="of:=[.H$3]*COS([.$C188]*PI())" office:value-type="float" office:value="-0.0998829260661525" calcext:value-type="float">
            <text:p>-0.099882926066153</text:p>
          </table:table-cell>
          <table:table-cell table:formula="of:=[.H$3]*SIN([.$C188]*PI())" office:value-type="float" office:value="-0.00523464234341846" calcext:value-type="float">
            <text:p>-0.005234642343418</text:p>
          </table:table-cell>
          <table:table-cell table:formula="of:=[.J$3]*COS([.$C188]*PI())" office:value-type="float" office:value="-0.0999728027242804" calcext:value-type="float">
            <text:p>-0.099972802724281</text:p>
          </table:table-cell>
          <table:table-cell table:formula="of:=[.J$3]*SIN([.$C188]*PI())" office:value-type="float" office:value="-0.00523935257948033" calcext:value-type="float">
            <text:p>-0.00523935257948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[.C188]+2/360" office:value-type="float" office:value="1.02222222222222" calcext:value-type="float">
            <text:p>1.02222222222222</text:p>
          </table:table-cell>
          <table:table-cell table:formula="of:=[.D$3]*COS([.$C189]*PI())" office:value-type="float" office:value="-0.0997564050259825" calcext:value-type="float">
            <text:p>-0.099756405025983</text:p>
          </table:table-cell>
          <table:table-cell table:formula="of:=[.D$3]*SIN([.$C189]*PI())" office:value-type="float" office:value="-0.00697564737441173" calcext:value-type="float">
            <text:p>-0.006975647374412</text:p>
          </table:table-cell>
          <table:table-cell table:formula="of:=[.F$3]*COS([.$C189]*PI())" office:value-type="float" office:value="-0.0997663806664851" calcext:value-type="float">
            <text:p>-0.099766380666485</text:p>
          </table:table-cell>
          <table:table-cell table:formula="of:=[.F$3]*SIN([.$C189]*PI())" office:value-type="float" office:value="-0.00697634493914917" calcext:value-type="float">
            <text:p>-0.006976344939149</text:p>
          </table:table-cell>
          <table:table-cell table:formula="of:=[.H$3]*COS([.$C189]*PI())" office:value-type="float" office:value="-0.0997763563069877" calcext:value-type="float">
            <text:p>-0.099776356306988</text:p>
          </table:table-cell>
          <table:table-cell table:formula="of:=[.H$3]*SIN([.$C189]*PI())" office:value-type="float" office:value="-0.00697704250388661" calcext:value-type="float">
            <text:p>-0.006977042503887</text:p>
          </table:table-cell>
          <table:table-cell table:formula="of:=[.J$3]*COS([.$C189]*PI())" office:value-type="float" office:value="-0.0998661370715111" calcext:value-type="float">
            <text:p>-0.099866137071511</text:p>
          </table:table-cell>
          <table:table-cell table:formula="of:=[.J$3]*SIN([.$C189]*PI())" office:value-type="float" office:value="-0.00698332058652358" calcext:value-type="float">
            <text:p>-0.006983320586524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[.C189]+2/360" office:value-type="float" office:value="1.02777777777778" calcext:value-type="float">
            <text:p>1.02777777777778</text:p>
          </table:table-cell>
          <table:table-cell table:formula="of:=[.D$3]*COS([.$C190]*PI())" office:value-type="float" office:value="-0.0996194698091746" calcext:value-type="float">
            <text:p>-0.099619469809175</text:p>
          </table:table-cell>
          <table:table-cell table:formula="of:=[.D$3]*SIN([.$C190]*PI())" office:value-type="float" office:value="-0.008715574274765" calcext:value-type="float">
            <text:p>-0.008715574274765</text:p>
          </table:table-cell>
          <table:table-cell table:formula="of:=[.F$3]*COS([.$C190]*PI())" office:value-type="float" office:value="-0.0996294317561556" calcext:value-type="float">
            <text:p>-0.099629431756156</text:p>
          </table:table-cell>
          <table:table-cell table:formula="of:=[.F$3]*SIN([.$C190]*PI())" office:value-type="float" office:value="-0.00871644583219248" calcext:value-type="float">
            <text:p>-0.008716445832192</text:p>
          </table:table-cell>
          <table:table-cell table:formula="of:=[.H$3]*COS([.$C190]*PI())" office:value-type="float" office:value="-0.0996393937031365" calcext:value-type="float">
            <text:p>-0.099639393703137</text:p>
          </table:table-cell>
          <table:table-cell table:formula="of:=[.H$3]*SIN([.$C190]*PI())" office:value-type="float" office:value="-0.00871731738961995" calcext:value-type="float">
            <text:p>-0.00871731738962</text:p>
          </table:table-cell>
          <table:table-cell table:formula="of:=[.J$3]*COS([.$C190]*PI())" office:value-type="float" office:value="-0.0997290512259647" calcext:value-type="float">
            <text:p>-0.099729051225965</text:p>
          </table:table-cell>
          <table:table-cell table:formula="of:=[.J$3]*SIN([.$C190]*PI())" office:value-type="float" office:value="-0.00872516140646724" calcext:value-type="float">
            <text:p>-0.008725161406467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[.C190]+2/360" office:value-type="float" office:value="1.03333333333333" calcext:value-type="float">
            <text:p>1.03333333333333</text:p>
          </table:table-cell>
          <table:table-cell table:formula="of:=[.D$3]*COS([.$C191]*PI())" office:value-type="float" office:value="-0.0994521895368274" calcext:value-type="float">
            <text:p>-0.099452189536828</text:p>
          </table:table-cell>
          <table:table-cell table:formula="of:=[.D$3]*SIN([.$C191]*PI())" office:value-type="float" office:value="-0.0104528463267646" calcext:value-type="float">
            <text:p>-0.010452846326765</text:p>
          </table:table-cell>
          <table:table-cell table:formula="of:=[.F$3]*COS([.$C191]*PI())" office:value-type="float" office:value="-0.0994621347557811" calcext:value-type="float">
            <text:p>-0.099462134755781</text:p>
          </table:table-cell>
          <table:table-cell table:formula="of:=[.F$3]*SIN([.$C191]*PI())" office:value-type="float" office:value="-0.0104538916113972" calcext:value-type="float">
            <text:p>-0.010453891611397</text:p>
          </table:table-cell>
          <table:table-cell table:formula="of:=[.H$3]*COS([.$C191]*PI())" office:value-type="float" office:value="-0.0994720799747348" calcext:value-type="float">
            <text:p>-0.099472079974735</text:p>
          </table:table-cell>
          <table:table-cell table:formula="of:=[.H$3]*SIN([.$C191]*PI())" office:value-type="float" office:value="-0.0104549368960299" calcext:value-type="float">
            <text:p>-0.01045493689603</text:p>
          </table:table-cell>
          <table:table-cell table:formula="of:=[.J$3]*COS([.$C191]*PI())" office:value-type="float" office:value="-0.0995615869453179" calcext:value-type="float">
            <text:p>-0.099561586945318</text:p>
          </table:table-cell>
          <table:table-cell table:formula="of:=[.J$3]*SIN([.$C191]*PI())" office:value-type="float" office:value="-0.010464344457724" calcext:value-type="float">
            <text:p>-0.010464344457724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[.C191]+2/360" office:value-type="float" office:value="1.03888888888889" calcext:value-type="float">
            <text:p>1.03888888888889</text:p>
          </table:table-cell>
          <table:table-cell table:formula="of:=[.D$3]*COS([.$C192]*PI())" office:value-type="float" office:value="-0.0992546151641323" calcext:value-type="float">
            <text:p>-0.099254615164132</text:p>
          </table:table-cell>
          <table:table-cell table:formula="of:=[.D$3]*SIN([.$C192]*PI())" office:value-type="float" office:value="-0.0121869343405139" calcext:value-type="float">
            <text:p>-0.012186934340514</text:p>
          </table:table-cell>
          <table:table-cell table:formula="of:=[.F$3]*COS([.$C192]*PI())" office:value-type="float" office:value="-0.0992645406256487" calcext:value-type="float">
            <text:p>-0.099264540625649</text:p>
          </table:table-cell>
          <table:table-cell table:formula="of:=[.F$3]*SIN([.$C192]*PI())" office:value-type="float" office:value="-0.012188153033948" calcext:value-type="float">
            <text:p>-0.012188153033948</text:p>
          </table:table-cell>
          <table:table-cell table:formula="of:=[.H$3]*COS([.$C192]*PI())" office:value-type="float" office:value="-0.0992744660871651" calcext:value-type="float">
            <text:p>-0.099274466087165</text:p>
          </table:table-cell>
          <table:table-cell table:formula="of:=[.H$3]*SIN([.$C192]*PI())" office:value-type="float" office:value="-0.012189371727382" calcext:value-type="float">
            <text:p>-0.012189371727382</text:p>
          </table:table-cell>
          <table:table-cell table:formula="of:=[.J$3]*COS([.$C192]*PI())" office:value-type="float" office:value="-0.0993637952408128" calcext:value-type="float">
            <text:p>-0.099363795240813</text:p>
          </table:table-cell>
          <table:table-cell table:formula="of:=[.J$3]*SIN([.$C192]*PI())" office:value-type="float" office:value="-0.0122003399682885" calcext:value-type="float">
            <text:p>-0.012200339968289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[.C192]+2/360" office:value-type="float" office:value="1.04444444444444" calcext:value-type="float">
            <text:p>1.04444444444444</text:p>
          </table:table-cell>
          <table:table-cell table:formula="of:=[.D$3]*COS([.$C193]*PI())" office:value-type="float" office:value="-0.0990268068741572" calcext:value-type="float">
            <text:p>-0.099026806874157</text:p>
          </table:table-cell>
          <table:table-cell table:formula="of:=[.D$3]*SIN([.$C193]*PI())" office:value-type="float" office:value="-0.0139173100960057" calcext:value-type="float">
            <text:p>-0.013917310096006</text:p>
          </table:table-cell>
          <table:table-cell table:formula="of:=[.F$3]*COS([.$C193]*PI())" office:value-type="float" office:value="-0.0990367095548446" calcext:value-type="float">
            <text:p>-0.099036709554845</text:p>
          </table:table-cell>
          <table:table-cell table:formula="of:=[.F$3]*SIN([.$C193]*PI())" office:value-type="float" office:value="-0.0139187018270153" calcext:value-type="float">
            <text:p>-0.013918701827015</text:p>
          </table:table-cell>
          <table:table-cell table:formula="of:=[.H$3]*COS([.$C193]*PI())" office:value-type="float" office:value="-0.099046612235532" calcext:value-type="float">
            <text:p>-0.099046612235532</text:p>
          </table:table-cell>
          <table:table-cell table:formula="of:=[.H$3]*SIN([.$C193]*PI())" office:value-type="float" office:value="-0.0139200935580249" calcext:value-type="float">
            <text:p>-0.013920093558025</text:p>
          </table:table-cell>
          <table:table-cell table:formula="of:=[.J$3]*COS([.$C193]*PI())" office:value-type="float" office:value="-0.0991357363617187" calcext:value-type="float">
            <text:p>-0.099135736361719</text:p>
          </table:table-cell>
          <table:table-cell table:formula="of:=[.J$3]*SIN([.$C193]*PI())" office:value-type="float" office:value="-0.0139326191371113" calcext:value-type="float">
            <text:p>-0.013932619137111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[.C193]+2/360" office:value-type="float" office:value="1.05" calcext:value-type="float">
            <text:p>1.05</text:p>
          </table:table-cell>
          <table:table-cell table:formula="of:=[.D$3]*COS([.$C194]*PI())" office:value-type="float" office:value="-0.0987688340595139" calcext:value-type="float">
            <text:p>-0.098768834059514</text:p>
          </table:table-cell>
          <table:table-cell table:formula="of:=[.D$3]*SIN([.$C194]*PI())" office:value-type="float" office:value="-0.0156434465040222" calcext:value-type="float">
            <text:p>-0.015643446504022</text:p>
          </table:table-cell>
          <table:table-cell table:formula="of:=[.F$3]*COS([.$C194]*PI())" office:value-type="float" office:value="-0.0987787109429199" calcext:value-type="float">
            <text:p>-0.09877871094292</text:p>
          </table:table-cell>
          <table:table-cell table:formula="of:=[.F$3]*SIN([.$C194]*PI())" office:value-type="float" office:value="-0.0156450108486726" calcext:value-type="float">
            <text:p>-0.015645010848673</text:p>
          </table:table-cell>
          <table:table-cell table:formula="of:=[.H$3]*COS([.$C194]*PI())" office:value-type="float" office:value="-0.0987885878263258" calcext:value-type="float">
            <text:p>-0.098788587826326</text:p>
          </table:table-cell>
          <table:table-cell table:formula="of:=[.H$3]*SIN([.$C194]*PI())" office:value-type="float" office:value="-0.015646575193323" calcext:value-type="float">
            <text:p>-0.015646575193323</text:p>
          </table:table-cell>
          <table:table-cell table:formula="of:=[.J$3]*COS([.$C194]*PI())" office:value-type="float" office:value="-0.0988774797769794" calcext:value-type="float">
            <text:p>-0.098877479776979</text:p>
          </table:table-cell>
          <table:table-cell table:formula="of:=[.J$3]*SIN([.$C194]*PI())" office:value-type="float" office:value="-0.0156606542951767" calcext:value-type="float">
            <text:p>-0.015660654295177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[.C194]+2/360" office:value-type="float" office:value="1.05555555555555" calcext:value-type="float">
            <text:p>1.05555555555555</text:p>
          </table:table-cell>
          <table:table-cell table:formula="of:=[.D$3]*COS([.$C195]*PI())" office:value-type="float" office:value="-0.098480775301221" calcext:value-type="float">
            <text:p>-0.098480775301221</text:p>
          </table:table-cell>
          <table:table-cell table:formula="of:=[.D$3]*SIN([.$C195]*PI())" office:value-type="float" office:value="-0.0173648177666922" calcext:value-type="float">
            <text:p>-0.017364817766692</text:p>
          </table:table-cell>
          <table:table-cell table:formula="of:=[.F$3]*COS([.$C195]*PI())" office:value-type="float" office:value="-0.0984906233787511" calcext:value-type="float">
            <text:p>-0.098490623378751</text:p>
          </table:table-cell>
          <table:table-cell table:formula="of:=[.F$3]*SIN([.$C195]*PI())" office:value-type="float" office:value="-0.0173665542484689" calcext:value-type="float">
            <text:p>-0.017366554248469</text:p>
          </table:table-cell>
          <table:table-cell table:formula="of:=[.H$3]*COS([.$C195]*PI())" office:value-type="float" office:value="-0.0985004714562812" calcext:value-type="float">
            <text:p>-0.098500471456281</text:p>
          </table:table-cell>
          <table:table-cell table:formula="of:=[.H$3]*SIN([.$C195]*PI())" office:value-type="float" office:value="-0.0173682907302456" calcext:value-type="float">
            <text:p>-0.017368290730246</text:p>
          </table:table-cell>
          <table:table-cell table:formula="of:=[.J$3]*COS([.$C195]*PI())" office:value-type="float" office:value="-0.0985891041540523" calcext:value-type="float">
            <text:p>-0.098589104154052</text:p>
          </table:table-cell>
          <table:table-cell table:formula="of:=[.J$3]*SIN([.$C195]*PI())" office:value-type="float" office:value="-0.0173839190662356" calcext:value-type="float">
            <text:p>-0.017383919066236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[.C195]+2/360" office:value-type="float" office:value="1.06111111111111" calcext:value-type="float">
            <text:p>1.06111111111111</text:p>
          </table:table-cell>
          <table:table-cell table:formula="of:=[.D$3]*COS([.$C196]*PI())" office:value-type="float" office:value="-0.0981627183447666" calcext:value-type="float">
            <text:p>-0.098162718344767</text:p>
          </table:table-cell>
          <table:table-cell table:formula="of:=[.D$3]*SIN([.$C196]*PI())" office:value-type="float" office:value="-0.0190808995376536" calcext:value-type="float">
            <text:p>-0.019080899537654</text:p>
          </table:table-cell>
          <table:table-cell table:formula="of:=[.F$3]*COS([.$C196]*PI())" office:value-type="float" office:value="-0.098172534616601" calcext:value-type="float">
            <text:p>-0.098172534616601</text:p>
          </table:table-cell>
          <table:table-cell table:formula="of:=[.F$3]*SIN([.$C196]*PI())" office:value-type="float" office:value="-0.0190828076276074" calcext:value-type="float">
            <text:p>-0.019082807627607</text:p>
          </table:table-cell>
          <table:table-cell table:formula="of:=[.H$3]*COS([.$C196]*PI())" office:value-type="float" office:value="-0.0981823508884355" calcext:value-type="float">
            <text:p>-0.098182350888436</text:p>
          </table:table-cell>
          <table:table-cell table:formula="of:=[.H$3]*SIN([.$C196]*PI())" office:value-type="float" office:value="-0.0190847157175612" calcext:value-type="float">
            <text:p>-0.019084715717561</text:p>
          </table:table-cell>
          <table:table-cell table:formula="of:=[.J$3]*COS([.$C196]*PI())" office:value-type="float" office:value="-0.0982706973349458" calcext:value-type="float">
            <text:p>-0.098270697334946</text:p>
          </table:table-cell>
          <table:table-cell table:formula="of:=[.J$3]*SIN([.$C196]*PI())" office:value-type="float" office:value="-0.0191018885271451" calcext:value-type="float">
            <text:p>-0.019101888527145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[.C196]+2/360" office:value-type="float" office:value="1.06666666666666" calcext:value-type="float">
            <text:p>1.06666666666666</text:p>
          </table:table-cell>
          <table:table-cell table:formula="of:=[.D$3]*COS([.$C197]*PI())" office:value-type="float" office:value="-0.0978147600733807" calcext:value-type="float">
            <text:p>-0.097814760073381</text:p>
          </table:table-cell>
          <table:table-cell table:formula="of:=[.D$3]*SIN([.$C197]*PI())" office:value-type="float" office:value="-0.0207911690817751" calcext:value-type="float">
            <text:p>-0.020791169081775</text:p>
          </table:table-cell>
          <table:table-cell table:formula="of:=[.F$3]*COS([.$C197]*PI())" office:value-type="float" office:value="-0.0978245415493881" calcext:value-type="float">
            <text:p>-0.097824541549388</text:p>
          </table:table-cell>
          <table:table-cell table:formula="of:=[.F$3]*SIN([.$C197]*PI())" office:value-type="float" office:value="-0.0207932481986833" calcext:value-type="float">
            <text:p>-0.020793248198683</text:p>
          </table:table-cell>
          <table:table-cell table:formula="of:=[.H$3]*COS([.$C197]*PI())" office:value-type="float" office:value="-0.0978343230253954" calcext:value-type="float">
            <text:p>-0.097834323025396</text:p>
          </table:table-cell>
          <table:table-cell table:formula="of:=[.H$3]*SIN([.$C197]*PI())" office:value-type="float" office:value="-0.0207953273155914" calcext:value-type="float">
            <text:p>-0.020795327315592</text:p>
          </table:table-cell>
          <table:table-cell table:formula="of:=[.J$3]*COS([.$C197]*PI())" office:value-type="float" office:value="-0.0979223563094615" calcext:value-type="float">
            <text:p>-0.097922356309462</text:p>
          </table:table-cell>
          <table:table-cell table:formula="of:=[.J$3]*SIN([.$C197]*PI())" office:value-type="float" office:value="-0.020814039367765" calcext:value-type="float">
            <text:p>-0.020814039367765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[.C197]+2/360" office:value-type="float" office:value="1.07222222222222" calcext:value-type="float">
            <text:p>1.07222222222222</text:p>
          </table:table-cell>
          <table:table-cell table:formula="of:=[.D$3]*COS([.$C198]*PI())" office:value-type="float" office:value="-0.0974370064785237" calcext:value-type="float">
            <text:p>-0.097437006478524</text:p>
          </table:table-cell>
          <table:table-cell table:formula="of:=[.D$3]*SIN([.$C198]*PI())" office:value-type="float" office:value="-0.0224951054343857" calcext:value-type="float">
            <text:p>-0.022495105434386</text:p>
          </table:table-cell>
          <table:table-cell table:formula="of:=[.F$3]*COS([.$C198]*PI())" office:value-type="float" office:value="-0.0974467501791716" calcext:value-type="float">
            <text:p>-0.097446750179172</text:p>
          </table:table-cell>
          <table:table-cell table:formula="of:=[.F$3]*SIN([.$C198]*PI())" office:value-type="float" office:value="-0.0224973549449291" calcext:value-type="float">
            <text:p>-0.022497354944929</text:p>
          </table:table-cell>
          <table:table-cell table:formula="of:=[.H$3]*COS([.$C198]*PI())" office:value-type="float" office:value="-0.0974564938798194" calcext:value-type="float">
            <text:p>-0.09745649387982</text:p>
          </table:table-cell>
          <table:table-cell table:formula="of:=[.H$3]*SIN([.$C198]*PI())" office:value-type="float" office:value="-0.0224996044554726" calcext:value-type="float">
            <text:p>-0.022499604455473</text:p>
          </table:table-cell>
          <table:table-cell table:formula="of:=[.J$3]*COS([.$C198]*PI())" office:value-type="float" office:value="-0.0975441871856501" calcext:value-type="float">
            <text:p>-0.09754418718565</text:p>
          </table:table-cell>
          <table:table-cell table:formula="of:=[.J$3]*SIN([.$C198]*PI())" office:value-type="float" office:value="-0.0225198500503635" calcext:value-type="float">
            <text:p>-0.022519850050364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[.C198]+2/360" office:value-type="float" office:value="1.07777777777778" calcext:value-type="float">
            <text:p>1.07777777777778</text:p>
          </table:table-cell>
          <table:table-cell table:formula="of:=[.D$3]*COS([.$C199]*PI())" office:value-type="float" office:value="-0.0970295726275999" calcext:value-type="float">
            <text:p>-0.0970295726276</text:p>
          </table:table-cell>
          <table:table-cell table:formula="of:=[.D$3]*SIN([.$C199]*PI())" office:value-type="float" office:value="-0.0241921895599659" calcext:value-type="float">
            <text:p>-0.024192189559966</text:p>
          </table:table-cell>
          <table:table-cell table:formula="of:=[.F$3]*COS([.$C199]*PI())" office:value-type="float" office:value="-0.0970392755848626" calcext:value-type="float">
            <text:p>-0.097039275584863</text:p>
          </table:table-cell>
          <table:table-cell table:formula="of:=[.F$3]*SIN([.$C199]*PI())" office:value-type="float" office:value="-0.0241946087789219" calcext:value-type="float">
            <text:p>-0.024194608778922</text:p>
          </table:table-cell>
          <table:table-cell table:formula="of:=[.H$3]*COS([.$C199]*PI())" office:value-type="float" office:value="-0.0970489785421254" calcext:value-type="float">
            <text:p>-0.097048978542125</text:p>
          </table:table-cell>
          <table:table-cell table:formula="of:=[.H$3]*SIN([.$C199]*PI())" office:value-type="float" office:value="-0.0241970279978779" calcext:value-type="float">
            <text:p>-0.024197027997878</text:p>
          </table:table-cell>
          <table:table-cell table:formula="of:=[.J$3]*COS([.$C199]*PI())" office:value-type="float" office:value="-0.0971363051574902" calcext:value-type="float">
            <text:p>-0.09713630515749</text:p>
          </table:table-cell>
          <table:table-cell table:formula="of:=[.J$3]*SIN([.$C199]*PI())" office:value-type="float" office:value="-0.0242188009684819" calcext:value-type="float">
            <text:p>-0.024218800968482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[.C199]+2/360" office:value-type="float" office:value="1.08333333333333" calcext:value-type="float">
            <text:p>1.08333333333333</text:p>
          </table:table-cell>
          <table:table-cell table:formula="of:=[.D$3]*COS([.$C200]*PI())" office:value-type="float" office:value="-0.0965925826289071" calcext:value-type="float">
            <text:p>-0.096592582628907</text:p>
          </table:table-cell>
          <table:table-cell table:formula="of:=[.D$3]*SIN([.$C200]*PI())" office:value-type="float" office:value="-0.0258819045102512" calcext:value-type="float">
            <text:p>-0.025881904510251</text:p>
          </table:table-cell>
          <table:table-cell table:formula="of:=[.F$3]*COS([.$C200]*PI())" office:value-type="float" office:value="-0.0966022418871699" calcext:value-type="float">
            <text:p>-0.09660224188717</text:p>
          </table:table-cell>
          <table:table-cell table:formula="of:=[.F$3]*SIN([.$C200]*PI())" office:value-type="float" office:value="-0.0258844927007022" calcext:value-type="float">
            <text:p>-0.025884492700702</text:p>
          </table:table-cell>
          <table:table-cell table:formula="of:=[.H$3]*COS([.$C200]*PI())" office:value-type="float" office:value="-0.0966119011454328" calcext:value-type="float">
            <text:p>-0.096611901145433</text:p>
          </table:table-cell>
          <table:table-cell table:formula="of:=[.H$3]*SIN([.$C200]*PI())" office:value-type="float" office:value="-0.0258870808911533" calcext:value-type="float">
            <text:p>-0.025887080891153</text:p>
          </table:table-cell>
          <table:table-cell table:formula="of:=[.J$3]*COS([.$C200]*PI())" office:value-type="float" office:value="-0.0966988344697988" calcext:value-type="float">
            <text:p>-0.096698834469799</text:p>
          </table:table-cell>
          <table:table-cell table:formula="of:=[.J$3]*SIN([.$C200]*PI())" office:value-type="float" office:value="-0.0259103746052125" calcext:value-type="float">
            <text:p>-0.025910374605213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[.C200]+2/360" office:value-type="float" office:value="1.08888888888889" calcext:value-type="float">
            <text:p>1.08888888888889</text:p>
          </table:table-cell>
          <table:table-cell table:formula="of:=[.D$3]*COS([.$C201]*PI())" office:value-type="float" office:value="-0.0961261695938321" calcext:value-type="float">
            <text:p>-0.096126169593832</text:p>
          </table:table-cell>
          <table:table-cell table:formula="of:=[.D$3]*SIN([.$C201]*PI())" office:value-type="float" office:value="-0.0275637355816991" calcext:value-type="float">
            <text:p>-0.027563735581699</text:p>
          </table:table-cell>
          <table:table-cell table:formula="of:=[.F$3]*COS([.$C201]*PI())" office:value-type="float" office:value="-0.0961357822107915" calcext:value-type="float">
            <text:p>-0.096135782210792</text:p>
          </table:table-cell>
          <table:table-cell table:formula="of:=[.F$3]*SIN([.$C201]*PI())" office:value-type="float" office:value="-0.0275664919552573" calcext:value-type="float">
            <text:p>-0.027566491955257</text:p>
          </table:table-cell>
          <table:table-cell table:formula="of:=[.H$3]*COS([.$C201]*PI())" office:value-type="float" office:value="-0.0961453948277509" calcext:value-type="float">
            <text:p>-0.096145394827751</text:p>
          </table:table-cell>
          <table:table-cell table:formula="of:=[.H$3]*SIN([.$C201]*PI())" office:value-type="float" office:value="-0.0275692483288154" calcext:value-type="float">
            <text:p>-0.027569248328816</text:p>
          </table:table-cell>
          <table:table-cell table:formula="of:=[.J$3]*COS([.$C201]*PI())" office:value-type="float" office:value="-0.0962319083803853" calcext:value-type="float">
            <text:p>-0.096231908380385</text:p>
          </table:table-cell>
          <table:table-cell table:formula="of:=[.J$3]*SIN([.$C201]*PI())" office:value-type="float" office:value="-0.027594055690839" calcext:value-type="float">
            <text:p>-0.027594055690839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[.C201]+2/360" office:value-type="float" office:value="1.09444444444444" calcext:value-type="float">
            <text:p>1.09444444444444</text:p>
          </table:table-cell>
          <table:table-cell table:formula="of:=[.D$3]*COS([.$C202]*PI())" office:value-type="float" office:value="-0.0956304755963038" calcext:value-type="float">
            <text:p>-0.095630475596304</text:p>
          </table:table-cell>
          <table:table-cell table:formula="of:=[.D$3]*SIN([.$C202]*PI())" office:value-type="float" office:value="-0.0292371704722728" calcext:value-type="float">
            <text:p>-0.029237170472273</text:p>
          </table:table-cell>
          <table:table-cell table:formula="of:=[.F$3]*COS([.$C202]*PI())" office:value-type="float" office:value="-0.0956400386438635" calcext:value-type="float">
            <text:p>-0.095640038643864</text:p>
          </table:table-cell>
          <table:table-cell table:formula="of:=[.F$3]*SIN([.$C202]*PI())" office:value-type="float" office:value="-0.0292400941893201" calcext:value-type="float">
            <text:p>-0.02924009418932</text:p>
          </table:table-cell>
          <table:table-cell table:formula="of:=[.H$3]*COS([.$C202]*PI())" office:value-type="float" office:value="-0.0956496016914231" calcext:value-type="float">
            <text:p>-0.095649601691423</text:p>
          </table:table-cell>
          <table:table-cell table:formula="of:=[.H$3]*SIN([.$C202]*PI())" office:value-type="float" office:value="-0.0292430179063673" calcext:value-type="float">
            <text:p>-0.029243017906367</text:p>
          </table:table-cell>
          <table:table-cell table:formula="of:=[.J$3]*COS([.$C202]*PI())" office:value-type="float" office:value="-0.0957356691194597" calcext:value-type="float">
            <text:p>-0.09573566911946</text:p>
          </table:table-cell>
          <table:table-cell table:formula="of:=[.J$3]*SIN([.$C202]*PI())" office:value-type="float" office:value="-0.0292693313597923" calcext:value-type="float">
            <text:p>-0.02926933135979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[.C202]+2/360" office:value-type="float" office:value="1.1" calcext:value-type="float">
            <text:p>1.1</text:p>
          </table:table-cell>
          <table:table-cell table:formula="of:=[.D$3]*COS([.$C203]*PI())" office:value-type="float" office:value="-0.0951056516295156" calcext:value-type="float">
            <text:p>-0.095105651629516</text:p>
          </table:table-cell>
          <table:table-cell table:formula="of:=[.D$3]*SIN([.$C203]*PI())" office:value-type="float" office:value="-0.0309016994374939" calcext:value-type="float">
            <text:p>-0.030901699437494</text:p>
          </table:table-cell>
          <table:table-cell table:formula="of:=[.F$3]*COS([.$C203]*PI())" office:value-type="float" office:value="-0.0951151621946786" calcext:value-type="float">
            <text:p>-0.095115162194679</text:p>
          </table:table-cell>
          <table:table-cell table:formula="of:=[.F$3]*SIN([.$C203]*PI())" office:value-type="float" office:value="-0.0309047896074376" calcext:value-type="float">
            <text:p>-0.030904789607438</text:p>
          </table:table-cell>
          <table:table-cell table:formula="of:=[.H$3]*COS([.$C203]*PI())" office:value-type="float" office:value="-0.0951246727598415" calcext:value-type="float">
            <text:p>-0.095124672759842</text:p>
          </table:table-cell>
          <table:table-cell table:formula="of:=[.H$3]*SIN([.$C203]*PI())" office:value-type="float" office:value="-0.0309078797773814" calcext:value-type="float">
            <text:p>-0.030907879777381</text:p>
          </table:table-cell>
          <table:table-cell table:formula="of:=[.J$3]*COS([.$C203]*PI())" office:value-type="float" office:value="-0.0952102678463081" calcext:value-type="float">
            <text:p>-0.095210267846308</text:p>
          </table:table-cell>
          <table:table-cell table:formula="of:=[.J$3]*SIN([.$C203]*PI())" office:value-type="float" office:value="-0.0309356913068751" calcext:value-type="float">
            <text:p>-0.03093569130687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C203]+2/360" office:value-type="float" office:value="1.10555555555555" calcext:value-type="float">
            <text:p>1.10555555555555</text:p>
          </table:table-cell>
          <table:table-cell table:formula="of:=[.D$3]*COS([.$C204]*PI())" office:value-type="float" office:value="-0.094551857559932" calcext:value-type="float">
            <text:p>-0.094551857559932</text:p>
          </table:table-cell>
          <table:table-cell table:formula="of:=[.D$3]*SIN([.$C204]*PI())" office:value-type="float" office:value="-0.0325568154457148" calcext:value-type="float">
            <text:p>-0.032556815445715</text:p>
          </table:table-cell>
          <table:table-cell table:formula="of:=[.F$3]*COS([.$C204]*PI())" office:value-type="float" office:value="-0.094561312745688" calcext:value-type="float">
            <text:p>-0.094561312745688</text:p>
          </table:table-cell>
          <table:table-cell table:formula="of:=[.F$3]*SIN([.$C204]*PI())" office:value-type="float" office:value="-0.0325600711272594" calcext:value-type="float">
            <text:p>-0.032560071127259</text:p>
          </table:table-cell>
          <table:table-cell table:formula="of:=[.H$3]*COS([.$C204]*PI())" office:value-type="float" office:value="-0.094570767931444" calcext:value-type="float">
            <text:p>-0.094570767931444</text:p>
          </table:table-cell>
          <table:table-cell table:formula="of:=[.H$3]*SIN([.$C204]*PI())" office:value-type="float" office:value="-0.032563326808804" calcext:value-type="float">
            <text:p>-0.032563326808804</text:p>
          </table:table-cell>
          <table:table-cell table:formula="of:=[.J$3]*COS([.$C204]*PI())" office:value-type="float" office:value="-0.0946558646032479" calcext:value-type="float">
            <text:p>-0.094655864603248</text:p>
          </table:table-cell>
          <table:table-cell table:formula="of:=[.J$3]*SIN([.$C204]*PI())" office:value-type="float" office:value="-0.0325926279427051" calcext:value-type="float">
            <text:p>-0.032592627942705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[.C204]+2/360" office:value-type="float" office:value="1.11111111111111" calcext:value-type="float">
            <text:p>1.11111111111111</text:p>
          </table:table-cell>
          <table:table-cell table:formula="of:=[.D$3]*COS([.$C205]*PI())" office:value-type="float" office:value="-0.0939692620785911" calcext:value-type="float">
            <text:p>-0.093969262078591</text:p>
          </table:table-cell>
          <table:table-cell table:formula="of:=[.D$3]*SIN([.$C205]*PI())" office:value-type="float" office:value="-0.034202014332566" calcext:value-type="float">
            <text:p>-0.034202014332566</text:p>
          </table:table-cell>
          <table:table-cell table:formula="of:=[.F$3]*COS([.$C205]*PI())" office:value-type="float" office:value="-0.093978659004799" calcext:value-type="float">
            <text:p>-0.093978659004799</text:p>
          </table:table-cell>
          <table:table-cell table:formula="of:=[.F$3]*SIN([.$C205]*PI())" office:value-type="float" office:value="-0.0342054345339993" calcext:value-type="float">
            <text:p>-0.034205434533999</text:p>
          </table:table-cell>
          <table:table-cell table:formula="of:=[.H$3]*COS([.$C205]*PI())" office:value-type="float" office:value="-0.0939880559310069" calcext:value-type="float">
            <text:p>-0.093988055931007</text:p>
          </table:table-cell>
          <table:table-cell table:formula="of:=[.H$3]*SIN([.$C205]*PI())" office:value-type="float" office:value="-0.0342088547354325" calcext:value-type="float">
            <text:p>-0.034208854735433</text:p>
          </table:table-cell>
          <table:table-cell table:formula="of:=[.J$3]*COS([.$C205]*PI())" office:value-type="float" office:value="-0.0940726282668776" calcext:value-type="float">
            <text:p>-0.094072628266878</text:p>
          </table:table-cell>
          <table:table-cell table:formula="of:=[.J$3]*SIN([.$C205]*PI())" office:value-type="float" office:value="-0.0342396365483319" calcext:value-type="float">
            <text:p>-0.034239636548332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[.C205]+2/360" office:value-type="float" office:value="1.11666666666666" calcext:value-type="float">
            <text:p>1.11666666666666</text:p>
          </table:table-cell>
          <table:table-cell table:formula="of:=[.D$3]*COS([.$C206]*PI())" office:value-type="float" office:value="-0.0933580426497205" calcext:value-type="float">
            <text:p>-0.093358042649721</text:p>
          </table:table-cell>
          <table:table-cell table:formula="of:=[.D$3]*SIN([.$C206]*PI())" office:value-type="float" office:value="-0.0358367949545292" calcext:value-type="float">
            <text:p>-0.035836794954529</text:p>
          </table:table-cell>
          <table:table-cell table:formula="of:=[.F$3]*COS([.$C206]*PI())" office:value-type="float" office:value="-0.0933673784539855" calcext:value-type="float">
            <text:p>-0.093367378453986</text:p>
          </table:table-cell>
          <table:table-cell table:formula="of:=[.F$3]*SIN([.$C206]*PI())" office:value-type="float" office:value="-0.0358403786340246" calcext:value-type="float">
            <text:p>-0.035840378634025</text:p>
          </table:table-cell>
          <table:table-cell table:formula="of:=[.H$3]*COS([.$C206]*PI())" office:value-type="float" office:value="-0.0933767142582505" calcext:value-type="float">
            <text:p>-0.093376714258251</text:p>
          </table:table-cell>
          <table:table-cell table:formula="of:=[.H$3]*SIN([.$C206]*PI())" office:value-type="float" office:value="-0.0358439623135201" calcext:value-type="float">
            <text:p>-0.03584396231352</text:p>
          </table:table-cell>
          <table:table-cell table:formula="of:=[.J$3]*COS([.$C206]*PI())" office:value-type="float" office:value="-0.0934607364966352" calcext:value-type="float">
            <text:p>-0.093460736496635</text:p>
          </table:table-cell>
          <table:table-cell table:formula="of:=[.J$3]*SIN([.$C206]*PI())" office:value-type="float" office:value="-0.0358762154289792" calcext:value-type="float">
            <text:p>-0.035876215428979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[.C206]+2/360" office:value-type="float" office:value="1.12222222222222" calcext:value-type="float">
            <text:p>1.12222222222222</text:p>
          </table:table-cell>
          <table:table-cell table:formula="of:=[.D$3]*COS([.$C207]*PI())" office:value-type="float" office:value="-0.0927183854566791" calcext:value-type="float">
            <text:p>-0.092718385456679</text:p>
          </table:table-cell>
          <table:table-cell table:formula="of:=[.D$3]*SIN([.$C207]*PI())" office:value-type="float" office:value="-0.0374606593415903" calcext:value-type="float">
            <text:p>-0.03746065934159</text:p>
          </table:table-cell>
          <table:table-cell table:formula="of:=[.F$3]*COS([.$C207]*PI())" office:value-type="float" office:value="-0.0927276572952248" calcext:value-type="float">
            <text:p>-0.092727657295225</text:p>
          </table:table-cell>
          <table:table-cell table:formula="of:=[.F$3]*SIN([.$C207]*PI())" office:value-type="float" office:value="-0.0374644054075245" calcext:value-type="float">
            <text:p>-0.037464405407525</text:p>
          </table:table-cell>
          <table:table-cell table:formula="of:=[.H$3]*COS([.$C207]*PI())" office:value-type="float" office:value="-0.0927369291337704" calcext:value-type="float">
            <text:p>-0.092736929133771</text:p>
          </table:table-cell>
          <table:table-cell table:formula="of:=[.H$3]*SIN([.$C207]*PI())" office:value-type="float" office:value="-0.0374681514734586" calcext:value-type="float">
            <text:p>-0.037468151473459</text:p>
          </table:table-cell>
          <table:table-cell table:formula="of:=[.J$3]*COS([.$C207]*PI())" office:value-type="float" office:value="-0.0928203756806814" calcext:value-type="float">
            <text:p>-0.092820375680682</text:p>
          </table:table-cell>
          <table:table-cell table:formula="of:=[.J$3]*SIN([.$C207]*PI())" office:value-type="float" office:value="-0.0375018660668661" calcext:value-type="float">
            <text:p>-0.037501866066866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[.C207]+2/360" office:value-type="float" office:value="1.12777777777777" calcext:value-type="float">
            <text:p>1.12777777777777</text:p>
          </table:table-cell>
          <table:table-cell table:formula="of:=[.D$3]*COS([.$C208]*PI())" office:value-type="float" office:value="-0.0920504853452444" calcext:value-type="float">
            <text:p>-0.092050485345244</text:p>
          </table:table-cell>
          <table:table-cell table:formula="of:=[.D$3]*SIN([.$C208]*PI())" office:value-type="float" office:value="-0.0390731128489265" calcext:value-type="float">
            <text:p>-0.039073112848927</text:p>
          </table:table-cell>
          <table:table-cell table:formula="of:=[.F$3]*COS([.$C208]*PI())" office:value-type="float" office:value="-0.0920596903937789" calcext:value-type="float">
            <text:p>-0.092059690393779</text:p>
          </table:table-cell>
          <table:table-cell table:formula="of:=[.F$3]*SIN([.$C208]*PI())" office:value-type="float" office:value="-0.0390770201602114" calcext:value-type="float">
            <text:p>-0.039077020160212</text:p>
          </table:table-cell>
          <table:table-cell table:formula="of:=[.H$3]*COS([.$C208]*PI())" office:value-type="float" office:value="-0.0920688954423134" calcext:value-type="float">
            <text:p>-0.092068895442314</text:p>
          </table:table-cell>
          <table:table-cell table:formula="of:=[.H$3]*SIN([.$C208]*PI())" office:value-type="float" office:value="-0.0390809274714963" calcext:value-type="float">
            <text:p>-0.039080927471496</text:p>
          </table:table-cell>
          <table:table-cell table:formula="of:=[.J$3]*COS([.$C208]*PI())" office:value-type="float" office:value="-0.0921517408791242" calcext:value-type="float">
            <text:p>-0.092151740879124</text:p>
          </table:table-cell>
          <table:table-cell table:formula="of:=[.J$3]*SIN([.$C208]*PI())" office:value-type="float" office:value="-0.0391160932730604" calcext:value-type="float">
            <text:p>-0.03911609327306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[.C208]+2/360" office:value-type="float" office:value="1.13333333333333" calcext:value-type="float">
            <text:p>1.13333333333333</text:p>
          </table:table-cell>
          <table:table-cell table:formula="of:=[.D$3]*COS([.$C209]*PI())" office:value-type="float" office:value="-0.0913545457642605" calcext:value-type="float">
            <text:p>-0.091354545764261</text:p>
          </table:table-cell>
          <table:table-cell table:formula="of:=[.D$3]*SIN([.$C209]*PI())" office:value-type="float" office:value="-0.0406736643075792" calcext:value-type="float">
            <text:p>-0.040673664307579</text:p>
          </table:table-cell>
          <table:table-cell table:formula="of:=[.F$3]*COS([.$C209]*PI())" office:value-type="float" office:value="-0.0913636812188369" calcext:value-type="float">
            <text:p>-0.091363681218837</text:p>
          </table:table-cell>
          <table:table-cell table:formula="of:=[.F$3]*SIN([.$C209]*PI())" office:value-type="float" office:value="-0.0406777316740099" calcext:value-type="float">
            <text:p>-0.04067773167401</text:p>
          </table:table-cell>
          <table:table-cell table:formula="of:=[.H$3]*COS([.$C209]*PI())" office:value-type="float" office:value="-0.0913728166734133" calcext:value-type="float">
            <text:p>-0.091372816673413</text:p>
          </table:table-cell>
          <table:table-cell table:formula="of:=[.H$3]*SIN([.$C209]*PI())" office:value-type="float" office:value="-0.0406817990404407" calcext:value-type="float">
            <text:p>-0.040681799040441</text:p>
          </table:table-cell>
          <table:table-cell table:formula="of:=[.J$3]*COS([.$C209]*PI())" office:value-type="float" office:value="-0.0914550357646012" calcext:value-type="float">
            <text:p>-0.091455035764601</text:p>
          </table:table-cell>
          <table:table-cell table:formula="of:=[.J$3]*SIN([.$C209]*PI())" office:value-type="float" office:value="-0.0407184053383175" calcext:value-type="float">
            <text:p>-0.040718405338318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[.C209]+2/360" office:value-type="float" office:value="1.13888888888889" calcext:value-type="float">
            <text:p>1.13888888888889</text:p>
          </table:table-cell>
          <table:table-cell table:formula="of:=[.D$3]*COS([.$C210]*PI())" office:value-type="float" office:value="-0.0906307787036654" calcext:value-type="float">
            <text:p>-0.090630778703665</text:p>
          </table:table-cell>
          <table:table-cell table:formula="of:=[.D$3]*SIN([.$C210]*PI())" office:value-type="float" office:value="-0.0422618261740691" calcext:value-type="float">
            <text:p>-0.042261826174069</text:p>
          </table:table-cell>
          <table:table-cell table:formula="of:=[.F$3]*COS([.$C210]*PI())" office:value-type="float" office:value="-0.0906398417815358" calcext:value-type="float">
            <text:p>-0.090639841781536</text:p>
          </table:table-cell>
          <table:table-cell table:formula="of:=[.F$3]*SIN([.$C210]*PI())" office:value-type="float" office:value="-0.0422660523566865" calcext:value-type="float">
            <text:p>-0.042266052356687</text:p>
          </table:table-cell>
          <table:table-cell table:formula="of:=[.H$3]*COS([.$C210]*PI())" office:value-type="float" office:value="-0.0906489048594061" calcext:value-type="float">
            <text:p>-0.090648904859406</text:p>
          </table:table-cell>
          <table:table-cell table:formula="of:=[.H$3]*SIN([.$C210]*PI())" office:value-type="float" office:value="-0.0422702785393039" calcext:value-type="float">
            <text:p>-0.042270278539304</text:p>
          </table:table-cell>
          <table:table-cell table:formula="of:=[.J$3]*COS([.$C210]*PI())" office:value-type="float" office:value="-0.0907304725602394" calcext:value-type="float">
            <text:p>-0.09073047256024</text:p>
          </table:table-cell>
          <table:table-cell table:formula="of:=[.J$3]*SIN([.$C210]*PI())" office:value-type="float" office:value="-0.0423083141828606" calcext:value-type="float">
            <text:p>-0.042308314182861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[.C210]+2/360" office:value-type="float" office:value="1.14444444444444" calcext:value-type="float">
            <text:p>1.14444444444444</text:p>
          </table:table-cell>
          <table:table-cell table:formula="of:=[.D$3]*COS([.$C211]*PI())" office:value-type="float" office:value="-0.0898794046299171" calcext:value-type="float">
            <text:p>-0.089879404629917</text:p>
          </table:table-cell>
          <table:table-cell table:formula="of:=[.D$3]*SIN([.$C211]*PI())" office:value-type="float" office:value="-0.0438371146789069" calcext:value-type="float">
            <text:p>-0.043837114678907</text:p>
          </table:table-cell>
          <table:table-cell table:formula="of:=[.F$3]*COS([.$C211]*PI())" office:value-type="float" office:value="-0.0898883925703801" calcext:value-type="float">
            <text:p>-0.08988839257038</text:p>
          </table:table-cell>
          <table:table-cell table:formula="of:=[.F$3]*SIN([.$C211]*PI())" office:value-type="float" office:value="-0.0438414983903748" calcext:value-type="float">
            <text:p>-0.043841498390375</text:p>
          </table:table-cell>
          <table:table-cell table:formula="of:=[.H$3]*COS([.$C211]*PI())" office:value-type="float" office:value="-0.0898973805108431" calcext:value-type="float">
            <text:p>-0.089897380510843</text:p>
          </table:table-cell>
          <table:table-cell table:formula="of:=[.H$3]*SIN([.$C211]*PI())" office:value-type="float" office:value="-0.0438458821018427" calcext:value-type="float">
            <text:p>-0.043845882101843</text:p>
          </table:table-cell>
          <table:table-cell table:formula="of:=[.J$3]*COS([.$C211]*PI())" office:value-type="float" office:value="-0.08997827197501" calcext:value-type="float">
            <text:p>-0.08997827197501</text:p>
          </table:table-cell>
          <table:table-cell table:formula="of:=[.J$3]*SIN([.$C211]*PI())" office:value-type="float" office:value="-0.0438853355050537" calcext:value-type="float">
            <text:p>-0.043885335505054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[.C211]+2/360" office:value-type="float" office:value="1.15" calcext:value-type="float">
            <text:p>1.15</text:p>
          </table:table-cell>
          <table:table-cell table:formula="of:=[.D$3]*COS([.$C212]*PI())" office:value-type="float" office:value="-0.0891006524188372" calcext:value-type="float">
            <text:p>-0.089100652418837</text:p>
          </table:table-cell>
          <table:table-cell table:formula="of:=[.D$3]*SIN([.$C212]*PI())" office:value-type="float" office:value="-0.0453990499739538" calcext:value-type="float">
            <text:p>-0.045399049973954</text:p>
          </table:table-cell>
          <table:table-cell table:formula="of:=[.F$3]*COS([.$C212]*PI())" office:value-type="float" office:value="-0.0891095624840791" calcext:value-type="float">
            <text:p>-0.089109562484079</text:p>
          </table:table-cell>
          <table:table-cell table:formula="of:=[.F$3]*SIN([.$C212]*PI())" office:value-type="float" office:value="-0.0454035898789512" calcext:value-type="float">
            <text:p>-0.045403589878951</text:p>
          </table:table-cell>
          <table:table-cell table:formula="of:=[.H$3]*COS([.$C212]*PI())" office:value-type="float" office:value="-0.089118472549321" calcext:value-type="float">
            <text:p>-0.089118472549321</text:p>
          </table:table-cell>
          <table:table-cell table:formula="of:=[.H$3]*SIN([.$C212]*PI())" office:value-type="float" office:value="-0.0454081297839486" calcext:value-type="float">
            <text:p>-0.045408129783949</text:p>
          </table:table-cell>
          <table:table-cell table:formula="of:=[.J$3]*COS([.$C212]*PI())" office:value-type="float" office:value="-0.0891986631364979" calcext:value-type="float">
            <text:p>-0.089198663136498</text:p>
          </table:table-cell>
          <table:table-cell table:formula="of:=[.J$3]*SIN([.$C212]*PI())" office:value-type="float" office:value="-0.0454489889289252" calcext:value-type="float">
            <text:p>-0.045448988928925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[.C212]+2/360" office:value-type="float" office:value="1.15555555555555" calcext:value-type="float">
            <text:p>1.15555555555555</text:p>
          </table:table-cell>
          <table:table-cell table:formula="of:=[.D$3]*COS([.$C213]*PI())" office:value-type="float" office:value="-0.0882947592858931" calcext:value-type="float">
            <text:p>-0.088294759285893</text:p>
          </table:table-cell>
          <table:table-cell table:formula="of:=[.D$3]*SIN([.$C213]*PI())" office:value-type="float" office:value="-0.0469471562785882" calcext:value-type="float">
            <text:p>-0.046947156278588</text:p>
          </table:table-cell>
          <table:table-cell table:formula="of:=[.F$3]*COS([.$C213]*PI())" office:value-type="float" office:value="-0.0883035887618217" calcext:value-type="float">
            <text:p>-0.088303588761822</text:p>
          </table:table-cell>
          <table:table-cell table:formula="of:=[.F$3]*SIN([.$C213]*PI())" office:value-type="float" office:value="-0.0469518509942161" calcext:value-type="float">
            <text:p>-0.046951850994216</text:p>
          </table:table-cell>
          <table:table-cell table:formula="of:=[.H$3]*COS([.$C213]*PI())" office:value-type="float" office:value="-0.0883124182377503" calcext:value-type="float">
            <text:p>-0.08831241823775</text:p>
          </table:table-cell>
          <table:table-cell table:formula="of:=[.H$3]*SIN([.$C213]*PI())" office:value-type="float" office:value="-0.0469565457098439" calcext:value-type="float">
            <text:p>-0.046956545709844</text:p>
          </table:table-cell>
          <table:table-cell table:formula="of:=[.J$3]*COS([.$C213]*PI())" office:value-type="float" office:value="-0.0883918835211076" calcext:value-type="float">
            <text:p>-0.088391883521108</text:p>
          </table:table-cell>
          <table:table-cell table:formula="of:=[.J$3]*SIN([.$C213]*PI())" office:value-type="float" office:value="-0.0469987981504947" calcext:value-type="float">
            <text:p>-0.046998798150495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[.C213]+2/360" office:value-type="float" office:value="1.16111111111111" calcext:value-type="float">
            <text:p>1.16111111111111</text:p>
          </table:table-cell>
          <table:table-cell table:formula="of:=[.D$3]*COS([.$C214]*PI())" office:value-type="float" office:value="-0.08746197071394" calcext:value-type="float">
            <text:p>-0.08746197071394</text:p>
          </table:table-cell>
          <table:table-cell table:formula="of:=[.D$3]*SIN([.$C214]*PI())" office:value-type="float" office:value="-0.0484809620246329" calcext:value-type="float">
            <text:p>-0.048480962024633</text:p>
          </table:table-cell>
          <table:table-cell table:formula="of:=[.F$3]*COS([.$C214]*PI())" office:value-type="float" office:value="-0.0874707169110114" calcext:value-type="float">
            <text:p>-0.087470716911012</text:p>
          </table:table-cell>
          <table:table-cell table:formula="of:=[.F$3]*SIN([.$C214]*PI())" office:value-type="float" office:value="-0.0484858101208353" calcext:value-type="float">
            <text:p>-0.048485810120835</text:p>
          </table:table-cell>
          <table:table-cell table:formula="of:=[.H$3]*COS([.$C214]*PI())" office:value-type="float" office:value="-0.0874794631080828" calcext:value-type="float">
            <text:p>-0.087479463108083</text:p>
          </table:table-cell>
          <table:table-cell table:formula="of:=[.H$3]*SIN([.$C214]*PI())" office:value-type="float" office:value="-0.0484906582170378" calcext:value-type="float">
            <text:p>-0.048490658217038</text:p>
          </table:table-cell>
          <table:table-cell table:formula="of:=[.J$3]*COS([.$C214]*PI())" office:value-type="float" office:value="-0.0875581788817254" calcext:value-type="float">
            <text:p>-0.087558178881725</text:p>
          </table:table-cell>
          <table:table-cell table:formula="of:=[.J$3]*SIN([.$C214]*PI())" office:value-type="float" office:value="-0.04853429108286" calcext:value-type="float">
            <text:p>-0.04853429108286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[.C214]+2/360" office:value-type="float" office:value="1.16666666666666" calcext:value-type="float">
            <text:p>1.16666666666666</text:p>
          </table:table-cell>
          <table:table-cell table:formula="of:=[.D$3]*COS([.$C215]*PI())" office:value-type="float" office:value="-0.0866025403784444" calcext:value-type="float">
            <text:p>-0.086602540378444</text:p>
          </table:table-cell>
          <table:table-cell table:formula="of:=[.D$3]*SIN([.$C215]*PI())" office:value-type="float" office:value="-0.0499999999999992" calcext:value-type="float">
            <text:p>-0.049999999999999</text:p>
          </table:table-cell>
          <table:table-cell table:formula="of:=[.F$3]*COS([.$C215]*PI())" office:value-type="float" office:value="-0.0866112006324822" calcext:value-type="float">
            <text:p>-0.086611200632482</text:p>
          </table:table-cell>
          <table:table-cell table:formula="of:=[.F$3]*SIN([.$C215]*PI())" office:value-type="float" office:value="-0.0500049999999992" calcext:value-type="float">
            <text:p>-0.050004999999999</text:p>
          </table:table-cell>
          <table:table-cell table:formula="of:=[.H$3]*COS([.$C215]*PI())" office:value-type="float" office:value="-0.08661986088652" calcext:value-type="float">
            <text:p>-0.08661986088652</text:p>
          </table:table-cell>
          <table:table-cell table:formula="of:=[.H$3]*SIN([.$C215]*PI())" office:value-type="float" office:value="-0.0500099999999992" calcext:value-type="float">
            <text:p>-0.050009999999999</text:p>
          </table:table-cell>
          <table:table-cell table:formula="of:=[.J$3]*COS([.$C215]*PI())" office:value-type="float" office:value="-0.0866978031728607" calcext:value-type="float">
            <text:p>-0.086697803172861</text:p>
          </table:table-cell>
          <table:table-cell table:formula="of:=[.J$3]*SIN([.$C215]*PI())" office:value-type="float" office:value="-0.0500549999999992" calcext:value-type="float">
            <text:p>-0.050054999999999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[.C215]+2/360" office:value-type="float" office:value="1.17222222222222" calcext:value-type="float">
            <text:p>1.17222222222222</text:p>
          </table:table-cell>
          <table:table-cell table:formula="of:=[.D$3]*COS([.$C216]*PI())" office:value-type="float" office:value="-0.0857167300702117" calcext:value-type="float">
            <text:p>-0.085716730070212</text:p>
          </table:table-cell>
          <table:table-cell table:formula="of:=[.D$3]*SIN([.$C216]*PI())" office:value-type="float" office:value="-0.0515038074910046" calcext:value-type="float">
            <text:p>-0.051503807491005</text:p>
          </table:table-cell>
          <table:table-cell table:formula="of:=[.F$3]*COS([.$C216]*PI())" office:value-type="float" office:value="-0.0857253017432188" calcext:value-type="float">
            <text:p>-0.085725301743219</text:p>
          </table:table-cell>
          <table:table-cell table:formula="of:=[.F$3]*SIN([.$C216]*PI())" office:value-type="float" office:value="-0.0515089578717537" calcext:value-type="float">
            <text:p>-0.051508957871754</text:p>
          </table:table-cell>
          <table:table-cell table:formula="of:=[.H$3]*COS([.$C216]*PI())" office:value-type="float" office:value="-0.0857338734162258" calcext:value-type="float">
            <text:p>-0.085733873416226</text:p>
          </table:table-cell>
          <table:table-cell table:formula="of:=[.H$3]*SIN([.$C216]*PI())" office:value-type="float" office:value="-0.0515141082525028" calcext:value-type="float">
            <text:p>-0.051514108252503</text:p>
          </table:table-cell>
          <table:table-cell table:formula="of:=[.J$3]*COS([.$C216]*PI())" office:value-type="float" office:value="-0.085811018473289" calcext:value-type="float">
            <text:p>-0.085811018473289</text:p>
          </table:table-cell>
          <table:table-cell table:formula="of:=[.J$3]*SIN([.$C216]*PI())" office:value-type="float" office:value="-0.0515604616792447" calcext:value-type="float">
            <text:p>-0.051560461679245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[.C216]+2/360" office:value-type="float" office:value="1.17777777777777" calcext:value-type="float">
            <text:p>1.17777777777777</text:p>
          </table:table-cell>
          <table:table-cell table:formula="of:=[.D$3]*COS([.$C217]*PI())" office:value-type="float" office:value="-0.0848048096156431" calcext:value-type="float">
            <text:p>-0.084804809615643</text:p>
          </table:table-cell>
          <table:table-cell table:formula="of:=[.D$3]*SIN([.$C217]*PI())" office:value-type="float" office:value="-0.0529919264233197" calcext:value-type="float">
            <text:p>-0.05299192642332</text:p>
          </table:table-cell>
          <table:table-cell table:formula="of:=[.F$3]*COS([.$C217]*PI())" office:value-type="float" office:value="-0.0848132900966047" calcext:value-type="float">
            <text:p>-0.084813290096605</text:p>
          </table:table-cell>
          <table:table-cell table:formula="of:=[.F$3]*SIN([.$C217]*PI())" office:value-type="float" office:value="-0.052997225615962" calcext:value-type="float">
            <text:p>-0.052997225615962</text:p>
          </table:table-cell>
          <table:table-cell table:formula="of:=[.H$3]*COS([.$C217]*PI())" office:value-type="float" office:value="-0.0848217705775662" calcext:value-type="float">
            <text:p>-0.084821770577566</text:p>
          </table:table-cell>
          <table:table-cell table:formula="of:=[.H$3]*SIN([.$C217]*PI())" office:value-type="float" office:value="-0.0530025248086043" calcext:value-type="float">
            <text:p>-0.053002524808604</text:p>
          </table:table-cell>
          <table:table-cell table:formula="of:=[.J$3]*COS([.$C217]*PI())" office:value-type="float" office:value="-0.0848980949062204" calcext:value-type="float">
            <text:p>-0.08489809490622</text:p>
          </table:table-cell>
          <table:table-cell table:formula="of:=[.J$3]*SIN([.$C217]*PI())" office:value-type="float" office:value="-0.0530502175423853" calcext:value-type="float">
            <text:p>-0.053050217542385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[.C217]+2/360" office:value-type="float" office:value="1.18333333333333" calcext:value-type="float">
            <text:p>1.18333333333333</text:p>
          </table:table-cell>
          <table:table-cell table:formula="of:=[.D$3]*COS([.$C218]*PI())" office:value-type="float" office:value="-0.083867056794543" calcext:value-type="float">
            <text:p>-0.083867056794543</text:p>
          </table:table-cell>
          <table:table-cell table:formula="of:=[.D$3]*SIN([.$C218]*PI())" office:value-type="float" office:value="-0.0544639035015019" calcext:value-type="float">
            <text:p>-0.054463903501502</text:p>
          </table:table-cell>
          <table:table-cell table:formula="of:=[.F$3]*COS([.$C218]*PI())" office:value-type="float" office:value="-0.0838754435002224" calcext:value-type="float">
            <text:p>-0.083875443500222</text:p>
          </table:table-cell>
          <table:table-cell table:formula="of:=[.F$3]*SIN([.$C218]*PI())" office:value-type="float" office:value="-0.054469349891852" calcext:value-type="float">
            <text:p>-0.054469349891852</text:p>
          </table:table-cell>
          <table:table-cell table:formula="of:=[.H$3]*COS([.$C218]*PI())" office:value-type="float" office:value="-0.0838838302059019" calcext:value-type="float">
            <text:p>-0.083883830205902</text:p>
          </table:table-cell>
          <table:table-cell table:formula="of:=[.H$3]*SIN([.$C218]*PI())" office:value-type="float" office:value="-0.0544747962822022" calcext:value-type="float">
            <text:p>-0.054474796282202</text:p>
          </table:table-cell>
          <table:table-cell table:formula="of:=[.J$3]*COS([.$C218]*PI())" office:value-type="float" office:value="-0.083959310557017" calcext:value-type="float">
            <text:p>-0.083959310557017</text:p>
          </table:table-cell>
          <table:table-cell table:formula="of:=[.J$3]*SIN([.$C218]*PI())" office:value-type="float" office:value="-0.0545238137953535" calcext:value-type="float">
            <text:p>-0.054523813795354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[.C218]+2/360" office:value-type="float" office:value="1.18888888888889" calcext:value-type="float">
            <text:p>1.18888888888889</text:p>
          </table:table-cell>
          <table:table-cell table:formula="of:=[.D$3]*COS([.$C219]*PI())" office:value-type="float" office:value="-0.0829037572555047" calcext:value-type="float">
            <text:p>-0.082903757255505</text:p>
          </table:table-cell>
          <table:table-cell table:formula="of:=[.D$3]*SIN([.$C219]*PI())" office:value-type="float" office:value="-0.0559192903470739" calcext:value-type="float">
            <text:p>-0.055919290347074</text:p>
          </table:table-cell>
          <table:table-cell table:formula="of:=[.F$3]*COS([.$C219]*PI())" office:value-type="float" office:value="-0.0829120476312303" calcext:value-type="float">
            <text:p>-0.08291204763123</text:p>
          </table:table-cell>
          <table:table-cell table:formula="of:=[.F$3]*SIN([.$C219]*PI())" office:value-type="float" office:value="-0.0559248822761086" calcext:value-type="float">
            <text:p>-0.055924882276109</text:p>
          </table:table-cell>
          <table:table-cell table:formula="of:=[.H$3]*COS([.$C219]*PI())" office:value-type="float" office:value="-0.0829203380069558" calcext:value-type="float">
            <text:p>-0.082920338006956</text:p>
          </table:table-cell>
          <table:table-cell table:formula="of:=[.H$3]*SIN([.$C219]*PI())" office:value-type="float" office:value="-0.0559304742051433" calcext:value-type="float">
            <text:p>-0.055930474205143</text:p>
          </table:table-cell>
          <table:table-cell table:formula="of:=[.J$3]*COS([.$C219]*PI())" office:value-type="float" office:value="-0.0829949513884858" calcext:value-type="float">
            <text:p>-0.082994951388486</text:p>
          </table:table-cell>
          <table:table-cell table:formula="of:=[.J$3]*SIN([.$C219]*PI())" office:value-type="float" office:value="-0.0559808015664556" calcext:value-type="float">
            <text:p>-0.055980801566456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[.C219]+2/360" office:value-type="float" office:value="1.19444444444444" calcext:value-type="float">
            <text:p>1.19444444444444</text:p>
          </table:table-cell>
          <table:table-cell table:formula="of:=[.D$3]*COS([.$C220]*PI())" office:value-type="float" office:value="-0.0819152044288998" calcext:value-type="float">
            <text:p>-0.0819152044289</text:p>
          </table:table-cell>
          <table:table-cell table:formula="of:=[.D$3]*SIN([.$C220]*PI())" office:value-type="float" office:value="-0.0573576436351038" calcext:value-type="float">
            <text:p>-0.057357643635104</text:p>
          </table:table-cell>
          <table:table-cell table:formula="of:=[.F$3]*COS([.$C220]*PI())" office:value-type="float" office:value="-0.0819233959493426" calcext:value-type="float">
            <text:p>-0.081923395949343</text:p>
          </table:table-cell>
          <table:table-cell table:formula="of:=[.F$3]*SIN([.$C220]*PI())" office:value-type="float" office:value="-0.0573633793994673" calcext:value-type="float">
            <text:p>-0.057363379399467</text:p>
          </table:table-cell>
          <table:table-cell table:formula="of:=[.H$3]*COS([.$C220]*PI())" office:value-type="float" office:value="-0.0819315874697855" calcext:value-type="float">
            <text:p>-0.081931587469786</text:p>
          </table:table-cell>
          <table:table-cell table:formula="of:=[.H$3]*SIN([.$C220]*PI())" office:value-type="float" office:value="-0.0573691151638308" calcext:value-type="float">
            <text:p>-0.057369115163831</text:p>
          </table:table-cell>
          <table:table-cell table:formula="of:=[.J$3]*COS([.$C220]*PI())" office:value-type="float" office:value="-0.0820053111537716" calcext:value-type="float">
            <text:p>-0.082005311153772</text:p>
          </table:table-cell>
          <table:table-cell table:formula="of:=[.J$3]*SIN([.$C220]*PI())" office:value-type="float" office:value="-0.0574207370431024" calcext:value-type="float">
            <text:p>-0.057420737043102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[.C220]+2/360" office:value-type="float" office:value="1.2" calcext:value-type="float">
            <text:p>1.2</text:p>
          </table:table-cell>
          <table:table-cell table:formula="of:=[.D$3]*COS([.$C221]*PI())" office:value-type="float" office:value="-0.0809016994374953" calcext:value-type="float">
            <text:p>-0.080901699437495</text:p>
          </table:table-cell>
          <table:table-cell table:formula="of:=[.D$3]*SIN([.$C221]*PI())" office:value-type="float" office:value="-0.0587785252292465" calcext:value-type="float">
            <text:p>-0.058778525229247</text:p>
          </table:table-cell>
          <table:table-cell table:formula="of:=[.F$3]*COS([.$C221]*PI())" office:value-type="float" office:value="-0.0809097896074391" calcext:value-type="float">
            <text:p>-0.080909789607439</text:p>
          </table:table-cell>
          <table:table-cell table:formula="of:=[.F$3]*SIN([.$C221]*PI())" office:value-type="float" office:value="-0.0587844030817694" calcext:value-type="float">
            <text:p>-0.05878440308177</text:p>
          </table:table-cell>
          <table:table-cell table:formula="of:=[.H$3]*COS([.$C221]*PI())" office:value-type="float" office:value="-0.0809178797773828" calcext:value-type="float">
            <text:p>-0.080917879777383</text:p>
          </table:table-cell>
          <table:table-cell table:formula="of:=[.H$3]*SIN([.$C221]*PI())" office:value-type="float" office:value="-0.0587902809342924" calcext:value-type="float">
            <text:p>-0.058790280934292</text:p>
          </table:table-cell>
          <table:table-cell table:formula="of:=[.J$3]*COS([.$C221]*PI())" office:value-type="float" office:value="-0.0809906913068766" calcext:value-type="float">
            <text:p>-0.080990691306877</text:p>
          </table:table-cell>
          <table:table-cell table:formula="of:=[.J$3]*SIN([.$C221]*PI())" office:value-type="float" office:value="-0.0588431816069987" calcext:value-type="float">
            <text:p>-0.058843181606999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[.C221]+2/360" office:value-type="float" office:value="1.20555555555555" calcext:value-type="float">
            <text:p>1.20555555555555</text:p>
          </table:table-cell>
          <table:table-cell table:formula="of:=[.D$3]*COS([.$C222]*PI())" office:value-type="float" office:value="-0.0798635510047299" calcext:value-type="float">
            <text:p>-0.07986355100473</text:p>
          </table:table-cell>
          <table:table-cell table:formula="of:=[.D$3]*SIN([.$C222]*PI())" office:value-type="float" office:value="-0.060181502315204" calcext:value-type="float">
            <text:p>-0.060181502315204</text:p>
          </table:table-cell>
          <table:table-cell table:formula="of:=[.F$3]*COS([.$C222]*PI())" office:value-type="float" office:value="-0.0798715373598304" calcext:value-type="float">
            <text:p>-0.07987153735983</text:p>
          </table:table-cell>
          <table:table-cell table:formula="of:=[.F$3]*SIN([.$C222]*PI())" office:value-type="float" office:value="-0.0601875204654355" calcext:value-type="float">
            <text:p>-0.060187520465436</text:p>
          </table:table-cell>
          <table:table-cell table:formula="of:=[.H$3]*COS([.$C222]*PI())" office:value-type="float" office:value="-0.0798795237149308" calcext:value-type="float">
            <text:p>-0.079879523714931</text:p>
          </table:table-cell>
          <table:table-cell table:formula="of:=[.H$3]*SIN([.$C222]*PI())" office:value-type="float" office:value="-0.0601935386156671" calcext:value-type="float">
            <text:p>-0.060193538615667</text:p>
          </table:table-cell>
          <table:table-cell table:formula="of:=[.J$3]*COS([.$C222]*PI())" office:value-type="float" office:value="-0.0799514009108351" calcext:value-type="float">
            <text:p>-0.079951400910835</text:p>
          </table:table-cell>
          <table:table-cell table:formula="of:=[.J$3]*SIN([.$C222]*PI())" office:value-type="float" office:value="-0.0602477019677507" calcext:value-type="float">
            <text:p>-0.060247701967751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[.C222]+2/360" office:value-type="float" office:value="1.21111111111111" calcext:value-type="float">
            <text:p>1.21111111111111</text:p>
          </table:table-cell>
          <table:table-cell table:formula="of:=[.D$3]*COS([.$C223]*PI())" office:value-type="float" office:value="-0.0788010753606728" calcext:value-type="float">
            <text:p>-0.078801075360673</text:p>
          </table:table-cell>
          <table:table-cell table:formula="of:=[.D$3]*SIN([.$C223]*PI())" office:value-type="float" office:value="-0.061566147532565" calcext:value-type="float">
            <text:p>-0.061566147532565</text:p>
          </table:table-cell>
          <table:table-cell table:formula="of:=[.F$3]*COS([.$C223]*PI())" office:value-type="float" office:value="-0.0788089554682089" calcext:value-type="float">
            <text:p>-0.078808955468209</text:p>
          </table:table-cell>
          <table:table-cell table:formula="of:=[.F$3]*SIN([.$C223]*PI())" office:value-type="float" office:value="-0.0615723041473183" calcext:value-type="float">
            <text:p>-0.061572304147318</text:p>
          </table:table-cell>
          <table:table-cell table:formula="of:=[.H$3]*COS([.$C223]*PI())" office:value-type="float" office:value="-0.078816835575745" calcext:value-type="float">
            <text:p>-0.078816835575745</text:p>
          </table:table-cell>
          <table:table-cell table:formula="of:=[.H$3]*SIN([.$C223]*PI())" office:value-type="float" office:value="-0.0615784607620715" calcext:value-type="float">
            <text:p>-0.061578460762072</text:p>
          </table:table-cell>
          <table:table-cell table:formula="of:=[.J$3]*COS([.$C223]*PI())" office:value-type="float" office:value="-0.0788877565435696" calcext:value-type="float">
            <text:p>-0.07888775654357</text:p>
          </table:table-cell>
          <table:table-cell table:formula="of:=[.J$3]*SIN([.$C223]*PI())" office:value-type="float" office:value="-0.0616338702948509" calcext:value-type="float">
            <text:p>-0.061633870294851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[.C223]+2/360" office:value-type="float" office:value="1.21666666666666" calcext:value-type="float">
            <text:p>1.21666666666666</text:p>
          </table:table-cell>
          <table:table-cell table:formula="of:=[.D$3]*COS([.$C224]*PI())" office:value-type="float" office:value="-0.0777145961456977" calcext:value-type="float">
            <text:p>-0.077714596145698</text:p>
          </table:table-cell>
          <table:table-cell table:formula="of:=[.D$3]*SIN([.$C224]*PI())" office:value-type="float" office:value="-0.062932039104983" calcext:value-type="float">
            <text:p>-0.062932039104983</text:p>
          </table:table-cell>
          <table:table-cell table:formula="of:=[.F$3]*COS([.$C224]*PI())" office:value-type="float" office:value="-0.0777223676053123" calcext:value-type="float">
            <text:p>-0.077722367605312</text:p>
          </table:table-cell>
          <table:table-cell table:formula="of:=[.F$3]*SIN([.$C224]*PI())" office:value-type="float" office:value="-0.0629383323088935" calcext:value-type="float">
            <text:p>-0.062938332308894</text:p>
          </table:table-cell>
          <table:table-cell table:formula="of:=[.H$3]*COS([.$C224]*PI())" office:value-type="float" office:value="-0.0777301390649269" calcext:value-type="float">
            <text:p>-0.077730139064927</text:p>
          </table:table-cell>
          <table:table-cell table:formula="of:=[.H$3]*SIN([.$C224]*PI())" office:value-type="float" office:value="-0.062944625512804" calcext:value-type="float">
            <text:p>-0.062944625512804</text:p>
          </table:table-cell>
          <table:table-cell table:formula="of:=[.J$3]*COS([.$C224]*PI())" office:value-type="float" office:value="-0.077800082201458" calcext:value-type="float">
            <text:p>-0.077800082201458</text:p>
          </table:table-cell>
          <table:table-cell table:formula="of:=[.J$3]*SIN([.$C224]*PI())" office:value-type="float" office:value="-0.0630012643479985" calcext:value-type="float">
            <text:p>-0.063001264347999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[.C224]+2/360" office:value-type="float" office:value="1.22222222222222" calcext:value-type="float">
            <text:p>1.22222222222222</text:p>
          </table:table-cell>
          <table:table-cell table:formula="of:=[.D$3]*COS([.$C225]*PI())" office:value-type="float" office:value="-0.0766044443118985" calcext:value-type="float">
            <text:p>-0.076604444311899</text:p>
          </table:table-cell>
          <table:table-cell table:formula="of:=[.D$3]*SIN([.$C225]*PI())" office:value-type="float" office:value="-0.0642787609686531" calcext:value-type="float">
            <text:p>-0.064278760968653</text:p>
          </table:table-cell>
          <table:table-cell table:formula="of:=[.F$3]*COS([.$C225]*PI())" office:value-type="float" office:value="-0.0766121047563296" calcext:value-type="float">
            <text:p>-0.07661210475633</text:p>
          </table:table-cell>
          <table:table-cell table:formula="of:=[.F$3]*SIN([.$C225]*PI())" office:value-type="float" office:value="-0.06428518884475" calcext:value-type="float">
            <text:p>-0.06428518884475</text:p>
          </table:table-cell>
          <table:table-cell table:formula="of:=[.H$3]*COS([.$C225]*PI())" office:value-type="float" office:value="-0.0766197652007608" calcext:value-type="float">
            <text:p>-0.076619765200761</text:p>
          </table:table-cell>
          <table:table-cell table:formula="of:=[.H$3]*SIN([.$C225]*PI())" office:value-type="float" office:value="-0.0642916167208469" calcext:value-type="float">
            <text:p>-0.064291616720847</text:p>
          </table:table-cell>
          <table:table-cell table:formula="of:=[.J$3]*COS([.$C225]*PI())" office:value-type="float" office:value="-0.0766887092006416" calcext:value-type="float">
            <text:p>-0.076688709200642</text:p>
          </table:table-cell>
          <table:table-cell table:formula="of:=[.J$3]*SIN([.$C225]*PI())" office:value-type="float" office:value="-0.0643494676057187" calcext:value-type="float">
            <text:p>-0.064349467605719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[.C225]+2/360" office:value-type="float" office:value="1.22777777777777" calcext:value-type="float">
            <text:p>1.22777777777777</text:p>
          </table:table-cell>
          <table:table-cell table:formula="of:=[.D$3]*COS([.$C226]*PI())" office:value-type="float" office:value="-0.0754709580222779" calcext:value-type="float">
            <text:p>-0.075470958022278</text:p>
          </table:table-cell>
          <table:table-cell table:formula="of:=[.D$3]*SIN([.$C226]*PI())" office:value-type="float" office:value="-0.0656059028990499" calcext:value-type="float">
            <text:p>-0.06560590289905</text:p>
          </table:table-cell>
          <table:table-cell table:formula="of:=[.F$3]*COS([.$C226]*PI())" office:value-type="float" office:value="-0.0754785051180801" calcext:value-type="float">
            <text:p>-0.07547850511808</text:p>
          </table:table-cell>
          <table:table-cell table:formula="of:=[.F$3]*SIN([.$C226]*PI())" office:value-type="float" office:value="-0.0656124634893398" calcext:value-type="float">
            <text:p>-0.06561246348934</text:p>
          </table:table-cell>
          <table:table-cell table:formula="of:=[.H$3]*COS([.$C226]*PI())" office:value-type="float" office:value="-0.0754860522138823" calcext:value-type="float">
            <text:p>-0.075486052213882</text:p>
          </table:table-cell>
          <table:table-cell table:formula="of:=[.H$3]*SIN([.$C226]*PI())" office:value-type="float" office:value="-0.0656190240796297" calcext:value-type="float">
            <text:p>-0.06561902407963</text:p>
          </table:table-cell>
          <table:table-cell table:formula="of:=[.J$3]*COS([.$C226]*PI())" office:value-type="float" office:value="-0.0755539760761024" calcext:value-type="float">
            <text:p>-0.075553976076102</text:p>
          </table:table-cell>
          <table:table-cell table:formula="of:=[.J$3]*SIN([.$C226]*PI())" office:value-type="float" office:value="-0.0656780693922389" calcext:value-type="float">
            <text:p>-0.065678069392239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[.C226]+2/360" office:value-type="float" office:value="1.23333333333333" calcext:value-type="float">
            <text:p>1.23333333333333</text:p>
          </table:table-cell>
          <table:table-cell table:formula="of:=[.D$3]*COS([.$C227]*PI())" office:value-type="float" office:value="-0.0743144825477401" calcext:value-type="float">
            <text:p>-0.07431448254774</text:p>
          </table:table-cell>
          <table:table-cell table:formula="of:=[.D$3]*SIN([.$C227]*PI())" office:value-type="float" office:value="-0.0669130606358851" calcext:value-type="float">
            <text:p>-0.066913060635885</text:p>
          </table:table-cell>
          <table:table-cell table:formula="of:=[.F$3]*COS([.$C227]*PI())" office:value-type="float" office:value="-0.0743219139959949" calcext:value-type="float">
            <text:p>-0.074321913995995</text:p>
          </table:table-cell>
          <table:table-cell table:formula="of:=[.F$3]*SIN([.$C227]*PI())" office:value-type="float" office:value="-0.0669197519419486" calcext:value-type="float">
            <text:p>-0.066919751941949</text:p>
          </table:table-cell>
          <table:table-cell table:formula="of:=[.H$3]*COS([.$C227]*PI())" office:value-type="float" office:value="-0.0743293454442496" calcext:value-type="float">
            <text:p>-0.07432934544425</text:p>
          </table:table-cell>
          <table:table-cell table:formula="of:=[.H$3]*SIN([.$C227]*PI())" office:value-type="float" office:value="-0.0669264432480122" calcext:value-type="float">
            <text:p>-0.066926443248012</text:p>
          </table:table-cell>
          <table:table-cell table:formula="of:=[.J$3]*COS([.$C227]*PI())" office:value-type="float" office:value="-0.0743962284785426" calcext:value-type="float">
            <text:p>-0.074396228478543</text:p>
          </table:table-cell>
          <table:table-cell table:formula="of:=[.J$3]*SIN([.$C227]*PI())" office:value-type="float" office:value="-0.0669866650025845" calcext:value-type="float">
            <text:p>-0.066986665002585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[.C227]+2/360" office:value-type="float" office:value="1.23888888888889" calcext:value-type="float">
            <text:p>1.23888888888889</text:p>
          </table:table-cell>
          <table:table-cell table:formula="of:=[.D$3]*COS([.$C228]*PI())" office:value-type="float" office:value="-0.0731353701619178" calcext:value-type="float">
            <text:p>-0.073135370161918</text:p>
          </table:table-cell>
          <table:table-cell table:formula="of:=[.D$3]*SIN([.$C228]*PI())" office:value-type="float" office:value="-0.0681998360062491" calcext:value-type="float">
            <text:p>-0.068199836006249</text:p>
          </table:table-cell>
          <table:table-cell table:formula="of:=[.F$3]*COS([.$C228]*PI())" office:value-type="float" office:value="-0.073142683698934" calcext:value-type="float">
            <text:p>-0.073142683698934</text:p>
          </table:table-cell>
          <table:table-cell table:formula="of:=[.F$3]*SIN([.$C228]*PI())" office:value-type="float" office:value="-0.0682066559898497" calcext:value-type="float">
            <text:p>-0.06820665598985</text:p>
          </table:table-cell>
          <table:table-cell table:formula="of:=[.H$3]*COS([.$C228]*PI())" office:value-type="float" office:value="-0.0731499972359501" calcext:value-type="float">
            <text:p>-0.07314999723595</text:p>
          </table:table-cell>
          <table:table-cell table:formula="of:=[.H$3]*SIN([.$C228]*PI())" office:value-type="float" office:value="-0.0682134759734503" calcext:value-type="float">
            <text:p>-0.06821347597345</text:p>
          </table:table-cell>
          <table:table-cell table:formula="of:=[.J$3]*COS([.$C228]*PI())" office:value-type="float" office:value="-0.0732158190690959" calcext:value-type="float">
            <text:p>-0.073215819069096</text:p>
          </table:table-cell>
          <table:table-cell table:formula="of:=[.J$3]*SIN([.$C228]*PI())" office:value-type="float" office:value="-0.068274855825856" calcext:value-type="float">
            <text:p>-0.068274855825856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[.C228]+2/360" office:value-type="float" office:value="1.24444444444444" calcext:value-type="float">
            <text:p>1.24444444444444</text:p>
          </table:table-cell>
          <table:table-cell table:formula="of:=[.D$3]*COS([.$C229]*PI())" office:value-type="float" office:value="-0.0719339800338658" calcext:value-type="float">
            <text:p>-0.071933980033866</text:p>
          </table:table-cell>
          <table:table-cell table:formula="of:=[.D$3]*SIN([.$C229]*PI())" office:value-type="float" office:value="-0.069465837045899" calcext:value-type="float">
            <text:p>-0.069465837045899</text:p>
          </table:table-cell>
          <table:table-cell table:formula="of:=[.F$3]*COS([.$C229]*PI())" office:value-type="float" office:value="-0.0719411734318692" calcext:value-type="float">
            <text:p>-0.071941173431869</text:p>
          </table:table-cell>
          <table:table-cell table:formula="of:=[.F$3]*SIN([.$C229]*PI())" office:value-type="float" office:value="-0.0694727836296036" calcext:value-type="float">
            <text:p>-0.069472783629604</text:p>
          </table:table-cell>
          <table:table-cell table:formula="of:=[.H$3]*COS([.$C229]*PI())" office:value-type="float" office:value="-0.0719483668298726" calcext:value-type="float">
            <text:p>-0.071948366829873</text:p>
          </table:table-cell>
          <table:table-cell table:formula="of:=[.H$3]*SIN([.$C229]*PI())" office:value-type="float" office:value="-0.0694797302133082" calcext:value-type="float">
            <text:p>-0.069479730213308</text:p>
          </table:table-cell>
          <table:table-cell table:formula="of:=[.J$3]*COS([.$C229]*PI())" office:value-type="float" office:value="-0.0720131074119031" calcext:value-type="float">
            <text:p>-0.072013107411903</text:p>
          </table:table-cell>
          <table:table-cell table:formula="of:=[.J$3]*SIN([.$C229]*PI())" office:value-type="float" office:value="-0.0695422494666495" calcext:value-type="float">
            <text:p>-0.06954224946665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[.C229]+2/360" office:value-type="float" office:value="1.25" calcext:value-type="float">
            <text:p>1.25</text:p>
          </table:table-cell>
          <table:table-cell table:formula="of:=[.D$3]*COS([.$C230]*PI())" office:value-type="float" office:value="-0.0707106781186555" calcext:value-type="float">
            <text:p>-0.070710678118656</text:p>
          </table:table-cell>
          <table:table-cell table:formula="of:=[.D$3]*SIN([.$C230]*PI())" office:value-type="float" office:value="-0.070710678118654" calcext:value-type="float">
            <text:p>-0.070710678118654</text:p>
          </table:table-cell>
          <table:table-cell table:formula="of:=[.F$3]*COS([.$C230]*PI())" office:value-type="float" office:value="-0.0707177491864674" calcext:value-type="float">
            <text:p>-0.070717749186467</text:p>
          </table:table-cell>
          <table:table-cell table:formula="of:=[.F$3]*SIN([.$C230]*PI())" office:value-type="float" office:value="-0.0707177491864659" calcext:value-type="float">
            <text:p>-0.070717749186466</text:p>
          </table:table-cell>
          <table:table-cell table:formula="of:=[.H$3]*COS([.$C230]*PI())" office:value-type="float" office:value="-0.0707248202542792" calcext:value-type="float">
            <text:p>-0.070724820254279</text:p>
          </table:table-cell>
          <table:table-cell table:formula="of:=[.H$3]*SIN([.$C230]*PI())" office:value-type="float" office:value="-0.0707248202542777" calcext:value-type="float">
            <text:p>-0.070724820254278</text:p>
          </table:table-cell>
          <table:table-cell table:formula="of:=[.J$3]*COS([.$C230]*PI())" office:value-type="float" office:value="-0.070788459864586" calcext:value-type="float">
            <text:p>-0.070788459864586</text:p>
          </table:table-cell>
          <table:table-cell table:formula="of:=[.J$3]*SIN([.$C230]*PI())" office:value-type="float" office:value="-0.0707884598645845" calcext:value-type="float">
            <text:p>-0.070788459864585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[.C230]+2/360" office:value-type="float" office:value="1.25555555555555" calcext:value-type="float">
            <text:p>1.25555555555555</text:p>
          </table:table-cell>
          <table:table-cell table:formula="of:=[.D$3]*COS([.$C231]*PI())" office:value-type="float" office:value="-0.0694658370459005" calcext:value-type="float">
            <text:p>-0.069465837045901</text:p>
          </table:table-cell>
          <table:table-cell table:formula="of:=[.D$3]*SIN([.$C231]*PI())" office:value-type="float" office:value="-0.0719339800338644" calcext:value-type="float">
            <text:p>-0.071933980033864</text:p>
          </table:table-cell>
          <table:table-cell table:formula="of:=[.F$3]*COS([.$C231]*PI())" office:value-type="float" office:value="-0.0694727836296051" calcext:value-type="float">
            <text:p>-0.069472783629605</text:p>
          </table:table-cell>
          <table:table-cell table:formula="of:=[.F$3]*SIN([.$C231]*PI())" office:value-type="float" office:value="-0.0719411734318678" calcext:value-type="float">
            <text:p>-0.071941173431868</text:p>
          </table:table-cell>
          <table:table-cell table:formula="of:=[.H$3]*COS([.$C231]*PI())" office:value-type="float" office:value="-0.0694797302133097" calcext:value-type="float">
            <text:p>-0.06947973021331</text:p>
          </table:table-cell>
          <table:table-cell table:formula="of:=[.H$3]*SIN([.$C231]*PI())" office:value-type="float" office:value="-0.0719483668298711" calcext:value-type="float">
            <text:p>-0.071948366829871</text:p>
          </table:table-cell>
          <table:table-cell table:formula="of:=[.J$3]*COS([.$C231]*PI())" office:value-type="float" office:value="-0.069542249466651" calcext:value-type="float">
            <text:p>-0.069542249466651</text:p>
          </table:table-cell>
          <table:table-cell table:formula="of:=[.J$3]*SIN([.$C231]*PI())" office:value-type="float" office:value="-0.0720131074119016" calcext:value-type="float">
            <text:p>-0.072013107411902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[.C231]+2/360" office:value-type="float" office:value="1.26111111111111" calcext:value-type="float">
            <text:p>1.26111111111111</text:p>
          </table:table-cell>
          <table:table-cell table:formula="of:=[.D$3]*COS([.$C232]*PI())" office:value-type="float" office:value="-0.0681998360062506" calcext:value-type="float">
            <text:p>-0.068199836006251</text:p>
          </table:table-cell>
          <table:table-cell table:formula="of:=[.D$3]*SIN([.$C232]*PI())" office:value-type="float" office:value="-0.0731353701619163" calcext:value-type="float">
            <text:p>-0.073135370161916</text:p>
          </table:table-cell>
          <table:table-cell table:formula="of:=[.F$3]*COS([.$C232]*PI())" office:value-type="float" office:value="-0.0682066559898513" calcext:value-type="float">
            <text:p>-0.068206655989851</text:p>
          </table:table-cell>
          <table:table-cell table:formula="of:=[.F$3]*SIN([.$C232]*PI())" office:value-type="float" office:value="-0.0731426836989325" calcext:value-type="float">
            <text:p>-0.073142683698933</text:p>
          </table:table-cell>
          <table:table-cell table:formula="of:=[.H$3]*COS([.$C232]*PI())" office:value-type="float" office:value="-0.0682134759734519" calcext:value-type="float">
            <text:p>-0.068213475973452</text:p>
          </table:table-cell>
          <table:table-cell table:formula="of:=[.H$3]*SIN([.$C232]*PI())" office:value-type="float" office:value="-0.0731499972359487" calcext:value-type="float">
            <text:p>-0.073149997235949</text:p>
          </table:table-cell>
          <table:table-cell table:formula="of:=[.J$3]*COS([.$C232]*PI())" office:value-type="float" office:value="-0.0682748558258575" calcext:value-type="float">
            <text:p>-0.068274855825858</text:p>
          </table:table-cell>
          <table:table-cell table:formula="of:=[.J$3]*SIN([.$C232]*PI())" office:value-type="float" office:value="-0.0732158190690944" calcext:value-type="float">
            <text:p>-0.073215819069095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[.C232]+2/360" office:value-type="float" office:value="1.26666666666666" calcext:value-type="float">
            <text:p>1.26666666666666</text:p>
          </table:table-cell>
          <table:table-cell table:formula="of:=[.D$3]*COS([.$C233]*PI())" office:value-type="float" office:value="-0.0669130606358866" calcext:value-type="float">
            <text:p>-0.066913060635887</text:p>
          </table:table-cell>
          <table:table-cell table:formula="of:=[.D$3]*SIN([.$C233]*PI())" office:value-type="float" office:value="-0.0743144825477387" calcext:value-type="float">
            <text:p>-0.074314482547739</text:p>
          </table:table-cell>
          <table:table-cell table:formula="of:=[.F$3]*COS([.$C233]*PI())" office:value-type="float" office:value="-0.0669197519419502" calcext:value-type="float">
            <text:p>-0.06691975194195</text:p>
          </table:table-cell>
          <table:table-cell table:formula="of:=[.F$3]*SIN([.$C233]*PI())" office:value-type="float" office:value="-0.0743219139959935" calcext:value-type="float">
            <text:p>-0.074321913995994</text:p>
          </table:table-cell>
          <table:table-cell table:formula="of:=[.H$3]*COS([.$C233]*PI())" office:value-type="float" office:value="-0.0669264432480138" calcext:value-type="float">
            <text:p>-0.066926443248014</text:p>
          </table:table-cell>
          <table:table-cell table:formula="of:=[.H$3]*SIN([.$C233]*PI())" office:value-type="float" office:value="-0.0743293454442482" calcext:value-type="float">
            <text:p>-0.074329345444248</text:p>
          </table:table-cell>
          <table:table-cell table:formula="of:=[.J$3]*COS([.$C233]*PI())" office:value-type="float" office:value="-0.0669866650025861" calcext:value-type="float">
            <text:p>-0.066986665002586</text:p>
          </table:table-cell>
          <table:table-cell table:formula="of:=[.J$3]*SIN([.$C233]*PI())" office:value-type="float" office:value="-0.0743962284785412" calcext:value-type="float">
            <text:p>-0.074396228478541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[.C233]+2/360" office:value-type="float" office:value="1.27222222222222" calcext:value-type="float">
            <text:p>1.27222222222222</text:p>
          </table:table-cell>
          <table:table-cell table:formula="of:=[.D$3]*COS([.$C234]*PI())" office:value-type="float" office:value="-0.0656059028990515" calcext:value-type="float">
            <text:p>-0.065605902899052</text:p>
          </table:table-cell>
          <table:table-cell table:formula="of:=[.D$3]*SIN([.$C234]*PI())" office:value-type="float" office:value="-0.0754709580222765" calcext:value-type="float">
            <text:p>-0.075470958022277</text:p>
          </table:table-cell>
          <table:table-cell table:formula="of:=[.F$3]*COS([.$C234]*PI())" office:value-type="float" office:value="-0.0656124634893414" calcext:value-type="float">
            <text:p>-0.065612463489342</text:p>
          </table:table-cell>
          <table:table-cell table:formula="of:=[.F$3]*SIN([.$C234]*PI())" office:value-type="float" office:value="-0.0754785051180787" calcext:value-type="float">
            <text:p>-0.075478505118079</text:p>
          </table:table-cell>
          <table:table-cell table:formula="of:=[.H$3]*COS([.$C234]*PI())" office:value-type="float" office:value="-0.0656190240796313" calcext:value-type="float">
            <text:p>-0.065619024079631</text:p>
          </table:table-cell>
          <table:table-cell table:formula="of:=[.H$3]*SIN([.$C234]*PI())" office:value-type="float" office:value="-0.075486052213881" calcext:value-type="float">
            <text:p>-0.075486052213881</text:p>
          </table:table-cell>
          <table:table-cell table:formula="of:=[.J$3]*COS([.$C234]*PI())" office:value-type="float" office:value="-0.0656780693922405" calcext:value-type="float">
            <text:p>-0.065678069392241</text:p>
          </table:table-cell>
          <table:table-cell table:formula="of:=[.J$3]*SIN([.$C234]*PI())" office:value-type="float" office:value="-0.075553976076101" calcext:value-type="float">
            <text:p>-0.075553976076101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[.C234]+2/360" office:value-type="float" office:value="1.27777777777777" calcext:value-type="float">
            <text:p>1.27777777777777</text:p>
          </table:table-cell>
          <table:table-cell table:formula="of:=[.D$3]*COS([.$C235]*PI())" office:value-type="float" office:value="-0.0642787609686548" calcext:value-type="float">
            <text:p>-0.064278760968655</text:p>
          </table:table-cell>
          <table:table-cell table:formula="of:=[.D$3]*SIN([.$C235]*PI())" office:value-type="float" office:value="-0.0766044443118971" calcext:value-type="float">
            <text:p>-0.076604444311897</text:p>
          </table:table-cell>
          <table:table-cell table:formula="of:=[.F$3]*COS([.$C235]*PI())" office:value-type="float" office:value="-0.0642851888447516" calcext:value-type="float">
            <text:p>-0.064285188844752</text:p>
          </table:table-cell>
          <table:table-cell table:formula="of:=[.F$3]*SIN([.$C235]*PI())" office:value-type="float" office:value="-0.0766121047563283" calcext:value-type="float">
            <text:p>-0.076612104756328</text:p>
          </table:table-cell>
          <table:table-cell table:formula="of:=[.H$3]*COS([.$C235]*PI())" office:value-type="float" office:value="-0.0642916167208485" calcext:value-type="float">
            <text:p>-0.064291616720849</text:p>
          </table:table-cell>
          <table:table-cell table:formula="of:=[.H$3]*SIN([.$C235]*PI())" office:value-type="float" office:value="-0.0766197652007595" calcext:value-type="float">
            <text:p>-0.07661976520076</text:p>
          </table:table-cell>
          <table:table-cell table:formula="of:=[.J$3]*COS([.$C235]*PI())" office:value-type="float" office:value="-0.0643494676057203" calcext:value-type="float">
            <text:p>-0.06434946760572</text:p>
          </table:table-cell>
          <table:table-cell table:formula="of:=[.J$3]*SIN([.$C235]*PI())" office:value-type="float" office:value="-0.0766887092006402" calcext:value-type="float">
            <text:p>-0.07668870920064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[.C235]+2/360" office:value-type="float" office:value="1.28333333333333" calcext:value-type="float">
            <text:p>1.28333333333333</text:p>
          </table:table-cell>
          <table:table-cell table:formula="of:=[.D$3]*COS([.$C236]*PI())" office:value-type="float" office:value="-0.0629320391049846" calcext:value-type="float">
            <text:p>-0.062932039104985</text:p>
          </table:table-cell>
          <table:table-cell table:formula="of:=[.D$3]*SIN([.$C236]*PI())" office:value-type="float" office:value="-0.0777145961456964" calcext:value-type="float">
            <text:p>-0.077714596145696</text:p>
          </table:table-cell>
          <table:table-cell table:formula="of:=[.F$3]*COS([.$C236]*PI())" office:value-type="float" office:value="-0.0629383323088951" calcext:value-type="float">
            <text:p>-0.062938332308895</text:p>
          </table:table-cell>
          <table:table-cell table:formula="of:=[.F$3]*SIN([.$C236]*PI())" office:value-type="float" office:value="-0.077722367605311" calcext:value-type="float">
            <text:p>-0.077722367605311</text:p>
          </table:table-cell>
          <table:table-cell table:formula="of:=[.H$3]*COS([.$C236]*PI())" office:value-type="float" office:value="-0.0629446255128056" calcext:value-type="float">
            <text:p>-0.062944625512806</text:p>
          </table:table-cell>
          <table:table-cell table:formula="of:=[.H$3]*SIN([.$C236]*PI())" office:value-type="float" office:value="-0.0777301390649255" calcext:value-type="float">
            <text:p>-0.077730139064926</text:p>
          </table:table-cell>
          <table:table-cell table:formula="of:=[.J$3]*COS([.$C236]*PI())" office:value-type="float" office:value="-0.0630012643480001" calcext:value-type="float">
            <text:p>-0.063001264348</text:p>
          </table:table-cell>
          <table:table-cell table:formula="of:=[.J$3]*SIN([.$C236]*PI())" office:value-type="float" office:value="-0.0778000822014567" calcext:value-type="float">
            <text:p>-0.077800082201457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[.C236]+2/360" office:value-type="float" office:value="1.28888888888889" calcext:value-type="float">
            <text:p>1.28888888888889</text:p>
          </table:table-cell>
          <table:table-cell table:formula="of:=[.D$3]*COS([.$C237]*PI())" office:value-type="float" office:value="-0.0615661475325667" calcext:value-type="float">
            <text:p>-0.061566147532567</text:p>
          </table:table-cell>
          <table:table-cell table:formula="of:=[.D$3]*SIN([.$C237]*PI())" office:value-type="float" office:value="-0.0788010753606715" calcext:value-type="float">
            <text:p>-0.078801075360672</text:p>
          </table:table-cell>
          <table:table-cell table:formula="of:=[.F$3]*COS([.$C237]*PI())" office:value-type="float" office:value="-0.06157230414732" calcext:value-type="float">
            <text:p>-0.06157230414732</text:p>
          </table:table-cell>
          <table:table-cell table:formula="of:=[.F$3]*SIN([.$C237]*PI())" office:value-type="float" office:value="-0.0788089554682076" calcext:value-type="float">
            <text:p>-0.078808955468208</text:p>
          </table:table-cell>
          <table:table-cell table:formula="of:=[.H$3]*COS([.$C237]*PI())" office:value-type="float" office:value="-0.0615784607620732" calcext:value-type="float">
            <text:p>-0.061578460762073</text:p>
          </table:table-cell>
          <table:table-cell table:formula="of:=[.H$3]*SIN([.$C237]*PI())" office:value-type="float" office:value="-0.0788168355757436" calcext:value-type="float">
            <text:p>-0.078816835575744</text:p>
          </table:table-cell>
          <table:table-cell table:formula="of:=[.J$3]*COS([.$C237]*PI())" office:value-type="float" office:value="-0.0616338702948525" calcext:value-type="float">
            <text:p>-0.061633870294853</text:p>
          </table:table-cell>
          <table:table-cell table:formula="of:=[.J$3]*SIN([.$C237]*PI())" office:value-type="float" office:value="-0.0788877565435682" calcext:value-type="float">
            <text:p>-0.078887756543568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[.C237]+2/360" office:value-type="float" office:value="1.29444444444444" calcext:value-type="float">
            <text:p>1.29444444444444</text:p>
          </table:table-cell>
          <table:table-cell table:formula="of:=[.D$3]*COS([.$C238]*PI())" office:value-type="float" office:value="-0.0601815023152057" calcext:value-type="float">
            <text:p>-0.060181502315206</text:p>
          </table:table-cell>
          <table:table-cell table:formula="of:=[.D$3]*SIN([.$C238]*PI())" office:value-type="float" office:value="-0.0798635510047286" calcext:value-type="float">
            <text:p>-0.079863551004729</text:p>
          </table:table-cell>
          <table:table-cell table:formula="of:=[.F$3]*COS([.$C238]*PI())" office:value-type="float" office:value="-0.0601875204654373" calcext:value-type="float">
            <text:p>-0.060187520465437</text:p>
          </table:table-cell>
          <table:table-cell table:formula="of:=[.F$3]*SIN([.$C238]*PI())" office:value-type="float" office:value="-0.0798715373598291" calcext:value-type="float">
            <text:p>-0.079871537359829</text:p>
          </table:table-cell>
          <table:table-cell table:formula="of:=[.H$3]*COS([.$C238]*PI())" office:value-type="float" office:value="-0.0601935386156688" calcext:value-type="float">
            <text:p>-0.060193538615669</text:p>
          </table:table-cell>
          <table:table-cell table:formula="of:=[.H$3]*SIN([.$C238]*PI())" office:value-type="float" office:value="-0.0798795237149295" calcext:value-type="float">
            <text:p>-0.07987952371493</text:p>
          </table:table-cell>
          <table:table-cell table:formula="of:=[.J$3]*COS([.$C238]*PI())" office:value-type="float" office:value="-0.0602477019677525" calcext:value-type="float">
            <text:p>-0.060247701967753</text:p>
          </table:table-cell>
          <table:table-cell table:formula="of:=[.J$3]*SIN([.$C238]*PI())" office:value-type="float" office:value="-0.0799514009108338" calcext:value-type="float">
            <text:p>-0.079951400910834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[.C238]+2/360" office:value-type="float" office:value="1.3" calcext:value-type="float">
            <text:p>1.3</text:p>
          </table:table-cell>
          <table:table-cell table:formula="of:=[.D$3]*COS([.$C239]*PI())" office:value-type="float" office:value="-0.0587785252292482" calcext:value-type="float">
            <text:p>-0.058778525229248</text:p>
          </table:table-cell>
          <table:table-cell table:formula="of:=[.D$3]*SIN([.$C239]*PI())" office:value-type="float" office:value="-0.0809016994374941" calcext:value-type="float">
            <text:p>-0.080901699437494</text:p>
          </table:table-cell>
          <table:table-cell table:formula="of:=[.F$3]*COS([.$C239]*PI())" office:value-type="float" office:value="-0.0587844030817711" calcext:value-type="float">
            <text:p>-0.058784403081771</text:p>
          </table:table-cell>
          <table:table-cell table:formula="of:=[.F$3]*SIN([.$C239]*PI())" office:value-type="float" office:value="-0.0809097896074379" calcext:value-type="float">
            <text:p>-0.080909789607438</text:p>
          </table:table-cell>
          <table:table-cell table:formula="of:=[.H$3]*COS([.$C239]*PI())" office:value-type="float" office:value="-0.058790280934294" calcext:value-type="float">
            <text:p>-0.058790280934294</text:p>
          </table:table-cell>
          <table:table-cell table:formula="of:=[.H$3]*SIN([.$C239]*PI())" office:value-type="float" office:value="-0.0809178797773816" calcext:value-type="float">
            <text:p>-0.080917879777382</text:p>
          </table:table-cell>
          <table:table-cell table:formula="of:=[.J$3]*COS([.$C239]*PI())" office:value-type="float" office:value="-0.0588431816070004" calcext:value-type="float">
            <text:p>-0.058843181607</text:p>
          </table:table-cell>
          <table:table-cell table:formula="of:=[.J$3]*SIN([.$C239]*PI())" office:value-type="float" office:value="-0.0809906913068753" calcext:value-type="float">
            <text:p>-0.080990691306875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[.C239]+2/360" office:value-type="float" office:value="1.30555555555555" calcext:value-type="float">
            <text:p>1.30555555555555</text:p>
          </table:table-cell>
          <table:table-cell table:formula="of:=[.D$3]*COS([.$C240]*PI())" office:value-type="float" office:value="-0.0573576436351055" calcext:value-type="float">
            <text:p>-0.057357643635106</text:p>
          </table:table-cell>
          <table:table-cell table:formula="of:=[.D$3]*SIN([.$C240]*PI())" office:value-type="float" office:value="-0.0819152044288986" calcext:value-type="float">
            <text:p>-0.081915204428899</text:p>
          </table:table-cell>
          <table:table-cell table:formula="of:=[.F$3]*COS([.$C240]*PI())" office:value-type="float" office:value="-0.057363379399469" calcext:value-type="float">
            <text:p>-0.057363379399469</text:p>
          </table:table-cell>
          <table:table-cell table:formula="of:=[.F$3]*SIN([.$C240]*PI())" office:value-type="float" office:value="-0.0819233959493414" calcext:value-type="float">
            <text:p>-0.081923395949342</text:p>
          </table:table-cell>
          <table:table-cell table:formula="of:=[.H$3]*COS([.$C240]*PI())" office:value-type="float" office:value="-0.0573691151638325" calcext:value-type="float">
            <text:p>-0.057369115163833</text:p>
          </table:table-cell>
          <table:table-cell table:formula="of:=[.H$3]*SIN([.$C240]*PI())" office:value-type="float" office:value="-0.0819315874697843" calcext:value-type="float">
            <text:p>-0.081931587469784</text:p>
          </table:table-cell>
          <table:table-cell table:formula="of:=[.J$3]*COS([.$C240]*PI())" office:value-type="float" office:value="-0.0574207370431041" calcext:value-type="float">
            <text:p>-0.057420737043104</text:p>
          </table:table-cell>
          <table:table-cell table:formula="of:=[.J$3]*SIN([.$C240]*PI())" office:value-type="float" office:value="-0.0820053111537703" calcext:value-type="float">
            <text:p>-0.08200531115377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[.C240]+2/360" office:value-type="float" office:value="1.31111111111111" calcext:value-type="float">
            <text:p>1.31111111111111</text:p>
          </table:table-cell>
          <table:table-cell table:formula="of:=[.D$3]*COS([.$C241]*PI())" office:value-type="float" office:value="-0.0559192903470756" calcext:value-type="float">
            <text:p>-0.055919290347076</text:p>
          </table:table-cell>
          <table:table-cell table:formula="of:=[.D$3]*SIN([.$C241]*PI())" office:value-type="float" office:value="-0.0829037572555036" calcext:value-type="float">
            <text:p>-0.082903757255504</text:p>
          </table:table-cell>
          <table:table-cell table:formula="of:=[.F$3]*COS([.$C241]*PI())" office:value-type="float" office:value="-0.0559248822761103" calcext:value-type="float">
            <text:p>-0.05592488227611</text:p>
          </table:table-cell>
          <table:table-cell table:formula="of:=[.F$3]*SIN([.$C241]*PI())" office:value-type="float" office:value="-0.0829120476312291" calcext:value-type="float">
            <text:p>-0.082912047631229</text:p>
          </table:table-cell>
          <table:table-cell table:formula="of:=[.H$3]*COS([.$C241]*PI())" office:value-type="float" office:value="-0.055930474205145" calcext:value-type="float">
            <text:p>-0.055930474205145</text:p>
          </table:table-cell>
          <table:table-cell table:formula="of:=[.H$3]*SIN([.$C241]*PI())" office:value-type="float" office:value="-0.0829203380069546" calcext:value-type="float">
            <text:p>-0.082920338006955</text:p>
          </table:table-cell>
          <table:table-cell table:formula="of:=[.J$3]*COS([.$C241]*PI())" office:value-type="float" office:value="-0.0559808015664574" calcext:value-type="float">
            <text:p>-0.055980801566457</text:p>
          </table:table-cell>
          <table:table-cell table:formula="of:=[.J$3]*SIN([.$C241]*PI())" office:value-type="float" office:value="-0.0829949513884846" calcext:value-type="float">
            <text:p>-0.082994951388485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[.C241]+2/360" office:value-type="float" office:value="1.31666666666666" calcext:value-type="float">
            <text:p>1.31666666666666</text:p>
          </table:table-cell>
          <table:table-cell table:formula="of:=[.D$3]*COS([.$C242]*PI())" office:value-type="float" office:value="-0.0544639035015037" calcext:value-type="float">
            <text:p>-0.054463903501504</text:p>
          </table:table-cell>
          <table:table-cell table:formula="of:=[.D$3]*SIN([.$C242]*PI())" office:value-type="float" office:value="-0.0838670567945418" calcext:value-type="float">
            <text:p>-0.083867056794542</text:p>
          </table:table-cell>
          <table:table-cell table:formula="of:=[.F$3]*COS([.$C242]*PI())" office:value-type="float" office:value="-0.0544693498918538" calcext:value-type="float">
            <text:p>-0.054469349891854</text:p>
          </table:table-cell>
          <table:table-cell table:formula="of:=[.F$3]*SIN([.$C242]*PI())" office:value-type="float" office:value="-0.0838754435002212" calcext:value-type="float">
            <text:p>-0.083875443500221</text:p>
          </table:table-cell>
          <table:table-cell table:formula="of:=[.H$3]*COS([.$C242]*PI())" office:value-type="float" office:value="-0.054474796282204" calcext:value-type="float">
            <text:p>-0.054474796282204</text:p>
          </table:table-cell>
          <table:table-cell table:formula="of:=[.H$3]*SIN([.$C242]*PI())" office:value-type="float" office:value="-0.0838838302059007" calcext:value-type="float">
            <text:p>-0.083883830205901</text:p>
          </table:table-cell>
          <table:table-cell table:formula="of:=[.J$3]*COS([.$C242]*PI())" office:value-type="float" office:value="-0.0545238137953553" calcext:value-type="float">
            <text:p>-0.054523813795355</text:p>
          </table:table-cell>
          <table:table-cell table:formula="of:=[.J$3]*SIN([.$C242]*PI())" office:value-type="float" office:value="-0.0839593105570158" calcext:value-type="float">
            <text:p>-0.083959310557016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[.C242]+2/360" office:value-type="float" office:value="1.32222222222222" calcext:value-type="float">
            <text:p>1.32222222222222</text:p>
          </table:table-cell>
          <table:table-cell table:formula="of:=[.D$3]*COS([.$C243]*PI())" office:value-type="float" office:value="-0.0529919264233215" calcext:value-type="float">
            <text:p>-0.052991926423322</text:p>
          </table:table-cell>
          <table:table-cell table:formula="of:=[.D$3]*SIN([.$C243]*PI())" office:value-type="float" office:value="-0.084804809615642" calcext:value-type="float">
            <text:p>-0.084804809615642</text:p>
          </table:table-cell>
          <table:table-cell table:formula="of:=[.F$3]*COS([.$C243]*PI())" office:value-type="float" office:value="-0.0529972256159638" calcext:value-type="float">
            <text:p>-0.052997225615964</text:p>
          </table:table-cell>
          <table:table-cell table:formula="of:=[.F$3]*SIN([.$C243]*PI())" office:value-type="float" office:value="-0.0848132900966036" calcext:value-type="float">
            <text:p>-0.084813290096604</text:p>
          </table:table-cell>
          <table:table-cell table:formula="of:=[.H$3]*COS([.$C243]*PI())" office:value-type="float" office:value="-0.0530025248086061" calcext:value-type="float">
            <text:p>-0.053002524808606</text:p>
          </table:table-cell>
          <table:table-cell table:formula="of:=[.H$3]*SIN([.$C243]*PI())" office:value-type="float" office:value="-0.0848217705775651" calcext:value-type="float">
            <text:p>-0.084821770577565</text:p>
          </table:table-cell>
          <table:table-cell table:formula="of:=[.J$3]*COS([.$C243]*PI())" office:value-type="float" office:value="-0.0530502175423871" calcext:value-type="float">
            <text:p>-0.053050217542387</text:p>
          </table:table-cell>
          <table:table-cell table:formula="of:=[.J$3]*SIN([.$C243]*PI())" office:value-type="float" office:value="-0.0848980949062192" calcext:value-type="float">
            <text:p>-0.084898094906219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[.C243]+2/360" office:value-type="float" office:value="1.32777777777777" calcext:value-type="float">
            <text:p>1.32777777777777</text:p>
          </table:table-cell>
          <table:table-cell table:formula="of:=[.D$3]*COS([.$C244]*PI())" office:value-type="float" office:value="-0.0515038074910064" calcext:value-type="float">
            <text:p>-0.051503807491007</text:p>
          </table:table-cell>
          <table:table-cell table:formula="of:=[.D$3]*SIN([.$C244]*PI())" office:value-type="float" office:value="-0.0857167300702106" calcext:value-type="float">
            <text:p>-0.085716730070211</text:p>
          </table:table-cell>
          <table:table-cell table:formula="of:=[.F$3]*COS([.$C244]*PI())" office:value-type="float" office:value="-0.0515089578717555" calcext:value-type="float">
            <text:p>-0.051508957871756</text:p>
          </table:table-cell>
          <table:table-cell table:formula="of:=[.F$3]*SIN([.$C244]*PI())" office:value-type="float" office:value="-0.0857253017432176" calcext:value-type="float">
            <text:p>-0.085725301743218</text:p>
          </table:table-cell>
          <table:table-cell table:formula="of:=[.H$3]*COS([.$C244]*PI())" office:value-type="float" office:value="-0.0515141082525046" calcext:value-type="float">
            <text:p>-0.051514108252505</text:p>
          </table:table-cell>
          <table:table-cell table:formula="of:=[.H$3]*SIN([.$C244]*PI())" office:value-type="float" office:value="-0.0857338734162247" calcext:value-type="float">
            <text:p>-0.085733873416225</text:p>
          </table:table-cell>
          <table:table-cell table:formula="of:=[.J$3]*COS([.$C244]*PI())" office:value-type="float" office:value="-0.0515604616792465" calcext:value-type="float">
            <text:p>-0.051560461679247</text:p>
          </table:table-cell>
          <table:table-cell table:formula="of:=[.J$3]*SIN([.$C244]*PI())" office:value-type="float" office:value="-0.0858110184732879" calcext:value-type="float">
            <text:p>-0.085811018473288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[.C244]+2/360" office:value-type="float" office:value="1.33333333333333" calcext:value-type="float">
            <text:p>1.33333333333333</text:p>
          </table:table-cell>
          <table:table-cell table:formula="of:=[.D$3]*COS([.$C245]*PI())" office:value-type="float" office:value="-0.050000000000001" calcext:value-type="float">
            <text:p>-0.050000000000001</text:p>
          </table:table-cell>
          <table:table-cell table:formula="of:=[.D$3]*SIN([.$C245]*PI())" office:value-type="float" office:value="-0.0866025403784433" calcext:value-type="float">
            <text:p>-0.086602540378443</text:p>
          </table:table-cell>
          <table:table-cell table:formula="of:=[.F$3]*COS([.$C245]*PI())" office:value-type="float" office:value="-0.050005000000001" calcext:value-type="float">
            <text:p>-0.050005000000001</text:p>
          </table:table-cell>
          <table:table-cell table:formula="of:=[.F$3]*SIN([.$C245]*PI())" office:value-type="float" office:value="-0.0866112006324812" calcext:value-type="float">
            <text:p>-0.086611200632481</text:p>
          </table:table-cell>
          <table:table-cell table:formula="of:=[.H$3]*COS([.$C245]*PI())" office:value-type="float" office:value="-0.050010000000001" calcext:value-type="float">
            <text:p>-0.050010000000001</text:p>
          </table:table-cell>
          <table:table-cell table:formula="of:=[.H$3]*SIN([.$C245]*PI())" office:value-type="float" office:value="-0.086619860886519" calcext:value-type="float">
            <text:p>-0.086619860886519</text:p>
          </table:table-cell>
          <table:table-cell table:formula="of:=[.J$3]*COS([.$C245]*PI())" office:value-type="float" office:value="-0.050055000000001" calcext:value-type="float">
            <text:p>-0.050055000000001</text:p>
          </table:table-cell>
          <table:table-cell table:formula="of:=[.J$3]*SIN([.$C245]*PI())" office:value-type="float" office:value="-0.0866978031728596" calcext:value-type="float">
            <text:p>-0.08669780317286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[.C245]+2/360" office:value-type="float" office:value="1.33888888888889" calcext:value-type="float">
            <text:p>1.33888888888889</text:p>
          </table:table-cell>
          <table:table-cell table:formula="of:=[.D$3]*COS([.$C246]*PI())" office:value-type="float" office:value="-0.0484809620246347" calcext:value-type="float">
            <text:p>-0.048480962024635</text:p>
          </table:table-cell>
          <table:table-cell table:formula="of:=[.D$3]*SIN([.$C246]*PI())" office:value-type="float" office:value="-0.087461970713939" calcext:value-type="float">
            <text:p>-0.087461970713939</text:p>
          </table:table-cell>
          <table:table-cell table:formula="of:=[.F$3]*COS([.$C246]*PI())" office:value-type="float" office:value="-0.0484858101208372" calcext:value-type="float">
            <text:p>-0.048485810120837</text:p>
          </table:table-cell>
          <table:table-cell table:formula="of:=[.F$3]*SIN([.$C246]*PI())" office:value-type="float" office:value="-0.0874707169110104" calcext:value-type="float">
            <text:p>-0.087470716911011</text:p>
          </table:table-cell>
          <table:table-cell table:formula="of:=[.H$3]*COS([.$C246]*PI())" office:value-type="float" office:value="-0.0484906582170396" calcext:value-type="float">
            <text:p>-0.04849065821704</text:p>
          </table:table-cell>
          <table:table-cell table:formula="of:=[.H$3]*SIN([.$C246]*PI())" office:value-type="float" office:value="-0.0874794631080818" calcext:value-type="float">
            <text:p>-0.087479463108082</text:p>
          </table:table-cell>
          <table:table-cell table:formula="of:=[.J$3]*COS([.$C246]*PI())" office:value-type="float" office:value="-0.0485342910828618" calcext:value-type="float">
            <text:p>-0.048534291082862</text:p>
          </table:table-cell>
          <table:table-cell table:formula="of:=[.J$3]*SIN([.$C246]*PI())" office:value-type="float" office:value="-0.0875581788817244" calcext:value-type="float">
            <text:p>-0.087558178881724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[.C246]+2/360" office:value-type="float" office:value="1.34444444444444" calcext:value-type="float">
            <text:p>1.34444444444444</text:p>
          </table:table-cell>
          <table:table-cell table:formula="of:=[.D$3]*COS([.$C247]*PI())" office:value-type="float" office:value="-0.0469471562785901" calcext:value-type="float">
            <text:p>-0.04694715627859</text:p>
          </table:table-cell>
          <table:table-cell table:formula="of:=[.D$3]*SIN([.$C247]*PI())" office:value-type="float" office:value="-0.0882947592858922" calcext:value-type="float">
            <text:p>-0.088294759285892</text:p>
          </table:table-cell>
          <table:table-cell table:formula="of:=[.F$3]*COS([.$C247]*PI())" office:value-type="float" office:value="-0.046951850994218" calcext:value-type="float">
            <text:p>-0.046951850994218</text:p>
          </table:table-cell>
          <table:table-cell table:formula="of:=[.F$3]*SIN([.$C247]*PI())" office:value-type="float" office:value="-0.0883035887618208" calcext:value-type="float">
            <text:p>-0.088303588761821</text:p>
          </table:table-cell>
          <table:table-cell table:formula="of:=[.H$3]*COS([.$C247]*PI())" office:value-type="float" office:value="-0.0469565457098458" calcext:value-type="float">
            <text:p>-0.046956545709846</text:p>
          </table:table-cell>
          <table:table-cell table:formula="of:=[.H$3]*SIN([.$C247]*PI())" office:value-type="float" office:value="-0.0883124182377493" calcext:value-type="float">
            <text:p>-0.088312418237749</text:p>
          </table:table-cell>
          <table:table-cell table:formula="of:=[.J$3]*COS([.$C247]*PI())" office:value-type="float" office:value="-0.0469987981504965" calcext:value-type="float">
            <text:p>-0.046998798150497</text:p>
          </table:table-cell>
          <table:table-cell table:formula="of:=[.J$3]*SIN([.$C247]*PI())" office:value-type="float" office:value="-0.0883918835211066" calcext:value-type="float">
            <text:p>-0.088391883521107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[.C247]+2/360" office:value-type="float" office:value="1.35" calcext:value-type="float">
            <text:p>1.35</text:p>
          </table:table-cell>
          <table:table-cell table:formula="of:=[.D$3]*COS([.$C248]*PI())" office:value-type="float" office:value="-0.0453990499739557" calcext:value-type="float">
            <text:p>-0.045399049973956</text:p>
          </table:table-cell>
          <table:table-cell table:formula="of:=[.D$3]*SIN([.$C248]*PI())" office:value-type="float" office:value="-0.0891006524188363" calcext:value-type="float">
            <text:p>-0.089100652418836</text:p>
          </table:table-cell>
          <table:table-cell table:formula="of:=[.F$3]*COS([.$C248]*PI())" office:value-type="float" office:value="-0.0454035898789531" calcext:value-type="float">
            <text:p>-0.045403589878953</text:p>
          </table:table-cell>
          <table:table-cell table:formula="of:=[.F$3]*SIN([.$C248]*PI())" office:value-type="float" office:value="-0.0891095624840781" calcext:value-type="float">
            <text:p>-0.089109562484078</text:p>
          </table:table-cell>
          <table:table-cell table:formula="of:=[.H$3]*COS([.$C248]*PI())" office:value-type="float" office:value="-0.0454081297839505" calcext:value-type="float">
            <text:p>-0.045408129783951</text:p>
          </table:table-cell>
          <table:table-cell table:formula="of:=[.H$3]*SIN([.$C248]*PI())" office:value-type="float" office:value="-0.08911847254932" calcext:value-type="float">
            <text:p>-0.08911847254932</text:p>
          </table:table-cell>
          <table:table-cell table:formula="of:=[.J$3]*COS([.$C248]*PI())" office:value-type="float" office:value="-0.0454489889289271" calcext:value-type="float">
            <text:p>-0.045448988928927</text:p>
          </table:table-cell>
          <table:table-cell table:formula="of:=[.J$3]*SIN([.$C248]*PI())" office:value-type="float" office:value="-0.089198663136497" calcext:value-type="float">
            <text:p>-0.089198663136497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[.C248]+2/360" office:value-type="float" office:value="1.35555555555555" calcext:value-type="float">
            <text:p>1.35555555555555</text:p>
          </table:table-cell>
          <table:table-cell table:formula="of:=[.D$3]*COS([.$C249]*PI())" office:value-type="float" office:value="-0.0438371146789088" calcext:value-type="float">
            <text:p>-0.043837114678909</text:p>
          </table:table-cell>
          <table:table-cell table:formula="of:=[.D$3]*SIN([.$C249]*PI())" office:value-type="float" office:value="-0.0898794046299162" calcext:value-type="float">
            <text:p>-0.089879404629916</text:p>
          </table:table-cell>
          <table:table-cell table:formula="of:=[.F$3]*COS([.$C249]*PI())" office:value-type="float" office:value="-0.0438414983903767" calcext:value-type="float">
            <text:p>-0.043841498390377</text:p>
          </table:table-cell>
          <table:table-cell table:formula="of:=[.F$3]*SIN([.$C249]*PI())" office:value-type="float" office:value="-0.0898883925703792" calcext:value-type="float">
            <text:p>-0.089888392570379</text:p>
          </table:table-cell>
          <table:table-cell table:formula="of:=[.H$3]*COS([.$C249]*PI())" office:value-type="float" office:value="-0.0438458821018446" calcext:value-type="float">
            <text:p>-0.043845882101845</text:p>
          </table:table-cell>
          <table:table-cell table:formula="of:=[.H$3]*SIN([.$C249]*PI())" office:value-type="float" office:value="-0.0898973805108422" calcext:value-type="float">
            <text:p>-0.089897380510842</text:p>
          </table:table-cell>
          <table:table-cell table:formula="of:=[.J$3]*COS([.$C249]*PI())" office:value-type="float" office:value="-0.0438853355050556" calcext:value-type="float">
            <text:p>-0.043885335505056</text:p>
          </table:table-cell>
          <table:table-cell table:formula="of:=[.J$3]*SIN([.$C249]*PI())" office:value-type="float" office:value="-0.0899782719750091" calcext:value-type="float">
            <text:p>-0.089978271975009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[.C249]+2/360" office:value-type="float" office:value="1.36111111111111" calcext:value-type="float">
            <text:p>1.36111111111111</text:p>
          </table:table-cell>
          <table:table-cell table:formula="of:=[.D$3]*COS([.$C250]*PI())" office:value-type="float" office:value="-0.042261826174071" calcext:value-type="float">
            <text:p>-0.042261826174071</text:p>
          </table:table-cell>
          <table:table-cell table:formula="of:=[.D$3]*SIN([.$C250]*PI())" office:value-type="float" office:value="-0.0906307787036645" calcext:value-type="float">
            <text:p>-0.090630778703665</text:p>
          </table:table-cell>
          <table:table-cell table:formula="of:=[.F$3]*COS([.$C250]*PI())" office:value-type="float" office:value="-0.0422660523566884" calcext:value-type="float">
            <text:p>-0.042266052356689</text:p>
          </table:table-cell>
          <table:table-cell table:formula="of:=[.F$3]*SIN([.$C250]*PI())" office:value-type="float" office:value="-0.0906398417815348" calcext:value-type="float">
            <text:p>-0.090639841781535</text:p>
          </table:table-cell>
          <table:table-cell table:formula="of:=[.H$3]*COS([.$C250]*PI())" office:value-type="float" office:value="-0.0422702785393059" calcext:value-type="float">
            <text:p>-0.042270278539306</text:p>
          </table:table-cell>
          <table:table-cell table:formula="of:=[.H$3]*SIN([.$C250]*PI())" office:value-type="float" office:value="-0.0906489048594052" calcext:value-type="float">
            <text:p>-0.090648904859405</text:p>
          </table:table-cell>
          <table:table-cell table:formula="of:=[.J$3]*COS([.$C250]*PI())" office:value-type="float" office:value="-0.0423083141828625" calcext:value-type="float">
            <text:p>-0.042308314182863</text:p>
          </table:table-cell>
          <table:table-cell table:formula="of:=[.J$3]*SIN([.$C250]*PI())" office:value-type="float" office:value="-0.0907304725602385" calcext:value-type="float">
            <text:p>-0.090730472560239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[.C250]+2/360" office:value-type="float" office:value="1.36666666666666" calcext:value-type="float">
            <text:p>1.36666666666666</text:p>
          </table:table-cell>
          <table:table-cell table:formula="of:=[.D$3]*COS([.$C251]*PI())" office:value-type="float" office:value="-0.0406736643075812" calcext:value-type="float">
            <text:p>-0.040673664307581</text:p>
          </table:table-cell>
          <table:table-cell table:formula="of:=[.D$3]*SIN([.$C251]*PI())" office:value-type="float" office:value="-0.0913545457642596" calcext:value-type="float">
            <text:p>-0.09135454576426</text:p>
          </table:table-cell>
          <table:table-cell table:formula="of:=[.F$3]*COS([.$C251]*PI())" office:value-type="float" office:value="-0.0406777316740119" calcext:value-type="float">
            <text:p>-0.040677731674012</text:p>
          </table:table-cell>
          <table:table-cell table:formula="of:=[.F$3]*SIN([.$C251]*PI())" office:value-type="float" office:value="-0.091363681218836" calcext:value-type="float">
            <text:p>-0.091363681218836</text:p>
          </table:table-cell>
          <table:table-cell table:formula="of:=[.H$3]*COS([.$C251]*PI())" office:value-type="float" office:value="-0.0406817990404427" calcext:value-type="float">
            <text:p>-0.040681799040443</text:p>
          </table:table-cell>
          <table:table-cell table:formula="of:=[.H$3]*SIN([.$C251]*PI())" office:value-type="float" office:value="-0.0913728166734124" calcext:value-type="float">
            <text:p>-0.091372816673413</text:p>
          </table:table-cell>
          <table:table-cell table:formula="of:=[.J$3]*COS([.$C251]*PI())" office:value-type="float" office:value="-0.0407184053383195" calcext:value-type="float">
            <text:p>-0.04071840533832</text:p>
          </table:table-cell>
          <table:table-cell table:formula="of:=[.J$3]*SIN([.$C251]*PI())" office:value-type="float" office:value="-0.0914550357646003" calcext:value-type="float">
            <text:p>-0.0914550357646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[.C251]+2/360" office:value-type="float" office:value="1.37222222222222" calcext:value-type="float">
            <text:p>1.37222222222222</text:p>
          </table:table-cell>
          <table:table-cell table:formula="of:=[.D$3]*COS([.$C252]*PI())" office:value-type="float" office:value="-0.0390731128489284" calcext:value-type="float">
            <text:p>-0.039073112848929</text:p>
          </table:table-cell>
          <table:table-cell table:formula="of:=[.D$3]*SIN([.$C252]*PI())" office:value-type="float" office:value="-0.0920504853452436" calcext:value-type="float">
            <text:p>-0.092050485345244</text:p>
          </table:table-cell>
          <table:table-cell table:formula="of:=[.F$3]*COS([.$C252]*PI())" office:value-type="float" office:value="-0.0390770201602133" calcext:value-type="float">
            <text:p>-0.039077020160213</text:p>
          </table:table-cell>
          <table:table-cell table:formula="of:=[.F$3]*SIN([.$C252]*PI())" office:value-type="float" office:value="-0.0920596903937781" calcext:value-type="float">
            <text:p>-0.092059690393778</text:p>
          </table:table-cell>
          <table:table-cell table:formula="of:=[.H$3]*COS([.$C252]*PI())" office:value-type="float" office:value="-0.0390809274714982" calcext:value-type="float">
            <text:p>-0.039080927471498</text:p>
          </table:table-cell>
          <table:table-cell table:formula="of:=[.H$3]*SIN([.$C252]*PI())" office:value-type="float" office:value="-0.0920688954423126" calcext:value-type="float">
            <text:p>-0.092068895442313</text:p>
          </table:table-cell>
          <table:table-cell table:formula="of:=[.J$3]*COS([.$C252]*PI())" office:value-type="float" office:value="-0.0391160932730623" calcext:value-type="float">
            <text:p>-0.039116093273062</text:p>
          </table:table-cell>
          <table:table-cell table:formula="of:=[.J$3]*SIN([.$C252]*PI())" office:value-type="float" office:value="-0.0921517408791233" calcext:value-type="float">
            <text:p>-0.092151740879123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[.C252]+2/360" office:value-type="float" office:value="1.37777777777777" calcext:value-type="float">
            <text:p>1.37777777777777</text:p>
          </table:table-cell>
          <table:table-cell table:formula="of:=[.D$3]*COS([.$C253]*PI())" office:value-type="float" office:value="-0.0374606593415923" calcext:value-type="float">
            <text:p>-0.037460659341592</text:p>
          </table:table-cell>
          <table:table-cell table:formula="of:=[.D$3]*SIN([.$C253]*PI())" office:value-type="float" office:value="-0.0927183854566783" calcext:value-type="float">
            <text:p>-0.092718385456678</text:p>
          </table:table-cell>
          <table:table-cell table:formula="of:=[.F$3]*COS([.$C253]*PI())" office:value-type="float" office:value="-0.0374644054075265" calcext:value-type="float">
            <text:p>-0.037464405407527</text:p>
          </table:table-cell>
          <table:table-cell table:formula="of:=[.F$3]*SIN([.$C253]*PI())" office:value-type="float" office:value="-0.092727657295224" calcext:value-type="float">
            <text:p>-0.092727657295224</text:p>
          </table:table-cell>
          <table:table-cell table:formula="of:=[.H$3]*COS([.$C253]*PI())" office:value-type="float" office:value="-0.0374681514734606" calcext:value-type="float">
            <text:p>-0.037468151473461</text:p>
          </table:table-cell>
          <table:table-cell table:formula="of:=[.H$3]*SIN([.$C253]*PI())" office:value-type="float" office:value="-0.0927369291337696" calcext:value-type="float">
            <text:p>-0.09273692913377</text:p>
          </table:table-cell>
          <table:table-cell table:formula="of:=[.J$3]*COS([.$C253]*PI())" office:value-type="float" office:value="-0.0375018660668681" calcext:value-type="float">
            <text:p>-0.037501866066868</text:p>
          </table:table-cell>
          <table:table-cell table:formula="of:=[.J$3]*SIN([.$C253]*PI())" office:value-type="float" office:value="-0.0928203756806806" calcext:value-type="float">
            <text:p>-0.092820375680681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[.C253]+2/360" office:value-type="float" office:value="1.38333333333333" calcext:value-type="float">
            <text:p>1.38333333333333</text:p>
          </table:table-cell>
          <table:table-cell table:formula="of:=[.D$3]*COS([.$C254]*PI())" office:value-type="float" office:value="-0.0358367949545311" calcext:value-type="float">
            <text:p>-0.035836794954531</text:p>
          </table:table-cell>
          <table:table-cell table:formula="of:=[.D$3]*SIN([.$C254]*PI())" office:value-type="float" office:value="-0.0933580426497197" calcext:value-type="float">
            <text:p>-0.09335804264972</text:p>
          </table:table-cell>
          <table:table-cell table:formula="of:=[.F$3]*COS([.$C254]*PI())" office:value-type="float" office:value="-0.0358403786340266" calcext:value-type="float">
            <text:p>-0.035840378634027</text:p>
          </table:table-cell>
          <table:table-cell table:formula="of:=[.F$3]*SIN([.$C254]*PI())" office:value-type="float" office:value="-0.0933673784539847" calcext:value-type="float">
            <text:p>-0.093367378453985</text:p>
          </table:table-cell>
          <table:table-cell table:formula="of:=[.H$3]*COS([.$C254]*PI())" office:value-type="float" office:value="-0.0358439623135221" calcext:value-type="float">
            <text:p>-0.035843962313522</text:p>
          </table:table-cell>
          <table:table-cell table:formula="of:=[.H$3]*SIN([.$C254]*PI())" office:value-type="float" office:value="-0.0933767142582497" calcext:value-type="float">
            <text:p>-0.09337671425825</text:p>
          </table:table-cell>
          <table:table-cell table:formula="of:=[.J$3]*COS([.$C254]*PI())" office:value-type="float" office:value="-0.0358762154289811" calcext:value-type="float">
            <text:p>-0.035876215428981</text:p>
          </table:table-cell>
          <table:table-cell table:formula="of:=[.J$3]*SIN([.$C254]*PI())" office:value-type="float" office:value="-0.0934607364966344" calcext:value-type="float">
            <text:p>-0.093460736496635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[.C254]+2/360" office:value-type="float" office:value="1.38888888888889" calcext:value-type="float">
            <text:p>1.38888888888889</text:p>
          </table:table-cell>
          <table:table-cell table:formula="of:=[.D$3]*COS([.$C255]*PI())" office:value-type="float" office:value="-0.034202014332568" calcext:value-type="float">
            <text:p>-0.034202014332568</text:p>
          </table:table-cell>
          <table:table-cell table:formula="of:=[.D$3]*SIN([.$C255]*PI())" office:value-type="float" office:value="-0.0939692620785904" calcext:value-type="float">
            <text:p>-0.093969262078591</text:p>
          </table:table-cell>
          <table:table-cell table:formula="of:=[.F$3]*COS([.$C255]*PI())" office:value-type="float" office:value="-0.0342054345340013" calcext:value-type="float">
            <text:p>-0.034205434534001</text:p>
          </table:table-cell>
          <table:table-cell table:formula="of:=[.F$3]*SIN([.$C255]*PI())" office:value-type="float" office:value="-0.0939786590047983" calcext:value-type="float">
            <text:p>-0.093978659004798</text:p>
          </table:table-cell>
          <table:table-cell table:formula="of:=[.H$3]*COS([.$C255]*PI())" office:value-type="float" office:value="-0.0342088547354345" calcext:value-type="float">
            <text:p>-0.034208854735435</text:p>
          </table:table-cell>
          <table:table-cell table:formula="of:=[.H$3]*SIN([.$C255]*PI())" office:value-type="float" office:value="-0.0939880559310061" calcext:value-type="float">
            <text:p>-0.093988055931006</text:p>
          </table:table-cell>
          <table:table-cell table:formula="of:=[.J$3]*COS([.$C255]*PI())" office:value-type="float" office:value="-0.0342396365483338" calcext:value-type="float">
            <text:p>-0.034239636548334</text:p>
          </table:table-cell>
          <table:table-cell table:formula="of:=[.J$3]*SIN([.$C255]*PI())" office:value-type="float" office:value="-0.0940726282668769" calcext:value-type="float">
            <text:p>-0.094072628266877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[.C255]+2/360" office:value-type="float" office:value="1.39444444444444" calcext:value-type="float">
            <text:p>1.39444444444444</text:p>
          </table:table-cell>
          <table:table-cell table:formula="of:=[.D$3]*COS([.$C256]*PI())" office:value-type="float" office:value="-0.0325568154457168" calcext:value-type="float">
            <text:p>-0.032556815445717</text:p>
          </table:table-cell>
          <table:table-cell table:formula="of:=[.D$3]*SIN([.$C256]*PI())" office:value-type="float" office:value="-0.0945518575599313" calcext:value-type="float">
            <text:p>-0.094551857559931</text:p>
          </table:table-cell>
          <table:table-cell table:formula="of:=[.F$3]*COS([.$C256]*PI())" office:value-type="float" office:value="-0.0325600711272614" calcext:value-type="float">
            <text:p>-0.032560071127262</text:p>
          </table:table-cell>
          <table:table-cell table:formula="of:=[.F$3]*SIN([.$C256]*PI())" office:value-type="float" office:value="-0.0945613127456873" calcext:value-type="float">
            <text:p>-0.094561312745687</text:p>
          </table:table-cell>
          <table:table-cell table:formula="of:=[.H$3]*COS([.$C256]*PI())" office:value-type="float" office:value="-0.032563326808806" calcext:value-type="float">
            <text:p>-0.032563326808806</text:p>
          </table:table-cell>
          <table:table-cell table:formula="of:=[.H$3]*SIN([.$C256]*PI())" office:value-type="float" office:value="-0.0945707679314433" calcext:value-type="float">
            <text:p>-0.094570767931443</text:p>
          </table:table-cell>
          <table:table-cell table:formula="of:=[.J$3]*COS([.$C256]*PI())" office:value-type="float" office:value="-0.0325926279427071" calcext:value-type="float">
            <text:p>-0.032592627942707</text:p>
          </table:table-cell>
          <table:table-cell table:formula="of:=[.J$3]*SIN([.$C256]*PI())" office:value-type="float" office:value="-0.0946558646032472" calcext:value-type="float">
            <text:p>-0.094655864603247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[.C256]+2/360" office:value-type="float" office:value="1.4" calcext:value-type="float">
            <text:p>1.4</text:p>
          </table:table-cell>
          <table:table-cell table:formula="of:=[.D$3]*COS([.$C257]*PI())" office:value-type="float" office:value="-0.0309016994374959" calcext:value-type="float">
            <text:p>-0.030901699437496</text:p>
          </table:table-cell>
          <table:table-cell table:formula="of:=[.D$3]*SIN([.$C257]*PI())" office:value-type="float" office:value="-0.095105651629515" calcext:value-type="float">
            <text:p>-0.095105651629515</text:p>
          </table:table-cell>
          <table:table-cell table:formula="of:=[.F$3]*COS([.$C257]*PI())" office:value-type="float" office:value="-0.0309047896074397" calcext:value-type="float">
            <text:p>-0.03090478960744</text:p>
          </table:table-cell>
          <table:table-cell table:formula="of:=[.F$3]*SIN([.$C257]*PI())" office:value-type="float" office:value="-0.0951151621946779" calcext:value-type="float">
            <text:p>-0.095115162194678</text:p>
          </table:table-cell>
          <table:table-cell table:formula="of:=[.H$3]*COS([.$C257]*PI())" office:value-type="float" office:value="-0.0309078797773834" calcext:value-type="float">
            <text:p>-0.030907879777384</text:p>
          </table:table-cell>
          <table:table-cell table:formula="of:=[.H$3]*SIN([.$C257]*PI())" office:value-type="float" office:value="-0.0951246727598409" calcext:value-type="float">
            <text:p>-0.095124672759841</text:p>
          </table:table-cell>
          <table:table-cell table:formula="of:=[.J$3]*COS([.$C257]*PI())" office:value-type="float" office:value="-0.0309356913068772" calcext:value-type="float">
            <text:p>-0.030935691306877</text:p>
          </table:table-cell>
          <table:table-cell table:formula="of:=[.J$3]*SIN([.$C257]*PI())" office:value-type="float" office:value="-0.0952102678463074" calcext:value-type="float">
            <text:p>-0.095210267846308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[.C257]+2/360" office:value-type="float" office:value="1.40555555555555" calcext:value-type="float">
            <text:p>1.40555555555555</text:p>
          </table:table-cell>
          <table:table-cell table:formula="of:=[.D$3]*COS([.$C258]*PI())" office:value-type="float" office:value="-0.0292371704722749" calcext:value-type="float">
            <text:p>-0.029237170472275</text:p>
          </table:table-cell>
          <table:table-cell table:formula="of:=[.D$3]*SIN([.$C258]*PI())" office:value-type="float" office:value="-0.0956304755963032" calcext:value-type="float">
            <text:p>-0.095630475596303</text:p>
          </table:table-cell>
          <table:table-cell table:formula="of:=[.F$3]*COS([.$C258]*PI())" office:value-type="float" office:value="-0.0292400941893221" calcext:value-type="float">
            <text:p>-0.029240094189322</text:p>
          </table:table-cell>
          <table:table-cell table:formula="of:=[.F$3]*SIN([.$C258]*PI())" office:value-type="float" office:value="-0.0956400386438628" calcext:value-type="float">
            <text:p>-0.095640038643863</text:p>
          </table:table-cell>
          <table:table-cell table:formula="of:=[.H$3]*COS([.$C258]*PI())" office:value-type="float" office:value="-0.0292430179063694" calcext:value-type="float">
            <text:p>-0.029243017906369</text:p>
          </table:table-cell>
          <table:table-cell table:formula="of:=[.H$3]*SIN([.$C258]*PI())" office:value-type="float" office:value="-0.0956496016914224" calcext:value-type="float">
            <text:p>-0.095649601691423</text:p>
          </table:table-cell>
          <table:table-cell table:formula="of:=[.J$3]*COS([.$C258]*PI())" office:value-type="float" office:value="-0.0292693313597944" calcext:value-type="float">
            <text:p>-0.029269331359794</text:p>
          </table:table-cell>
          <table:table-cell table:formula="of:=[.J$3]*SIN([.$C258]*PI())" office:value-type="float" office:value="-0.0957356691194591" calcext:value-type="float">
            <text:p>-0.095735669119459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[.C258]+2/360" office:value-type="float" office:value="1.41111111111111" calcext:value-type="float">
            <text:p>1.41111111111111</text:p>
          </table:table-cell>
          <table:table-cell table:formula="of:=[.D$3]*COS([.$C259]*PI())" office:value-type="float" office:value="-0.0275637355817011" calcext:value-type="float">
            <text:p>-0.027563735581701</text:p>
          </table:table-cell>
          <table:table-cell table:formula="of:=[.D$3]*SIN([.$C259]*PI())" office:value-type="float" office:value="-0.0961261695938316" calcext:value-type="float">
            <text:p>-0.096126169593832</text:p>
          </table:table-cell>
          <table:table-cell table:formula="of:=[.F$3]*COS([.$C259]*PI())" office:value-type="float" office:value="-0.0275664919552593" calcext:value-type="float">
            <text:p>-0.027566491955259</text:p>
          </table:table-cell>
          <table:table-cell table:formula="of:=[.F$3]*SIN([.$C259]*PI())" office:value-type="float" office:value="-0.096135782210791" calcext:value-type="float">
            <text:p>-0.096135782210791</text:p>
          </table:table-cell>
          <table:table-cell table:formula="of:=[.H$3]*COS([.$C259]*PI())" office:value-type="float" office:value="-0.0275692483288174" calcext:value-type="float">
            <text:p>-0.027569248328818</text:p>
          </table:table-cell>
          <table:table-cell table:formula="of:=[.H$3]*SIN([.$C259]*PI())" office:value-type="float" office:value="-0.0961453948277503" calcext:value-type="float">
            <text:p>-0.09614539482775</text:p>
          </table:table-cell>
          <table:table-cell table:formula="of:=[.J$3]*COS([.$C259]*PI())" office:value-type="float" office:value="-0.0275940556908409" calcext:value-type="float">
            <text:p>-0.027594055690841</text:p>
          </table:table-cell>
          <table:table-cell table:formula="of:=[.J$3]*SIN([.$C259]*PI())" office:value-type="float" office:value="-0.0962319083803848" calcext:value-type="float">
            <text:p>-0.096231908380385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[.C259]+2/360" office:value-type="float" office:value="1.41666666666666" calcext:value-type="float">
            <text:p>1.41666666666666</text:p>
          </table:table-cell>
          <table:table-cell table:formula="of:=[.D$3]*COS([.$C260]*PI())" office:value-type="float" office:value="-0.0258819045102533" calcext:value-type="float">
            <text:p>-0.025881904510253</text:p>
          </table:table-cell>
          <table:table-cell table:formula="of:=[.D$3]*SIN([.$C260]*PI())" office:value-type="float" office:value="-0.0965925826289065" calcext:value-type="float">
            <text:p>-0.096592582628907</text:p>
          </table:table-cell>
          <table:table-cell table:formula="of:=[.F$3]*COS([.$C260]*PI())" office:value-type="float" office:value="-0.0258844927007043" calcext:value-type="float">
            <text:p>-0.025884492700704</text:p>
          </table:table-cell>
          <table:table-cell table:formula="of:=[.F$3]*SIN([.$C260]*PI())" office:value-type="float" office:value="-0.0966022418871694" calcext:value-type="float">
            <text:p>-0.096602241887169</text:p>
          </table:table-cell>
          <table:table-cell table:formula="of:=[.H$3]*COS([.$C260]*PI())" office:value-type="float" office:value="-0.0258870808911553" calcext:value-type="float">
            <text:p>-0.025887080891155</text:p>
          </table:table-cell>
          <table:table-cell table:formula="of:=[.H$3]*SIN([.$C260]*PI())" office:value-type="float" office:value="-0.0966119011454323" calcext:value-type="float">
            <text:p>-0.096611901145432</text:p>
          </table:table-cell>
          <table:table-cell table:formula="of:=[.J$3]*COS([.$C260]*PI())" office:value-type="float" office:value="-0.0259103746052145" calcext:value-type="float">
            <text:p>-0.025910374605215</text:p>
          </table:table-cell>
          <table:table-cell table:formula="of:=[.J$3]*SIN([.$C260]*PI())" office:value-type="float" office:value="-0.0966988344697983" calcext:value-type="float">
            <text:p>-0.096698834469798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formula="of:=[.C260]+2/360" office:value-type="float" office:value="1.42222222222222" calcext:value-type="float">
            <text:p>1.42222222222222</text:p>
          </table:table-cell>
          <table:table-cell table:formula="of:=[.D$3]*COS([.$C261]*PI())" office:value-type="float" office:value="-0.024192189559968" calcext:value-type="float">
            <text:p>-0.024192189559968</text:p>
          </table:table-cell>
          <table:table-cell table:formula="of:=[.D$3]*SIN([.$C261]*PI())" office:value-type="float" office:value="-0.0970295726275994" calcext:value-type="float">
            <text:p>-0.097029572627599</text:p>
          </table:table-cell>
          <table:table-cell table:formula="of:=[.F$3]*COS([.$C261]*PI())" office:value-type="float" office:value="-0.024194608778924" calcext:value-type="float">
            <text:p>-0.024194608778924</text:p>
          </table:table-cell>
          <table:table-cell table:formula="of:=[.F$3]*SIN([.$C261]*PI())" office:value-type="float" office:value="-0.0970392755848621" calcext:value-type="float">
            <text:p>-0.097039275584862</text:p>
          </table:table-cell>
          <table:table-cell table:formula="of:=[.H$3]*COS([.$C261]*PI())" office:value-type="float" office:value="-0.02419702799788" calcext:value-type="float">
            <text:p>-0.02419702799788</text:p>
          </table:table-cell>
          <table:table-cell table:formula="of:=[.H$3]*SIN([.$C261]*PI())" office:value-type="float" office:value="-0.0970489785421249" calcext:value-type="float">
            <text:p>-0.097048978542125</text:p>
          </table:table-cell>
          <table:table-cell table:formula="of:=[.J$3]*COS([.$C261]*PI())" office:value-type="float" office:value="-0.0242188009684839" calcext:value-type="float">
            <text:p>-0.024218800968484</text:p>
          </table:table-cell>
          <table:table-cell table:formula="of:=[.J$3]*SIN([.$C261]*PI())" office:value-type="float" office:value="-0.0971363051574897" calcext:value-type="float">
            <text:p>-0.09713630515749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formula="of:=[.C261]+2/360" office:value-type="float" office:value="1.42777777777777" calcext:value-type="float">
            <text:p>1.42777777777777</text:p>
          </table:table-cell>
          <table:table-cell table:formula="of:=[.D$3]*COS([.$C262]*PI())" office:value-type="float" office:value="-0.0224951054343877" calcext:value-type="float">
            <text:p>-0.022495105434388</text:p>
          </table:table-cell>
          <table:table-cell table:formula="of:=[.D$3]*SIN([.$C262]*PI())" office:value-type="float" office:value="-0.0974370064785232" calcext:value-type="float">
            <text:p>-0.097437006478523</text:p>
          </table:table-cell>
          <table:table-cell table:formula="of:=[.F$3]*COS([.$C262]*PI())" office:value-type="float" office:value="-0.0224973549449312" calcext:value-type="float">
            <text:p>-0.022497354944931</text:p>
          </table:table-cell>
          <table:table-cell table:formula="of:=[.F$3]*SIN([.$C262]*PI())" office:value-type="float" office:value="-0.0974467501791711" calcext:value-type="float">
            <text:p>-0.097446750179171</text:p>
          </table:table-cell>
          <table:table-cell table:formula="of:=[.H$3]*COS([.$C262]*PI())" office:value-type="float" office:value="-0.0224996044554746" calcext:value-type="float">
            <text:p>-0.022499604455475</text:p>
          </table:table-cell>
          <table:table-cell table:formula="of:=[.H$3]*SIN([.$C262]*PI())" office:value-type="float" office:value="-0.0974564938798189" calcext:value-type="float">
            <text:p>-0.097456493879819</text:p>
          </table:table-cell>
          <table:table-cell table:formula="of:=[.J$3]*COS([.$C262]*PI())" office:value-type="float" office:value="-0.0225198500503656" calcext:value-type="float">
            <text:p>-0.022519850050366</text:p>
          </table:table-cell>
          <table:table-cell table:formula="of:=[.J$3]*SIN([.$C262]*PI())" office:value-type="float" office:value="-0.0975441871856496" calcext:value-type="float">
            <text:p>-0.09754418718565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formula="of:=[.C262]+2/360" office:value-type="float" office:value="1.43333333333333" calcext:value-type="float">
            <text:p>1.43333333333333</text:p>
          </table:table-cell>
          <table:table-cell table:formula="of:=[.D$3]*COS([.$C263]*PI())" office:value-type="float" office:value="-0.0207911690817772" calcext:value-type="float">
            <text:p>-0.020791169081777</text:p>
          </table:table-cell>
          <table:table-cell table:formula="of:=[.D$3]*SIN([.$C263]*PI())" office:value-type="float" office:value="-0.0978147600733803" calcext:value-type="float">
            <text:p>-0.09781476007338</text:p>
          </table:table-cell>
          <table:table-cell table:formula="of:=[.F$3]*COS([.$C263]*PI())" office:value-type="float" office:value="-0.0207932481986854" calcext:value-type="float">
            <text:p>-0.020793248198685</text:p>
          </table:table-cell>
          <table:table-cell table:formula="of:=[.F$3]*SIN([.$C263]*PI())" office:value-type="float" office:value="-0.0978245415493876" calcext:value-type="float">
            <text:p>-0.097824541549388</text:p>
          </table:table-cell>
          <table:table-cell table:formula="of:=[.H$3]*COS([.$C263]*PI())" office:value-type="float" office:value="-0.0207953273155936" calcext:value-type="float">
            <text:p>-0.020795327315594</text:p>
          </table:table-cell>
          <table:table-cell table:formula="of:=[.H$3]*SIN([.$C263]*PI())" office:value-type="float" office:value="-0.097834323025395" calcext:value-type="float">
            <text:p>-0.097834323025395</text:p>
          </table:table-cell>
          <table:table-cell table:formula="of:=[.J$3]*COS([.$C263]*PI())" office:value-type="float" office:value="-0.0208140393677672" calcext:value-type="float">
            <text:p>-0.020814039367767</text:p>
          </table:table-cell>
          <table:table-cell table:formula="of:=[.J$3]*SIN([.$C263]*PI())" office:value-type="float" office:value="-0.097922356309461" calcext:value-type="float">
            <text:p>-0.097922356309461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[.C263]+2/360" office:value-type="float" office:value="1.43888888888888" calcext:value-type="float">
            <text:p>1.43888888888888</text:p>
          </table:table-cell>
          <table:table-cell table:formula="of:=[.D$3]*COS([.$C264]*PI())" office:value-type="float" office:value="-0.0190808995376558" calcext:value-type="float">
            <text:p>-0.019080899537656</text:p>
          </table:table-cell>
          <table:table-cell table:formula="of:=[.D$3]*SIN([.$C264]*PI())" office:value-type="float" office:value="-0.0981627183447661" calcext:value-type="float">
            <text:p>-0.098162718344766</text:p>
          </table:table-cell>
          <table:table-cell table:formula="of:=[.F$3]*COS([.$C264]*PI())" office:value-type="float" office:value="-0.0190828076276095" calcext:value-type="float">
            <text:p>-0.01908280762761</text:p>
          </table:table-cell>
          <table:table-cell table:formula="of:=[.F$3]*SIN([.$C264]*PI())" office:value-type="float" office:value="-0.0981725346166006" calcext:value-type="float">
            <text:p>-0.098172534616601</text:p>
          </table:table-cell>
          <table:table-cell table:formula="of:=[.H$3]*COS([.$C264]*PI())" office:value-type="float" office:value="-0.0190847157175633" calcext:value-type="float">
            <text:p>-0.019084715717563</text:p>
          </table:table-cell>
          <table:table-cell table:formula="of:=[.H$3]*SIN([.$C264]*PI())" office:value-type="float" office:value="-0.0981823508884351" calcext:value-type="float">
            <text:p>-0.098182350888435</text:p>
          </table:table-cell>
          <table:table-cell table:formula="of:=[.J$3]*COS([.$C264]*PI())" office:value-type="float" office:value="-0.0191018885271472" calcext:value-type="float">
            <text:p>-0.019101888527147</text:p>
          </table:table-cell>
          <table:table-cell table:formula="of:=[.J$3]*SIN([.$C264]*PI())" office:value-type="float" office:value="-0.0982706973349454" calcext:value-type="float">
            <text:p>-0.098270697334945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formula="of:=[.C264]+2/360" office:value-type="float" office:value="1.44444444444444" calcext:value-type="float">
            <text:p>1.44444444444444</text:p>
          </table:table-cell>
          <table:table-cell table:formula="of:=[.D$3]*COS([.$C265]*PI())" office:value-type="float" office:value="-0.0173648177666943" calcext:value-type="float">
            <text:p>-0.017364817766694</text:p>
          </table:table-cell>
          <table:table-cell table:formula="of:=[.D$3]*SIN([.$C265]*PI())" office:value-type="float" office:value="-0.0984807753012206" calcext:value-type="float">
            <text:p>-0.098480775301221</text:p>
          </table:table-cell>
          <table:table-cell table:formula="of:=[.F$3]*COS([.$C265]*PI())" office:value-type="float" office:value="-0.0173665542484709" calcext:value-type="float">
            <text:p>-0.017366554248471</text:p>
          </table:table-cell>
          <table:table-cell table:formula="of:=[.F$3]*SIN([.$C265]*PI())" office:value-type="float" office:value="-0.0984906233787507" calcext:value-type="float">
            <text:p>-0.098490623378751</text:p>
          </table:table-cell>
          <table:table-cell table:formula="of:=[.H$3]*COS([.$C265]*PI())" office:value-type="float" office:value="-0.0173682907302476" calcext:value-type="float">
            <text:p>-0.017368290730248</text:p>
          </table:table-cell>
          <table:table-cell table:formula="of:=[.H$3]*SIN([.$C265]*PI())" office:value-type="float" office:value="-0.0985004714562808" calcext:value-type="float">
            <text:p>-0.098500471456281</text:p>
          </table:table-cell>
          <table:table-cell table:formula="of:=[.J$3]*COS([.$C265]*PI())" office:value-type="float" office:value="-0.0173839190662376" calcext:value-type="float">
            <text:p>-0.017383919066238</text:p>
          </table:table-cell>
          <table:table-cell table:formula="of:=[.J$3]*SIN([.$C265]*PI())" office:value-type="float" office:value="-0.0985891041540519" calcext:value-type="float">
            <text:p>-0.098589104154052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formula="of:=[.C265]+2/360" office:value-type="float" office:value="1.45" calcext:value-type="float">
            <text:p>1.45</text:p>
          </table:table-cell>
          <table:table-cell table:formula="of:=[.D$3]*COS([.$C266]*PI())" office:value-type="float" office:value="-0.0156434465040243" calcext:value-type="float">
            <text:p>-0.015643446504024</text:p>
          </table:table-cell>
          <table:table-cell table:formula="of:=[.D$3]*SIN([.$C266]*PI())" office:value-type="float" office:value="-0.0987688340595136" calcext:value-type="float">
            <text:p>-0.098768834059514</text:p>
          </table:table-cell>
          <table:table-cell table:formula="of:=[.F$3]*COS([.$C266]*PI())" office:value-type="float" office:value="-0.0156450108486747" calcext:value-type="float">
            <text:p>-0.015645010848675</text:p>
          </table:table-cell>
          <table:table-cell table:formula="of:=[.F$3]*SIN([.$C266]*PI())" office:value-type="float" office:value="-0.0987787109429195" calcext:value-type="float">
            <text:p>-0.09877871094292</text:p>
          </table:table-cell>
          <table:table-cell table:formula="of:=[.H$3]*COS([.$C266]*PI())" office:value-type="float" office:value="-0.0156465751933251" calcext:value-type="float">
            <text:p>-0.015646575193325</text:p>
          </table:table-cell>
          <table:table-cell table:formula="of:=[.H$3]*SIN([.$C266]*PI())" office:value-type="float" office:value="-0.0987885878263255" calcext:value-type="float">
            <text:p>-0.098788587826326</text:p>
          </table:table-cell>
          <table:table-cell table:formula="of:=[.J$3]*COS([.$C266]*PI())" office:value-type="float" office:value="-0.0156606542951788" calcext:value-type="float">
            <text:p>-0.015660654295179</text:p>
          </table:table-cell>
          <table:table-cell table:formula="of:=[.J$3]*SIN([.$C266]*PI())" office:value-type="float" office:value="-0.098877479776979" calcext:value-type="float">
            <text:p>-0.098877479776979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formula="of:=[.C266]+2/360" office:value-type="float" office:value="1.45555555555555" calcext:value-type="float">
            <text:p>1.45555555555555</text:p>
          </table:table-cell>
          <table:table-cell table:formula="of:=[.D$3]*COS([.$C267]*PI())" office:value-type="float" office:value="-0.0139173100960078" calcext:value-type="float">
            <text:p>-0.013917310096008</text:p>
          </table:table-cell>
          <table:table-cell table:formula="of:=[.D$3]*SIN([.$C267]*PI())" office:value-type="float" office:value="-0.0990268068741569" calcext:value-type="float">
            <text:p>-0.099026806874157</text:p>
          </table:table-cell>
          <table:table-cell table:formula="of:=[.F$3]*COS([.$C267]*PI())" office:value-type="float" office:value="-0.0139187018270174" calcext:value-type="float">
            <text:p>-0.013918701827018</text:p>
          </table:table-cell>
          <table:table-cell table:formula="of:=[.F$3]*SIN([.$C267]*PI())" office:value-type="float" office:value="-0.0990367095548443" calcext:value-type="float">
            <text:p>-0.099036709554844</text:p>
          </table:table-cell>
          <table:table-cell table:formula="of:=[.H$3]*COS([.$C267]*PI())" office:value-type="float" office:value="-0.013920093558027" calcext:value-type="float">
            <text:p>-0.013920093558027</text:p>
          </table:table-cell>
          <table:table-cell table:formula="of:=[.H$3]*SIN([.$C267]*PI())" office:value-type="float" office:value="-0.0990466122355317" calcext:value-type="float">
            <text:p>-0.099046612235532</text:p>
          </table:table-cell>
          <table:table-cell table:formula="of:=[.J$3]*COS([.$C267]*PI())" office:value-type="float" office:value="-0.0139326191371134" calcext:value-type="float">
            <text:p>-0.013932619137114</text:p>
          </table:table-cell>
          <table:table-cell table:formula="of:=[.J$3]*SIN([.$C267]*PI())" office:value-type="float" office:value="-0.0991357363617184" calcext:value-type="float">
            <text:p>-0.099135736361719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formula="of:=[.C267]+2/360" office:value-type="float" office:value="1.46111111111111" calcext:value-type="float">
            <text:p>1.46111111111111</text:p>
          </table:table-cell>
          <table:table-cell table:formula="of:=[.D$3]*COS([.$C268]*PI())" office:value-type="float" office:value="-0.012186934340516" calcext:value-type="float">
            <text:p>-0.012186934340516</text:p>
          </table:table-cell>
          <table:table-cell table:formula="of:=[.D$3]*SIN([.$C268]*PI())" office:value-type="float" office:value="-0.099254615164132" calcext:value-type="float">
            <text:p>-0.099254615164132</text:p>
          </table:table-cell>
          <table:table-cell table:formula="of:=[.F$3]*COS([.$C268]*PI())" office:value-type="float" office:value="-0.0121881530339501" calcext:value-type="float">
            <text:p>-0.01218815303395</text:p>
          </table:table-cell>
          <table:table-cell table:formula="of:=[.F$3]*SIN([.$C268]*PI())" office:value-type="float" office:value="-0.0992645406256485" calcext:value-type="float">
            <text:p>-0.099264540625649</text:p>
          </table:table-cell>
          <table:table-cell table:formula="of:=[.H$3]*COS([.$C268]*PI())" office:value-type="float" office:value="-0.0121893717273841" calcext:value-type="float">
            <text:p>-0.012189371727384</text:p>
          </table:table-cell>
          <table:table-cell table:formula="of:=[.H$3]*SIN([.$C268]*PI())" office:value-type="float" office:value="-0.0992744660871649" calcext:value-type="float">
            <text:p>-0.099274466087165</text:p>
          </table:table-cell>
          <table:table-cell table:formula="of:=[.J$3]*COS([.$C268]*PI())" office:value-type="float" office:value="-0.0122003399682906" calcext:value-type="float">
            <text:p>-0.012200339968291</text:p>
          </table:table-cell>
          <table:table-cell table:formula="of:=[.J$3]*SIN([.$C268]*PI())" office:value-type="float" office:value="-0.0993637952408126" calcext:value-type="float">
            <text:p>-0.099363795240813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formula="of:=[.C268]+2/360" office:value-type="float" office:value="1.46666666666666" calcext:value-type="float">
            <text:p>1.46666666666666</text:p>
          </table:table-cell>
          <table:table-cell table:formula="of:=[.D$3]*COS([.$C269]*PI())" office:value-type="float" office:value="-0.0104528463267667" calcext:value-type="float">
            <text:p>-0.010452846326767</text:p>
          </table:table-cell>
          <table:table-cell table:formula="of:=[.D$3]*SIN([.$C269]*PI())" office:value-type="float" office:value="-0.0994521895368272" calcext:value-type="float">
            <text:p>-0.099452189536827</text:p>
          </table:table-cell>
          <table:table-cell table:formula="of:=[.F$3]*COS([.$C269]*PI())" office:value-type="float" office:value="-0.0104538916113993" calcext:value-type="float">
            <text:p>-0.010453891611399</text:p>
          </table:table-cell>
          <table:table-cell table:formula="of:=[.F$3]*SIN([.$C269]*PI())" office:value-type="float" office:value="-0.0994621347557809" calcext:value-type="float">
            <text:p>-0.099462134755781</text:p>
          </table:table-cell>
          <table:table-cell table:formula="of:=[.H$3]*COS([.$C269]*PI())" office:value-type="float" office:value="-0.010454936896032" calcext:value-type="float">
            <text:p>-0.010454936896032</text:p>
          </table:table-cell>
          <table:table-cell table:formula="of:=[.H$3]*SIN([.$C269]*PI())" office:value-type="float" office:value="-0.0994720799747346" calcext:value-type="float">
            <text:p>-0.099472079974735</text:p>
          </table:table-cell>
          <table:table-cell table:formula="of:=[.J$3]*COS([.$C269]*PI())" office:value-type="float" office:value="-0.0104643444577261" calcext:value-type="float">
            <text:p>-0.010464344457726</text:p>
          </table:table-cell>
          <table:table-cell table:formula="of:=[.J$3]*SIN([.$C269]*PI())" office:value-type="float" office:value="-0.0995615869453177" calcext:value-type="float">
            <text:p>-0.099561586945318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formula="of:=[.C269]+2/360" office:value-type="float" office:value="1.47222222222222" calcext:value-type="float">
            <text:p>1.47222222222222</text:p>
          </table:table-cell>
          <table:table-cell table:formula="of:=[.D$3]*COS([.$C270]*PI())" office:value-type="float" office:value="-0.00871557427476715" calcext:value-type="float">
            <text:p>-0.008715574274767</text:p>
          </table:table-cell>
          <table:table-cell table:formula="of:=[.D$3]*SIN([.$C270]*PI())" office:value-type="float" office:value="-0.0996194698091744" calcext:value-type="float">
            <text:p>-0.099619469809175</text:p>
          </table:table-cell>
          <table:table-cell table:formula="of:=[.F$3]*COS([.$C270]*PI())" office:value-type="float" office:value="-0.00871644583219463" calcext:value-type="float">
            <text:p>-0.008716445832195</text:p>
          </table:table-cell>
          <table:table-cell table:formula="of:=[.F$3]*SIN([.$C270]*PI())" office:value-type="float" office:value="-0.0996294317561554" calcext:value-type="float">
            <text:p>-0.099629431756155</text:p>
          </table:table-cell>
          <table:table-cell table:formula="of:=[.H$3]*COS([.$C270]*PI())" office:value-type="float" office:value="-0.00871731738962211" calcext:value-type="float">
            <text:p>-0.008717317389622</text:p>
          </table:table-cell>
          <table:table-cell table:formula="of:=[.H$3]*SIN([.$C270]*PI())" office:value-type="float" office:value="-0.0996393937031363" calcext:value-type="float">
            <text:p>-0.099639393703136</text:p>
          </table:table-cell>
          <table:table-cell table:formula="of:=[.J$3]*COS([.$C270]*PI())" office:value-type="float" office:value="-0.0087251614064694" calcext:value-type="float">
            <text:p>-0.008725161406469</text:p>
          </table:table-cell>
          <table:table-cell table:formula="of:=[.J$3]*SIN([.$C270]*PI())" office:value-type="float" office:value="-0.0997290512259645" calcext:value-type="float">
            <text:p>-0.099729051225965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formula="of:=[.C270]+2/360" office:value-type="float" office:value="1.47777777777777" calcext:value-type="float">
            <text:p>1.47777777777777</text:p>
          </table:table-cell>
          <table:table-cell table:formula="of:=[.D$3]*COS([.$C271]*PI())" office:value-type="float" office:value="-0.00697564737441389" calcext:value-type="float">
            <text:p>-0.006975647374414</text:p>
          </table:table-cell>
          <table:table-cell table:formula="of:=[.D$3]*SIN([.$C271]*PI())" office:value-type="float" office:value="-0.0997564050259823" calcext:value-type="float">
            <text:p>-0.099756405025982</text:p>
          </table:table-cell>
          <table:table-cell table:formula="of:=[.F$3]*COS([.$C271]*PI())" office:value-type="float" office:value="-0.00697634493915133" calcext:value-type="float">
            <text:p>-0.006976344939151</text:p>
          </table:table-cell>
          <table:table-cell table:formula="of:=[.F$3]*SIN([.$C271]*PI())" office:value-type="float" office:value="-0.0997663806664849" calcext:value-type="float">
            <text:p>-0.099766380666485</text:p>
          </table:table-cell>
          <table:table-cell table:formula="of:=[.H$3]*COS([.$C271]*PI())" office:value-type="float" office:value="-0.00697704250388877" calcext:value-type="float">
            <text:p>-0.006977042503889</text:p>
          </table:table-cell>
          <table:table-cell table:formula="of:=[.H$3]*SIN([.$C271]*PI())" office:value-type="float" office:value="-0.0997763563069875" calcext:value-type="float">
            <text:p>-0.099776356306988</text:p>
          </table:table-cell>
          <table:table-cell table:formula="of:=[.J$3]*COS([.$C271]*PI())" office:value-type="float" office:value="-0.00698332058652574" calcext:value-type="float">
            <text:p>-0.006983320586526</text:p>
          </table:table-cell>
          <table:table-cell table:formula="of:=[.J$3]*SIN([.$C271]*PI())" office:value-type="float" office:value="-0.0998661370715109" calcext:value-type="float">
            <text:p>-0.099866137071511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formula="of:=[.C271]+2/360" office:value-type="float" office:value="1.48333333333333" calcext:value-type="float">
            <text:p>1.48333333333333</text:p>
          </table:table-cell>
          <table:table-cell table:formula="of:=[.D$3]*COS([.$C272]*PI())" office:value-type="float" office:value="-0.00523359562429567" calcext:value-type="float">
            <text:p>-0.005233595624296</text:p>
          </table:table-cell>
          <table:table-cell table:formula="of:=[.D$3]*SIN([.$C272]*PI())" office:value-type="float" office:value="-0.0998629534754573" calcext:value-type="float">
            <text:p>-0.099862953475457</text:p>
          </table:table-cell>
          <table:table-cell table:formula="of:=[.F$3]*COS([.$C272]*PI())" office:value-type="float" office:value="-0.0052341189838581" calcext:value-type="float">
            <text:p>-0.005234118983858</text:p>
          </table:table-cell>
          <table:table-cell table:formula="of:=[.F$3]*SIN([.$C272]*PI())" office:value-type="float" office:value="-0.0998729397708049" calcext:value-type="float">
            <text:p>-0.099872939770805</text:p>
          </table:table-cell>
          <table:table-cell table:formula="of:=[.H$3]*COS([.$C272]*PI())" office:value-type="float" office:value="-0.00523464234342053" calcext:value-type="float">
            <text:p>-0.005234642343421</text:p>
          </table:table-cell>
          <table:table-cell table:formula="of:=[.H$3]*SIN([.$C272]*PI())" office:value-type="float" office:value="-0.0998829260661524" calcext:value-type="float">
            <text:p>-0.099882926066152</text:p>
          </table:table-cell>
          <table:table-cell table:formula="of:=[.J$3]*COS([.$C272]*PI())" office:value-type="float" office:value="-0.0052393525794824" calcext:value-type="float">
            <text:p>-0.005239352579482</text:p>
          </table:table-cell>
          <table:table-cell table:formula="of:=[.J$3]*SIN([.$C272]*PI())" office:value-type="float" office:value="-0.0999728027242803" calcext:value-type="float">
            <text:p>-0.09997280272428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formula="of:=[.C272]+2/360" office:value-type="float" office:value="1.48888888888888" calcext:value-type="float">
            <text:p>1.48888888888888</text:p>
          </table:table-cell>
          <table:table-cell table:formula="of:=[.D$3]*COS([.$C273]*PI())" office:value-type="float" office:value="-0.00348994967025141" calcext:value-type="float">
            <text:p>-0.003489949670251</text:p>
          </table:table-cell>
          <table:table-cell table:formula="of:=[.D$3]*SIN([.$C273]*PI())" office:value-type="float" office:value="-0.0999390827019095" calcext:value-type="float">
            <text:p>-0.09993908270191</text:p>
          </table:table-cell>
          <table:table-cell table:formula="of:=[.F$3]*COS([.$C273]*PI())" office:value-type="float" office:value="-0.00349029866521843" calcext:value-type="float">
            <text:p>-0.003490298665218</text:p>
          </table:table-cell>
          <table:table-cell table:formula="of:=[.F$3]*SIN([.$C273]*PI())" office:value-type="float" office:value="-0.0999490766101797" calcext:value-type="float">
            <text:p>-0.09994907661018</text:p>
          </table:table-cell>
          <table:table-cell table:formula="of:=[.H$3]*COS([.$C273]*PI())" office:value-type="float" office:value="-0.00349064766018546" calcext:value-type="float">
            <text:p>-0.003490647660185</text:p>
          </table:table-cell>
          <table:table-cell table:formula="of:=[.H$3]*SIN([.$C273]*PI())" office:value-type="float" office:value="-0.0999590705184499" calcext:value-type="float">
            <text:p>-0.09995907051845</text:p>
          </table:table-cell>
          <table:table-cell table:formula="of:=[.J$3]*COS([.$C273]*PI())" office:value-type="float" office:value="-0.00349378861488868" calcext:value-type="float">
            <text:p>-0.003493788614889</text:p>
          </table:table-cell>
          <table:table-cell table:formula="of:=[.J$3]*SIN([.$C273]*PI())" office:value-type="float" office:value="-0.100049015692882" calcext:value-type="float">
            <text:p>-0.100049015692882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[.C273]+2/360" office:value-type="float" office:value="1.49444444444444" calcext:value-type="float">
            <text:p>1.49444444444444</text:p>
          </table:table-cell>
          <table:table-cell table:formula="of:=[.D$3]*COS([.$C274]*PI())" office:value-type="float" office:value="-0.00174524064372968" calcext:value-type="float">
            <text:p>-0.00174524064373</text:p>
          </table:table-cell>
          <table:table-cell table:formula="of:=[.D$3]*SIN([.$C274]*PI())" office:value-type="float" office:value="-0.0999847695156391" calcext:value-type="float">
            <text:p>-0.099984769515639</text:p>
          </table:table-cell>
          <table:table-cell table:formula="of:=[.F$3]*COS([.$C274]*PI())" office:value-type="float" office:value="-0.00174541516779406" calcext:value-type="float">
            <text:p>-0.001745415167794</text:p>
          </table:table-cell>
          <table:table-cell table:formula="of:=[.F$3]*SIN([.$C274]*PI())" office:value-type="float" office:value="-0.0999947679925907" calcext:value-type="float">
            <text:p>-0.099994767992591</text:p>
          </table:table-cell>
          <table:table-cell table:formula="of:=[.H$3]*COS([.$C274]*PI())" office:value-type="float" office:value="-0.00174558969185843" calcext:value-type="float">
            <text:p>-0.001745589691858</text:p>
          </table:table-cell>
          <table:table-cell table:formula="of:=[.H$3]*SIN([.$C274]*PI())" office:value-type="float" office:value="-0.100004766469542" calcext:value-type="float">
            <text:p>-0.100004766469542</text:p>
          </table:table-cell>
          <table:table-cell table:formula="of:=[.J$3]*COS([.$C274]*PI())" office:value-type="float" office:value="-0.00174716040843778" calcext:value-type="float">
            <text:p>-0.001747160408438</text:p>
          </table:table-cell>
          <table:table-cell table:formula="of:=[.J$3]*SIN([.$C274]*PI())" office:value-type="float" office:value="-0.100094752762106" calcext:value-type="float">
            <text:p>-0.100094752762106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formula="of:=[.C274]+2/360" office:value-type="float" office:value="1.5" calcext:value-type="float">
            <text:p>1.5</text:p>
          </table:table-cell>
          <table:table-cell table:formula="of:=[.D$3]*COS([.$C275]*PI())" office:value-type="float" office:value="-1.3506373315374E-015" calcext:value-type="float">
            <text:p>-1.3506373315374E-15</text:p>
          </table:table-cell>
          <table:table-cell table:formula="of:=[.D$3]*SIN([.$C275]*PI())" office:value-type="float" office:value="-0.1" calcext:value-type="float">
            <text:p>-0.1</text:p>
          </table:table-cell>
          <table:table-cell table:formula="of:=[.F$3]*COS([.$C275]*PI())" office:value-type="float" office:value="-1.35077239527055E-015" calcext:value-type="float">
            <text:p>-1.35077239527055E-15</text:p>
          </table:table-cell>
          <table:table-cell table:formula="of:=[.F$3]*SIN([.$C275]*PI())" office:value-type="float" office:value="-0.10001" calcext:value-type="float">
            <text:p>-0.10001</text:p>
          </table:table-cell>
          <table:table-cell table:formula="of:=[.H$3]*COS([.$C275]*PI())" office:value-type="float" office:value="-1.35090745900371E-015" calcext:value-type="float">
            <text:p>-1.35090745900371E-15</text:p>
          </table:table-cell>
          <table:table-cell table:formula="of:=[.H$3]*SIN([.$C275]*PI())" office:value-type="float" office:value="-0.10002" calcext:value-type="float">
            <text:p>-0.10002</text:p>
          </table:table-cell>
          <table:table-cell table:formula="of:=[.J$3]*COS([.$C275]*PI())" office:value-type="float" office:value="-1.35212303260209E-015" calcext:value-type="float">
            <text:p>-1.35212303260209E-15</text:p>
          </table:table-cell>
          <table:table-cell table:formula="of:=[.J$3]*SIN([.$C275]*PI())" office:value-type="float" office:value="-0.10011" calcext:value-type="float">
            <text:p>-0.10011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formula="of:=[.C275]+2/360" office:value-type="float" office:value="1.50555555555555" calcext:value-type="float">
            <text:p>1.50555555555555</text:p>
          </table:table-cell>
          <table:table-cell table:formula="of:=[.D$3]*COS([.$C276]*PI())" office:value-type="float" office:value="0.00174524064372698" calcext:value-type="float">
            <text:p>0.001745240643727</text:p>
          </table:table-cell>
          <table:table-cell table:formula="of:=[.D$3]*SIN([.$C276]*PI())" office:value-type="float" office:value="-0.0999847695156392" calcext:value-type="float">
            <text:p>-0.099984769515639</text:p>
          </table:table-cell>
          <table:table-cell table:formula="of:=[.F$3]*COS([.$C276]*PI())" office:value-type="float" office:value="0.00174541516779135" calcext:value-type="float">
            <text:p>0.001745415167791</text:p>
          </table:table-cell>
          <table:table-cell table:formula="of:=[.F$3]*SIN([.$C276]*PI())" office:value-type="float" office:value="-0.0999947679925907" calcext:value-type="float">
            <text:p>-0.099994767992591</text:p>
          </table:table-cell>
          <table:table-cell table:formula="of:=[.H$3]*COS([.$C276]*PI())" office:value-type="float" office:value="0.00174558969185573" calcext:value-type="float">
            <text:p>0.001745589691856</text:p>
          </table:table-cell>
          <table:table-cell table:formula="of:=[.H$3]*SIN([.$C276]*PI())" office:value-type="float" office:value="-0.100004766469542" calcext:value-type="float">
            <text:p>-0.100004766469542</text:p>
          </table:table-cell>
          <table:table-cell table:formula="of:=[.J$3]*COS([.$C276]*PI())" office:value-type="float" office:value="0.00174716040843508" calcext:value-type="float">
            <text:p>0.001747160408435</text:p>
          </table:table-cell>
          <table:table-cell table:formula="of:=[.J$3]*SIN([.$C276]*PI())" office:value-type="float" office:value="-0.100094752762106" calcext:value-type="float">
            <text:p>-0.100094752762106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formula="of:=[.C276]+2/360" office:value-type="float" office:value="1.51111111111111" calcext:value-type="float">
            <text:p>1.51111111111111</text:p>
          </table:table-cell>
          <table:table-cell table:formula="of:=[.D$3]*COS([.$C277]*PI())" office:value-type="float" office:value="0.00348994967024871" calcext:value-type="float">
            <text:p>0.003489949670249</text:p>
          </table:table-cell>
          <table:table-cell table:formula="of:=[.D$3]*SIN([.$C277]*PI())" office:value-type="float" office:value="-0.0999390827019096" calcext:value-type="float">
            <text:p>-0.09993908270191</text:p>
          </table:table-cell>
          <table:table-cell table:formula="of:=[.F$3]*COS([.$C277]*PI())" office:value-type="float" office:value="0.00349029866521573" calcext:value-type="float">
            <text:p>0.003490298665216</text:p>
          </table:table-cell>
          <table:table-cell table:formula="of:=[.F$3]*SIN([.$C277]*PI())" office:value-type="float" office:value="-0.0999490766101798" calcext:value-type="float">
            <text:p>-0.09994907661018</text:p>
          </table:table-cell>
          <table:table-cell table:formula="of:=[.H$3]*COS([.$C277]*PI())" office:value-type="float" office:value="0.00349064766018276" calcext:value-type="float">
            <text:p>0.003490647660183</text:p>
          </table:table-cell>
          <table:table-cell table:formula="of:=[.H$3]*SIN([.$C277]*PI())" office:value-type="float" office:value="-0.09995907051845" calcext:value-type="float">
            <text:p>-0.09995907051845</text:p>
          </table:table-cell>
          <table:table-cell table:formula="of:=[.J$3]*COS([.$C277]*PI())" office:value-type="float" office:value="0.00349378861488598" calcext:value-type="float">
            <text:p>0.003493788614886</text:p>
          </table:table-cell>
          <table:table-cell table:formula="of:=[.J$3]*SIN([.$C277]*PI())" office:value-type="float" office:value="-0.100049015692882" calcext:value-type="float">
            <text:p>-0.100049015692882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formula="of:=[.C277]+2/360" office:value-type="float" office:value="1.51666666666666" calcext:value-type="float">
            <text:p>1.51666666666666</text:p>
          </table:table-cell>
          <table:table-cell table:formula="of:=[.D$3]*COS([.$C278]*PI())" office:value-type="float" office:value="0.00523359562429306" calcext:value-type="float">
            <text:p>0.005233595624293</text:p>
          </table:table-cell>
          <table:table-cell table:formula="of:=[.D$3]*SIN([.$C278]*PI())" office:value-type="float" office:value="-0.0998629534754575" calcext:value-type="float">
            <text:p>-0.099862953475458</text:p>
          </table:table-cell>
          <table:table-cell table:formula="of:=[.F$3]*COS([.$C278]*PI())" office:value-type="float" office:value="0.00523411898385549" calcext:value-type="float">
            <text:p>0.005234118983856</text:p>
          </table:table-cell>
          <table:table-cell table:formula="of:=[.F$3]*SIN([.$C278]*PI())" office:value-type="float" office:value="-0.099872939770805" calcext:value-type="float">
            <text:p>-0.099872939770805</text:p>
          </table:table-cell>
          <table:table-cell table:formula="of:=[.H$3]*COS([.$C278]*PI())" office:value-type="float" office:value="0.00523464234341792" calcext:value-type="float">
            <text:p>0.005234642343418</text:p>
          </table:table-cell>
          <table:table-cell table:formula="of:=[.H$3]*SIN([.$C278]*PI())" office:value-type="float" office:value="-0.0998829260661526" calcext:value-type="float">
            <text:p>-0.099882926066153</text:p>
          </table:table-cell>
          <table:table-cell table:formula="of:=[.J$3]*COS([.$C278]*PI())" office:value-type="float" office:value="0.00523935257947979" calcext:value-type="float">
            <text:p>0.00523935257948</text:p>
          </table:table-cell>
          <table:table-cell table:formula="of:=[.J$3]*SIN([.$C278]*PI())" office:value-type="float" office:value="-0.0999728027242805" calcext:value-type="float">
            <text:p>-0.099972802724281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formula="of:=[.C278]+2/360" office:value-type="float" office:value="1.52222222222222" calcext:value-type="float">
            <text:p>1.52222222222222</text:p>
          </table:table-cell>
          <table:table-cell table:formula="of:=[.D$3]*COS([.$C279]*PI())" office:value-type="float" office:value="0.00697564737441119" calcext:value-type="float">
            <text:p>0.006975647374411</text:p>
          </table:table-cell>
          <table:table-cell table:formula="of:=[.D$3]*SIN([.$C279]*PI())" office:value-type="float" office:value="-0.0997564050259825" calcext:value-type="float">
            <text:p>-0.099756405025983</text:p>
          </table:table-cell>
          <table:table-cell table:formula="of:=[.F$3]*COS([.$C279]*PI())" office:value-type="float" office:value="0.00697634493914863" calcext:value-type="float">
            <text:p>0.006976344939149</text:p>
          </table:table-cell>
          <table:table-cell table:formula="of:=[.F$3]*SIN([.$C279]*PI())" office:value-type="float" office:value="-0.0997663806664851" calcext:value-type="float">
            <text:p>-0.099766380666485</text:p>
          </table:table-cell>
          <table:table-cell table:formula="of:=[.H$3]*COS([.$C279]*PI())" office:value-type="float" office:value="0.00697704250388607" calcext:value-type="float">
            <text:p>0.006977042503886</text:p>
          </table:table-cell>
          <table:table-cell table:formula="of:=[.H$3]*SIN([.$C279]*PI())" office:value-type="float" office:value="-0.0997763563069877" calcext:value-type="float">
            <text:p>-0.099776356306988</text:p>
          </table:table-cell>
          <table:table-cell table:formula="of:=[.J$3]*COS([.$C279]*PI())" office:value-type="float" office:value="0.00698332058652304" calcext:value-type="float">
            <text:p>0.006983320586523</text:p>
          </table:table-cell>
          <table:table-cell table:formula="of:=[.J$3]*SIN([.$C279]*PI())" office:value-type="float" office:value="-0.0998661370715111" calcext:value-type="float">
            <text:p>-0.099866137071511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formula="of:=[.C279]+2/360" office:value-type="float" office:value="1.52777777777777" calcext:value-type="float">
            <text:p>1.52777777777777</text:p>
          </table:table-cell>
          <table:table-cell table:formula="of:=[.D$3]*COS([.$C280]*PI())" office:value-type="float" office:value="0.00871557427476446" calcext:value-type="float">
            <text:p>0.008715574274764</text:p>
          </table:table-cell>
          <table:table-cell table:formula="of:=[.D$3]*SIN([.$C280]*PI())" office:value-type="float" office:value="-0.0996194698091747" calcext:value-type="float">
            <text:p>-0.099619469809175</text:p>
          </table:table-cell>
          <table:table-cell table:formula="of:=[.F$3]*COS([.$C280]*PI())" office:value-type="float" office:value="0.00871644583219194" calcext:value-type="float">
            <text:p>0.008716445832192</text:p>
          </table:table-cell>
          <table:table-cell table:formula="of:=[.F$3]*SIN([.$C280]*PI())" office:value-type="float" office:value="-0.0996294317561556" calcext:value-type="float">
            <text:p>-0.099629431756156</text:p>
          </table:table-cell>
          <table:table-cell table:formula="of:=[.H$3]*COS([.$C280]*PI())" office:value-type="float" office:value="0.00871731738961942" calcext:value-type="float">
            <text:p>0.008717317389619</text:p>
          </table:table-cell>
          <table:table-cell table:formula="of:=[.H$3]*SIN([.$C280]*PI())" office:value-type="float" office:value="-0.0996393937031365" calcext:value-type="float">
            <text:p>-0.099639393703137</text:p>
          </table:table-cell>
          <table:table-cell table:formula="of:=[.J$3]*COS([.$C280]*PI())" office:value-type="float" office:value="0.0087251614064667" calcext:value-type="float">
            <text:p>0.008725161406467</text:p>
          </table:table-cell>
          <table:table-cell table:formula="of:=[.J$3]*SIN([.$C280]*PI())" office:value-type="float" office:value="-0.0997290512259648" calcext:value-type="float">
            <text:p>-0.099729051225965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formula="of:=[.C280]+2/360" office:value-type="float" office:value="1.53333333333333" calcext:value-type="float">
            <text:p>1.53333333333333</text:p>
          </table:table-cell>
          <table:table-cell table:formula="of:=[.D$3]*COS([.$C281]*PI())" office:value-type="float" office:value="0.010452846326764" calcext:value-type="float">
            <text:p>0.010452846326764</text:p>
          </table:table-cell>
          <table:table-cell table:formula="of:=[.D$3]*SIN([.$C281]*PI())" office:value-type="float" office:value="-0.0994521895368275" calcext:value-type="float">
            <text:p>-0.099452189536828</text:p>
          </table:table-cell>
          <table:table-cell table:formula="of:=[.F$3]*COS([.$C281]*PI())" office:value-type="float" office:value="0.0104538916113967" calcext:value-type="float">
            <text:p>0.010453891611397</text:p>
          </table:table-cell>
          <table:table-cell table:formula="of:=[.F$3]*SIN([.$C281]*PI())" office:value-type="float" office:value="-0.0994621347557812" calcext:value-type="float">
            <text:p>-0.099462134755781</text:p>
          </table:table-cell>
          <table:table-cell table:formula="of:=[.H$3]*COS([.$C281]*PI())" office:value-type="float" office:value="0.0104549368960293" calcext:value-type="float">
            <text:p>0.010454936896029</text:p>
          </table:table-cell>
          <table:table-cell table:formula="of:=[.H$3]*SIN([.$C281]*PI())" office:value-type="float" office:value="-0.0994720799747348" calcext:value-type="float">
            <text:p>-0.099472079974735</text:p>
          </table:table-cell>
          <table:table-cell table:formula="of:=[.J$3]*COS([.$C281]*PI())" office:value-type="float" office:value="0.0104643444577234" calcext:value-type="float">
            <text:p>0.010464344457724</text:p>
          </table:table-cell>
          <table:table-cell table:formula="of:=[.J$3]*SIN([.$C281]*PI())" office:value-type="float" office:value="-0.099561586945318" calcext:value-type="float">
            <text:p>-0.099561586945318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formula="of:=[.C281]+2/360" office:value-type="float" office:value="1.53888888888888" calcext:value-type="float">
            <text:p>1.53888888888888</text:p>
          </table:table-cell>
          <table:table-cell table:formula="of:=[.D$3]*COS([.$C282]*PI())" office:value-type="float" office:value="0.0121869343405134" calcext:value-type="float">
            <text:p>0.012186934340513</text:p>
          </table:table-cell>
          <table:table-cell table:formula="of:=[.D$3]*SIN([.$C282]*PI())" office:value-type="float" office:value="-0.0992546151641324" calcext:value-type="float">
            <text:p>-0.099254615164132</text:p>
          </table:table-cell>
          <table:table-cell table:formula="of:=[.F$3]*COS([.$C282]*PI())" office:value-type="float" office:value="0.0121881530339474" calcext:value-type="float">
            <text:p>0.012188153033947</text:p>
          </table:table-cell>
          <table:table-cell table:formula="of:=[.F$3]*SIN([.$C282]*PI())" office:value-type="float" office:value="-0.0992645406256488" calcext:value-type="float">
            <text:p>-0.099264540625649</text:p>
          </table:table-cell>
          <table:table-cell table:formula="of:=[.H$3]*COS([.$C282]*PI())" office:value-type="float" office:value="0.0121893717273815" calcext:value-type="float">
            <text:p>0.012189371727382</text:p>
          </table:table-cell>
          <table:table-cell table:formula="of:=[.H$3]*SIN([.$C282]*PI())" office:value-type="float" office:value="-0.0992744660871652" calcext:value-type="float">
            <text:p>-0.099274466087165</text:p>
          </table:table-cell>
          <table:table-cell table:formula="of:=[.J$3]*COS([.$C282]*PI())" office:value-type="float" office:value="0.0122003399682879" calcext:value-type="float">
            <text:p>0.012200339968288</text:p>
          </table:table-cell>
          <table:table-cell table:formula="of:=[.J$3]*SIN([.$C282]*PI())" office:value-type="float" office:value="-0.0993637952408129" calcext:value-type="float">
            <text:p>-0.099363795240813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formula="of:=[.C282]+2/360" office:value-type="float" office:value="1.54444444444444" calcext:value-type="float">
            <text:p>1.54444444444444</text:p>
          </table:table-cell>
          <table:table-cell table:formula="of:=[.D$3]*COS([.$C283]*PI())" office:value-type="float" office:value="0.0139173100960051" calcext:value-type="float">
            <text:p>0.013917310096005</text:p>
          </table:table-cell>
          <table:table-cell table:formula="of:=[.D$3]*SIN([.$C283]*PI())" office:value-type="float" office:value="-0.0990268068741572" calcext:value-type="float">
            <text:p>-0.099026806874157</text:p>
          </table:table-cell>
          <table:table-cell table:formula="of:=[.F$3]*COS([.$C283]*PI())" office:value-type="float" office:value="0.0139187018270147" calcext:value-type="float">
            <text:p>0.013918701827015</text:p>
          </table:table-cell>
          <table:table-cell table:formula="of:=[.F$3]*SIN([.$C283]*PI())" office:value-type="float" office:value="-0.0990367095548447" calcext:value-type="float">
            <text:p>-0.099036709554845</text:p>
          </table:table-cell>
          <table:table-cell table:formula="of:=[.H$3]*COS([.$C283]*PI())" office:value-type="float" office:value="0.0139200935580243" calcext:value-type="float">
            <text:p>0.013920093558024</text:p>
          </table:table-cell>
          <table:table-cell table:formula="of:=[.H$3]*SIN([.$C283]*PI())" office:value-type="float" office:value="-0.0990466122355321" calcext:value-type="float">
            <text:p>-0.099046612235532</text:p>
          </table:table-cell>
          <table:table-cell table:formula="of:=[.J$3]*COS([.$C283]*PI())" office:value-type="float" office:value="0.0139326191371107" calcext:value-type="float">
            <text:p>0.013932619137111</text:p>
          </table:table-cell>
          <table:table-cell table:formula="of:=[.J$3]*SIN([.$C283]*PI())" office:value-type="float" office:value="-0.0991357363617188" calcext:value-type="float">
            <text:p>-0.099135736361719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[.C283]+2/360" office:value-type="float" office:value="1.55" calcext:value-type="float">
            <text:p>1.55</text:p>
          </table:table-cell>
          <table:table-cell table:formula="of:=[.D$3]*COS([.$C284]*PI())" office:value-type="float" office:value="0.0156434465040217" calcext:value-type="float">
            <text:p>0.015643446504022</text:p>
          </table:table-cell>
          <table:table-cell table:formula="of:=[.D$3]*SIN([.$C284]*PI())" office:value-type="float" office:value="-0.098768834059514" calcext:value-type="float">
            <text:p>-0.098768834059514</text:p>
          </table:table-cell>
          <table:table-cell table:formula="of:=[.F$3]*COS([.$C284]*PI())" office:value-type="float" office:value="0.0156450108486721" calcext:value-type="float">
            <text:p>0.015645010848672</text:p>
          </table:table-cell>
          <table:table-cell table:formula="of:=[.F$3]*SIN([.$C284]*PI())" office:value-type="float" office:value="-0.09877871094292" calcext:value-type="float">
            <text:p>-0.09877871094292</text:p>
          </table:table-cell>
          <table:table-cell table:formula="of:=[.H$3]*COS([.$C284]*PI())" office:value-type="float" office:value="0.0156465751933225" calcext:value-type="float">
            <text:p>0.015646575193323</text:p>
          </table:table-cell>
          <table:table-cell table:formula="of:=[.H$3]*SIN([.$C284]*PI())" office:value-type="float" office:value="-0.0987885878263259" calcext:value-type="float">
            <text:p>-0.098788587826326</text:p>
          </table:table-cell>
          <table:table-cell table:formula="of:=[.J$3]*COS([.$C284]*PI())" office:value-type="float" office:value="0.0156606542951761" calcext:value-type="float">
            <text:p>0.015660654295176</text:p>
          </table:table-cell>
          <table:table-cell table:formula="of:=[.J$3]*SIN([.$C284]*PI())" office:value-type="float" office:value="-0.0988774797769795" calcext:value-type="float">
            <text:p>-0.09887747977698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formula="of:=[.C284]+2/360" office:value-type="float" office:value="1.55555555555555" calcext:value-type="float">
            <text:p>1.55555555555555</text:p>
          </table:table-cell>
          <table:table-cell table:formula="of:=[.D$3]*COS([.$C285]*PI())" office:value-type="float" office:value="0.0173648177666917" calcext:value-type="float">
            <text:p>0.017364817766692</text:p>
          </table:table-cell>
          <table:table-cell table:formula="of:=[.D$3]*SIN([.$C285]*PI())" office:value-type="float" office:value="-0.098480775301221" calcext:value-type="float">
            <text:p>-0.098480775301221</text:p>
          </table:table-cell>
          <table:table-cell table:formula="of:=[.F$3]*COS([.$C285]*PI())" office:value-type="float" office:value="0.0173665542484684" calcext:value-type="float">
            <text:p>0.017366554248468</text:p>
          </table:table-cell>
          <table:table-cell table:formula="of:=[.F$3]*SIN([.$C285]*PI())" office:value-type="float" office:value="-0.0984906233787512" calcext:value-type="float">
            <text:p>-0.098490623378751</text:p>
          </table:table-cell>
          <table:table-cell table:formula="of:=[.H$3]*COS([.$C285]*PI())" office:value-type="float" office:value="0.017368290730245" calcext:value-type="float">
            <text:p>0.017368290730245</text:p>
          </table:table-cell>
          <table:table-cell table:formula="of:=[.H$3]*SIN([.$C285]*PI())" office:value-type="float" office:value="-0.0985004714562813" calcext:value-type="float">
            <text:p>-0.098500471456281</text:p>
          </table:table-cell>
          <table:table-cell table:formula="of:=[.J$3]*COS([.$C285]*PI())" office:value-type="float" office:value="0.017383919066235" calcext:value-type="float">
            <text:p>0.017383919066235</text:p>
          </table:table-cell>
          <table:table-cell table:formula="of:=[.J$3]*SIN([.$C285]*PI())" office:value-type="float" office:value="-0.0985891041540524" calcext:value-type="float">
            <text:p>-0.098589104154052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formula="of:=[.C285]+2/360" office:value-type="float" office:value="1.56111111111111" calcext:value-type="float">
            <text:p>1.56111111111111</text:p>
          </table:table-cell>
          <table:table-cell table:formula="of:=[.D$3]*COS([.$C286]*PI())" office:value-type="float" office:value="0.0190808995376531" calcext:value-type="float">
            <text:p>0.019080899537653</text:p>
          </table:table-cell>
          <table:table-cell table:formula="of:=[.D$3]*SIN([.$C286]*PI())" office:value-type="float" office:value="-0.0981627183447667" calcext:value-type="float">
            <text:p>-0.098162718344767</text:p>
          </table:table-cell>
          <table:table-cell table:formula="of:=[.F$3]*COS([.$C286]*PI())" office:value-type="float" office:value="0.0190828076276069" calcext:value-type="float">
            <text:p>0.019082807627607</text:p>
          </table:table-cell>
          <table:table-cell table:formula="of:=[.F$3]*SIN([.$C286]*PI())" office:value-type="float" office:value="-0.0981725346166011" calcext:value-type="float">
            <text:p>-0.098172534616601</text:p>
          </table:table-cell>
          <table:table-cell table:formula="of:=[.H$3]*COS([.$C286]*PI())" office:value-type="float" office:value="0.0190847157175606" calcext:value-type="float">
            <text:p>0.019084715717561</text:p>
          </table:table-cell>
          <table:table-cell table:formula="of:=[.H$3]*SIN([.$C286]*PI())" office:value-type="float" office:value="-0.0981823508884356" calcext:value-type="float">
            <text:p>-0.098182350888436</text:p>
          </table:table-cell>
          <table:table-cell table:formula="of:=[.J$3]*COS([.$C286]*PI())" office:value-type="float" office:value="0.0191018885271445" calcext:value-type="float">
            <text:p>0.019101888527145</text:p>
          </table:table-cell>
          <table:table-cell table:formula="of:=[.J$3]*SIN([.$C286]*PI())" office:value-type="float" office:value="-0.0982706973349459" calcext:value-type="float">
            <text:p>-0.098270697334946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formula="of:=[.C286]+2/360" office:value-type="float" office:value="1.56666666666666" calcext:value-type="float">
            <text:p>1.56666666666666</text:p>
          </table:table-cell>
          <table:table-cell table:formula="of:=[.D$3]*COS([.$C287]*PI())" office:value-type="float" office:value="0.0207911690817746" calcext:value-type="float">
            <text:p>0.020791169081775</text:p>
          </table:table-cell>
          <table:table-cell table:formula="of:=[.D$3]*SIN([.$C287]*PI())" office:value-type="float" office:value="-0.0978147600733809" calcext:value-type="float">
            <text:p>-0.097814760073381</text:p>
          </table:table-cell>
          <table:table-cell table:formula="of:=[.F$3]*COS([.$C287]*PI())" office:value-type="float" office:value="0.0207932481986827" calcext:value-type="float">
            <text:p>0.020793248198683</text:p>
          </table:table-cell>
          <table:table-cell table:formula="of:=[.F$3]*SIN([.$C287]*PI())" office:value-type="float" office:value="-0.0978245415493882" calcext:value-type="float">
            <text:p>-0.097824541549388</text:p>
          </table:table-cell>
          <table:table-cell table:formula="of:=[.H$3]*COS([.$C287]*PI())" office:value-type="float" office:value="0.0207953273155909" calcext:value-type="float">
            <text:p>0.020795327315591</text:p>
          </table:table-cell>
          <table:table-cell table:formula="of:=[.H$3]*SIN([.$C287]*PI())" office:value-type="float" office:value="-0.0978343230253955" calcext:value-type="float">
            <text:p>-0.097834323025396</text:p>
          </table:table-cell>
          <table:table-cell table:formula="of:=[.J$3]*COS([.$C287]*PI())" office:value-type="float" office:value="0.0208140393677645" calcext:value-type="float">
            <text:p>0.020814039367765</text:p>
          </table:table-cell>
          <table:table-cell table:formula="of:=[.J$3]*SIN([.$C287]*PI())" office:value-type="float" office:value="-0.0979223563094616" calcext:value-type="float">
            <text:p>-0.097922356309462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formula="of:=[.C287]+2/360" office:value-type="float" office:value="1.57222222222222" calcext:value-type="float">
            <text:p>1.57222222222222</text:p>
          </table:table-cell>
          <table:table-cell table:formula="of:=[.D$3]*COS([.$C288]*PI())" office:value-type="float" office:value="0.0224951054343851" calcext:value-type="float">
            <text:p>0.022495105434385</text:p>
          </table:table-cell>
          <table:table-cell table:formula="of:=[.D$3]*SIN([.$C288]*PI())" office:value-type="float" office:value="-0.0974370064785239" calcext:value-type="float">
            <text:p>-0.097437006478524</text:p>
          </table:table-cell>
          <table:table-cell table:formula="of:=[.F$3]*COS([.$C288]*PI())" office:value-type="float" office:value="0.0224973549449285" calcext:value-type="float">
            <text:p>0.022497354944929</text:p>
          </table:table-cell>
          <table:table-cell table:formula="of:=[.F$3]*SIN([.$C288]*PI())" office:value-type="float" office:value="-0.0974467501791717" calcext:value-type="float">
            <text:p>-0.097446750179172</text:p>
          </table:table-cell>
          <table:table-cell table:formula="of:=[.H$3]*COS([.$C288]*PI())" office:value-type="float" office:value="0.022499604455472" calcext:value-type="float">
            <text:p>0.022499604455472</text:p>
          </table:table-cell>
          <table:table-cell table:formula="of:=[.H$3]*SIN([.$C288]*PI())" office:value-type="float" office:value="-0.0974564938798196" calcext:value-type="float">
            <text:p>-0.09745649387982</text:p>
          </table:table-cell>
          <table:table-cell table:formula="of:=[.J$3]*COS([.$C288]*PI())" office:value-type="float" office:value="0.0225198500503629" calcext:value-type="float">
            <text:p>0.022519850050363</text:p>
          </table:table-cell>
          <table:table-cell table:formula="of:=[.J$3]*SIN([.$C288]*PI())" office:value-type="float" office:value="-0.0975441871856502" calcext:value-type="float">
            <text:p>-0.09754418718565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formula="of:=[.C288]+2/360" office:value-type="float" office:value="1.57777777777777" calcext:value-type="float">
            <text:p>1.57777777777777</text:p>
          </table:table-cell>
          <table:table-cell table:formula="of:=[.D$3]*COS([.$C289]*PI())" office:value-type="float" office:value="0.0241921895599654" calcext:value-type="float">
            <text:p>0.024192189559965</text:p>
          </table:table-cell>
          <table:table-cell table:formula="of:=[.D$3]*SIN([.$C289]*PI())" office:value-type="float" office:value="-0.0970295726276" calcext:value-type="float">
            <text:p>-0.0970295726276</text:p>
          </table:table-cell>
          <table:table-cell table:formula="of:=[.F$3]*COS([.$C289]*PI())" office:value-type="float" office:value="0.0241946087789214" calcext:value-type="float">
            <text:p>0.024194608778921</text:p>
          </table:table-cell>
          <table:table-cell table:formula="of:=[.F$3]*SIN([.$C289]*PI())" office:value-type="float" office:value="-0.0970392755848628" calcext:value-type="float">
            <text:p>-0.097039275584863</text:p>
          </table:table-cell>
          <table:table-cell table:formula="of:=[.H$3]*COS([.$C289]*PI())" office:value-type="float" office:value="0.0241970279978774" calcext:value-type="float">
            <text:p>0.024197027997877</text:p>
          </table:table-cell>
          <table:table-cell table:formula="of:=[.H$3]*SIN([.$C289]*PI())" office:value-type="float" office:value="-0.0970489785421255" calcext:value-type="float">
            <text:p>-0.097048978542126</text:p>
          </table:table-cell>
          <table:table-cell table:formula="of:=[.J$3]*COS([.$C289]*PI())" office:value-type="float" office:value="0.0242188009684813" calcext:value-type="float">
            <text:p>0.024218800968481</text:p>
          </table:table-cell>
          <table:table-cell table:formula="of:=[.J$3]*SIN([.$C289]*PI())" office:value-type="float" office:value="-0.0971363051574904" calcext:value-type="float">
            <text:p>-0.09713630515749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formula="of:=[.C289]+2/360" office:value-type="float" office:value="1.58333333333333" calcext:value-type="float">
            <text:p>1.58333333333333</text:p>
          </table:table-cell>
          <table:table-cell table:formula="of:=[.D$3]*COS([.$C290]*PI())" office:value-type="float" office:value="0.0258819045102507" calcext:value-type="float">
            <text:p>0.025881904510251</text:p>
          </table:table-cell>
          <table:table-cell table:formula="of:=[.D$3]*SIN([.$C290]*PI())" office:value-type="float" office:value="-0.0965925826289072" calcext:value-type="float">
            <text:p>-0.096592582628907</text:p>
          </table:table-cell>
          <table:table-cell table:formula="of:=[.F$3]*COS([.$C290]*PI())" office:value-type="float" office:value="0.0258844927007017" calcext:value-type="float">
            <text:p>0.025884492700702</text:p>
          </table:table-cell>
          <table:table-cell table:formula="of:=[.F$3]*SIN([.$C290]*PI())" office:value-type="float" office:value="-0.0966022418871701" calcext:value-type="float">
            <text:p>-0.09660224188717</text:p>
          </table:table-cell>
          <table:table-cell table:formula="of:=[.H$3]*COS([.$C290]*PI())" office:value-type="float" office:value="0.0258870808911527" calcext:value-type="float">
            <text:p>0.025887080891153</text:p>
          </table:table-cell>
          <table:table-cell table:formula="of:=[.H$3]*SIN([.$C290]*PI())" office:value-type="float" office:value="-0.096611901145433" calcext:value-type="float">
            <text:p>-0.096611901145433</text:p>
          </table:table-cell>
          <table:table-cell table:formula="of:=[.J$3]*COS([.$C290]*PI())" office:value-type="float" office:value="0.0259103746052119" calcext:value-type="float">
            <text:p>0.025910374605212</text:p>
          </table:table-cell>
          <table:table-cell table:formula="of:=[.J$3]*SIN([.$C290]*PI())" office:value-type="float" office:value="-0.096698834469799" calcext:value-type="float">
            <text:p>-0.096698834469799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formula="of:=[.C290]+2/360" office:value-type="float" office:value="1.58888888888888" calcext:value-type="float">
            <text:p>1.58888888888888</text:p>
          </table:table-cell>
          <table:table-cell table:formula="of:=[.D$3]*COS([.$C291]*PI())" office:value-type="float" office:value="0.0275637355816986" calcext:value-type="float">
            <text:p>0.027563735581699</text:p>
          </table:table-cell>
          <table:table-cell table:formula="of:=[.D$3]*SIN([.$C291]*PI())" office:value-type="float" office:value="-0.0961261695938323" calcext:value-type="float">
            <text:p>-0.096126169593832</text:p>
          </table:table-cell>
          <table:table-cell table:formula="of:=[.F$3]*COS([.$C291]*PI())" office:value-type="float" office:value="0.0275664919552567" calcext:value-type="float">
            <text:p>0.027566491955257</text:p>
          </table:table-cell>
          <table:table-cell table:formula="of:=[.F$3]*SIN([.$C291]*PI())" office:value-type="float" office:value="-0.0961357822107916" calcext:value-type="float">
            <text:p>-0.096135782210792</text:p>
          </table:table-cell>
          <table:table-cell table:formula="of:=[.H$3]*COS([.$C291]*PI())" office:value-type="float" office:value="0.0275692483288149" calcext:value-type="float">
            <text:p>0.027569248328815</text:p>
          </table:table-cell>
          <table:table-cell table:formula="of:=[.H$3]*SIN([.$C291]*PI())" office:value-type="float" office:value="-0.096145394827751" calcext:value-type="float">
            <text:p>-0.096145394827751</text:p>
          </table:table-cell>
          <table:table-cell table:formula="of:=[.J$3]*COS([.$C291]*PI())" office:value-type="float" office:value="0.0275940556908384" calcext:value-type="float">
            <text:p>0.027594055690839</text:p>
          </table:table-cell>
          <table:table-cell table:formula="of:=[.J$3]*SIN([.$C291]*PI())" office:value-type="float" office:value="-0.0962319083803855" calcext:value-type="float">
            <text:p>-0.096231908380386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formula="of:=[.C291]+2/360" office:value-type="float" office:value="1.59444444444444" calcext:value-type="float">
            <text:p>1.59444444444444</text:p>
          </table:table-cell>
          <table:table-cell table:formula="of:=[.D$3]*COS([.$C292]*PI())" office:value-type="float" office:value="0.0292371704722723" calcext:value-type="float">
            <text:p>0.029237170472272</text:p>
          </table:table-cell>
          <table:table-cell table:formula="of:=[.D$3]*SIN([.$C292]*PI())" office:value-type="float" office:value="-0.095630475596304" calcext:value-type="float">
            <text:p>-0.095630475596304</text:p>
          </table:table-cell>
          <table:table-cell table:formula="of:=[.F$3]*COS([.$C292]*PI())" office:value-type="float" office:value="0.0292400941893195" calcext:value-type="float">
            <text:p>0.02924009418932</text:p>
          </table:table-cell>
          <table:table-cell table:formula="of:=[.F$3]*SIN([.$C292]*PI())" office:value-type="float" office:value="-0.0956400386438636" calcext:value-type="float">
            <text:p>-0.095640038643864</text:p>
          </table:table-cell>
          <table:table-cell table:formula="of:=[.H$3]*COS([.$C292]*PI())" office:value-type="float" office:value="0.0292430179063668" calcext:value-type="float">
            <text:p>0.029243017906367</text:p>
          </table:table-cell>
          <table:table-cell table:formula="of:=[.H$3]*SIN([.$C292]*PI())" office:value-type="float" office:value="-0.0956496016914232" calcext:value-type="float">
            <text:p>-0.095649601691423</text:p>
          </table:table-cell>
          <table:table-cell table:formula="of:=[.J$3]*COS([.$C292]*PI())" office:value-type="float" office:value="0.0292693313597918" calcext:value-type="float">
            <text:p>0.029269331359792</text:p>
          </table:table-cell>
          <table:table-cell table:formula="of:=[.J$3]*SIN([.$C292]*PI())" office:value-type="float" office:value="-0.0957356691194599" calcext:value-type="float">
            <text:p>-0.09573566911946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formula="of:=[.C292]+2/360" office:value-type="float" office:value="1.6" calcext:value-type="float">
            <text:p>1.6</text:p>
          </table:table-cell>
          <table:table-cell table:formula="of:=[.D$3]*COS([.$C293]*PI())" office:value-type="float" office:value="0.0309016994374934" calcext:value-type="float">
            <text:p>0.030901699437493</text:p>
          </table:table-cell>
          <table:table-cell table:formula="of:=[.D$3]*SIN([.$C293]*PI())" office:value-type="float" office:value="-0.0951056516295158" calcext:value-type="float">
            <text:p>-0.095105651629516</text:p>
          </table:table-cell>
          <table:table-cell table:formula="of:=[.F$3]*COS([.$C293]*PI())" office:value-type="float" office:value="0.0309047896074371" calcext:value-type="float">
            <text:p>0.030904789607437</text:p>
          </table:table-cell>
          <table:table-cell table:formula="of:=[.F$3]*SIN([.$C293]*PI())" office:value-type="float" office:value="-0.0951151621946788" calcext:value-type="float">
            <text:p>-0.095115162194679</text:p>
          </table:table-cell>
          <table:table-cell table:formula="of:=[.H$3]*COS([.$C293]*PI())" office:value-type="float" office:value="0.0309078797773809" calcext:value-type="float">
            <text:p>0.030907879777381</text:p>
          </table:table-cell>
          <table:table-cell table:formula="of:=[.H$3]*SIN([.$C293]*PI())" office:value-type="float" office:value="-0.0951246727598417" calcext:value-type="float">
            <text:p>-0.095124672759842</text:p>
          </table:table-cell>
          <table:table-cell table:formula="of:=[.J$3]*COS([.$C293]*PI())" office:value-type="float" office:value="0.0309356913068746" calcext:value-type="float">
            <text:p>0.030935691306875</text:p>
          </table:table-cell>
          <table:table-cell table:formula="of:=[.J$3]*SIN([.$C293]*PI())" office:value-type="float" office:value="-0.0952102678463083" calcext:value-type="float">
            <text:p>-0.095210267846308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formula="of:=[.C293]+2/360" office:value-type="float" office:value="1.60555555555555" calcext:value-type="float">
            <text:p>1.60555555555555</text:p>
          </table:table-cell>
          <table:table-cell table:formula="of:=[.D$3]*COS([.$C294]*PI())" office:value-type="float" office:value="0.0325568154457143" calcext:value-type="float">
            <text:p>0.032556815445714</text:p>
          </table:table-cell>
          <table:table-cell table:formula="of:=[.D$3]*SIN([.$C294]*PI())" office:value-type="float" office:value="-0.0945518575599322" calcext:value-type="float">
            <text:p>-0.094551857559932</text:p>
          </table:table-cell>
          <table:table-cell table:formula="of:=[.F$3]*COS([.$C294]*PI())" office:value-type="float" office:value="0.0325600711272589" calcext:value-type="float">
            <text:p>0.032560071127259</text:p>
          </table:table-cell>
          <table:table-cell table:formula="of:=[.F$3]*SIN([.$C294]*PI())" office:value-type="float" office:value="-0.0945613127456882" calcext:value-type="float">
            <text:p>-0.094561312745688</text:p>
          </table:table-cell>
          <table:table-cell table:formula="of:=[.H$3]*COS([.$C294]*PI())" office:value-type="float" office:value="0.0325633268088034" calcext:value-type="float">
            <text:p>0.032563326808804</text:p>
          </table:table-cell>
          <table:table-cell table:formula="of:=[.H$3]*SIN([.$C294]*PI())" office:value-type="float" office:value="-0.0945707679314442" calcext:value-type="float">
            <text:p>-0.094570767931444</text:p>
          </table:table-cell>
          <table:table-cell table:formula="of:=[.J$3]*COS([.$C294]*PI())" office:value-type="float" office:value="0.0325926279427046" calcext:value-type="float">
            <text:p>0.032592627942705</text:p>
          </table:table-cell>
          <table:table-cell table:formula="of:=[.J$3]*SIN([.$C294]*PI())" office:value-type="float" office:value="-0.0946558646032481" calcext:value-type="float">
            <text:p>-0.094655864603248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formula="of:=[.C294]+2/360" office:value-type="float" office:value="1.61111111111111" calcext:value-type="float">
            <text:p>1.61111111111111</text:p>
          </table:table-cell>
          <table:table-cell table:formula="of:=[.D$3]*COS([.$C295]*PI())" office:value-type="float" office:value="0.0342020143325655" calcext:value-type="float">
            <text:p>0.034202014332566</text:p>
          </table:table-cell>
          <table:table-cell table:formula="of:=[.D$3]*SIN([.$C295]*PI())" office:value-type="float" office:value="-0.0939692620785914" calcext:value-type="float">
            <text:p>-0.093969262078591</text:p>
          </table:table-cell>
          <table:table-cell table:formula="of:=[.F$3]*COS([.$C295]*PI())" office:value-type="float" office:value="0.0342054345339987" calcext:value-type="float">
            <text:p>0.034205434533999</text:p>
          </table:table-cell>
          <table:table-cell table:formula="of:=[.F$3]*SIN([.$C295]*PI())" office:value-type="float" office:value="-0.0939786590047992" calcext:value-type="float">
            <text:p>-0.093978659004799</text:p>
          </table:table-cell>
          <table:table-cell table:formula="of:=[.H$3]*COS([.$C295]*PI())" office:value-type="float" office:value="0.034208854735432" calcext:value-type="float">
            <text:p>0.034208854735432</text:p>
          </table:table-cell>
          <table:table-cell table:formula="of:=[.H$3]*SIN([.$C295]*PI())" office:value-type="float" office:value="-0.0939880559310071" calcext:value-type="float">
            <text:p>-0.093988055931007</text:p>
          </table:table-cell>
          <table:table-cell table:formula="of:=[.J$3]*COS([.$C295]*PI())" office:value-type="float" office:value="0.0342396365483313" calcext:value-type="float">
            <text:p>0.034239636548331</text:p>
          </table:table-cell>
          <table:table-cell table:formula="of:=[.J$3]*SIN([.$C295]*PI())" office:value-type="float" office:value="-0.0940726282668778" calcext:value-type="float">
            <text:p>-0.094072628266878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formula="of:=[.C295]+2/360" office:value-type="float" office:value="1.61666666666666" calcext:value-type="float">
            <text:p>1.61666666666666</text:p>
          </table:table-cell>
          <table:table-cell table:formula="of:=[.D$3]*COS([.$C296]*PI())" office:value-type="float" office:value="0.0358367949545286" calcext:value-type="float">
            <text:p>0.035836794954529</text:p>
          </table:table-cell>
          <table:table-cell table:formula="of:=[.D$3]*SIN([.$C296]*PI())" office:value-type="float" office:value="-0.0933580426497207" calcext:value-type="float">
            <text:p>-0.093358042649721</text:p>
          </table:table-cell>
          <table:table-cell table:formula="of:=[.F$3]*COS([.$C296]*PI())" office:value-type="float" office:value="0.0358403786340241" calcext:value-type="float">
            <text:p>0.035840378634024</text:p>
          </table:table-cell>
          <table:table-cell table:formula="of:=[.F$3]*SIN([.$C296]*PI())" office:value-type="float" office:value="-0.0933673784539857" calcext:value-type="float">
            <text:p>-0.093367378453986</text:p>
          </table:table-cell>
          <table:table-cell table:formula="of:=[.H$3]*COS([.$C296]*PI())" office:value-type="float" office:value="0.0358439623135195" calcext:value-type="float">
            <text:p>0.03584396231352</text:p>
          </table:table-cell>
          <table:table-cell table:formula="of:=[.H$3]*SIN([.$C296]*PI())" office:value-type="float" office:value="-0.0933767142582506" calcext:value-type="float">
            <text:p>-0.093376714258251</text:p>
          </table:table-cell>
          <table:table-cell table:formula="of:=[.J$3]*COS([.$C296]*PI())" office:value-type="float" office:value="0.0358762154289786" calcext:value-type="float">
            <text:p>0.035876215428979</text:p>
          </table:table-cell>
          <table:table-cell table:formula="of:=[.J$3]*SIN([.$C296]*PI())" office:value-type="float" office:value="-0.0934607364966354" calcext:value-type="float">
            <text:p>-0.093460736496635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formula="of:=[.C296]+2/360" office:value-type="float" office:value="1.62222222222222" calcext:value-type="float">
            <text:p>1.62222222222222</text:p>
          </table:table-cell>
          <table:table-cell table:formula="of:=[.D$3]*COS([.$C297]*PI())" office:value-type="float" office:value="0.0374606593415898" calcext:value-type="float">
            <text:p>0.03746065934159</text:p>
          </table:table-cell>
          <table:table-cell table:formula="of:=[.D$3]*SIN([.$C297]*PI())" office:value-type="float" office:value="-0.0927183854566793" calcext:value-type="float">
            <text:p>-0.092718385456679</text:p>
          </table:table-cell>
          <table:table-cell table:formula="of:=[.F$3]*COS([.$C297]*PI())" office:value-type="float" office:value="0.037464405407524" calcext:value-type="float">
            <text:p>0.037464405407524</text:p>
          </table:table-cell>
          <table:table-cell table:formula="of:=[.F$3]*SIN([.$C297]*PI())" office:value-type="float" office:value="-0.092727657295225" calcext:value-type="float">
            <text:p>-0.092727657295225</text:p>
          </table:table-cell>
          <table:table-cell table:formula="of:=[.H$3]*COS([.$C297]*PI())" office:value-type="float" office:value="0.0374681514734581" calcext:value-type="float">
            <text:p>0.037468151473458</text:p>
          </table:table-cell>
          <table:table-cell table:formula="of:=[.H$3]*SIN([.$C297]*PI())" office:value-type="float" office:value="-0.0927369291337706" calcext:value-type="float">
            <text:p>-0.092736929133771</text:p>
          </table:table-cell>
          <table:table-cell table:formula="of:=[.J$3]*COS([.$C297]*PI())" office:value-type="float" office:value="0.0375018660668655" calcext:value-type="float">
            <text:p>0.037501866066866</text:p>
          </table:table-cell>
          <table:table-cell table:formula="of:=[.J$3]*SIN([.$C297]*PI())" office:value-type="float" office:value="-0.0928203756806817" calcext:value-type="float">
            <text:p>-0.092820375680682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formula="of:=[.C297]+2/360" office:value-type="float" office:value="1.62777777777777" calcext:value-type="float">
            <text:p>1.62777777777777</text:p>
          </table:table-cell>
          <table:table-cell table:formula="of:=[.D$3]*COS([.$C298]*PI())" office:value-type="float" office:value="0.039073112848926" calcext:value-type="float">
            <text:p>0.039073112848926</text:p>
          </table:table-cell>
          <table:table-cell table:formula="of:=[.D$3]*SIN([.$C298]*PI())" office:value-type="float" office:value="-0.0920504853452446" calcext:value-type="float">
            <text:p>-0.092050485345245</text:p>
          </table:table-cell>
          <table:table-cell table:formula="of:=[.F$3]*COS([.$C298]*PI())" office:value-type="float" office:value="0.0390770201602109" calcext:value-type="float">
            <text:p>0.039077020160211</text:p>
          </table:table-cell>
          <table:table-cell table:formula="of:=[.F$3]*SIN([.$C298]*PI())" office:value-type="float" office:value="-0.0920596903937791" calcext:value-type="float">
            <text:p>-0.092059690393779</text:p>
          </table:table-cell>
          <table:table-cell table:formula="of:=[.H$3]*COS([.$C298]*PI())" office:value-type="float" office:value="0.0390809274714958" calcext:value-type="float">
            <text:p>0.039080927471496</text:p>
          </table:table-cell>
          <table:table-cell table:formula="of:=[.H$3]*SIN([.$C298]*PI())" office:value-type="float" office:value="-0.0920688954423137" calcext:value-type="float">
            <text:p>-0.092068895442314</text:p>
          </table:table-cell>
          <table:table-cell table:formula="of:=[.J$3]*COS([.$C298]*PI())" office:value-type="float" office:value="0.0391160932730599" calcext:value-type="float">
            <text:p>0.03911609327306</text:p>
          </table:table-cell>
          <table:table-cell table:formula="of:=[.J$3]*SIN([.$C298]*PI())" office:value-type="float" office:value="-0.0921517408791244" calcext:value-type="float">
            <text:p>-0.092151740879124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formula="of:=[.C298]+2/360" office:value-type="float" office:value="1.63333333333333" calcext:value-type="float">
            <text:p>1.63333333333333</text:p>
          </table:table-cell>
          <table:table-cell table:formula="of:=[.D$3]*COS([.$C299]*PI())" office:value-type="float" office:value="0.0406736643075787" calcext:value-type="float">
            <text:p>0.040673664307579</text:p>
          </table:table-cell>
          <table:table-cell table:formula="of:=[.D$3]*SIN([.$C299]*PI())" office:value-type="float" office:value="-0.0913545457642607" calcext:value-type="float">
            <text:p>-0.091354545764261</text:p>
          </table:table-cell>
          <table:table-cell table:formula="of:=[.F$3]*COS([.$C299]*PI())" office:value-type="float" office:value="0.0406777316740094" calcext:value-type="float">
            <text:p>0.04067773167401</text:p>
          </table:table-cell>
          <table:table-cell table:formula="of:=[.F$3]*SIN([.$C299]*PI())" office:value-type="float" office:value="-0.0913636812188371" calcext:value-type="float">
            <text:p>-0.091363681218837</text:p>
          </table:table-cell>
          <table:table-cell table:formula="of:=[.H$3]*COS([.$C299]*PI())" office:value-type="float" office:value="0.0406817990404402" calcext:value-type="float">
            <text:p>0.04068179904044</text:p>
          </table:table-cell>
          <table:table-cell table:formula="of:=[.H$3]*SIN([.$C299]*PI())" office:value-type="float" office:value="-0.0913728166734135" calcext:value-type="float">
            <text:p>-0.091372816673414</text:p>
          </table:table-cell>
          <table:table-cell table:formula="of:=[.J$3]*COS([.$C299]*PI())" office:value-type="float" office:value="0.040718405338317" calcext:value-type="float">
            <text:p>0.040718405338317</text:p>
          </table:table-cell>
          <table:table-cell table:formula="of:=[.J$3]*SIN([.$C299]*PI())" office:value-type="float" office:value="-0.0914550357646014" calcext:value-type="float">
            <text:p>-0.091455035764601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formula="of:=[.C299]+2/360" office:value-type="float" office:value="1.63888888888888" calcext:value-type="float">
            <text:p>1.63888888888888</text:p>
          </table:table-cell>
          <table:table-cell table:formula="of:=[.D$3]*COS([.$C300]*PI())" office:value-type="float" office:value="0.0422618261740686" calcext:value-type="float">
            <text:p>0.042261826174069</text:p>
          </table:table-cell>
          <table:table-cell table:formula="of:=[.D$3]*SIN([.$C300]*PI())" office:value-type="float" office:value="-0.0906307787036656" calcext:value-type="float">
            <text:p>-0.090630778703666</text:p>
          </table:table-cell>
          <table:table-cell table:formula="of:=[.F$3]*COS([.$C300]*PI())" office:value-type="float" office:value="0.042266052356686" calcext:value-type="float">
            <text:p>0.042266052356686</text:p>
          </table:table-cell>
          <table:table-cell table:formula="of:=[.F$3]*SIN([.$C300]*PI())" office:value-type="float" office:value="-0.090639841781536" calcext:value-type="float">
            <text:p>-0.090639841781536</text:p>
          </table:table-cell>
          <table:table-cell table:formula="of:=[.H$3]*COS([.$C300]*PI())" office:value-type="float" office:value="0.0422702785393034" calcext:value-type="float">
            <text:p>0.042270278539303</text:p>
          </table:table-cell>
          <table:table-cell table:formula="of:=[.H$3]*SIN([.$C300]*PI())" office:value-type="float" office:value="-0.0906489048594064" calcext:value-type="float">
            <text:p>-0.090648904859406</text:p>
          </table:table-cell>
          <table:table-cell table:formula="of:=[.J$3]*COS([.$C300]*PI())" office:value-type="float" office:value="0.0423083141828601" calcext:value-type="float">
            <text:p>0.04230831418286</text:p>
          </table:table-cell>
          <table:table-cell table:formula="of:=[.J$3]*SIN([.$C300]*PI())" office:value-type="float" office:value="-0.0907304725602397" calcext:value-type="float">
            <text:p>-0.09073047256024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formula="of:=[.C300]+2/360" office:value-type="float" office:value="1.64444444444444" calcext:value-type="float">
            <text:p>1.64444444444444</text:p>
          </table:table-cell>
          <table:table-cell table:formula="of:=[.D$3]*COS([.$C301]*PI())" office:value-type="float" office:value="0.0438371146789064" calcext:value-type="float">
            <text:p>0.043837114678906</text:p>
          </table:table-cell>
          <table:table-cell table:formula="of:=[.D$3]*SIN([.$C301]*PI())" office:value-type="float" office:value="-0.0898794046299174" calcext:value-type="float">
            <text:p>-0.089879404629917</text:p>
          </table:table-cell>
          <table:table-cell table:formula="of:=[.F$3]*COS([.$C301]*PI())" office:value-type="float" office:value="0.0438414983903743" calcext:value-type="float">
            <text:p>0.043841498390374</text:p>
          </table:table-cell>
          <table:table-cell table:formula="of:=[.F$3]*SIN([.$C301]*PI())" office:value-type="float" office:value="-0.0898883925703804" calcext:value-type="float">
            <text:p>-0.08988839257038</text:p>
          </table:table-cell>
          <table:table-cell table:formula="of:=[.H$3]*COS([.$C301]*PI())" office:value-type="float" office:value="0.0438458821018422" calcext:value-type="float">
            <text:p>0.043845882101842</text:p>
          </table:table-cell>
          <table:table-cell table:formula="of:=[.H$3]*SIN([.$C301]*PI())" office:value-type="float" office:value="-0.0898973805108433" calcext:value-type="float">
            <text:p>-0.089897380510843</text:p>
          </table:table-cell>
          <table:table-cell table:formula="of:=[.J$3]*COS([.$C301]*PI())" office:value-type="float" office:value="0.0438853355050532" calcext:value-type="float">
            <text:p>0.043885335505053</text:p>
          </table:table-cell>
          <table:table-cell table:formula="of:=[.J$3]*SIN([.$C301]*PI())" office:value-type="float" office:value="-0.0899782719750103" calcext:value-type="float">
            <text:p>-0.08997827197501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formula="of:=[.C301]+2/360" office:value-type="float" office:value="1.65" calcext:value-type="float">
            <text:p>1.65</text:p>
          </table:table-cell>
          <table:table-cell table:formula="of:=[.D$3]*COS([.$C302]*PI())" office:value-type="float" office:value="0.0453990499739533" calcext:value-type="float">
            <text:p>0.045399049973953</text:p>
          </table:table-cell>
          <table:table-cell table:formula="of:=[.D$3]*SIN([.$C302]*PI())" office:value-type="float" office:value="-0.0891006524188375" calcext:value-type="float">
            <text:p>-0.089100652418838</text:p>
          </table:table-cell>
          <table:table-cell table:formula="of:=[.F$3]*COS([.$C302]*PI())" office:value-type="float" office:value="0.0454035898789507" calcext:value-type="float">
            <text:p>0.045403589878951</text:p>
          </table:table-cell>
          <table:table-cell table:formula="of:=[.F$3]*SIN([.$C302]*PI())" office:value-type="float" office:value="-0.0891095624840794" calcext:value-type="float">
            <text:p>-0.089109562484079</text:p>
          </table:table-cell>
          <table:table-cell table:formula="of:=[.H$3]*COS([.$C302]*PI())" office:value-type="float" office:value="0.0454081297839481" calcext:value-type="float">
            <text:p>0.045408129783948</text:p>
          </table:table-cell>
          <table:table-cell table:formula="of:=[.H$3]*SIN([.$C302]*PI())" office:value-type="float" office:value="-0.0891184725493213" calcext:value-type="float">
            <text:p>-0.089118472549321</text:p>
          </table:table-cell>
          <table:table-cell table:formula="of:=[.J$3]*COS([.$C302]*PI())" office:value-type="float" office:value="0.0454489889289247" calcext:value-type="float">
            <text:p>0.045448988928925</text:p>
          </table:table-cell>
          <table:table-cell table:formula="of:=[.J$3]*SIN([.$C302]*PI())" office:value-type="float" office:value="-0.0891986631364982" calcext:value-type="float">
            <text:p>-0.089198663136498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formula="of:=[.C302]+2/360" office:value-type="float" office:value="1.65555555555555" calcext:value-type="float">
            <text:p>1.65555555555555</text:p>
          </table:table-cell>
          <table:table-cell table:formula="of:=[.D$3]*COS([.$C303]*PI())" office:value-type="float" office:value="0.0469471562785877" calcext:value-type="float">
            <text:p>0.046947156278588</text:p>
          </table:table-cell>
          <table:table-cell table:formula="of:=[.D$3]*SIN([.$C303]*PI())" office:value-type="float" office:value="-0.0882947592858934" calcext:value-type="float">
            <text:p>-0.088294759285894</text:p>
          </table:table-cell>
          <table:table-cell table:formula="of:=[.F$3]*COS([.$C303]*PI())" office:value-type="float" office:value="0.0469518509942156" calcext:value-type="float">
            <text:p>0.046951850994216</text:p>
          </table:table-cell>
          <table:table-cell table:formula="of:=[.F$3]*SIN([.$C303]*PI())" office:value-type="float" office:value="-0.088303588761822" calcext:value-type="float">
            <text:p>-0.088303588761822</text:p>
          </table:table-cell>
          <table:table-cell table:formula="of:=[.H$3]*COS([.$C303]*PI())" office:value-type="float" office:value="0.0469565457098434" calcext:value-type="float">
            <text:p>0.046956545709844</text:p>
          </table:table-cell>
          <table:table-cell table:formula="of:=[.H$3]*SIN([.$C303]*PI())" office:value-type="float" office:value="-0.0883124182377506" calcext:value-type="float">
            <text:p>-0.088312418237751</text:p>
          </table:table-cell>
          <table:table-cell table:formula="of:=[.J$3]*COS([.$C303]*PI())" office:value-type="float" office:value="0.0469987981504942" calcext:value-type="float">
            <text:p>0.046998798150494</text:p>
          </table:table-cell>
          <table:table-cell table:formula="of:=[.J$3]*SIN([.$C303]*PI())" office:value-type="float" office:value="-0.0883918835211079" calcext:value-type="float">
            <text:p>-0.08839188352110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[.C303]+2/360" office:value-type="float" office:value="1.66111111111111" calcext:value-type="float">
            <text:p>1.66111111111111</text:p>
          </table:table-cell>
          <table:table-cell table:formula="of:=[.D$3]*COS([.$C304]*PI())" office:value-type="float" office:value="0.0484809620246323" calcext:value-type="float">
            <text:p>0.048480962024632</text:p>
          </table:table-cell>
          <table:table-cell table:formula="of:=[.D$3]*SIN([.$C304]*PI())" office:value-type="float" office:value="-0.0874619707139403" calcext:value-type="float">
            <text:p>-0.08746197071394</text:p>
          </table:table-cell>
          <table:table-cell table:formula="of:=[.F$3]*COS([.$C304]*PI())" office:value-type="float" office:value="0.0484858101208348" calcext:value-type="float">
            <text:p>0.048485810120835</text:p>
          </table:table-cell>
          <table:table-cell table:formula="of:=[.F$3]*SIN([.$C304]*PI())" office:value-type="float" office:value="-0.0874707169110117" calcext:value-type="float">
            <text:p>-0.087470716911012</text:p>
          </table:table-cell>
          <table:table-cell table:formula="of:=[.H$3]*COS([.$C304]*PI())" office:value-type="float" office:value="0.0484906582170373" calcext:value-type="float">
            <text:p>0.048490658217037</text:p>
          </table:table-cell>
          <table:table-cell table:formula="of:=[.H$3]*SIN([.$C304]*PI())" office:value-type="float" office:value="-0.0874794631080831" calcext:value-type="float">
            <text:p>-0.087479463108083</text:p>
          </table:table-cell>
          <table:table-cell table:formula="of:=[.J$3]*COS([.$C304]*PI())" office:value-type="float" office:value="0.0485342910828594" calcext:value-type="float">
            <text:p>0.04853429108286</text:p>
          </table:table-cell>
          <table:table-cell table:formula="of:=[.J$3]*SIN([.$C304]*PI())" office:value-type="float" office:value="-0.0875581788817257" calcext:value-type="float">
            <text:p>-0.087558178881726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formula="of:=[.C304]+2/360" office:value-type="float" office:value="1.66666666666666" calcext:value-type="float">
            <text:p>1.66666666666666</text:p>
          </table:table-cell>
          <table:table-cell table:formula="of:=[.D$3]*COS([.$C305]*PI())" office:value-type="float" office:value="0.0499999999999987" calcext:value-type="float">
            <text:p>0.049999999999999</text:p>
          </table:table-cell>
          <table:table-cell table:formula="of:=[.D$3]*SIN([.$C305]*PI())" office:value-type="float" office:value="-0.0866025403784446" calcext:value-type="float">
            <text:p>-0.086602540378445</text:p>
          </table:table-cell>
          <table:table-cell table:formula="of:=[.F$3]*COS([.$C305]*PI())" office:value-type="float" office:value="0.0500049999999987" calcext:value-type="float">
            <text:p>0.050004999999999</text:p>
          </table:table-cell>
          <table:table-cell table:formula="of:=[.F$3]*SIN([.$C305]*PI())" office:value-type="float" office:value="-0.0866112006324825" calcext:value-type="float">
            <text:p>-0.086611200632483</text:p>
          </table:table-cell>
          <table:table-cell table:formula="of:=[.H$3]*COS([.$C305]*PI())" office:value-type="float" office:value="0.0500099999999987" calcext:value-type="float">
            <text:p>0.050009999999999</text:p>
          </table:table-cell>
          <table:table-cell table:formula="of:=[.H$3]*SIN([.$C305]*PI())" office:value-type="float" office:value="-0.0866198608865203" calcext:value-type="float">
            <text:p>-0.08661986088652</text:p>
          </table:table-cell>
          <table:table-cell table:formula="of:=[.J$3]*COS([.$C305]*PI())" office:value-type="float" office:value="0.0500549999999987" calcext:value-type="float">
            <text:p>0.050054999999999</text:p>
          </table:table-cell>
          <table:table-cell table:formula="of:=[.J$3]*SIN([.$C305]*PI())" office:value-type="float" office:value="-0.0866978031728609" calcext:value-type="float">
            <text:p>-0.086697803172861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formula="of:=[.C305]+2/360" office:value-type="float" office:value="1.67222222222222" calcext:value-type="float">
            <text:p>1.67222222222222</text:p>
          </table:table-cell>
          <table:table-cell table:formula="of:=[.D$3]*COS([.$C306]*PI())" office:value-type="float" office:value="0.0515038074910041" calcext:value-type="float">
            <text:p>0.051503807491004</text:p>
          </table:table-cell>
          <table:table-cell table:formula="of:=[.D$3]*SIN([.$C306]*PI())" office:value-type="float" office:value="-0.085716730070212" calcext:value-type="float">
            <text:p>-0.085716730070212</text:p>
          </table:table-cell>
          <table:table-cell table:formula="of:=[.F$3]*COS([.$C306]*PI())" office:value-type="float" office:value="0.0515089578717532" calcext:value-type="float">
            <text:p>0.051508957871753</text:p>
          </table:table-cell>
          <table:table-cell table:formula="of:=[.F$3]*SIN([.$C306]*PI())" office:value-type="float" office:value="-0.085725301743219" calcext:value-type="float">
            <text:p>-0.085725301743219</text:p>
          </table:table-cell>
          <table:table-cell table:formula="of:=[.H$3]*COS([.$C306]*PI())" office:value-type="float" office:value="0.0515141082525023" calcext:value-type="float">
            <text:p>0.051514108252502</text:p>
          </table:table-cell>
          <table:table-cell table:formula="of:=[.H$3]*SIN([.$C306]*PI())" office:value-type="float" office:value="-0.0857338734162261" calcext:value-type="float">
            <text:p>-0.085733873416226</text:p>
          </table:table-cell>
          <table:table-cell table:formula="of:=[.J$3]*COS([.$C306]*PI())" office:value-type="float" office:value="0.0515604616792442" calcext:value-type="float">
            <text:p>0.051560461679244</text:p>
          </table:table-cell>
          <table:table-cell table:formula="of:=[.J$3]*SIN([.$C306]*PI())" office:value-type="float" office:value="-0.0858110184732892" calcext:value-type="float">
            <text:p>-0.085811018473289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formula="of:=[.C306]+2/360" office:value-type="float" office:value="1.67777777777777" calcext:value-type="float">
            <text:p>1.67777777777777</text:p>
          </table:table-cell>
          <table:table-cell table:formula="of:=[.D$3]*COS([.$C307]*PI())" office:value-type="float" office:value="0.0529919264233192" calcext:value-type="float">
            <text:p>0.052991926423319</text:p>
          </table:table-cell>
          <table:table-cell table:formula="of:=[.D$3]*SIN([.$C307]*PI())" office:value-type="float" office:value="-0.0848048096156434" calcext:value-type="float">
            <text:p>-0.084804809615643</text:p>
          </table:table-cell>
          <table:table-cell table:formula="of:=[.F$3]*COS([.$C307]*PI())" office:value-type="float" office:value="0.0529972256159615" calcext:value-type="float">
            <text:p>0.052997225615962</text:p>
          </table:table-cell>
          <table:table-cell table:formula="of:=[.F$3]*SIN([.$C307]*PI())" office:value-type="float" office:value="-0.084813290096605" calcext:value-type="float">
            <text:p>-0.084813290096605</text:p>
          </table:table-cell>
          <table:table-cell table:formula="of:=[.H$3]*COS([.$C307]*PI())" office:value-type="float" office:value="0.0530025248086039" calcext:value-type="float">
            <text:p>0.053002524808604</text:p>
          </table:table-cell>
          <table:table-cell table:formula="of:=[.H$3]*SIN([.$C307]*PI())" office:value-type="float" office:value="-0.0848217705775665" calcext:value-type="float">
            <text:p>-0.084821770577567</text:p>
          </table:table-cell>
          <table:table-cell table:formula="of:=[.J$3]*COS([.$C307]*PI())" office:value-type="float" office:value="0.0530502175423848" calcext:value-type="float">
            <text:p>0.053050217542385</text:p>
          </table:table-cell>
          <table:table-cell table:formula="of:=[.J$3]*SIN([.$C307]*PI())" office:value-type="float" office:value="-0.0848980949062206" calcext:value-type="float">
            <text:p>-0.084898094906221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formula="of:=[.C307]+2/360" office:value-type="float" office:value="1.68333333333333" calcext:value-type="float">
            <text:p>1.68333333333333</text:p>
          </table:table-cell>
          <table:table-cell table:formula="of:=[.D$3]*COS([.$C308]*PI())" office:value-type="float" office:value="0.0544639035015014" calcext:value-type="float">
            <text:p>0.054463903501501</text:p>
          </table:table-cell>
          <table:table-cell table:formula="of:=[.D$3]*SIN([.$C308]*PI())" office:value-type="float" office:value="-0.0838670567945433" calcext:value-type="float">
            <text:p>-0.083867056794543</text:p>
          </table:table-cell>
          <table:table-cell table:formula="of:=[.F$3]*COS([.$C308]*PI())" office:value-type="float" office:value="0.0544693498918516" calcext:value-type="float">
            <text:p>0.054469349891852</text:p>
          </table:table-cell>
          <table:table-cell table:formula="of:=[.F$3]*SIN([.$C308]*PI())" office:value-type="float" office:value="-0.0838754435002227" calcext:value-type="float">
            <text:p>-0.083875443500223</text:p>
          </table:table-cell>
          <table:table-cell table:formula="of:=[.H$3]*COS([.$C308]*PI())" office:value-type="float" office:value="0.0544747962822017" calcext:value-type="float">
            <text:p>0.054474796282202</text:p>
          </table:table-cell>
          <table:table-cell table:formula="of:=[.H$3]*SIN([.$C308]*PI())" office:value-type="float" office:value="-0.0838838302059022" calcext:value-type="float">
            <text:p>-0.083883830205902</text:p>
          </table:table-cell>
          <table:table-cell table:formula="of:=[.J$3]*COS([.$C308]*PI())" office:value-type="float" office:value="0.0545238137953531" calcext:value-type="float">
            <text:p>0.054523813795353</text:p>
          </table:table-cell>
          <table:table-cell table:formula="of:=[.J$3]*SIN([.$C308]*PI())" office:value-type="float" office:value="-0.0839593105570173" calcext:value-type="float">
            <text:p>-0.083959310557017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formula="of:=[.C308]+2/360" office:value-type="float" office:value="1.68888888888888" calcext:value-type="float">
            <text:p>1.68888888888888</text:p>
          </table:table-cell>
          <table:table-cell table:formula="of:=[.D$3]*COS([.$C309]*PI())" office:value-type="float" office:value="0.0559192903470734" calcext:value-type="float">
            <text:p>0.055919290347073</text:p>
          </table:table-cell>
          <table:table-cell table:formula="of:=[.D$3]*SIN([.$C309]*PI())" office:value-type="float" office:value="-0.0829037572555051" calcext:value-type="float">
            <text:p>-0.082903757255505</text:p>
          </table:table-cell>
          <table:table-cell table:formula="of:=[.F$3]*COS([.$C309]*PI())" office:value-type="float" office:value="0.0559248822761081" calcext:value-type="float">
            <text:p>0.055924882276108</text:p>
          </table:table-cell>
          <table:table-cell table:formula="of:=[.F$3]*SIN([.$C309]*PI())" office:value-type="float" office:value="-0.0829120476312306" calcext:value-type="float">
            <text:p>-0.082912047631231</text:p>
          </table:table-cell>
          <table:table-cell table:formula="of:=[.H$3]*COS([.$C309]*PI())" office:value-type="float" office:value="0.0559304742051428" calcext:value-type="float">
            <text:p>0.055930474205143</text:p>
          </table:table-cell>
          <table:table-cell table:formula="of:=[.H$3]*SIN([.$C309]*PI())" office:value-type="float" office:value="-0.0829203380069562" calcext:value-type="float">
            <text:p>-0.082920338006956</text:p>
          </table:table-cell>
          <table:table-cell table:formula="of:=[.J$3]*COS([.$C309]*PI())" office:value-type="float" office:value="0.0559808015664552" calcext:value-type="float">
            <text:p>0.055980801566455</text:p>
          </table:table-cell>
          <table:table-cell table:formula="of:=[.J$3]*SIN([.$C309]*PI())" office:value-type="float" office:value="-0.0829949513884861" calcext:value-type="float">
            <text:p>-0.082994951388486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formula="of:=[.C309]+2/360" office:value-type="float" office:value="1.69444444444444" calcext:value-type="float">
            <text:p>1.69444444444444</text:p>
          </table:table-cell>
          <table:table-cell table:formula="of:=[.D$3]*COS([.$C310]*PI())" office:value-type="float" office:value="0.0573576436351033" calcext:value-type="float">
            <text:p>0.057357643635103</text:p>
          </table:table-cell>
          <table:table-cell table:formula="of:=[.D$3]*SIN([.$C310]*PI())" office:value-type="float" office:value="-0.0819152044289001" calcext:value-type="float">
            <text:p>-0.0819152044289</text:p>
          </table:table-cell>
          <table:table-cell table:formula="of:=[.F$3]*COS([.$C310]*PI())" office:value-type="float" office:value="0.0573633793994668" calcext:value-type="float">
            <text:p>0.057363379399467</text:p>
          </table:table-cell>
          <table:table-cell table:formula="of:=[.F$3]*SIN([.$C310]*PI())" office:value-type="float" office:value="-0.081923395949343" calcext:value-type="float">
            <text:p>-0.081923395949343</text:p>
          </table:table-cell>
          <table:table-cell table:formula="of:=[.H$3]*COS([.$C310]*PI())" office:value-type="float" office:value="0.0573691151638303" calcext:value-type="float">
            <text:p>0.05736911516383</text:p>
          </table:table-cell>
          <table:table-cell table:formula="of:=[.H$3]*SIN([.$C310]*PI())" office:value-type="float" office:value="-0.0819315874697859" calcext:value-type="float">
            <text:p>-0.081931587469786</text:p>
          </table:table-cell>
          <table:table-cell table:formula="of:=[.J$3]*COS([.$C310]*PI())" office:value-type="float" office:value="0.0574207370431019" calcext:value-type="float">
            <text:p>0.057420737043102</text:p>
          </table:table-cell>
          <table:table-cell table:formula="of:=[.J$3]*SIN([.$C310]*PI())" office:value-type="float" office:value="-0.0820053111537719" calcext:value-type="float">
            <text:p>-0.082005311153772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formula="of:=[.C310]+2/360" office:value-type="float" office:value="1.7" calcext:value-type="float">
            <text:p>1.7</text:p>
          </table:table-cell>
          <table:table-cell table:formula="of:=[.D$3]*COS([.$C311]*PI())" office:value-type="float" office:value="0.0587785252292461" calcext:value-type="float">
            <text:p>0.058778525229246</text:p>
          </table:table-cell>
          <table:table-cell table:formula="of:=[.D$3]*SIN([.$C311]*PI())" office:value-type="float" office:value="-0.0809016994374957" calcext:value-type="float">
            <text:p>-0.080901699437496</text:p>
          </table:table-cell>
          <table:table-cell table:formula="of:=[.F$3]*COS([.$C311]*PI())" office:value-type="float" office:value="0.058784403081769" calcext:value-type="float">
            <text:p>0.058784403081769</text:p>
          </table:table-cell>
          <table:table-cell table:formula="of:=[.F$3]*SIN([.$C311]*PI())" office:value-type="float" office:value="-0.0809097896074394" calcext:value-type="float">
            <text:p>-0.080909789607439</text:p>
          </table:table-cell>
          <table:table-cell table:formula="of:=[.H$3]*COS([.$C311]*PI())" office:value-type="float" office:value="0.0587902809342919" calcext:value-type="float">
            <text:p>0.058790280934292</text:p>
          </table:table-cell>
          <table:table-cell table:formula="of:=[.H$3]*SIN([.$C311]*PI())" office:value-type="float" office:value="-0.0809178797773831" calcext:value-type="float">
            <text:p>-0.080917879777383</text:p>
          </table:table-cell>
          <table:table-cell table:formula="of:=[.J$3]*COS([.$C311]*PI())" office:value-type="float" office:value="0.0588431816069982" calcext:value-type="float">
            <text:p>0.058843181606998</text:p>
          </table:table-cell>
          <table:table-cell table:formula="of:=[.J$3]*SIN([.$C311]*PI())" office:value-type="float" office:value="-0.0809906913068769" calcext:value-type="float">
            <text:p>-0.080990691306877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formula="of:=[.C311]+2/360" office:value-type="float" office:value="1.70555555555555" calcext:value-type="float">
            <text:p>1.70555555555555</text:p>
          </table:table-cell>
          <table:table-cell table:formula="of:=[.D$3]*COS([.$C312]*PI())" office:value-type="float" office:value="0.0601815023152036" calcext:value-type="float">
            <text:p>0.060181502315204</text:p>
          </table:table-cell>
          <table:table-cell table:formula="of:=[.D$3]*SIN([.$C312]*PI())" office:value-type="float" office:value="-0.0798635510047302" calcext:value-type="float">
            <text:p>-0.07986355100473</text:p>
          </table:table-cell>
          <table:table-cell table:formula="of:=[.F$3]*COS([.$C312]*PI())" office:value-type="float" office:value="0.0601875204654351" calcext:value-type="float">
            <text:p>0.060187520465435</text:p>
          </table:table-cell>
          <table:table-cell table:formula="of:=[.F$3]*SIN([.$C312]*PI())" office:value-type="float" office:value="-0.0798715373598307" calcext:value-type="float">
            <text:p>-0.079871537359831</text:p>
          </table:table-cell>
          <table:table-cell table:formula="of:=[.H$3]*COS([.$C312]*PI())" office:value-type="float" office:value="0.0601935386156666" calcext:value-type="float">
            <text:p>0.060193538615667</text:p>
          </table:table-cell>
          <table:table-cell table:formula="of:=[.H$3]*SIN([.$C312]*PI())" office:value-type="float" office:value="-0.0798795237149312" calcext:value-type="float">
            <text:p>-0.079879523714931</text:p>
          </table:table-cell>
          <table:table-cell table:formula="of:=[.J$3]*COS([.$C312]*PI())" office:value-type="float" office:value="0.0602477019677503" calcext:value-type="float">
            <text:p>0.06024770196775</text:p>
          </table:table-cell>
          <table:table-cell table:formula="of:=[.J$3]*SIN([.$C312]*PI())" office:value-type="float" office:value="-0.0799514009108354" calcext:value-type="float">
            <text:p>-0.079951400910836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formula="of:=[.C312]+2/360" office:value-type="float" office:value="1.71111111111111" calcext:value-type="float">
            <text:p>1.71111111111111</text:p>
          </table:table-cell>
          <table:table-cell table:formula="of:=[.D$3]*COS([.$C313]*PI())" office:value-type="float" office:value="0.0615661475325646" calcext:value-type="float">
            <text:p>0.061566147532565</text:p>
          </table:table-cell>
          <table:table-cell table:formula="of:=[.D$3]*SIN([.$C313]*PI())" office:value-type="float" office:value="-0.0788010753606732" calcext:value-type="float">
            <text:p>-0.078801075360673</text:p>
          </table:table-cell>
          <table:table-cell table:formula="of:=[.F$3]*COS([.$C313]*PI())" office:value-type="float" office:value="0.0615723041473178" calcext:value-type="float">
            <text:p>0.061572304147318</text:p>
          </table:table-cell>
          <table:table-cell table:formula="of:=[.F$3]*SIN([.$C313]*PI())" office:value-type="float" office:value="-0.0788089554682092" calcext:value-type="float">
            <text:p>-0.078808955468209</text:p>
          </table:table-cell>
          <table:table-cell table:formula="of:=[.H$3]*COS([.$C313]*PI())" office:value-type="float" office:value="0.0615784607620711" calcext:value-type="float">
            <text:p>0.061578460762071</text:p>
          </table:table-cell>
          <table:table-cell table:formula="of:=[.H$3]*SIN([.$C313]*PI())" office:value-type="float" office:value="-0.0788168355757453" calcext:value-type="float">
            <text:p>-0.078816835575745</text:p>
          </table:table-cell>
          <table:table-cell table:formula="of:=[.J$3]*COS([.$C313]*PI())" office:value-type="float" office:value="0.0616338702948504" calcext:value-type="float">
            <text:p>0.06163387029485</text:p>
          </table:table-cell>
          <table:table-cell table:formula="of:=[.J$3]*SIN([.$C313]*PI())" office:value-type="float" office:value="-0.0788877565435699" calcext:value-type="float">
            <text:p>-0.07888775654357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formula="of:=[.C313]+2/360" office:value-type="float" office:value="1.71666666666666" calcext:value-type="float">
            <text:p>1.71666666666666</text:p>
          </table:table-cell>
          <table:table-cell table:formula="of:=[.D$3]*COS([.$C314]*PI())" office:value-type="float" office:value="0.0629320391049825" calcext:value-type="float">
            <text:p>0.062932039104983</text:p>
          </table:table-cell>
          <table:table-cell table:formula="of:=[.D$3]*SIN([.$C314]*PI())" office:value-type="float" office:value="-0.0777145961456981" calcext:value-type="float">
            <text:p>-0.077714596145698</text:p>
          </table:table-cell>
          <table:table-cell table:formula="of:=[.F$3]*COS([.$C314]*PI())" office:value-type="float" office:value="0.062938332308893" calcext:value-type="float">
            <text:p>0.062938332308893</text:p>
          </table:table-cell>
          <table:table-cell table:formula="of:=[.F$3]*SIN([.$C314]*PI())" office:value-type="float" office:value="-0.0777223676053127" calcext:value-type="float">
            <text:p>-0.077722367605313</text:p>
          </table:table-cell>
          <table:table-cell table:formula="of:=[.H$3]*COS([.$C314]*PI())" office:value-type="float" office:value="0.0629446255128035" calcext:value-type="float">
            <text:p>0.062944625512804</text:p>
          </table:table-cell>
          <table:table-cell table:formula="of:=[.H$3]*SIN([.$C314]*PI())" office:value-type="float" office:value="-0.0777301390649272" calcext:value-type="float">
            <text:p>-0.077730139064927</text:p>
          </table:table-cell>
          <table:table-cell table:formula="of:=[.J$3]*COS([.$C314]*PI())" office:value-type="float" office:value="0.063001264347998" calcext:value-type="float">
            <text:p>0.063001264347998</text:p>
          </table:table-cell>
          <table:table-cell table:formula="of:=[.J$3]*SIN([.$C314]*PI())" office:value-type="float" office:value="-0.0778000822014584" calcext:value-type="float">
            <text:p>-0.077800082201458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formula="of:=[.C314]+2/360" office:value-type="float" office:value="1.72222222222222" calcext:value-type="float">
            <text:p>1.72222222222222</text:p>
          </table:table-cell>
          <table:table-cell table:formula="of:=[.D$3]*COS([.$C315]*PI())" office:value-type="float" office:value="0.0642787609686527" calcext:value-type="float">
            <text:p>0.064278760968653</text:p>
          </table:table-cell>
          <table:table-cell table:formula="of:=[.D$3]*SIN([.$C315]*PI())" office:value-type="float" office:value="-0.0766044443118988" calcext:value-type="float">
            <text:p>-0.076604444311899</text:p>
          </table:table-cell>
          <table:table-cell table:formula="of:=[.F$3]*COS([.$C315]*PI())" office:value-type="float" office:value="0.0642851888447496" calcext:value-type="float">
            <text:p>0.06428518884475</text:p>
          </table:table-cell>
          <table:table-cell table:formula="of:=[.F$3]*SIN([.$C315]*PI())" office:value-type="float" office:value="-0.07661210475633" calcext:value-type="float">
            <text:p>-0.07661210475633</text:p>
          </table:table-cell>
          <table:table-cell table:formula="of:=[.H$3]*COS([.$C315]*PI())" office:value-type="float" office:value="0.0642916167208464" calcext:value-type="float">
            <text:p>0.064291616720847</text:p>
          </table:table-cell>
          <table:table-cell table:formula="of:=[.H$3]*SIN([.$C315]*PI())" office:value-type="float" office:value="-0.0766197652007612" calcext:value-type="float">
            <text:p>-0.076619765200761</text:p>
          </table:table-cell>
          <table:table-cell table:formula="of:=[.J$3]*COS([.$C315]*PI())" office:value-type="float" office:value="0.0643494676057182" calcext:value-type="float">
            <text:p>0.064349467605718</text:p>
          </table:table-cell>
          <table:table-cell table:formula="of:=[.J$3]*SIN([.$C315]*PI())" office:value-type="float" office:value="-0.0766887092006419" calcext:value-type="float">
            <text:p>-0.076688709200642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formula="of:=[.C315]+2/360" office:value-type="float" office:value="1.72777777777777" calcext:value-type="float">
            <text:p>1.72777777777777</text:p>
          </table:table-cell>
          <table:table-cell table:formula="of:=[.D$3]*COS([.$C316]*PI())" office:value-type="float" office:value="0.0656059028990495" calcext:value-type="float">
            <text:p>0.06560590289905</text:p>
          </table:table-cell>
          <table:table-cell table:formula="of:=[.D$3]*SIN([.$C316]*PI())" office:value-type="float" office:value="-0.0754709580222783" calcext:value-type="float">
            <text:p>-0.075470958022278</text:p>
          </table:table-cell>
          <table:table-cell table:formula="of:=[.F$3]*COS([.$C316]*PI())" office:value-type="float" office:value="0.0656124634893394" calcext:value-type="float">
            <text:p>0.065612463489339</text:p>
          </table:table-cell>
          <table:table-cell table:formula="of:=[.F$3]*SIN([.$C316]*PI())" office:value-type="float" office:value="-0.0754785051180805" calcext:value-type="float">
            <text:p>-0.075478505118081</text:p>
          </table:table-cell>
          <table:table-cell table:formula="of:=[.H$3]*COS([.$C316]*PI())" office:value-type="float" office:value="0.0656190240796293" calcext:value-type="float">
            <text:p>0.065619024079629</text:p>
          </table:table-cell>
          <table:table-cell table:formula="of:=[.H$3]*SIN([.$C316]*PI())" office:value-type="float" office:value="-0.0754860522138827" calcext:value-type="float">
            <text:p>-0.075486052213883</text:p>
          </table:table-cell>
          <table:table-cell table:formula="of:=[.J$3]*COS([.$C316]*PI())" office:value-type="float" office:value="0.0656780693922385" calcext:value-type="float">
            <text:p>0.065678069392239</text:p>
          </table:table-cell>
          <table:table-cell table:formula="of:=[.J$3]*SIN([.$C316]*PI())" office:value-type="float" office:value="-0.0755539760761028" calcext:value-type="float">
            <text:p>-0.075553976076103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formula="of:=[.C316]+2/360" office:value-type="float" office:value="1.73333333333333" calcext:value-type="float">
            <text:p>1.73333333333333</text:p>
          </table:table-cell>
          <table:table-cell table:formula="of:=[.D$3]*COS([.$C317]*PI())" office:value-type="float" office:value="0.0669130606358846" calcext:value-type="float">
            <text:p>0.066913060635885</text:p>
          </table:table-cell>
          <table:table-cell table:formula="of:=[.D$3]*SIN([.$C317]*PI())" office:value-type="float" office:value="-0.0743144825477405" calcext:value-type="float">
            <text:p>-0.074314482547741</text:p>
          </table:table-cell>
          <table:table-cell table:formula="of:=[.F$3]*COS([.$C317]*PI())" office:value-type="float" office:value="0.0669197519419482" calcext:value-type="float">
            <text:p>0.066919751941948</text:p>
          </table:table-cell>
          <table:table-cell table:formula="of:=[.F$3]*SIN([.$C317]*PI())" office:value-type="float" office:value="-0.0743219139959953" calcext:value-type="float">
            <text:p>-0.074321913995995</text:p>
          </table:table-cell>
          <table:table-cell table:formula="of:=[.H$3]*COS([.$C317]*PI())" office:value-type="float" office:value="0.0669264432480118" calcext:value-type="float">
            <text:p>0.066926443248012</text:p>
          </table:table-cell>
          <table:table-cell table:formula="of:=[.H$3]*SIN([.$C317]*PI())" office:value-type="float" office:value="-0.0743293454442501" calcext:value-type="float">
            <text:p>-0.07432934544425</text:p>
          </table:table-cell>
          <table:table-cell table:formula="of:=[.J$3]*COS([.$C317]*PI())" office:value-type="float" office:value="0.0669866650025841" calcext:value-type="float">
            <text:p>0.066986665002584</text:p>
          </table:table-cell>
          <table:table-cell table:formula="of:=[.J$3]*SIN([.$C317]*PI())" office:value-type="float" office:value="-0.0743962284785431" calcext:value-type="float">
            <text:p>-0.074396228478543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formula="of:=[.C317]+2/360" office:value-type="float" office:value="1.73888888888888" calcext:value-type="float">
            <text:p>1.73888888888888</text:p>
          </table:table-cell>
          <table:table-cell table:formula="of:=[.D$3]*COS([.$C318]*PI())" office:value-type="float" office:value="0.0681998360062487" calcext:value-type="float">
            <text:p>0.068199836006249</text:p>
          </table:table-cell>
          <table:table-cell table:formula="of:=[.D$3]*SIN([.$C318]*PI())" office:value-type="float" office:value="-0.0731353701619181" calcext:value-type="float">
            <text:p>-0.073135370161918</text:p>
          </table:table-cell>
          <table:table-cell table:formula="of:=[.F$3]*COS([.$C318]*PI())" office:value-type="float" office:value="0.0682066559898493" calcext:value-type="float">
            <text:p>0.068206655989849</text:p>
          </table:table-cell>
          <table:table-cell table:formula="of:=[.F$3]*SIN([.$C318]*PI())" office:value-type="float" office:value="-0.0731426836989343" calcext:value-type="float">
            <text:p>-0.073142683698934</text:p>
          </table:table-cell>
          <table:table-cell table:formula="of:=[.H$3]*COS([.$C318]*PI())" office:value-type="float" office:value="0.0682134759734499" calcext:value-type="float">
            <text:p>0.06821347597345</text:p>
          </table:table-cell>
          <table:table-cell table:formula="of:=[.H$3]*SIN([.$C318]*PI())" office:value-type="float" office:value="-0.0731499972359505" calcext:value-type="float">
            <text:p>-0.073149997235951</text:p>
          </table:table-cell>
          <table:table-cell table:formula="of:=[.J$3]*COS([.$C318]*PI())" office:value-type="float" office:value="0.0682748558258556" calcext:value-type="float">
            <text:p>0.068274855825856</text:p>
          </table:table-cell>
          <table:table-cell table:formula="of:=[.J$3]*SIN([.$C318]*PI())" office:value-type="float" office:value="-0.0732158190690962" calcext:value-type="float">
            <text:p>-0.073215819069096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formula="of:=[.C318]+2/360" office:value-type="float" office:value="1.74444444444444" calcext:value-type="float">
            <text:p>1.74444444444444</text:p>
          </table:table-cell>
          <table:table-cell table:formula="of:=[.D$3]*COS([.$C319]*PI())" office:value-type="float" office:value="0.0694658370458986" calcext:value-type="float">
            <text:p>0.069465837045899</text:p>
          </table:table-cell>
          <table:table-cell table:formula="of:=[.D$3]*SIN([.$C319]*PI())" office:value-type="float" office:value="-0.0719339800338662" calcext:value-type="float">
            <text:p>-0.071933980033866</text:p>
          </table:table-cell>
          <table:table-cell table:formula="of:=[.F$3]*COS([.$C319]*PI())" office:value-type="float" office:value="0.0694727836296032" calcext:value-type="float">
            <text:p>0.069472783629603</text:p>
          </table:table-cell>
          <table:table-cell table:formula="of:=[.F$3]*SIN([.$C319]*PI())" office:value-type="float" office:value="-0.0719411734318696" calcext:value-type="float">
            <text:p>-0.07194117343187</text:p>
          </table:table-cell>
          <table:table-cell table:formula="of:=[.H$3]*COS([.$C319]*PI())" office:value-type="float" office:value="0.0694797302133078" calcext:value-type="float">
            <text:p>0.069479730213308</text:p>
          </table:table-cell>
          <table:table-cell table:formula="of:=[.H$3]*SIN([.$C319]*PI())" office:value-type="float" office:value="-0.071948366829873" calcext:value-type="float">
            <text:p>-0.071948366829873</text:p>
          </table:table-cell>
          <table:table-cell table:formula="of:=[.J$3]*COS([.$C319]*PI())" office:value-type="float" office:value="0.0695422494666491" calcext:value-type="float">
            <text:p>0.069542249466649</text:p>
          </table:table-cell>
          <table:table-cell table:formula="of:=[.J$3]*SIN([.$C319]*PI())" office:value-type="float" office:value="-0.0720131074119035" calcext:value-type="float">
            <text:p>-0.072013107411904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formula="of:=[.C319]+2/360" office:value-type="float" office:value="1.75" calcext:value-type="float">
            <text:p>1.75</text:p>
          </table:table-cell>
          <table:table-cell table:formula="of:=[.D$3]*COS([.$C320]*PI())" office:value-type="float" office:value="0.0707106781186536" calcext:value-type="float">
            <text:p>0.070710678118654</text:p>
          </table:table-cell>
          <table:table-cell table:formula="of:=[.D$3]*SIN([.$C320]*PI())" office:value-type="float" office:value="-0.0707106781186559" calcext:value-type="float">
            <text:p>-0.070710678118656</text:p>
          </table:table-cell>
          <table:table-cell table:formula="of:=[.F$3]*COS([.$C320]*PI())" office:value-type="float" office:value="0.0707177491864655" calcext:value-type="float">
            <text:p>0.070717749186466</text:p>
          </table:table-cell>
          <table:table-cell table:formula="of:=[.F$3]*SIN([.$C320]*PI())" office:value-type="float" office:value="-0.0707177491864678" calcext:value-type="float">
            <text:p>-0.070717749186468</text:p>
          </table:table-cell>
          <table:table-cell table:formula="of:=[.H$3]*COS([.$C320]*PI())" office:value-type="float" office:value="0.0707248202542773" calcext:value-type="float">
            <text:p>0.070724820254277</text:p>
          </table:table-cell>
          <table:table-cell table:formula="of:=[.H$3]*SIN([.$C320]*PI())" office:value-type="float" office:value="-0.0707248202542796" calcext:value-type="float">
            <text:p>-0.07072482025428</text:p>
          </table:table-cell>
          <table:table-cell table:formula="of:=[.J$3]*COS([.$C320]*PI())" office:value-type="float" office:value="0.0707884598645841" calcext:value-type="float">
            <text:p>0.070788459864584</text:p>
          </table:table-cell>
          <table:table-cell table:formula="of:=[.J$3]*SIN([.$C320]*PI())" office:value-type="float" office:value="-0.0707884598645864" calcext:value-type="float">
            <text:p>-0.070788459864587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formula="of:=[.C320]+2/360" office:value-type="float" office:value="1.75555555555555" calcext:value-type="float">
            <text:p>1.75555555555555</text:p>
          </table:table-cell>
          <table:table-cell table:formula="of:=[.D$3]*COS([.$C321]*PI())" office:value-type="float" office:value="0.071933980033864" calcext:value-type="float">
            <text:p>0.071933980033864</text:p>
          </table:table-cell>
          <table:table-cell table:formula="of:=[.D$3]*SIN([.$C321]*PI())" office:value-type="float" office:value="-0.0694658370459009" calcext:value-type="float">
            <text:p>-0.069465837045901</text:p>
          </table:table-cell>
          <table:table-cell table:formula="of:=[.F$3]*COS([.$C321]*PI())" office:value-type="float" office:value="0.0719411734318674" calcext:value-type="float">
            <text:p>0.071941173431867</text:p>
          </table:table-cell>
          <table:table-cell table:formula="of:=[.F$3]*SIN([.$C321]*PI())" office:value-type="float" office:value="-0.0694727836296055" calcext:value-type="float">
            <text:p>-0.069472783629606</text:p>
          </table:table-cell>
          <table:table-cell table:formula="of:=[.H$3]*COS([.$C321]*PI())" office:value-type="float" office:value="0.0719483668298707" calcext:value-type="float">
            <text:p>0.071948366829871</text:p>
          </table:table-cell>
          <table:table-cell table:formula="of:=[.H$3]*SIN([.$C321]*PI())" office:value-type="float" office:value="-0.0694797302133101" calcext:value-type="float">
            <text:p>-0.06947973021331</text:p>
          </table:table-cell>
          <table:table-cell table:formula="of:=[.J$3]*COS([.$C321]*PI())" office:value-type="float" office:value="0.0720131074119012" calcext:value-type="float">
            <text:p>0.072013107411901</text:p>
          </table:table-cell>
          <table:table-cell table:formula="of:=[.J$3]*SIN([.$C321]*PI())" office:value-type="float" office:value="-0.0695422494666514" calcext:value-type="float">
            <text:p>-0.069542249466651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formula="of:=[.C321]+2/360" office:value-type="float" office:value="1.76111111111111" calcext:value-type="float">
            <text:p>1.76111111111111</text:p>
          </table:table-cell>
          <table:table-cell table:formula="of:=[.D$3]*COS([.$C322]*PI())" office:value-type="float" office:value="0.0731353701619159" calcext:value-type="float">
            <text:p>0.073135370161916</text:p>
          </table:table-cell>
          <table:table-cell table:formula="of:=[.D$3]*SIN([.$C322]*PI())" office:value-type="float" office:value="-0.0681998360062511" calcext:value-type="float">
            <text:p>-0.068199836006251</text:p>
          </table:table-cell>
          <table:table-cell table:formula="of:=[.F$3]*COS([.$C322]*PI())" office:value-type="float" office:value="0.0731426836989321" calcext:value-type="float">
            <text:p>0.073142683698932</text:p>
          </table:table-cell>
          <table:table-cell table:formula="of:=[.F$3]*SIN([.$C322]*PI())" office:value-type="float" office:value="-0.0682066559898517" calcext:value-type="float">
            <text:p>-0.068206655989852</text:p>
          </table:table-cell>
          <table:table-cell table:formula="of:=[.H$3]*COS([.$C322]*PI())" office:value-type="float" office:value="0.0731499972359483" calcext:value-type="float">
            <text:p>0.073149997235948</text:p>
          </table:table-cell>
          <table:table-cell table:formula="of:=[.H$3]*SIN([.$C322]*PI())" office:value-type="float" office:value="-0.0682134759734523" calcext:value-type="float">
            <text:p>-0.068213475973452</text:p>
          </table:table-cell>
          <table:table-cell table:formula="of:=[.J$3]*COS([.$C322]*PI())" office:value-type="float" office:value="0.073215819069094" calcext:value-type="float">
            <text:p>0.073215819069094</text:p>
          </table:table-cell>
          <table:table-cell table:formula="of:=[.J$3]*SIN([.$C322]*PI())" office:value-type="float" office:value="-0.068274855825858" calcext:value-type="float">
            <text:p>-0.068274855825858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formula="of:=[.C322]+2/360" office:value-type="float" office:value="1.76666666666666" calcext:value-type="float">
            <text:p>1.76666666666666</text:p>
          </table:table-cell>
          <table:table-cell table:formula="of:=[.D$3]*COS([.$C323]*PI())" office:value-type="float" office:value="0.0743144825477383" calcext:value-type="float">
            <text:p>0.074314482547738</text:p>
          </table:table-cell>
          <table:table-cell table:formula="of:=[.D$3]*SIN([.$C323]*PI())" office:value-type="float" office:value="-0.0669130606358871" calcext:value-type="float">
            <text:p>-0.066913060635887</text:p>
          </table:table-cell>
          <table:table-cell table:formula="of:=[.F$3]*COS([.$C323]*PI())" office:value-type="float" office:value="0.0743219139959931" calcext:value-type="float">
            <text:p>0.074321913995993</text:p>
          </table:table-cell>
          <table:table-cell table:formula="of:=[.F$3]*SIN([.$C323]*PI())" office:value-type="float" office:value="-0.0669197519419507" calcext:value-type="float">
            <text:p>-0.066919751941951</text:p>
          </table:table-cell>
          <table:table-cell table:formula="of:=[.H$3]*COS([.$C323]*PI())" office:value-type="float" office:value="0.0743293454442479" calcext:value-type="float">
            <text:p>0.074329345444248</text:p>
          </table:table-cell>
          <table:table-cell table:formula="of:=[.H$3]*SIN([.$C323]*PI())" office:value-type="float" office:value="-0.0669264432480142" calcext:value-type="float">
            <text:p>-0.066926443248014</text:p>
          </table:table-cell>
          <table:table-cell table:formula="of:=[.J$3]*COS([.$C323]*PI())" office:value-type="float" office:value="0.0743962284785408" calcext:value-type="float">
            <text:p>0.074396228478541</text:p>
          </table:table-cell>
          <table:table-cell table:formula="of:=[.J$3]*SIN([.$C323]*PI())" office:value-type="float" office:value="-0.0669866650025865" calcext:value-type="float">
            <text:p>-0.066986665002587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[.C323]+2/360" office:value-type="float" office:value="1.77222222222222" calcext:value-type="float">
            <text:p>1.77222222222222</text:p>
          </table:table-cell>
          <table:table-cell table:formula="of:=[.D$3]*COS([.$C324]*PI())" office:value-type="float" office:value="0.0754709580222762" calcext:value-type="float">
            <text:p>0.075470958022276</text:p>
          </table:table-cell>
          <table:table-cell table:formula="of:=[.D$3]*SIN([.$C324]*PI())" office:value-type="float" office:value="-0.065605902899052" calcext:value-type="float">
            <text:p>-0.065605902899052</text:p>
          </table:table-cell>
          <table:table-cell table:formula="of:=[.F$3]*COS([.$C324]*PI())" office:value-type="float" office:value="0.0754785051180784" calcext:value-type="float">
            <text:p>0.075478505118078</text:p>
          </table:table-cell>
          <table:table-cell table:formula="of:=[.F$3]*SIN([.$C324]*PI())" office:value-type="float" office:value="-0.0656124634893419" calcext:value-type="float">
            <text:p>-0.065612463489342</text:p>
          </table:table-cell>
          <table:table-cell table:formula="of:=[.H$3]*COS([.$C324]*PI())" office:value-type="float" office:value="0.0754860522138806" calcext:value-type="float">
            <text:p>0.075486052213881</text:p>
          </table:table-cell>
          <table:table-cell table:formula="of:=[.H$3]*SIN([.$C324]*PI())" office:value-type="float" office:value="-0.0656190240796318" calcext:value-type="float">
            <text:p>-0.065619024079632</text:p>
          </table:table-cell>
          <table:table-cell table:formula="of:=[.J$3]*COS([.$C324]*PI())" office:value-type="float" office:value="0.0755539760761006" calcext:value-type="float">
            <text:p>0.075553976076101</text:p>
          </table:table-cell>
          <table:table-cell table:formula="of:=[.J$3]*SIN([.$C324]*PI())" office:value-type="float" office:value="-0.0656780693922409" calcext:value-type="float">
            <text:p>-0.065678069392241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formula="of:=[.C324]+2/360" office:value-type="float" office:value="1.77777777777777" calcext:value-type="float">
            <text:p>1.77777777777777</text:p>
          </table:table-cell>
          <table:table-cell table:formula="of:=[.D$3]*COS([.$C325]*PI())" office:value-type="float" office:value="0.0766044443118968" calcext:value-type="float">
            <text:p>0.076604444311897</text:p>
          </table:table-cell>
          <table:table-cell table:formula="of:=[.D$3]*SIN([.$C325]*PI())" office:value-type="float" office:value="-0.0642787609686552" calcext:value-type="float">
            <text:p>-0.064278760968655</text:p>
          </table:table-cell>
          <table:table-cell table:formula="of:=[.F$3]*COS([.$C325]*PI())" office:value-type="float" office:value="0.0766121047563279" calcext:value-type="float">
            <text:p>0.076612104756328</text:p>
          </table:table-cell>
          <table:table-cell table:formula="of:=[.F$3]*SIN([.$C325]*PI())" office:value-type="float" office:value="-0.0642851888447521" calcext:value-type="float">
            <text:p>-0.064285188844752</text:p>
          </table:table-cell>
          <table:table-cell table:formula="of:=[.H$3]*COS([.$C325]*PI())" office:value-type="float" office:value="0.0766197652007591" calcext:value-type="float">
            <text:p>0.076619765200759</text:p>
          </table:table-cell>
          <table:table-cell table:formula="of:=[.H$3]*SIN([.$C325]*PI())" office:value-type="float" office:value="-0.0642916167208489" calcext:value-type="float">
            <text:p>-0.064291616720849</text:p>
          </table:table-cell>
          <table:table-cell table:formula="of:=[.J$3]*COS([.$C325]*PI())" office:value-type="float" office:value="0.0766887092006398" calcext:value-type="float">
            <text:p>0.07668870920064</text:p>
          </table:table-cell>
          <table:table-cell table:formula="of:=[.J$3]*SIN([.$C325]*PI())" office:value-type="float" office:value="-0.0643494676057207" calcext:value-type="float">
            <text:p>-0.064349467605721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formula="of:=[.C325]+2/360" office:value-type="float" office:value="1.78333333333333" calcext:value-type="float">
            <text:p>1.78333333333333</text:p>
          </table:table-cell>
          <table:table-cell table:formula="of:=[.D$3]*COS([.$C326]*PI())" office:value-type="float" office:value="0.0777145961456961" calcext:value-type="float">
            <text:p>0.077714596145696</text:p>
          </table:table-cell>
          <table:table-cell table:formula="of:=[.D$3]*SIN([.$C326]*PI())" office:value-type="float" office:value="-0.062932039104985" calcext:value-type="float">
            <text:p>-0.062932039104985</text:p>
          </table:table-cell>
          <table:table-cell table:formula="of:=[.F$3]*COS([.$C326]*PI())" office:value-type="float" office:value="0.0777223676053106" calcext:value-type="float">
            <text:p>0.077722367605311</text:p>
          </table:table-cell>
          <table:table-cell table:formula="of:=[.F$3]*SIN([.$C326]*PI())" office:value-type="float" office:value="-0.0629383323088955" calcext:value-type="float">
            <text:p>-0.062938332308896</text:p>
          </table:table-cell>
          <table:table-cell table:formula="of:=[.H$3]*COS([.$C326]*PI())" office:value-type="float" office:value="0.0777301390649252" calcext:value-type="float">
            <text:p>0.077730139064925</text:p>
          </table:table-cell>
          <table:table-cell table:formula="of:=[.H$3]*SIN([.$C326]*PI())" office:value-type="float" office:value="-0.062944625512806" calcext:value-type="float">
            <text:p>-0.062944625512806</text:p>
          </table:table-cell>
          <table:table-cell table:formula="of:=[.J$3]*COS([.$C326]*PI())" office:value-type="float" office:value="0.0778000822014563" calcext:value-type="float">
            <text:p>0.077800082201456</text:p>
          </table:table-cell>
          <table:table-cell table:formula="of:=[.J$3]*SIN([.$C326]*PI())" office:value-type="float" office:value="-0.0630012643480005" calcext:value-type="float">
            <text:p>-0.063001264348001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formula="of:=[.C326]+2/360" office:value-type="float" office:value="1.78888888888888" calcext:value-type="float">
            <text:p>1.78888888888888</text:p>
          </table:table-cell>
          <table:table-cell table:formula="of:=[.D$3]*COS([.$C327]*PI())" office:value-type="float" office:value="0.0788010753606712" calcext:value-type="float">
            <text:p>0.078801075360671</text:p>
          </table:table-cell>
          <table:table-cell table:formula="of:=[.D$3]*SIN([.$C327]*PI())" office:value-type="float" office:value="-0.0615661475325671" calcext:value-type="float">
            <text:p>-0.061566147532567</text:p>
          </table:table-cell>
          <table:table-cell table:formula="of:=[.F$3]*COS([.$C327]*PI())" office:value-type="float" office:value="0.0788089554682072" calcext:value-type="float">
            <text:p>0.078808955468207</text:p>
          </table:table-cell>
          <table:table-cell table:formula="of:=[.F$3]*SIN([.$C327]*PI())" office:value-type="float" office:value="-0.0615723041473204" calcext:value-type="float">
            <text:p>-0.06157230414732</text:p>
          </table:table-cell>
          <table:table-cell table:formula="of:=[.H$3]*COS([.$C327]*PI())" office:value-type="float" office:value="0.0788168355757433" calcext:value-type="float">
            <text:p>0.078816835575743</text:p>
          </table:table-cell>
          <table:table-cell table:formula="of:=[.H$3]*SIN([.$C327]*PI())" office:value-type="float" office:value="-0.0615784607620737" calcext:value-type="float">
            <text:p>-0.061578460762074</text:p>
          </table:table-cell>
          <table:table-cell table:formula="of:=[.J$3]*COS([.$C327]*PI())" office:value-type="float" office:value="0.0788877565435679" calcext:value-type="float">
            <text:p>0.078887756543568</text:p>
          </table:table-cell>
          <table:table-cell table:formula="of:=[.J$3]*SIN([.$C327]*PI())" office:value-type="float" office:value="-0.061633870294853" calcext:value-type="float">
            <text:p>-0.061633870294853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formula="of:=[.C327]+2/360" office:value-type="float" office:value="1.79444444444444" calcext:value-type="float">
            <text:p>1.79444444444444</text:p>
          </table:table-cell>
          <table:table-cell table:formula="of:=[.D$3]*COS([.$C328]*PI())" office:value-type="float" office:value="0.0798635510047283" calcext:value-type="float">
            <text:p>0.079863551004728</text:p>
          </table:table-cell>
          <table:table-cell table:formula="of:=[.D$3]*SIN([.$C328]*PI())" office:value-type="float" office:value="-0.0601815023152062" calcext:value-type="float">
            <text:p>-0.060181502315206</text:p>
          </table:table-cell>
          <table:table-cell table:formula="of:=[.F$3]*COS([.$C328]*PI())" office:value-type="float" office:value="0.0798715373598287" calcext:value-type="float">
            <text:p>0.079871537359829</text:p>
          </table:table-cell>
          <table:table-cell table:formula="of:=[.F$3]*SIN([.$C328]*PI())" office:value-type="float" office:value="-0.0601875204654377" calcext:value-type="float">
            <text:p>-0.060187520465438</text:p>
          </table:table-cell>
          <table:table-cell table:formula="of:=[.H$3]*COS([.$C328]*PI())" office:value-type="float" office:value="0.0798795237149292" calcext:value-type="float">
            <text:p>0.079879523714929</text:p>
          </table:table-cell>
          <table:table-cell table:formula="of:=[.H$3]*SIN([.$C328]*PI())" office:value-type="float" office:value="-0.0601935386156692" calcext:value-type="float">
            <text:p>-0.060193538615669</text:p>
          </table:table-cell>
          <table:table-cell table:formula="of:=[.J$3]*COS([.$C328]*PI())" office:value-type="float" office:value="0.0799514009108335" calcext:value-type="float">
            <text:p>0.079951400910834</text:p>
          </table:table-cell>
          <table:table-cell table:formula="of:=[.J$3]*SIN([.$C328]*PI())" office:value-type="float" office:value="-0.0602477019677529" calcext:value-type="float">
            <text:p>-0.060247701967753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formula="of:=[.C328]+2/360" office:value-type="float" office:value="1.79999999999999" calcext:value-type="float">
            <text:p>1.79999999999999</text:p>
          </table:table-cell>
          <table:table-cell table:formula="of:=[.D$3]*COS([.$C329]*PI())" office:value-type="float" office:value="0.0809016994374937" calcext:value-type="float">
            <text:p>0.080901699437494</text:p>
          </table:table-cell>
          <table:table-cell table:formula="of:=[.D$3]*SIN([.$C329]*PI())" office:value-type="float" office:value="-0.0587785252292487" calcext:value-type="float">
            <text:p>-0.058778525229249</text:p>
          </table:table-cell>
          <table:table-cell table:formula="of:=[.F$3]*COS([.$C329]*PI())" office:value-type="float" office:value="0.0809097896074375" calcext:value-type="float">
            <text:p>0.080909789607438</text:p>
          </table:table-cell>
          <table:table-cell table:formula="of:=[.F$3]*SIN([.$C329]*PI())" office:value-type="float" office:value="-0.0587844030817716" calcext:value-type="float">
            <text:p>-0.058784403081772</text:p>
          </table:table-cell>
          <table:table-cell table:formula="of:=[.H$3]*COS([.$C329]*PI())" office:value-type="float" office:value="0.0809178797773812" calcext:value-type="float">
            <text:p>0.080917879777381</text:p>
          </table:table-cell>
          <table:table-cell table:formula="of:=[.H$3]*SIN([.$C329]*PI())" office:value-type="float" office:value="-0.0587902809342946" calcext:value-type="float">
            <text:p>-0.058790280934295</text:p>
          </table:table-cell>
          <table:table-cell table:formula="of:=[.J$3]*COS([.$C329]*PI())" office:value-type="float" office:value="0.080990691306875" calcext:value-type="float">
            <text:p>0.080990691306875</text:p>
          </table:table-cell>
          <table:table-cell table:formula="of:=[.J$3]*SIN([.$C329]*PI())" office:value-type="float" office:value="-0.0588431816070009" calcext:value-type="float">
            <text:p>-0.058843181607001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formula="of:=[.C329]+2/360" office:value-type="float" office:value="1.80555555555555" calcext:value-type="float">
            <text:p>1.80555555555555</text:p>
          </table:table-cell>
          <table:table-cell table:formula="of:=[.D$3]*COS([.$C330]*PI())" office:value-type="float" office:value="0.0819152044288982" calcext:value-type="float">
            <text:p>0.081915204428898</text:p>
          </table:table-cell>
          <table:table-cell table:formula="of:=[.D$3]*SIN([.$C330]*PI())" office:value-type="float" office:value="-0.057357643635106" calcext:value-type="float">
            <text:p>-0.057357643635106</text:p>
          </table:table-cell>
          <table:table-cell table:formula="of:=[.F$3]*COS([.$C330]*PI())" office:value-type="float" office:value="0.0819233959493411" calcext:value-type="float">
            <text:p>0.081923395949341</text:p>
          </table:table-cell>
          <table:table-cell table:formula="of:=[.F$3]*SIN([.$C330]*PI())" office:value-type="float" office:value="-0.0573633793994695" calcext:value-type="float">
            <text:p>-0.05736337939947</text:p>
          </table:table-cell>
          <table:table-cell table:formula="of:=[.H$3]*COS([.$C330]*PI())" office:value-type="float" office:value="0.081931587469784" calcext:value-type="float">
            <text:p>0.081931587469784</text:p>
          </table:table-cell>
          <table:table-cell table:formula="of:=[.H$3]*SIN([.$C330]*PI())" office:value-type="float" office:value="-0.057369115163833" calcext:value-type="float">
            <text:p>-0.057369115163833</text:p>
          </table:table-cell>
          <table:table-cell table:formula="of:=[.J$3]*COS([.$C330]*PI())" office:value-type="float" office:value="0.08200531115377" calcext:value-type="float">
            <text:p>0.08200531115377</text:p>
          </table:table-cell>
          <table:table-cell table:formula="of:=[.J$3]*SIN([.$C330]*PI())" office:value-type="float" office:value="-0.0574207370431046" calcext:value-type="float">
            <text:p>-0.057420737043105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formula="of:=[.C330]+2/360" office:value-type="float" office:value="1.81111111111111" calcext:value-type="float">
            <text:p>1.81111111111111</text:p>
          </table:table-cell>
          <table:table-cell table:formula="of:=[.D$3]*COS([.$C331]*PI())" office:value-type="float" office:value="0.0829037572555033" calcext:value-type="float">
            <text:p>0.082903757255503</text:p>
          </table:table-cell>
          <table:table-cell table:formula="of:=[.D$3]*SIN([.$C331]*PI())" office:value-type="float" office:value="-0.0559192903470761" calcext:value-type="float">
            <text:p>-0.055919290347076</text:p>
          </table:table-cell>
          <table:table-cell table:formula="of:=[.F$3]*COS([.$C331]*PI())" office:value-type="float" office:value="0.0829120476312288" calcext:value-type="float">
            <text:p>0.082912047631229</text:p>
          </table:table-cell>
          <table:table-cell table:formula="of:=[.F$3]*SIN([.$C331]*PI())" office:value-type="float" office:value="-0.0559248822761108" calcext:value-type="float">
            <text:p>-0.055924882276111</text:p>
          </table:table-cell>
          <table:table-cell table:formula="of:=[.H$3]*COS([.$C331]*PI())" office:value-type="float" office:value="0.0829203380069543" calcext:value-type="float">
            <text:p>0.082920338006954</text:p>
          </table:table-cell>
          <table:table-cell table:formula="of:=[.H$3]*SIN([.$C331]*PI())" office:value-type="float" office:value="-0.0559304742051455" calcext:value-type="float">
            <text:p>-0.055930474205146</text:p>
          </table:table-cell>
          <table:table-cell table:formula="of:=[.J$3]*COS([.$C331]*PI())" office:value-type="float" office:value="0.0829949513884843" calcext:value-type="float">
            <text:p>0.082994951388484</text:p>
          </table:table-cell>
          <table:table-cell table:formula="of:=[.J$3]*SIN([.$C331]*PI())" office:value-type="float" office:value="-0.0559808015664578" calcext:value-type="float">
            <text:p>-0.055980801566458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formula="of:=[.C331]+2/360" office:value-type="float" office:value="1.81666666666666" calcext:value-type="float">
            <text:p>1.81666666666666</text:p>
          </table:table-cell>
          <table:table-cell table:formula="of:=[.D$3]*COS([.$C332]*PI())" office:value-type="float" office:value="0.0838670567945415" calcext:value-type="float">
            <text:p>0.083867056794542</text:p>
          </table:table-cell>
          <table:table-cell table:formula="of:=[.D$3]*SIN([.$C332]*PI())" office:value-type="float" office:value="-0.0544639035015041" calcext:value-type="float">
            <text:p>-0.054463903501504</text:p>
          </table:table-cell>
          <table:table-cell table:formula="of:=[.F$3]*COS([.$C332]*PI())" office:value-type="float" office:value="0.0838754435002209" calcext:value-type="float">
            <text:p>0.083875443500221</text:p>
          </table:table-cell>
          <table:table-cell table:formula="of:=[.F$3]*SIN([.$C332]*PI())" office:value-type="float" office:value="-0.0544693498918543" calcext:value-type="float">
            <text:p>-0.054469349891854</text:p>
          </table:table-cell>
          <table:table-cell table:formula="of:=[.H$3]*COS([.$C332]*PI())" office:value-type="float" office:value="0.0838838302059004" calcext:value-type="float">
            <text:p>0.0838838302059</text:p>
          </table:table-cell>
          <table:table-cell table:formula="of:=[.H$3]*SIN([.$C332]*PI())" office:value-type="float" office:value="-0.0544747962822044" calcext:value-type="float">
            <text:p>-0.054474796282205</text:p>
          </table:table-cell>
          <table:table-cell table:formula="of:=[.J$3]*COS([.$C332]*PI())" office:value-type="float" office:value="0.0839593105570155" calcext:value-type="float">
            <text:p>0.083959310557016</text:p>
          </table:table-cell>
          <table:table-cell table:formula="of:=[.J$3]*SIN([.$C332]*PI())" office:value-type="float" office:value="-0.0545238137953558" calcext:value-type="float">
            <text:p>-0.054523813795356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formula="of:=[.C332]+2/360" office:value-type="float" office:value="1.82222222222222" calcext:value-type="float">
            <text:p>1.82222222222222</text:p>
          </table:table-cell>
          <table:table-cell table:formula="of:=[.D$3]*COS([.$C333]*PI())" office:value-type="float" office:value="0.0848048096156417" calcext:value-type="float">
            <text:p>0.084804809615642</text:p>
          </table:table-cell>
          <table:table-cell table:formula="of:=[.D$3]*SIN([.$C333]*PI())" office:value-type="float" office:value="-0.0529919264233219" calcext:value-type="float">
            <text:p>-0.052991926423322</text:p>
          </table:table-cell>
          <table:table-cell table:formula="of:=[.F$3]*COS([.$C333]*PI())" office:value-type="float" office:value="0.0848132900966033" calcext:value-type="float">
            <text:p>0.084813290096603</text:p>
          </table:table-cell>
          <table:table-cell table:formula="of:=[.F$3]*SIN([.$C333]*PI())" office:value-type="float" office:value="-0.0529972256159643" calcext:value-type="float">
            <text:p>-0.052997225615964</text:p>
          </table:table-cell>
          <table:table-cell table:formula="of:=[.H$3]*COS([.$C333]*PI())" office:value-type="float" office:value="0.0848217705775648" calcext:value-type="float">
            <text:p>0.084821770577565</text:p>
          </table:table-cell>
          <table:table-cell table:formula="of:=[.H$3]*SIN([.$C333]*PI())" office:value-type="float" office:value="-0.0530025248086066" calcext:value-type="float">
            <text:p>-0.053002524808607</text:p>
          </table:table-cell>
          <table:table-cell table:formula="of:=[.J$3]*COS([.$C333]*PI())" office:value-type="float" office:value="0.0848980949062189" calcext:value-type="float">
            <text:p>0.084898094906219</text:p>
          </table:table-cell>
          <table:table-cell table:formula="of:=[.J$3]*SIN([.$C333]*PI())" office:value-type="float" office:value="-0.0530502175423876" calcext:value-type="float">
            <text:p>-0.053050217542388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formula="of:=[.C333]+2/360" office:value-type="float" office:value="1.82777777777777" calcext:value-type="float">
            <text:p>1.82777777777777</text:p>
          </table:table-cell>
          <table:table-cell table:formula="of:=[.D$3]*COS([.$C334]*PI())" office:value-type="float" office:value="0.0857167300702104" calcext:value-type="float">
            <text:p>0.08571673007021</text:p>
          </table:table-cell>
          <table:table-cell table:formula="of:=[.D$3]*SIN([.$C334]*PI())" office:value-type="float" office:value="-0.0515038074910069" calcext:value-type="float">
            <text:p>-0.051503807491007</text:p>
          </table:table-cell>
          <table:table-cell table:formula="of:=[.F$3]*COS([.$C334]*PI())" office:value-type="float" office:value="0.0857253017432174" calcext:value-type="float">
            <text:p>0.085725301743217</text:p>
          </table:table-cell>
          <table:table-cell table:formula="of:=[.F$3]*SIN([.$C334]*PI())" office:value-type="float" office:value="-0.051508957871756" calcext:value-type="float">
            <text:p>-0.051508957871756</text:p>
          </table:table-cell>
          <table:table-cell table:formula="of:=[.H$3]*COS([.$C334]*PI())" office:value-type="float" office:value="0.0857338734162244" calcext:value-type="float">
            <text:p>0.085733873416224</text:p>
          </table:table-cell>
          <table:table-cell table:formula="of:=[.H$3]*SIN([.$C334]*PI())" office:value-type="float" office:value="-0.0515141082525051" calcext:value-type="float">
            <text:p>-0.051514108252505</text:p>
          </table:table-cell>
          <table:table-cell table:formula="of:=[.J$3]*COS([.$C334]*PI())" office:value-type="float" office:value="0.0858110184732876" calcext:value-type="float">
            <text:p>0.085811018473288</text:p>
          </table:table-cell>
          <table:table-cell table:formula="of:=[.J$3]*SIN([.$C334]*PI())" office:value-type="float" office:value="-0.051560461679247" calcext:value-type="float">
            <text:p>-0.051560461679247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formula="of:=[.C334]+2/360" office:value-type="float" office:value="1.83333333333333" calcext:value-type="float">
            <text:p>1.83333333333333</text:p>
          </table:table-cell>
          <table:table-cell table:formula="of:=[.D$3]*COS([.$C335]*PI())" office:value-type="float" office:value="0.086602540378443" calcext:value-type="float">
            <text:p>0.086602540378443</text:p>
          </table:table-cell>
          <table:table-cell table:formula="of:=[.D$3]*SIN([.$C335]*PI())" office:value-type="float" office:value="-0.0500000000000015" calcext:value-type="float">
            <text:p>-0.050000000000002</text:p>
          </table:table-cell>
          <table:table-cell table:formula="of:=[.F$3]*COS([.$C335]*PI())" office:value-type="float" office:value="0.0866112006324808" calcext:value-type="float">
            <text:p>0.086611200632481</text:p>
          </table:table-cell>
          <table:table-cell table:formula="of:=[.F$3]*SIN([.$C335]*PI())" office:value-type="float" office:value="-0.0500050000000015" calcext:value-type="float">
            <text:p>-0.050005000000002</text:p>
          </table:table-cell>
          <table:table-cell table:formula="of:=[.H$3]*COS([.$C335]*PI())" office:value-type="float" office:value="0.0866198608865187" calcext:value-type="float">
            <text:p>0.086619860886519</text:p>
          </table:table-cell>
          <table:table-cell table:formula="of:=[.H$3]*SIN([.$C335]*PI())" office:value-type="float" office:value="-0.0500100000000015" calcext:value-type="float">
            <text:p>-0.050010000000002</text:p>
          </table:table-cell>
          <table:table-cell table:formula="of:=[.J$3]*COS([.$C335]*PI())" office:value-type="float" office:value="0.0866978031728593" calcext:value-type="float">
            <text:p>0.086697803172859</text:p>
          </table:table-cell>
          <table:table-cell table:formula="of:=[.J$3]*SIN([.$C335]*PI())" office:value-type="float" office:value="-0.0500550000000015" calcext:value-type="float">
            <text:p>-0.050055000000002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formula="of:=[.C335]+2/360" office:value-type="float" office:value="1.83888888888888" calcext:value-type="float">
            <text:p>1.83888888888888</text:p>
          </table:table-cell>
          <table:table-cell table:formula="of:=[.D$3]*COS([.$C336]*PI())" office:value-type="float" office:value="0.0874619707139387" calcext:value-type="float">
            <text:p>0.087461970713939</text:p>
          </table:table-cell>
          <table:table-cell table:formula="of:=[.D$3]*SIN([.$C336]*PI())" office:value-type="float" office:value="-0.0484809620246353" calcext:value-type="float">
            <text:p>-0.048480962024635</text:p>
          </table:table-cell>
          <table:table-cell table:formula="of:=[.F$3]*COS([.$C336]*PI())" office:value-type="float" office:value="0.0874707169110101" calcext:value-type="float">
            <text:p>0.08747071691101</text:p>
          </table:table-cell>
          <table:table-cell table:formula="of:=[.F$3]*SIN([.$C336]*PI())" office:value-type="float" office:value="-0.0484858101208377" calcext:value-type="float">
            <text:p>-0.048485810120838</text:p>
          </table:table-cell>
          <table:table-cell table:formula="of:=[.H$3]*COS([.$C336]*PI())" office:value-type="float" office:value="0.0874794631080815" calcext:value-type="float">
            <text:p>0.087479463108082</text:p>
          </table:table-cell>
          <table:table-cell table:formula="of:=[.H$3]*SIN([.$C336]*PI())" office:value-type="float" office:value="-0.0484906582170402" calcext:value-type="float">
            <text:p>-0.04849065821704</text:p>
          </table:table-cell>
          <table:table-cell table:formula="of:=[.J$3]*COS([.$C336]*PI())" office:value-type="float" office:value="0.0875581788817241" calcext:value-type="float">
            <text:p>0.087558178881724</text:p>
          </table:table-cell>
          <table:table-cell table:formula="of:=[.J$3]*SIN([.$C336]*PI())" office:value-type="float" office:value="-0.0485342910828623" calcext:value-type="float">
            <text:p>-0.048534291082862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formula="of:=[.C336]+2/360" office:value-type="float" office:value="1.84444444444444" calcext:value-type="float">
            <text:p>1.84444444444444</text:p>
          </table:table-cell>
          <table:table-cell table:formula="of:=[.D$3]*COS([.$C337]*PI())" office:value-type="float" office:value="0.0882947592858919" calcext:value-type="float">
            <text:p>0.088294759285892</text:p>
          </table:table-cell>
          <table:table-cell table:formula="of:=[.D$3]*SIN([.$C337]*PI())" office:value-type="float" office:value="-0.0469471562785906" calcext:value-type="float">
            <text:p>-0.046947156278591</text:p>
          </table:table-cell>
          <table:table-cell table:formula="of:=[.F$3]*COS([.$C337]*PI())" office:value-type="float" office:value="0.0883035887618205" calcext:value-type="float">
            <text:p>0.088303588761821</text:p>
          </table:table-cell>
          <table:table-cell table:formula="of:=[.F$3]*SIN([.$C337]*PI())" office:value-type="float" office:value="-0.0469518509942184" calcext:value-type="float">
            <text:p>-0.046951850994219</text:p>
          </table:table-cell>
          <table:table-cell table:formula="of:=[.H$3]*COS([.$C337]*PI())" office:value-type="float" office:value="0.0883124182377491" calcext:value-type="float">
            <text:p>0.088312418237749</text:p>
          </table:table-cell>
          <table:table-cell table:formula="of:=[.H$3]*SIN([.$C337]*PI())" office:value-type="float" office:value="-0.0469565457098463" calcext:value-type="float">
            <text:p>-0.046956545709846</text:p>
          </table:table-cell>
          <table:table-cell table:formula="of:=[.J$3]*COS([.$C337]*PI())" office:value-type="float" office:value="0.0883918835211064" calcext:value-type="float">
            <text:p>0.088391883521106</text:p>
          </table:table-cell>
          <table:table-cell table:formula="of:=[.J$3]*SIN([.$C337]*PI())" office:value-type="float" office:value="-0.046998798150497" calcext:value-type="float">
            <text:p>-0.046998798150497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formula="of:=[.C337]+2/360" office:value-type="float" office:value="1.84999999999999" calcext:value-type="float">
            <text:p>1.84999999999999</text:p>
          </table:table-cell>
          <table:table-cell table:formula="of:=[.D$3]*COS([.$C338]*PI())" office:value-type="float" office:value="0.089100652418836" calcext:value-type="float">
            <text:p>0.089100652418836</text:p>
          </table:table-cell>
          <table:table-cell table:formula="of:=[.D$3]*SIN([.$C338]*PI())" office:value-type="float" office:value="-0.0453990499739562" calcext:value-type="float">
            <text:p>-0.045399049973956</text:p>
          </table:table-cell>
          <table:table-cell table:formula="of:=[.F$3]*COS([.$C338]*PI())" office:value-type="float" office:value="0.0891095624840779" calcext:value-type="float">
            <text:p>0.089109562484078</text:p>
          </table:table-cell>
          <table:table-cell table:formula="of:=[.F$3]*SIN([.$C338]*PI())" office:value-type="float" office:value="-0.0454035898789536" calcext:value-type="float">
            <text:p>-0.045403589878954</text:p>
          </table:table-cell>
          <table:table-cell table:formula="of:=[.H$3]*COS([.$C338]*PI())" office:value-type="float" office:value="0.0891184725493198" calcext:value-type="float">
            <text:p>0.08911847254932</text:p>
          </table:table-cell>
          <table:table-cell table:formula="of:=[.H$3]*SIN([.$C338]*PI())" office:value-type="float" office:value="-0.045408129783951" calcext:value-type="float">
            <text:p>-0.045408129783951</text:p>
          </table:table-cell>
          <table:table-cell table:formula="of:=[.J$3]*COS([.$C338]*PI())" office:value-type="float" office:value="0.0891986631364967" calcext:value-type="float">
            <text:p>0.089198663136497</text:p>
          </table:table-cell>
          <table:table-cell table:formula="of:=[.J$3]*SIN([.$C338]*PI())" office:value-type="float" office:value="-0.0454489889289276" calcext:value-type="float">
            <text:p>-0.045448988928928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formula="of:=[.C338]+2/360" office:value-type="float" office:value="1.85555555555555" calcext:value-type="float">
            <text:p>1.85555555555555</text:p>
          </table:table-cell>
          <table:table-cell table:formula="of:=[.D$3]*COS([.$C339]*PI())" office:value-type="float" office:value="0.089879404629916" calcext:value-type="float">
            <text:p>0.089879404629916</text:p>
          </table:table-cell>
          <table:table-cell table:formula="of:=[.D$3]*SIN([.$C339]*PI())" office:value-type="float" office:value="-0.0438371146789093" calcext:value-type="float">
            <text:p>-0.043837114678909</text:p>
          </table:table-cell>
          <table:table-cell table:formula="of:=[.F$3]*COS([.$C339]*PI())" office:value-type="float" office:value="0.0898883925703789" calcext:value-type="float">
            <text:p>0.089888392570379</text:p>
          </table:table-cell>
          <table:table-cell table:formula="of:=[.F$3]*SIN([.$C339]*PI())" office:value-type="float" office:value="-0.0438414983903772" calcext:value-type="float">
            <text:p>-0.043841498390377</text:p>
          </table:table-cell>
          <table:table-cell table:formula="of:=[.H$3]*COS([.$C339]*PI())" office:value-type="float" office:value="0.0898973805108419" calcext:value-type="float">
            <text:p>0.089897380510842</text:p>
          </table:table-cell>
          <table:table-cell table:formula="of:=[.H$3]*SIN([.$C339]*PI())" office:value-type="float" office:value="-0.0438458821018451" calcext:value-type="float">
            <text:p>-0.043845882101845</text:p>
          </table:table-cell>
          <table:table-cell table:formula="of:=[.J$3]*COS([.$C339]*PI())" office:value-type="float" office:value="0.0899782719750088" calcext:value-type="float">
            <text:p>0.089978271975009</text:p>
          </table:table-cell>
          <table:table-cell table:formula="of:=[.J$3]*SIN([.$C339]*PI())" office:value-type="float" office:value="-0.0438853355050561" calcext:value-type="float">
            <text:p>-0.043885335505056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formula="of:=[.C339]+2/360" office:value-type="float" office:value="1.86111111111111" calcext:value-type="float">
            <text:p>1.86111111111111</text:p>
          </table:table-cell>
          <table:table-cell table:formula="of:=[.D$3]*COS([.$C340]*PI())" office:value-type="float" office:value="0.0906307787036643" calcext:value-type="float">
            <text:p>0.090630778703664</text:p>
          </table:table-cell>
          <table:table-cell table:formula="of:=[.D$3]*SIN([.$C340]*PI())" office:value-type="float" office:value="-0.0422618261740715" calcext:value-type="float">
            <text:p>-0.042261826174072</text:p>
          </table:table-cell>
          <table:table-cell table:formula="of:=[.F$3]*COS([.$C340]*PI())" office:value-type="float" office:value="0.0906398417815346" calcext:value-type="float">
            <text:p>0.090639841781535</text:p>
          </table:table-cell>
          <table:table-cell table:formula="of:=[.F$3]*SIN([.$C340]*PI())" office:value-type="float" office:value="-0.0422660523566889" calcext:value-type="float">
            <text:p>-0.042266052356689</text:p>
          </table:table-cell>
          <table:table-cell table:formula="of:=[.H$3]*COS([.$C340]*PI())" office:value-type="float" office:value="0.090648904859405" calcext:value-type="float">
            <text:p>0.090648904859405</text:p>
          </table:table-cell>
          <table:table-cell table:formula="of:=[.H$3]*SIN([.$C340]*PI())" office:value-type="float" office:value="-0.0422702785393063" calcext:value-type="float">
            <text:p>-0.042270278539306</text:p>
          </table:table-cell>
          <table:table-cell table:formula="of:=[.J$3]*COS([.$C340]*PI())" office:value-type="float" office:value="0.0907304725602383" calcext:value-type="float">
            <text:p>0.090730472560238</text:p>
          </table:table-cell>
          <table:table-cell table:formula="of:=[.J$3]*SIN([.$C340]*PI())" office:value-type="float" office:value="-0.042308314182863" calcext:value-type="float">
            <text:p>-0.042308314182863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formula="of:=[.C340]+2/360" office:value-type="float" office:value="1.86666666666666" calcext:value-type="float">
            <text:p>1.86666666666666</text:p>
          </table:table-cell>
          <table:table-cell table:formula="of:=[.D$3]*COS([.$C341]*PI())" office:value-type="float" office:value="0.0913545457642594" calcext:value-type="float">
            <text:p>0.091354545764259</text:p>
          </table:table-cell>
          <table:table-cell table:formula="of:=[.D$3]*SIN([.$C341]*PI())" office:value-type="float" office:value="-0.0406736643075816" calcext:value-type="float">
            <text:p>-0.040673664307582</text:p>
          </table:table-cell>
          <table:table-cell table:formula="of:=[.F$3]*COS([.$C341]*PI())" office:value-type="float" office:value="0.0913636812188358" calcext:value-type="float">
            <text:p>0.091363681218836</text:p>
          </table:table-cell>
          <table:table-cell table:formula="of:=[.F$3]*SIN([.$C341]*PI())" office:value-type="float" office:value="-0.0406777316740124" calcext:value-type="float">
            <text:p>-0.040677731674012</text:p>
          </table:table-cell>
          <table:table-cell table:formula="of:=[.H$3]*COS([.$C341]*PI())" office:value-type="float" office:value="0.0913728166734122" calcext:value-type="float">
            <text:p>0.091372816673412</text:p>
          </table:table-cell>
          <table:table-cell table:formula="of:=[.H$3]*SIN([.$C341]*PI())" office:value-type="float" office:value="-0.0406817990404432" calcext:value-type="float">
            <text:p>-0.040681799040443</text:p>
          </table:table-cell>
          <table:table-cell table:formula="of:=[.J$3]*COS([.$C341]*PI())" office:value-type="float" office:value="0.0914550357646001" calcext:value-type="float">
            <text:p>0.0914550357646</text:p>
          </table:table-cell>
          <table:table-cell table:formula="of:=[.J$3]*SIN([.$C341]*PI())" office:value-type="float" office:value="-0.04071840533832" calcext:value-type="float">
            <text:p>-0.04071840533832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formula="of:=[.C341]+2/360" office:value-type="float" office:value="1.87222222222222" calcext:value-type="float">
            <text:p>1.87222222222222</text:p>
          </table:table-cell>
          <table:table-cell table:formula="of:=[.D$3]*COS([.$C342]*PI())" office:value-type="float" office:value="0.0920504853452434" calcext:value-type="float">
            <text:p>0.092050485345243</text:p>
          </table:table-cell>
          <table:table-cell table:formula="of:=[.D$3]*SIN([.$C342]*PI())" office:value-type="float" office:value="-0.039073112848929" calcext:value-type="float">
            <text:p>-0.039073112848929</text:p>
          </table:table-cell>
          <table:table-cell table:formula="of:=[.F$3]*COS([.$C342]*PI())" office:value-type="float" office:value="0.0920596903937779" calcext:value-type="float">
            <text:p>0.092059690393778</text:p>
          </table:table-cell>
          <table:table-cell table:formula="of:=[.F$3]*SIN([.$C342]*PI())" office:value-type="float" office:value="-0.0390770201602139" calcext:value-type="float">
            <text:p>-0.039077020160214</text:p>
          </table:table-cell>
          <table:table-cell table:formula="of:=[.H$3]*COS([.$C342]*PI())" office:value-type="float" office:value="0.0920688954423124" calcext:value-type="float">
            <text:p>0.092068895442312</text:p>
          </table:table-cell>
          <table:table-cell table:formula="of:=[.H$3]*SIN([.$C342]*PI())" office:value-type="float" office:value="-0.0390809274714988" calcext:value-type="float">
            <text:p>-0.039080927471499</text:p>
          </table:table-cell>
          <table:table-cell table:formula="of:=[.J$3]*COS([.$C342]*PI())" office:value-type="float" office:value="0.0921517408791231" calcext:value-type="float">
            <text:p>0.092151740879123</text:p>
          </table:table-cell>
          <table:table-cell table:formula="of:=[.J$3]*SIN([.$C342]*PI())" office:value-type="float" office:value="-0.0391160932730628" calcext:value-type="float">
            <text:p>-0.039116093273063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formula="of:=[.C342]+2/360" office:value-type="float" office:value="1.87777777777777" calcext:value-type="float">
            <text:p>1.87777777777777</text:p>
          </table:table-cell>
          <table:table-cell table:formula="of:=[.D$3]*COS([.$C343]*PI())" office:value-type="float" office:value="0.0927183854566781" calcext:value-type="float">
            <text:p>0.092718385456678</text:p>
          </table:table-cell>
          <table:table-cell table:formula="of:=[.D$3]*SIN([.$C343]*PI())" office:value-type="float" office:value="-0.0374606593415929" calcext:value-type="float">
            <text:p>-0.037460659341593</text:p>
          </table:table-cell>
          <table:table-cell table:formula="of:=[.F$3]*COS([.$C343]*PI())" office:value-type="float" office:value="0.0927276572952237" calcext:value-type="float">
            <text:p>0.092727657295224</text:p>
          </table:table-cell>
          <table:table-cell table:formula="of:=[.F$3]*SIN([.$C343]*PI())" office:value-type="float" office:value="-0.037464405407527" calcext:value-type="float">
            <text:p>-0.037464405407527</text:p>
          </table:table-cell>
          <table:table-cell table:formula="of:=[.H$3]*COS([.$C343]*PI())" office:value-type="float" office:value="0.0927369291337694" calcext:value-type="float">
            <text:p>0.092736929133769</text:p>
          </table:table-cell>
          <table:table-cell table:formula="of:=[.H$3]*SIN([.$C343]*PI())" office:value-type="float" office:value="-0.0374681514734612" calcext:value-type="float">
            <text:p>-0.037468151473461</text:p>
          </table:table-cell>
          <table:table-cell table:formula="of:=[.J$3]*COS([.$C343]*PI())" office:value-type="float" office:value="0.0928203756806804" calcext:value-type="float">
            <text:p>0.092820375680681</text:p>
          </table:table-cell>
          <table:table-cell table:formula="of:=[.J$3]*SIN([.$C343]*PI())" office:value-type="float" office:value="-0.0375018660668686" calcext:value-type="float">
            <text:p>-0.037501866066869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[.C343]+2/360" office:value-type="float" office:value="1.88333333333333" calcext:value-type="float">
            <text:p>1.88333333333333</text:p>
          </table:table-cell>
          <table:table-cell table:formula="of:=[.D$3]*COS([.$C344]*PI())" office:value-type="float" office:value="0.0933580426497196" calcext:value-type="float">
            <text:p>0.09335804264972</text:p>
          </table:table-cell>
          <table:table-cell table:formula="of:=[.D$3]*SIN([.$C344]*PI())" office:value-type="float" office:value="-0.0358367949545317" calcext:value-type="float">
            <text:p>-0.035836794954532</text:p>
          </table:table-cell>
          <table:table-cell table:formula="of:=[.F$3]*COS([.$C344]*PI())" office:value-type="float" office:value="0.0933673784539845" calcext:value-type="float">
            <text:p>0.093367378453985</text:p>
          </table:table-cell>
          <table:table-cell table:formula="of:=[.F$3]*SIN([.$C344]*PI())" office:value-type="float" office:value="-0.0358403786340271" calcext:value-type="float">
            <text:p>-0.035840378634027</text:p>
          </table:table-cell>
          <table:table-cell table:formula="of:=[.H$3]*COS([.$C344]*PI())" office:value-type="float" office:value="0.0933767142582495" calcext:value-type="float">
            <text:p>0.09337671425825</text:p>
          </table:table-cell>
          <table:table-cell table:formula="of:=[.H$3]*SIN([.$C344]*PI())" office:value-type="float" office:value="-0.0358439623135226" calcext:value-type="float">
            <text:p>-0.035843962313523</text:p>
          </table:table-cell>
          <table:table-cell table:formula="of:=[.J$3]*COS([.$C344]*PI())" office:value-type="float" office:value="0.0934607364966342" calcext:value-type="float">
            <text:p>0.093460736496634</text:p>
          </table:table-cell>
          <table:table-cell table:formula="of:=[.J$3]*SIN([.$C344]*PI())" office:value-type="float" office:value="-0.0358762154289816" calcext:value-type="float">
            <text:p>-0.035876215428982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formula="of:=[.C344]+2/360" office:value-type="float" office:value="1.88888888888888" calcext:value-type="float">
            <text:p>1.88888888888888</text:p>
          </table:table-cell>
          <table:table-cell table:formula="of:=[.D$3]*COS([.$C345]*PI())" office:value-type="float" office:value="0.0939692620785903" calcext:value-type="float">
            <text:p>0.09396926207859</text:p>
          </table:table-cell>
          <table:table-cell table:formula="of:=[.D$3]*SIN([.$C345]*PI())" office:value-type="float" office:value="-0.0342020143325685" calcext:value-type="float">
            <text:p>-0.034202014332569</text:p>
          </table:table-cell>
          <table:table-cell table:formula="of:=[.F$3]*COS([.$C345]*PI())" office:value-type="float" office:value="0.0939786590047981" calcext:value-type="float">
            <text:p>0.093978659004798</text:p>
          </table:table-cell>
          <table:table-cell table:formula="of:=[.F$3]*SIN([.$C345]*PI())" office:value-type="float" office:value="-0.0342054345340018" calcext:value-type="float">
            <text:p>-0.034205434534002</text:p>
          </table:table-cell>
          <table:table-cell table:formula="of:=[.H$3]*COS([.$C345]*PI())" office:value-type="float" office:value="0.093988055931006" calcext:value-type="float">
            <text:p>0.093988055931006</text:p>
          </table:table-cell>
          <table:table-cell table:formula="of:=[.H$3]*SIN([.$C345]*PI())" office:value-type="float" office:value="-0.034208854735435" calcext:value-type="float">
            <text:p>-0.034208854735435</text:p>
          </table:table-cell>
          <table:table-cell table:formula="of:=[.J$3]*COS([.$C345]*PI())" office:value-type="float" office:value="0.0940726282668767" calcext:value-type="float">
            <text:p>0.094072628266877</text:p>
          </table:table-cell>
          <table:table-cell table:formula="of:=[.J$3]*SIN([.$C345]*PI())" office:value-type="float" office:value="-0.0342396365483344" calcext:value-type="float">
            <text:p>-0.034239636548334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formula="of:=[.C345]+2/360" office:value-type="float" office:value="1.89444444444444" calcext:value-type="float">
            <text:p>1.89444444444444</text:p>
          </table:table-cell>
          <table:table-cell table:formula="of:=[.D$3]*COS([.$C346]*PI())" office:value-type="float" office:value="0.0945518575599311" calcext:value-type="float">
            <text:p>0.094551857559931</text:p>
          </table:table-cell>
          <table:table-cell table:formula="of:=[.D$3]*SIN([.$C346]*PI())" office:value-type="float" office:value="-0.0325568154457174" calcext:value-type="float">
            <text:p>-0.032556815445717</text:p>
          </table:table-cell>
          <table:table-cell table:formula="of:=[.F$3]*COS([.$C346]*PI())" office:value-type="float" office:value="0.0945613127456871" calcext:value-type="float">
            <text:p>0.094561312745687</text:p>
          </table:table-cell>
          <table:table-cell table:formula="of:=[.F$3]*SIN([.$C346]*PI())" office:value-type="float" office:value="-0.0325600711272619" calcext:value-type="float">
            <text:p>-0.032560071127262</text:p>
          </table:table-cell>
          <table:table-cell table:formula="of:=[.H$3]*COS([.$C346]*PI())" office:value-type="float" office:value="0.0945707679314431" calcext:value-type="float">
            <text:p>0.094570767931443</text:p>
          </table:table-cell>
          <table:table-cell table:formula="of:=[.H$3]*SIN([.$C346]*PI())" office:value-type="float" office:value="-0.0325633268088065" calcext:value-type="float">
            <text:p>-0.032563326808807</text:p>
          </table:table-cell>
          <table:table-cell table:formula="of:=[.J$3]*COS([.$C346]*PI())" office:value-type="float" office:value="0.094655864603247" calcext:value-type="float">
            <text:p>0.094655864603247</text:p>
          </table:table-cell>
          <table:table-cell table:formula="of:=[.J$3]*SIN([.$C346]*PI())" office:value-type="float" office:value="-0.0325926279427076" calcext:value-type="float">
            <text:p>-0.032592627942708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formula="of:=[.C346]+2/360" office:value-type="float" office:value="1.89999999999999" calcext:value-type="float">
            <text:p>1.89999999999999</text:p>
          </table:table-cell>
          <table:table-cell table:formula="of:=[.D$3]*COS([.$C347]*PI())" office:value-type="float" office:value="0.0951056516295148" calcext:value-type="float">
            <text:p>0.095105651629515</text:p>
          </table:table-cell>
          <table:table-cell table:formula="of:=[.D$3]*SIN([.$C347]*PI())" office:value-type="float" office:value="-0.0309016994374965" calcext:value-type="float">
            <text:p>-0.030901699437497</text:p>
          </table:table-cell>
          <table:table-cell table:formula="of:=[.F$3]*COS([.$C347]*PI())" office:value-type="float" office:value="0.0951151621946777" calcext:value-type="float">
            <text:p>0.095115162194678</text:p>
          </table:table-cell>
          <table:table-cell table:formula="of:=[.F$3]*SIN([.$C347]*PI())" office:value-type="float" office:value="-0.0309047896074402" calcext:value-type="float">
            <text:p>-0.03090478960744</text:p>
          </table:table-cell>
          <table:table-cell table:formula="of:=[.H$3]*COS([.$C347]*PI())" office:value-type="float" office:value="0.0951246727598407" calcext:value-type="float">
            <text:p>0.095124672759841</text:p>
          </table:table-cell>
          <table:table-cell table:formula="of:=[.H$3]*SIN([.$C347]*PI())" office:value-type="float" office:value="-0.030907879777384" calcext:value-type="float">
            <text:p>-0.030907879777384</text:p>
          </table:table-cell>
          <table:table-cell table:formula="of:=[.J$3]*COS([.$C347]*PI())" office:value-type="float" office:value="0.0952102678463073" calcext:value-type="float">
            <text:p>0.095210267846307</text:p>
          </table:table-cell>
          <table:table-cell table:formula="of:=[.J$3]*SIN([.$C347]*PI())" office:value-type="float" office:value="-0.0309356913068777" calcext:value-type="float">
            <text:p>-0.030935691306878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formula="of:=[.C347]+2/360" office:value-type="float" office:value="1.90555555555555" calcext:value-type="float">
            <text:p>1.90555555555555</text:p>
          </table:table-cell>
          <table:table-cell table:formula="of:=[.D$3]*COS([.$C348]*PI())" office:value-type="float" office:value="0.095630475596303" calcext:value-type="float">
            <text:p>0.095630475596303</text:p>
          </table:table-cell>
          <table:table-cell table:formula="of:=[.D$3]*SIN([.$C348]*PI())" office:value-type="float" office:value="-0.0292371704722754" calcext:value-type="float">
            <text:p>-0.029237170472276</text:p>
          </table:table-cell>
          <table:table-cell table:formula="of:=[.F$3]*COS([.$C348]*PI())" office:value-type="float" office:value="0.0956400386438626" calcext:value-type="float">
            <text:p>0.095640038643863</text:p>
          </table:table-cell>
          <table:table-cell table:formula="of:=[.F$3]*SIN([.$C348]*PI())" office:value-type="float" office:value="-0.0292400941893226" calcext:value-type="float">
            <text:p>-0.029240094189323</text:p>
          </table:table-cell>
          <table:table-cell table:formula="of:=[.H$3]*COS([.$C348]*PI())" office:value-type="float" office:value="0.0956496016914223" calcext:value-type="float">
            <text:p>0.095649601691422</text:p>
          </table:table-cell>
          <table:table-cell table:formula="of:=[.H$3]*SIN([.$C348]*PI())" office:value-type="float" office:value="-0.0292430179063699" calcext:value-type="float">
            <text:p>-0.02924301790637</text:p>
          </table:table-cell>
          <table:table-cell table:formula="of:=[.J$3]*COS([.$C348]*PI())" office:value-type="float" office:value="0.0957356691194589" calcext:value-type="float">
            <text:p>0.095735669119459</text:p>
          </table:table-cell>
          <table:table-cell table:formula="of:=[.J$3]*SIN([.$C348]*PI())" office:value-type="float" office:value="-0.0292693313597949" calcext:value-type="float">
            <text:p>-0.029269331359795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formula="of:=[.C348]+2/360" office:value-type="float" office:value="1.91111111111111" calcext:value-type="float">
            <text:p>1.91111111111111</text:p>
          </table:table-cell>
          <table:table-cell table:formula="of:=[.D$3]*COS([.$C349]*PI())" office:value-type="float" office:value="0.0961261695938314" calcext:value-type="float">
            <text:p>0.096126169593831</text:p>
          </table:table-cell>
          <table:table-cell table:formula="of:=[.D$3]*SIN([.$C349]*PI())" office:value-type="float" office:value="-0.0275637355817017" calcext:value-type="float">
            <text:p>-0.027563735581702</text:p>
          </table:table-cell>
          <table:table-cell table:formula="of:=[.F$3]*COS([.$C349]*PI())" office:value-type="float" office:value="0.0961357822107908" calcext:value-type="float">
            <text:p>0.096135782210791</text:p>
          </table:table-cell>
          <table:table-cell table:formula="of:=[.F$3]*SIN([.$C349]*PI())" office:value-type="float" office:value="-0.0275664919552599" calcext:value-type="float">
            <text:p>-0.02756649195526</text:p>
          </table:table-cell>
          <table:table-cell table:formula="of:=[.H$3]*COS([.$C349]*PI())" office:value-type="float" office:value="0.0961453948277501" calcext:value-type="float">
            <text:p>0.09614539482775</text:p>
          </table:table-cell>
          <table:table-cell table:formula="of:=[.H$3]*SIN([.$C349]*PI())" office:value-type="float" office:value="-0.027569248328818" calcext:value-type="float">
            <text:p>-0.027569248328818</text:p>
          </table:table-cell>
          <table:table-cell table:formula="of:=[.J$3]*COS([.$C349]*PI())" office:value-type="float" office:value="0.0962319083803846" calcext:value-type="float">
            <text:p>0.096231908380385</text:p>
          </table:table-cell>
          <table:table-cell table:formula="of:=[.J$3]*SIN([.$C349]*PI())" office:value-type="float" office:value="-0.0275940556908416" calcext:value-type="float">
            <text:p>-0.027594055690842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formula="of:=[.C349]+2/360" office:value-type="float" office:value="1.91666666666666" calcext:value-type="float">
            <text:p>1.91666666666666</text:p>
          </table:table-cell>
          <table:table-cell table:formula="of:=[.D$3]*COS([.$C350]*PI())" office:value-type="float" office:value="0.0965925826289064" calcext:value-type="float">
            <text:p>0.096592582628906</text:p>
          </table:table-cell>
          <table:table-cell table:formula="of:=[.D$3]*SIN([.$C350]*PI())" office:value-type="float" office:value="-0.0258819045102538" calcext:value-type="float">
            <text:p>-0.025881904510254</text:p>
          </table:table-cell>
          <table:table-cell table:formula="of:=[.F$3]*COS([.$C350]*PI())" office:value-type="float" office:value="0.0966022418871693" calcext:value-type="float">
            <text:p>0.096602241887169</text:p>
          </table:table-cell>
          <table:table-cell table:formula="of:=[.F$3]*SIN([.$C350]*PI())" office:value-type="float" office:value="-0.0258844927007048" calcext:value-type="float">
            <text:p>-0.025884492700705</text:p>
          </table:table-cell>
          <table:table-cell table:formula="of:=[.H$3]*COS([.$C350]*PI())" office:value-type="float" office:value="0.0966119011454322" calcext:value-type="float">
            <text:p>0.096611901145432</text:p>
          </table:table-cell>
          <table:table-cell table:formula="of:=[.H$3]*SIN([.$C350]*PI())" office:value-type="float" office:value="-0.0258870808911558" calcext:value-type="float">
            <text:p>-0.025887080891156</text:p>
          </table:table-cell>
          <table:table-cell table:formula="of:=[.J$3]*COS([.$C350]*PI())" office:value-type="float" office:value="0.0966988344697982" calcext:value-type="float">
            <text:p>0.096698834469798</text:p>
          </table:table-cell>
          <table:table-cell table:formula="of:=[.J$3]*SIN([.$C350]*PI())" office:value-type="float" office:value="-0.0259103746052151" calcext:value-type="float">
            <text:p>-0.025910374605215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formula="of:=[.C350]+2/360" office:value-type="float" office:value="1.92222222222222" calcext:value-type="float">
            <text:p>1.92222222222222</text:p>
          </table:table-cell>
          <table:table-cell table:formula="of:=[.D$3]*COS([.$C351]*PI())" office:value-type="float" office:value="0.0970295726275992" calcext:value-type="float">
            <text:p>0.097029572627599</text:p>
          </table:table-cell>
          <table:table-cell table:formula="of:=[.D$3]*SIN([.$C351]*PI())" office:value-type="float" office:value="-0.0241921895599685" calcext:value-type="float">
            <text:p>-0.024192189559969</text:p>
          </table:table-cell>
          <table:table-cell table:formula="of:=[.F$3]*COS([.$C351]*PI())" office:value-type="float" office:value="0.097039275584862" calcext:value-type="float">
            <text:p>0.097039275584862</text:p>
          </table:table-cell>
          <table:table-cell table:formula="of:=[.F$3]*SIN([.$C351]*PI())" office:value-type="float" office:value="-0.0241946087789245" calcext:value-type="float">
            <text:p>-0.024194608778925</text:p>
          </table:table-cell>
          <table:table-cell table:formula="of:=[.H$3]*COS([.$C351]*PI())" office:value-type="float" office:value="0.0970489785421247" calcext:value-type="float">
            <text:p>0.097048978542125</text:p>
          </table:table-cell>
          <table:table-cell table:formula="of:=[.H$3]*SIN([.$C351]*PI())" office:value-type="float" office:value="-0.0241970279978805" calcext:value-type="float">
            <text:p>-0.024197027997881</text:p>
          </table:table-cell>
          <table:table-cell table:formula="of:=[.J$3]*COS([.$C351]*PI())" office:value-type="float" office:value="0.0971363051574896" calcext:value-type="float">
            <text:p>0.09713630515749</text:p>
          </table:table-cell>
          <table:table-cell table:formula="of:=[.J$3]*SIN([.$C351]*PI())" office:value-type="float" office:value="-0.0242188009684845" calcext:value-type="float">
            <text:p>-0.024218800968485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formula="of:=[.C351]+2/360" office:value-type="float" office:value="1.92777777777777" calcext:value-type="float">
            <text:p>1.92777777777777</text:p>
          </table:table-cell>
          <table:table-cell table:formula="of:=[.D$3]*COS([.$C352]*PI())" office:value-type="float" office:value="0.0974370064785231" calcext:value-type="float">
            <text:p>0.097437006478523</text:p>
          </table:table-cell>
          <table:table-cell table:formula="of:=[.D$3]*SIN([.$C352]*PI())" office:value-type="float" office:value="-0.0224951054343883" calcext:value-type="float">
            <text:p>-0.022495105434388</text:p>
          </table:table-cell>
          <table:table-cell table:formula="of:=[.F$3]*COS([.$C352]*PI())" office:value-type="float" office:value="0.097446750179171" calcext:value-type="float">
            <text:p>0.097446750179171</text:p>
          </table:table-cell>
          <table:table-cell table:formula="of:=[.F$3]*SIN([.$C352]*PI())" office:value-type="float" office:value="-0.0224973549449317" calcext:value-type="float">
            <text:p>-0.022497354944932</text:p>
          </table:table-cell>
          <table:table-cell table:formula="of:=[.H$3]*COS([.$C352]*PI())" office:value-type="float" office:value="0.0974564938798188" calcext:value-type="float">
            <text:p>0.097456493879819</text:p>
          </table:table-cell>
          <table:table-cell table:formula="of:=[.H$3]*SIN([.$C352]*PI())" office:value-type="float" office:value="-0.0224996044554751" calcext:value-type="float">
            <text:p>-0.022499604455475</text:p>
          </table:table-cell>
          <table:table-cell table:formula="of:=[.J$3]*COS([.$C352]*PI())" office:value-type="float" office:value="0.0975441871856495" calcext:value-type="float">
            <text:p>0.09754418718565</text:p>
          </table:table-cell>
          <table:table-cell table:formula="of:=[.J$3]*SIN([.$C352]*PI())" office:value-type="float" office:value="-0.0225198500503661" calcext:value-type="float">
            <text:p>-0.022519850050366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formula="of:=[.C352]+2/360" office:value-type="float" office:value="1.93333333333333" calcext:value-type="float">
            <text:p>1.93333333333333</text:p>
          </table:table-cell>
          <table:table-cell table:formula="of:=[.D$3]*COS([.$C353]*PI())" office:value-type="float" office:value="0.0978147600733802" calcext:value-type="float">
            <text:p>0.09781476007338</text:p>
          </table:table-cell>
          <table:table-cell table:formula="of:=[.D$3]*SIN([.$C353]*PI())" office:value-type="float" office:value="-0.0207911690817777" calcext:value-type="float">
            <text:p>-0.020791169081778</text:p>
          </table:table-cell>
          <table:table-cell table:formula="of:=[.F$3]*COS([.$C353]*PI())" office:value-type="float" office:value="0.0978245415493875" calcext:value-type="float">
            <text:p>0.097824541549388</text:p>
          </table:table-cell>
          <table:table-cell table:formula="of:=[.F$3]*SIN([.$C353]*PI())" office:value-type="float" office:value="-0.0207932481986859" calcext:value-type="float">
            <text:p>-0.020793248198686</text:p>
          </table:table-cell>
          <table:table-cell table:formula="of:=[.H$3]*COS([.$C353]*PI())" office:value-type="float" office:value="0.0978343230253948" calcext:value-type="float">
            <text:p>0.097834323025395</text:p>
          </table:table-cell>
          <table:table-cell table:formula="of:=[.H$3]*SIN([.$C353]*PI())" office:value-type="float" office:value="-0.0207953273155941" calcext:value-type="float">
            <text:p>-0.020795327315594</text:p>
          </table:table-cell>
          <table:table-cell table:formula="of:=[.J$3]*COS([.$C353]*PI())" office:value-type="float" office:value="0.0979223563094609" calcext:value-type="float">
            <text:p>0.097922356309461</text:p>
          </table:table-cell>
          <table:table-cell table:formula="of:=[.J$3]*SIN([.$C353]*PI())" office:value-type="float" office:value="-0.0208140393677677" calcext:value-type="float">
            <text:p>-0.02081403936776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[.C353]+2/360" office:value-type="float" office:value="1.93888888888888" calcext:value-type="float">
            <text:p>1.93888888888888</text:p>
          </table:table-cell>
          <table:table-cell table:formula="of:=[.D$3]*COS([.$C354]*PI())" office:value-type="float" office:value="0.098162718344766" calcext:value-type="float">
            <text:p>0.098162718344766</text:p>
          </table:table-cell>
          <table:table-cell table:formula="of:=[.D$3]*SIN([.$C354]*PI())" office:value-type="float" office:value="-0.0190808995376563" calcext:value-type="float">
            <text:p>-0.019080899537656</text:p>
          </table:table-cell>
          <table:table-cell table:formula="of:=[.F$3]*COS([.$C354]*PI())" office:value-type="float" office:value="0.0981725346166005" calcext:value-type="float">
            <text:p>0.098172534616601</text:p>
          </table:table-cell>
          <table:table-cell table:formula="of:=[.F$3]*SIN([.$C354]*PI())" office:value-type="float" office:value="-0.0190828076276101" calcext:value-type="float">
            <text:p>-0.01908280762761</text:p>
          </table:table-cell>
          <table:table-cell table:formula="of:=[.H$3]*COS([.$C354]*PI())" office:value-type="float" office:value="0.098182350888435" calcext:value-type="float">
            <text:p>0.098182350888435</text:p>
          </table:table-cell>
          <table:table-cell table:formula="of:=[.H$3]*SIN([.$C354]*PI())" office:value-type="float" office:value="-0.0190847157175638" calcext:value-type="float">
            <text:p>-0.019084715717564</text:p>
          </table:table-cell>
          <table:table-cell table:formula="of:=[.J$3]*COS([.$C354]*PI())" office:value-type="float" office:value="0.0982706973349453" calcext:value-type="float">
            <text:p>0.098270697334945</text:p>
          </table:table-cell>
          <table:table-cell table:formula="of:=[.J$3]*SIN([.$C354]*PI())" office:value-type="float" office:value="-0.0191018885271477" calcext:value-type="float">
            <text:p>-0.01910188852714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formula="of:=[.C354]+2/360" office:value-type="float" office:value="1.94444444444444" calcext:value-type="float">
            <text:p>1.94444444444444</text:p>
          </table:table-cell>
          <table:table-cell table:formula="of:=[.D$3]*COS([.$C355]*PI())" office:value-type="float" office:value="0.0984807753012205" calcext:value-type="float">
            <text:p>0.098480775301221</text:p>
          </table:table-cell>
          <table:table-cell table:formula="of:=[.D$3]*SIN([.$C355]*PI())" office:value-type="float" office:value="-0.0173648177666949" calcext:value-type="float">
            <text:p>-0.017364817766695</text:p>
          </table:table-cell>
          <table:table-cell table:formula="of:=[.F$3]*COS([.$C355]*PI())" office:value-type="float" office:value="0.0984906233787506" calcext:value-type="float">
            <text:p>0.098490623378751</text:p>
          </table:table-cell>
          <table:table-cell table:formula="of:=[.F$3]*SIN([.$C355]*PI())" office:value-type="float" office:value="-0.0173665542484715" calcext:value-type="float">
            <text:p>-0.017366554248472</text:p>
          </table:table-cell>
          <table:table-cell table:formula="of:=[.H$3]*COS([.$C355]*PI())" office:value-type="float" office:value="0.0985004714562807" calcext:value-type="float">
            <text:p>0.098500471456281</text:p>
          </table:table-cell>
          <table:table-cell table:formula="of:=[.H$3]*SIN([.$C355]*PI())" office:value-type="float" office:value="-0.0173682907302482" calcext:value-type="float">
            <text:p>-0.017368290730248</text:p>
          </table:table-cell>
          <table:table-cell table:formula="of:=[.J$3]*COS([.$C355]*PI())" office:value-type="float" office:value="0.0985891041540518" calcext:value-type="float">
            <text:p>0.098589104154052</text:p>
          </table:table-cell>
          <table:table-cell table:formula="of:=[.J$3]*SIN([.$C355]*PI())" office:value-type="float" office:value="-0.0173839190662382" calcext:value-type="float">
            <text:p>-0.01738391906623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formula="of:=[.C355]+2/360" office:value-type="float" office:value="1.94999999999999" calcext:value-type="float">
            <text:p>1.94999999999999</text:p>
          </table:table-cell>
          <table:table-cell table:formula="of:=[.D$3]*COS([.$C356]*PI())" office:value-type="float" office:value="0.0987688340595135" calcext:value-type="float">
            <text:p>0.098768834059514</text:p>
          </table:table-cell>
          <table:table-cell table:formula="of:=[.D$3]*SIN([.$C356]*PI())" office:value-type="float" office:value="-0.015643446504025" calcext:value-type="float">
            <text:p>-0.015643446504025</text:p>
          </table:table-cell>
          <table:table-cell table:formula="of:=[.F$3]*COS([.$C356]*PI())" office:value-type="float" office:value="0.0987787109429194" calcext:value-type="float">
            <text:p>0.09877871094292</text:p>
          </table:table-cell>
          <table:table-cell table:formula="of:=[.F$3]*SIN([.$C356]*PI())" office:value-type="float" office:value="-0.0156450108486754" calcext:value-type="float">
            <text:p>-0.015645010848675</text:p>
          </table:table-cell>
          <table:table-cell table:formula="of:=[.H$3]*COS([.$C356]*PI())" office:value-type="float" office:value="0.0987885878263254" calcext:value-type="float">
            <text:p>0.098788587826325</text:p>
          </table:table-cell>
          <table:table-cell table:formula="of:=[.H$3]*SIN([.$C356]*PI())" office:value-type="float" office:value="-0.0156465751933258" calcext:value-type="float">
            <text:p>-0.015646575193326</text:p>
          </table:table-cell>
          <table:table-cell table:formula="of:=[.J$3]*COS([.$C356]*PI())" office:value-type="float" office:value="0.0988774797769789" calcext:value-type="float">
            <text:p>0.098877479776979</text:p>
          </table:table-cell>
          <table:table-cell table:formula="of:=[.J$3]*SIN([.$C356]*PI())" office:value-type="float" office:value="-0.0156606542951794" calcext:value-type="float">
            <text:p>-0.015660654295179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formula="of:=[.C356]+2/360" office:value-type="float" office:value="1.95555555555555" calcext:value-type="float">
            <text:p>1.95555555555555</text:p>
          </table:table-cell>
          <table:table-cell table:formula="of:=[.D$3]*COS([.$C357]*PI())" office:value-type="float" office:value="0.0990268068741568" calcext:value-type="float">
            <text:p>0.099026806874157</text:p>
          </table:table-cell>
          <table:table-cell table:formula="of:=[.D$3]*SIN([.$C357]*PI())" office:value-type="float" office:value="-0.0139173100960083" calcext:value-type="float">
            <text:p>-0.013917310096008</text:p>
          </table:table-cell>
          <table:table-cell table:formula="of:=[.F$3]*COS([.$C357]*PI())" office:value-type="float" office:value="0.0990367095548442" calcext:value-type="float">
            <text:p>0.099036709554844</text:p>
          </table:table-cell>
          <table:table-cell table:formula="of:=[.F$3]*SIN([.$C357]*PI())" office:value-type="float" office:value="-0.013918701827018" calcext:value-type="float">
            <text:p>-0.013918701827018</text:p>
          </table:table-cell>
          <table:table-cell table:formula="of:=[.H$3]*COS([.$C357]*PI())" office:value-type="float" office:value="0.0990466122355316" calcext:value-type="float">
            <text:p>0.099046612235532</text:p>
          </table:table-cell>
          <table:table-cell table:formula="of:=[.H$3]*SIN([.$C357]*PI())" office:value-type="float" office:value="-0.0139200935580275" calcext:value-type="float">
            <text:p>-0.013920093558028</text:p>
          </table:table-cell>
          <table:table-cell table:formula="of:=[.J$3]*COS([.$C357]*PI())" office:value-type="float" office:value="0.0991357363617184" calcext:value-type="float">
            <text:p>0.099135736361718</text:p>
          </table:table-cell>
          <table:table-cell table:formula="of:=[.J$3]*SIN([.$C357]*PI())" office:value-type="float" office:value="-0.013932619137114" calcext:value-type="float">
            <text:p>-0.013932619137114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formula="of:=[.C357]+2/360" office:value-type="float" office:value="1.96111111111111" calcext:value-type="float">
            <text:p>1.96111111111111</text:p>
          </table:table-cell>
          <table:table-cell table:formula="of:=[.D$3]*COS([.$C358]*PI())" office:value-type="float" office:value="0.099254615164132" calcext:value-type="float">
            <text:p>0.099254615164132</text:p>
          </table:table-cell>
          <table:table-cell table:formula="of:=[.D$3]*SIN([.$C358]*PI())" office:value-type="float" office:value="-0.0121869343405166" calcext:value-type="float">
            <text:p>-0.012186934340517</text:p>
          </table:table-cell>
          <table:table-cell table:formula="of:=[.F$3]*COS([.$C358]*PI())" office:value-type="float" office:value="0.0992645406256484" calcext:value-type="float">
            <text:p>0.099264540625648</text:p>
          </table:table-cell>
          <table:table-cell table:formula="of:=[.F$3]*SIN([.$C358]*PI())" office:value-type="float" office:value="-0.0121881530339506" calcext:value-type="float">
            <text:p>-0.012188153033951</text:p>
          </table:table-cell>
          <table:table-cell table:formula="of:=[.H$3]*COS([.$C358]*PI())" office:value-type="float" office:value="0.0992744660871648" calcext:value-type="float">
            <text:p>0.099274466087165</text:p>
          </table:table-cell>
          <table:table-cell table:formula="of:=[.H$3]*SIN([.$C358]*PI())" office:value-type="float" office:value="-0.0121893717273847" calcext:value-type="float">
            <text:p>-0.012189371727385</text:p>
          </table:table-cell>
          <table:table-cell table:formula="of:=[.J$3]*COS([.$C358]*PI())" office:value-type="float" office:value="0.0993637952408125" calcext:value-type="float">
            <text:p>0.099363795240813</text:p>
          </table:table-cell>
          <table:table-cell table:formula="of:=[.J$3]*SIN([.$C358]*PI())" office:value-type="float" office:value="-0.0122003399682911" calcext:value-type="float">
            <text:p>-0.012200339968291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formula="of:=[.C358]+2/360" office:value-type="float" office:value="1.96666666666666" calcext:value-type="float">
            <text:p>1.96666666666666</text:p>
          </table:table-cell>
          <table:table-cell table:formula="of:=[.D$3]*COS([.$C359]*PI())" office:value-type="float" office:value="0.0994521895368271" calcext:value-type="float">
            <text:p>0.099452189536827</text:p>
          </table:table-cell>
          <table:table-cell table:formula="of:=[.D$3]*SIN([.$C359]*PI())" office:value-type="float" office:value="-0.0104528463267672" calcext:value-type="float">
            <text:p>-0.010452846326767</text:p>
          </table:table-cell>
          <table:table-cell table:formula="of:=[.F$3]*COS([.$C359]*PI())" office:value-type="float" office:value="0.0994621347557808" calcext:value-type="float">
            <text:p>0.099462134755781</text:p>
          </table:table-cell>
          <table:table-cell table:formula="of:=[.F$3]*SIN([.$C359]*PI())" office:value-type="float" office:value="-0.0104538916113999" calcext:value-type="float">
            <text:p>-0.0104538916114</text:p>
          </table:table-cell>
          <table:table-cell table:formula="of:=[.H$3]*COS([.$C359]*PI())" office:value-type="float" office:value="0.0994720799747345" calcext:value-type="float">
            <text:p>0.099472079974735</text:p>
          </table:table-cell>
          <table:table-cell table:formula="of:=[.H$3]*SIN([.$C359]*PI())" office:value-type="float" office:value="-0.0104549368960326" calcext:value-type="float">
            <text:p>-0.010454936896033</text:p>
          </table:table-cell>
          <table:table-cell table:formula="of:=[.J$3]*COS([.$C359]*PI())" office:value-type="float" office:value="0.0995615869453177" calcext:value-type="float">
            <text:p>0.099561586945318</text:p>
          </table:table-cell>
          <table:table-cell table:formula="of:=[.J$3]*SIN([.$C359]*PI())" office:value-type="float" office:value="-0.0104643444577266" calcext:value-type="float">
            <text:p>-0.010464344457727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formula="of:=[.C359]+2/360" office:value-type="float" office:value="1.97222222222222" calcext:value-type="float">
            <text:p>1.97222222222222</text:p>
          </table:table-cell>
          <table:table-cell table:formula="of:=[.D$3]*COS([.$C360]*PI())" office:value-type="float" office:value="0.0996194698091744" calcext:value-type="float">
            <text:p>0.099619469809174</text:p>
          </table:table-cell>
          <table:table-cell table:formula="of:=[.D$3]*SIN([.$C360]*PI())" office:value-type="float" office:value="-0.00871557427476769" calcext:value-type="float">
            <text:p>-0.008715574274768</text:p>
          </table:table-cell>
          <table:table-cell table:formula="of:=[.F$3]*COS([.$C360]*PI())" office:value-type="float" office:value="0.0996294317561553" calcext:value-type="float">
            <text:p>0.099629431756155</text:p>
          </table:table-cell>
          <table:table-cell table:formula="of:=[.F$3]*SIN([.$C360]*PI())" office:value-type="float" office:value="-0.00871644583219517" calcext:value-type="float">
            <text:p>-0.008716445832195</text:p>
          </table:table-cell>
          <table:table-cell table:formula="of:=[.H$3]*COS([.$C360]*PI())" office:value-type="float" office:value="0.0996393937031362" calcext:value-type="float">
            <text:p>0.099639393703136</text:p>
          </table:table-cell>
          <table:table-cell table:formula="of:=[.H$3]*SIN([.$C360]*PI())" office:value-type="float" office:value="-0.00871731738962264" calcext:value-type="float">
            <text:p>-0.008717317389623</text:p>
          </table:table-cell>
          <table:table-cell table:formula="of:=[.J$3]*COS([.$C360]*PI())" office:value-type="float" office:value="0.0997290512259645" calcext:value-type="float">
            <text:p>0.099729051225965</text:p>
          </table:table-cell>
          <table:table-cell table:formula="of:=[.J$3]*SIN([.$C360]*PI())" office:value-type="float" office:value="-0.00872516140646994" calcext:value-type="float">
            <text:p>-0.00872516140647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formula="of:=[.C360]+2/360" office:value-type="float" office:value="1.97777777777777" calcext:value-type="float">
            <text:p>1.97777777777777</text:p>
          </table:table-cell>
          <table:table-cell table:formula="of:=[.D$3]*COS([.$C361]*PI())" office:value-type="float" office:value="0.0997564050259823" calcext:value-type="float">
            <text:p>0.099756405025982</text:p>
          </table:table-cell>
          <table:table-cell table:formula="of:=[.D$3]*SIN([.$C361]*PI())" office:value-type="float" office:value="-0.00697564737441442" calcext:value-type="float">
            <text:p>-0.006975647374414</text:p>
          </table:table-cell>
          <table:table-cell table:formula="of:=[.F$3]*COS([.$C361]*PI())" office:value-type="float" office:value="0.0997663806664849" calcext:value-type="float">
            <text:p>0.099766380666485</text:p>
          </table:table-cell>
          <table:table-cell table:formula="of:=[.F$3]*SIN([.$C361]*PI())" office:value-type="float" office:value="-0.00697634493915187" calcext:value-type="float">
            <text:p>-0.006976344939152</text:p>
          </table:table-cell>
          <table:table-cell table:formula="of:=[.H$3]*COS([.$C361]*PI())" office:value-type="float" office:value="0.0997763563069875" calcext:value-type="float">
            <text:p>0.099776356306988</text:p>
          </table:table-cell>
          <table:table-cell table:formula="of:=[.H$3]*SIN([.$C361]*PI())" office:value-type="float" office:value="-0.00697704250388931" calcext:value-type="float">
            <text:p>-0.006977042503889</text:p>
          </table:table-cell>
          <table:table-cell table:formula="of:=[.J$3]*COS([.$C361]*PI())" office:value-type="float" office:value="0.0998661370715109" calcext:value-type="float">
            <text:p>0.099866137071511</text:p>
          </table:table-cell>
          <table:table-cell table:formula="of:=[.J$3]*SIN([.$C361]*PI())" office:value-type="float" office:value="-0.00698332058652628" calcext:value-type="float">
            <text:p>-0.006983320586526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formula="of:=[.C361]+2/360" office:value-type="float" office:value="1.98333333333333" calcext:value-type="float">
            <text:p>1.98333333333333</text:p>
          </table:table-cell>
          <table:table-cell table:formula="of:=[.D$3]*COS([.$C362]*PI())" office:value-type="float" office:value="0.0998629534754573" calcext:value-type="float">
            <text:p>0.099862953475457</text:p>
          </table:table-cell>
          <table:table-cell table:formula="of:=[.D$3]*SIN([.$C362]*PI())" office:value-type="float" office:value="-0.0052335956242963" calcext:value-type="float">
            <text:p>-0.005233595624296</text:p>
          </table:table-cell>
          <table:table-cell table:formula="of:=[.F$3]*COS([.$C362]*PI())" office:value-type="float" office:value="0.0998729397708048" calcext:value-type="float">
            <text:p>0.099872939770805</text:p>
          </table:table-cell>
          <table:table-cell table:formula="of:=[.F$3]*SIN([.$C362]*PI())" office:value-type="float" office:value="-0.00523411898385873" calcext:value-type="float">
            <text:p>-0.005234118983859</text:p>
          </table:table-cell>
          <table:table-cell table:formula="of:=[.H$3]*COS([.$C362]*PI())" office:value-type="float" office:value="0.0998829260661524" calcext:value-type="float">
            <text:p>0.099882926066152</text:p>
          </table:table-cell>
          <table:table-cell table:formula="of:=[.H$3]*SIN([.$C362]*PI())" office:value-type="float" office:value="-0.00523464234342116" calcext:value-type="float">
            <text:p>-0.005234642343421</text:p>
          </table:table-cell>
          <table:table-cell table:formula="of:=[.J$3]*COS([.$C362]*PI())" office:value-type="float" office:value="0.0999728027242803" calcext:value-type="float">
            <text:p>0.09997280272428</text:p>
          </table:table-cell>
          <table:table-cell table:formula="of:=[.J$3]*SIN([.$C362]*PI())" office:value-type="float" office:value="-0.00523935257948303" calcext:value-type="float">
            <text:p>-0.005239352579483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formula="of:=[.C362]+2/360" office:value-type="float" office:value="1.98888888888888" calcext:value-type="float">
            <text:p>1.98888888888888</text:p>
          </table:table-cell>
          <table:table-cell table:formula="of:=[.D$3]*COS([.$C363]*PI())" office:value-type="float" office:value="0.0999390827019095" calcext:value-type="float">
            <text:p>0.09993908270191</text:p>
          </table:table-cell>
          <table:table-cell table:formula="of:=[.D$3]*SIN([.$C363]*PI())" office:value-type="float" office:value="-0.00348994967025204" calcext:value-type="float">
            <text:p>-0.003489949670252</text:p>
          </table:table-cell>
          <table:table-cell table:formula="of:=[.F$3]*COS([.$C363]*PI())" office:value-type="float" office:value="0.0999490766101797" calcext:value-type="float">
            <text:p>0.09994907661018</text:p>
          </table:table-cell>
          <table:table-cell table:formula="of:=[.F$3]*SIN([.$C363]*PI())" office:value-type="float" office:value="-0.00349029866521906" calcext:value-type="float">
            <text:p>-0.003490298665219</text:p>
          </table:table-cell>
          <table:table-cell table:formula="of:=[.H$3]*COS([.$C363]*PI())" office:value-type="float" office:value="0.0999590705184499" calcext:value-type="float">
            <text:p>0.09995907051845</text:p>
          </table:table-cell>
          <table:table-cell table:formula="of:=[.H$3]*SIN([.$C363]*PI())" office:value-type="float" office:value="-0.00349064766018609" calcext:value-type="float">
            <text:p>-0.003490647660186</text:p>
          </table:table-cell>
          <table:table-cell table:formula="of:=[.J$3]*COS([.$C363]*PI())" office:value-type="float" office:value="0.100049015692882" calcext:value-type="float">
            <text:p>0.100049015692882</text:p>
          </table:table-cell>
          <table:table-cell table:formula="of:=[.J$3]*SIN([.$C363]*PI())" office:value-type="float" office:value="-0.00349378861488931" calcext:value-type="float">
            <text:p>-0.003493788614889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[.C363]+2/360" office:value-type="float" office:value="1.99444444444444" calcext:value-type="float">
            <text:p>1.99444444444444</text:p>
          </table:table-cell>
          <table:table-cell table:formula="of:=[.D$3]*COS([.$C364]*PI())" office:value-type="float" office:value="0.0999847695156391" calcext:value-type="float">
            <text:p>0.099984769515639</text:p>
          </table:table-cell>
          <table:table-cell table:formula="of:=[.D$3]*SIN([.$C364]*PI())" office:value-type="float" office:value="-0.00174524064373022" calcext:value-type="float">
            <text:p>-0.00174524064373</text:p>
          </table:table-cell>
          <table:table-cell table:formula="of:=[.F$3]*COS([.$C364]*PI())" office:value-type="float" office:value="0.0999947679925907" calcext:value-type="float">
            <text:p>0.099994767992591</text:p>
          </table:table-cell>
          <table:table-cell table:formula="of:=[.F$3]*SIN([.$C364]*PI())" office:value-type="float" office:value="-0.00174541516779459" calcext:value-type="float">
            <text:p>-0.001745415167795</text:p>
          </table:table-cell>
          <table:table-cell table:formula="of:=[.H$3]*COS([.$C364]*PI())" office:value-type="float" office:value="0.100004766469542" calcext:value-type="float">
            <text:p>0.100004766469542</text:p>
          </table:table-cell>
          <table:table-cell table:formula="of:=[.H$3]*SIN([.$C364]*PI())" office:value-type="float" office:value="-0.00174558969185897" calcext:value-type="float">
            <text:p>-0.001745589691859</text:p>
          </table:table-cell>
          <table:table-cell table:formula="of:=[.J$3]*COS([.$C364]*PI())" office:value-type="float" office:value="0.100094752762106" calcext:value-type="float">
            <text:p>0.100094752762106</text:p>
          </table:table-cell>
          <table:table-cell table:formula="of:=[.J$3]*SIN([.$C364]*PI())" office:value-type="float" office:value="-0.00174716040843832" calcext:value-type="float">
            <text:p>-0.0017471604084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/00/0000</text:date>, <text:time style:data-style-name="N2" text:time-value="20:35:44.053765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5T16:40:50.933558502</meta:creation-date>
    <dc:date>2022-09-05T20:37:43.409228716</dc:date>
    <meta:editing-duration>PT2M9S</meta:editing-duration>
    <meta:editing-cycles>2</meta:editing-cycles>
    <meta:generator>LibreOffice/6.4.7.2$Linux_X86_64 LibreOffice_project/40$Build-2</meta:generator>
    <meta:document-statistic meta:table-count="1" meta:cell-count="3615" meta:object-count="0"/>
  </office:meta>
</office:document-meta>
</file>